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Liberation Sans2" svg:font-family="'Liberation Sans'" style:font-adornments="Regular" style:font-family-generic="swiss"/>
    <style:font-face style:name="DejaVu Sans Mono" svg:font-family="'DejaVu Sans Mono'" style:font-pitch="fixed"/>
    <style:font-face style:name="Liberation Mono1" svg:font-family="'Liberation Mono'"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ejaVu Sans3" svg:font-family="'DejaVu Sans'" style:font-pitch="variable"/>
    <style:font-face style:name="DejaVu Sans" svg:font-family="'DejaVu Sans'" style:font-adornments="Bold" style:font-pitch="variable"/>
    <style:font-face style:name="DejaVu Sans1" svg:font-family="'DejaVu Sans'" style:font-adornments="Book" style:font-pitch="variable"/>
    <style:font-face style:name="DejaVu Sans2" svg:font-family="'DejaVu Sans'" style:font-adornments="Oblique" style:font-pitch="variable"/>
    <style:font-face style:name="DejaVu Serif" svg:font-family="'DejaVu Serif'" style:font-adornments="Book" style:font-pitch="variable"/>
    <style:font-face style:name="Liberation Serif1"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4"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style:font-name="DejaVu Sans Mono" fo:font-size="10pt" style:font-size-asian="10pt" style:font-size-complex="10pt"/>
    </style:style>
    <style:style style:name="P3" style:family="paragraph" style:parent-style-name="Standard">
      <style:text-properties style:font-name="DejaVu Sans Mono" fo:font-size="10pt" officeooo:paragraph-rsid="08dc1c5e" style:font-size-asian="10pt" style:font-size-complex="10pt"/>
    </style:style>
    <style:style style:name="P4" style:family="paragraph" style:parent-style-name="Standard">
      <style:paragraph-properties fo:text-align="justify" style:justify-single-word="false"/>
      <style:text-properties style:font-name="DejaVu Sans Mono" fo:font-size="9pt" officeooo:rsid="00bf0641" officeooo:paragraph-rsid="05b62465" style:font-size-asian="9pt" style:font-size-complex="9pt"/>
    </style:style>
    <style:style style:name="P5" style:family="paragraph" style:parent-style-name="Standard">
      <style:paragraph-properties fo:text-align="justify" style:justify-single-word="false"/>
      <style:text-properties style:font-name="DejaVu Sans Mono" fo:font-size="9pt" officeooo:rsid="05b62465" officeooo:paragraph-rsid="05b62465" style:font-size-asian="9pt" style:font-size-complex="9pt"/>
    </style:style>
    <style:style style:name="P6" style:family="paragraph" style:parent-style-name="Standard">
      <style:paragraph-properties fo:text-align="justify" style:justify-single-word="false"/>
      <style:text-properties style:font-name="DejaVu Sans Mono" fo:font-size="9pt" officeooo:rsid="05b6bfe6" officeooo:paragraph-rsid="05b6bfe6" style:font-size-asian="9pt" style:font-size-complex="9pt"/>
    </style:style>
    <style:style style:name="P7" style:family="paragraph" style:parent-style-name="Standard">
      <style:text-properties officeooo:paragraph-rsid="08daa0aa"/>
    </style:style>
    <style:style style:name="P8" style:family="paragraph" style:parent-style-name="Frame_20_contents">
      <style:paragraph-properties fo:text-align="justify" style:justify-single-word="false"/>
      <style:text-properties style:font-name="DejaVu Sans Mono" fo:font-size="10pt" officeooo:rsid="01fca99f" officeooo:paragraph-rsid="01fca99f" style:font-size-asian="10pt" style:font-size-complex="10pt"/>
    </style:style>
    <style:style style:name="P9" style:family="paragraph" style:parent-style-name="Frame_20_contents">
      <style:paragraph-properties fo:text-align="justify" style:justify-single-word="false"/>
      <style:text-properties style:font-name="DejaVu Sans Mono" fo:font-size="10pt" officeooo:rsid="026cf2a3" officeooo:paragraph-rsid="026cf2a3" style:font-size-asian="10pt" style:font-size-complex="10pt"/>
    </style:style>
    <style:style style:name="P10" style:family="paragraph" style:parent-style-name="Frame_20_contents">
      <style:paragraph-properties fo:text-align="justify" style:justify-single-word="false"/>
      <style:text-properties style:font-name="DejaVu Sans Mono" fo:font-size="10pt" officeooo:rsid="04d0b7d1" officeooo:paragraph-rsid="04d0b7d1" style:font-size-asian="10pt" style:font-size-complex="10pt"/>
    </style:style>
    <style:style style:name="P11" style:family="paragraph" style:parent-style-name="Frame_20_contents">
      <style:paragraph-properties fo:text-align="justify" style:justify-single-word="false"/>
      <style:text-properties style:font-name="DejaVu Sans Mono" fo:font-size="9pt" officeooo:rsid="0264a70a" officeooo:paragraph-rsid="0264a70a" style:font-size-asian="9pt" style:font-size-complex="9pt"/>
    </style:style>
    <style:style style:name="P12" style:family="paragraph" style:parent-style-name="Frame_20_contents">
      <style:paragraph-properties fo:text-align="justify" style:justify-single-word="false"/>
      <style:text-properties style:font-name="DejaVu Sans Mono" fo:font-size="9pt" officeooo:rsid="0264a70a" officeooo:paragraph-rsid="08f25bc3" style:font-size-asian="9pt" style:font-size-complex="9pt"/>
    </style:style>
    <style:style style:name="P13" style:family="paragraph" style:parent-style-name="Frame_20_contents">
      <style:paragraph-properties fo:text-align="justify" style:justify-single-word="false"/>
      <style:text-properties style:font-name="DejaVu Sans Mono" fo:font-size="9pt" officeooo:rsid="02637150" officeooo:paragraph-rsid="02637150" style:font-size-asian="9pt" style:font-size-complex="9pt"/>
    </style:style>
    <style:style style:name="P14" style:family="paragraph" style:parent-style-name="Frame_20_contents">
      <style:paragraph-properties fo:text-align="justify" style:justify-single-word="false"/>
      <style:text-properties style:font-name="DejaVu Sans Mono" fo:font-size="9pt" officeooo:rsid="02637150" officeooo:paragraph-rsid="08ed10ed" style:font-size-asian="9pt" style:font-size-complex="9pt"/>
    </style:style>
    <style:style style:name="P15" style:family="paragraph" style:parent-style-name="Frame_20_contents">
      <style:paragraph-properties fo:text-align="justify" style:justify-single-word="false"/>
      <style:text-properties style:font-name="DejaVu Sans Mono" fo:font-size="9pt" officeooo:rsid="02637150" officeooo:paragraph-rsid="08ee4a6e" style:font-size-asian="9pt" style:font-size-complex="9pt"/>
    </style:style>
    <style:style style:name="P16" style:family="paragraph" style:parent-style-name="Frame_20_contents">
      <style:paragraph-properties fo:text-align="justify" style:justify-single-word="false"/>
      <style:text-properties style:font-name="DejaVu Sans Mono" fo:font-size="9pt" officeooo:rsid="01e7f12c" officeooo:paragraph-rsid="01e7f12c" style:font-size-asian="9pt" style:font-size-complex="9pt"/>
    </style:style>
    <style:style style:name="P17" style:family="paragraph" style:parent-style-name="Frame_20_contents">
      <style:paragraph-properties fo:text-align="justify" style:justify-single-word="false"/>
      <style:text-properties style:font-name="DejaVu Sans Mono" fo:font-size="9pt" officeooo:rsid="01e7f12c" officeooo:paragraph-rsid="01f42d8c" style:font-size-asian="9pt" style:font-size-complex="9pt"/>
    </style:style>
    <style:style style:name="P18" style:family="paragraph" style:parent-style-name="Frame_20_contents">
      <style:paragraph-properties fo:text-align="justify" style:justify-single-word="false"/>
      <style:text-properties style:font-name="DejaVu Sans Mono" fo:font-size="9pt" officeooo:rsid="01e7f12c" officeooo:paragraph-rsid="07ac5577" style:font-size-asian="9pt" style:font-size-complex="9pt"/>
    </style:style>
    <style:style style:name="P19" style:family="paragraph" style:parent-style-name="Frame_20_contents">
      <style:paragraph-properties fo:text-align="justify" style:justify-single-word="false"/>
      <style:text-properties style:font-name="DejaVu Sans Mono" fo:font-size="9pt" officeooo:rsid="078cc53f" officeooo:paragraph-rsid="078cc53f" style:font-size-asian="9pt" style:font-size-complex="9pt"/>
    </style:style>
    <style:style style:name="P20" style:family="paragraph" style:parent-style-name="Frame_20_contents">
      <style:paragraph-properties fo:text-align="justify" style:justify-single-word="false"/>
      <style:text-properties style:font-name="DejaVu Sans Mono" fo:font-size="9pt" officeooo:rsid="079e06b7" officeooo:paragraph-rsid="079e06b7" style:font-size-asian="9pt" style:font-size-complex="9pt"/>
    </style:style>
    <style:style style:name="P21" style:family="paragraph" style:parent-style-name="Frame_20_contents">
      <style:paragraph-properties fo:text-align="justify" style:justify-single-word="false"/>
      <style:text-properties style:font-name="DejaVu Sans Mono" fo:font-size="9pt" officeooo:rsid="079f8b9d" officeooo:paragraph-rsid="079f8b9d" style:font-size-asian="9pt" style:font-size-complex="9pt"/>
    </style:style>
    <style:style style:name="P22" style:family="paragraph" style:parent-style-name="Frame_20_contents">
      <style:paragraph-properties fo:text-align="justify" style:justify-single-word="false"/>
      <style:text-properties style:font-name="DejaVu Sans Mono" fo:font-size="9pt" officeooo:rsid="07a331f9" officeooo:paragraph-rsid="07a331f9" style:font-size-asian="9pt" style:font-size-complex="9pt"/>
    </style:style>
    <style:style style:name="P23" style:family="paragraph" style:parent-style-name="Frame_20_contents">
      <style:paragraph-properties fo:text-align="justify" style:justify-single-word="false"/>
      <style:text-properties style:font-name="DejaVu Sans Mono" fo:font-size="9pt" officeooo:rsid="07a4ed21" officeooo:paragraph-rsid="07a4ed21" style:font-size-asian="9pt" style:font-size-complex="9pt"/>
    </style:style>
    <style:style style:name="P24" style:family="paragraph" style:parent-style-name="Frame_20_contents">
      <style:paragraph-properties fo:text-align="justify" style:justify-single-word="false"/>
      <style:text-properties style:font-name="DejaVu Sans Mono" fo:font-size="9pt" officeooo:rsid="01efbad7" officeooo:paragraph-rsid="01efbad7" style:font-size-asian="9pt" style:font-size-complex="9pt"/>
    </style:style>
    <style:style style:name="P25" style:family="paragraph" style:parent-style-name="Frame_20_contents">
      <style:paragraph-properties fo:text-align="justify" style:justify-single-word="false"/>
      <style:text-properties style:font-name="DejaVu Sans Mono" fo:font-size="9pt" officeooo:rsid="01f59bf5" officeooo:paragraph-rsid="01f59bf5" style:font-size-asian="9pt" style:font-size-complex="9pt"/>
    </style:style>
    <style:style style:name="P26" style:family="paragraph" style:parent-style-name="Frame_20_contents">
      <style:paragraph-properties fo:text-align="justify" style:justify-single-word="false"/>
      <style:text-properties style:font-name="DejaVu Sans Mono" fo:font-size="9pt" officeooo:rsid="01f59bf5" officeooo:paragraph-rsid="07ada544" style:font-size-asian="9pt" style:font-size-complex="9pt"/>
    </style:style>
    <style:style style:name="P27" style:family="paragraph" style:parent-style-name="Frame_20_contents">
      <style:paragraph-properties fo:text-align="justify" style:justify-single-word="false"/>
      <style:text-properties style:font-name="DejaVu Sans Mono" fo:font-size="9pt" officeooo:rsid="01f59bf5" officeooo:paragraph-rsid="07af7be8" style:font-size-asian="9pt" style:font-size-complex="9pt"/>
    </style:style>
    <style:style style:name="P28" style:family="paragraph" style:parent-style-name="Frame_20_contents">
      <style:paragraph-properties fo:text-align="justify" style:justify-single-word="false"/>
      <style:text-properties style:font-name="DejaVu Sans Mono" fo:font-size="9pt" officeooo:rsid="05d8be2b" officeooo:paragraph-rsid="05d8be2b" style:font-size-asian="9pt" style:font-size-complex="9pt"/>
    </style:style>
    <style:style style:name="P29" style:family="paragraph" style:parent-style-name="Frame_20_contents">
      <style:paragraph-properties fo:text-align="justify" style:justify-single-word="false"/>
      <style:text-properties style:font-name="DejaVu Sans Mono" fo:font-size="9pt" officeooo:rsid="05dc6b1a" officeooo:paragraph-rsid="05dc6b1a" style:font-size-asian="9pt" style:font-size-complex="9pt"/>
    </style:style>
    <style:style style:name="P30" style:family="paragraph" style:parent-style-name="Frame_20_contents">
      <style:paragraph-properties fo:text-align="justify" style:justify-single-word="false"/>
      <style:text-properties style:font-name="DejaVu Sans Mono" fo:font-size="9pt" officeooo:rsid="020825a3" officeooo:paragraph-rsid="020825a3" style:font-size-asian="9pt" style:font-size-complex="9pt"/>
    </style:style>
    <style:style style:name="P31" style:family="paragraph" style:parent-style-name="Frame_20_contents">
      <style:paragraph-properties fo:text-align="justify" style:justify-single-word="false"/>
      <style:text-properties style:font-name="DejaVu Sans Mono" fo:font-size="9pt" officeooo:rsid="020825a3" officeooo:paragraph-rsid="0209b463" style:font-size-asian="9pt" style:font-size-complex="9pt"/>
    </style:style>
    <style:style style:name="P32" style:family="paragraph" style:parent-style-name="Frame_20_contents">
      <style:paragraph-properties fo:text-align="justify" style:justify-single-word="false"/>
      <style:text-properties style:font-name="DejaVu Sans Mono" fo:font-size="9pt" officeooo:rsid="023fc3e4" officeooo:paragraph-rsid="023fc3e4" style:font-size-asian="9pt" style:font-size-complex="9pt"/>
    </style:style>
    <style:style style:name="P33" style:family="paragraph" style:parent-style-name="Frame_20_contents">
      <style:paragraph-properties fo:text-align="justify" style:justify-single-word="false"/>
      <style:text-properties style:font-name="DejaVu Sans Mono" fo:font-size="9pt" officeooo:rsid="0211ea16" officeooo:paragraph-rsid="0211ea16" style:font-size-asian="9pt" style:font-size-complex="9pt"/>
    </style:style>
    <style:style style:name="P34" style:family="paragraph" style:parent-style-name="Frame_20_contents">
      <style:paragraph-properties fo:text-align="justify" style:justify-single-word="false"/>
      <style:text-properties style:font-name="DejaVu Sans Mono" fo:font-size="9pt" officeooo:rsid="0254445f" officeooo:paragraph-rsid="0254445f" style:font-size-asian="9pt" style:font-size-complex="9pt"/>
    </style:style>
    <style:style style:name="P35" style:family="paragraph" style:parent-style-name="Frame_20_contents">
      <style:paragraph-properties fo:text-align="justify" style:justify-single-word="false"/>
      <style:text-properties style:font-name="DejaVu Sans Mono" fo:font-size="9pt" officeooo:rsid="025a5215" officeooo:paragraph-rsid="025a5215" style:font-size-asian="9pt" style:font-size-complex="9pt"/>
    </style:style>
    <style:style style:name="P36" style:family="paragraph" style:parent-style-name="Frame_20_contents">
      <style:paragraph-properties fo:text-align="justify" style:justify-single-word="false"/>
      <style:text-properties style:font-name="DejaVu Sans Mono" fo:font-size="9pt" officeooo:rsid="025809a4" officeooo:paragraph-rsid="025809a4" style:font-size-asian="9pt" style:font-size-complex="9pt"/>
    </style:style>
    <style:style style:name="P37" style:family="paragraph" style:parent-style-name="Frame_20_contents">
      <style:paragraph-properties fo:text-align="justify" style:justify-single-word="false"/>
      <style:text-properties style:font-name="DejaVu Sans Mono" fo:font-size="9pt" officeooo:rsid="05b4bcb1" officeooo:paragraph-rsid="05b4bcb1" style:font-size-asian="9pt" style:font-size-complex="9pt"/>
    </style:style>
    <style:style style:name="P38" style:family="paragraph" style:parent-style-name="Frame_20_contents">
      <style:paragraph-properties fo:text-align="justify" style:justify-single-word="false"/>
      <style:text-properties style:font-name="DejaVu Sans Mono" fo:font-size="9pt" officeooo:rsid="05b50ff7" officeooo:paragraph-rsid="05b50ff7" style:font-size-asian="9pt" style:font-size-complex="9pt"/>
    </style:style>
    <style:style style:name="P39" style:family="paragraph" style:parent-style-name="Frame_20_contents">
      <style:paragraph-properties fo:text-align="justify" style:justify-single-word="false"/>
      <style:text-properties style:font-name="DejaVu Sans Mono" fo:font-size="9pt" officeooo:rsid="0909076a" officeooo:paragraph-rsid="0909076a" style:font-size-asian="9pt" style:font-size-complex="9pt"/>
    </style:style>
    <style:style style:name="P40" style:family="paragraph" style:parent-style-name="Frame_20_contents">
      <style:paragraph-properties fo:text-align="justify" style:justify-single-word="false"/>
      <style:text-properties style:font-name="DejaVu Sans Mono" fo:font-size="9pt" officeooo:rsid="0a14e952" officeooo:paragraph-rsid="0a14e952" style:font-size-asian="9pt" style:font-size-complex="9pt"/>
    </style:style>
    <style:style style:name="P41" style:family="paragraph" style:parent-style-name="Frame_20_contents">
      <style:paragraph-properties fo:text-align="justify" style:justify-single-word="false"/>
      <style:text-properties style:font-name="DejaVu Sans Mono" fo:font-size="9pt" officeooo:rsid="0a3f907b" officeooo:paragraph-rsid="0a3f907b" style:font-size-asian="9pt" style:font-size-complex="9pt"/>
    </style:style>
    <style:style style:name="P42" style:family="paragraph" style:parent-style-name="Frame_20_contents">
      <style:paragraph-properties fo:text-align="justify" style:justify-single-word="false"/>
      <style:text-properties style:font-name="DejaVu Sans Mono" fo:font-size="9pt" officeooo:rsid="02419a3d" officeooo:paragraph-rsid="02419a3d" style:font-size-asian="9pt" style:font-size-complex="9pt"/>
    </style:style>
    <style:style style:name="P43" style:family="paragraph" style:parent-style-name="Frame_20_contents">
      <style:paragraph-properties fo:text-align="justify" style:justify-single-word="false"/>
      <style:text-properties style:font-name="DejaVu Sans Mono" fo:font-size="9pt" officeooo:rsid="02419a3d" officeooo:paragraph-rsid="0244fb5e" style:font-size-asian="9pt" style:font-size-complex="9pt"/>
    </style:style>
    <style:style style:name="P44" style:family="paragraph" style:parent-style-name="Frame_20_contents">
      <style:paragraph-properties fo:text-align="justify" style:justify-single-word="false"/>
      <style:text-properties style:font-name="DejaVu Sans Mono" fo:font-size="9pt" officeooo:rsid="0aa5df78" officeooo:paragraph-rsid="0aa5df78" style:font-size-asian="9pt" style:font-size-complex="9pt"/>
    </style:style>
    <style:style style:name="P45" style:family="paragraph" style:parent-style-name="Frame_20_contents">
      <style:paragraph-properties fo:text-align="justify" style:justify-single-word="false"/>
      <style:text-properties style:font-name="DejaVu Sans Mono" fo:font-size="9pt" officeooo:rsid="02672aa1" officeooo:paragraph-rsid="02672aa1" style:font-size-asian="9pt" style:font-size-complex="9pt"/>
    </style:style>
    <style:style style:name="P46" style:family="paragraph" style:parent-style-name="Frame_20_contents">
      <style:text-properties style:font-name="DejaVu Sans Mono" fo:font-size="9pt" officeooo:rsid="04ad6b43" officeooo:paragraph-rsid="04ad6b43" style:font-size-asian="9pt" style:font-size-complex="9pt"/>
    </style:style>
    <style:style style:name="P47" style:family="paragraph" style:parent-style-name="Frame_20_contents">
      <style:paragraph-properties fo:text-align="justify" style:justify-single-word="false"/>
      <style:text-properties style:font-name="DejaVu Sans Mono" fo:font-size="9pt" officeooo:rsid="04bd6d34" officeooo:paragraph-rsid="04bd6d34" style:font-size-asian="9pt" style:font-size-complex="9pt"/>
    </style:style>
    <style:style style:name="P48" style:family="paragraph" style:parent-style-name="Frame_20_contents">
      <style:paragraph-properties fo:text-align="justify" style:justify-single-word="false"/>
      <style:text-properties style:font-name="DejaVu Sans Mono" fo:font-size="9pt" officeooo:rsid="04c409eb" officeooo:paragraph-rsid="04c409eb" style:font-size-asian="9pt" style:font-size-complex="9pt"/>
    </style:style>
    <style:style style:name="P49" style:family="paragraph" style:parent-style-name="Frame_20_contents">
      <style:paragraph-properties fo:text-align="justify" style:justify-single-word="false"/>
      <style:text-properties style:font-name="DejaVu Sans Mono" fo:font-size="9pt" officeooo:rsid="04c409eb" officeooo:paragraph-rsid="0aa806bd" style:font-size-asian="9pt" style:font-size-complex="9pt"/>
    </style:style>
    <style:style style:name="P50" style:family="paragraph" style:parent-style-name="Frame_20_contents">
      <style:paragraph-properties fo:text-align="justify" style:justify-single-word="false"/>
      <style:text-properties style:font-name="DejaVu Sans Mono" fo:font-size="9pt" officeooo:rsid="04be3981" officeooo:paragraph-rsid="04be3981" style:font-size-asian="9pt" style:font-size-complex="9pt"/>
    </style:style>
    <style:style style:name="P51" style:family="paragraph" style:parent-style-name="Frame_20_contents">
      <style:paragraph-properties fo:text-align="justify" style:justify-single-word="false"/>
      <style:text-properties style:font-name="DejaVu Sans Mono" fo:font-size="9pt" officeooo:rsid="04be3981" officeooo:paragraph-rsid="04c2e20d" style:font-size-asian="9pt" style:font-size-complex="9pt"/>
    </style:style>
    <style:style style:name="P52" style:family="paragraph" style:parent-style-name="Frame_20_contents">
      <style:paragraph-properties fo:text-align="justify" style:justify-single-word="false"/>
      <style:text-properties style:font-name="DejaVu Sans Mono" fo:font-size="9pt" officeooo:rsid="04c2e20d" officeooo:paragraph-rsid="04c2e20d" style:font-size-asian="9pt" style:font-size-complex="9pt"/>
    </style:style>
    <style:style style:name="P53" style:family="paragraph" style:parent-style-name="Frame_20_contents">
      <style:paragraph-properties fo:text-align="justify" style:justify-single-word="false"/>
      <style:text-properties style:font-name="DejaVu Sans Mono" fo:font-size="9pt" officeooo:rsid="05bcdc11" officeooo:paragraph-rsid="05bcdc11" style:font-size-asian="9pt" style:font-size-complex="9pt"/>
    </style:style>
    <style:style style:name="P54" style:family="paragraph" style:parent-style-name="Frame_20_contents">
      <style:paragraph-properties fo:text-align="justify" style:justify-single-word="false"/>
      <style:text-properties style:font-name="DejaVu Sans Mono" fo:font-size="9pt" officeooo:rsid="05bc57db" officeooo:paragraph-rsid="05bc57db" style:font-size-asian="9pt" style:font-size-complex="9pt"/>
    </style:style>
    <style:style style:name="P55" style:family="paragraph" style:parent-style-name="Frame_20_contents">
      <style:paragraph-properties fo:text-align="justify" style:justify-single-word="false"/>
      <style:text-properties style:font-name="DejaVu Sans Mono" fo:font-size="9pt" officeooo:rsid="05b88035" officeooo:paragraph-rsid="05b88035" style:font-size-asian="9pt" style:font-size-complex="9pt"/>
    </style:style>
    <style:style style:name="P56" style:family="paragraph" style:parent-style-name="Frame_20_contents">
      <style:paragraph-properties fo:text-align="justify" style:justify-single-word="false"/>
      <style:text-properties style:font-name="DejaVu Sans Mono" fo:font-size="9pt" officeooo:rsid="026c74d5" officeooo:paragraph-rsid="026c74d5" style:font-size-asian="9pt" style:font-size-complex="9pt"/>
    </style:style>
    <style:style style:name="P57" style:family="paragraph" style:parent-style-name="Frame_20_contents">
      <style:paragraph-properties fo:text-align="justify" style:justify-single-word="false"/>
      <style:text-properties style:font-name="DejaVu Sans Mono" fo:font-size="8pt" officeooo:rsid="01b99ac2" officeooo:paragraph-rsid="01b99ac2" style:font-size-asian="8pt" style:font-size-complex="8pt"/>
    </style:style>
    <style:style style:name="P58" style:family="paragraph" style:parent-style-name="Frame_20_contents">
      <style:paragraph-properties fo:text-align="justify" style:justify-single-word="false"/>
      <style:text-properties style:font-name="DejaVu Sans Mono" fo:font-size="8pt" officeooo:rsid="01ba2d9f" officeooo:paragraph-rsid="01b99ac2" style:font-size-asian="8pt" style:font-size-complex="8pt"/>
    </style:style>
    <style:style style:name="P59" style:family="paragraph" style:parent-style-name="Frame_20_contents">
      <style:paragraph-properties fo:text-align="justify" style:justify-single-word="false"/>
      <style:text-properties style:font-name="DejaVu Sans Mono" fo:font-size="8pt" officeooo:rsid="01ba2d9f" officeooo:paragraph-rsid="01ba2d9f" style:font-size-asian="8pt" style:font-size-complex="8pt"/>
    </style:style>
    <style:style style:name="P60" style:family="paragraph" style:parent-style-name="Frame_20_contents">
      <style:paragraph-properties fo:text-align="justify" style:justify-single-word="false"/>
      <style:text-properties style:font-name="DejaVu Sans Mono" fo:font-size="8pt" officeooo:rsid="01ba2d9f" officeooo:paragraph-rsid="01d7206e" style:font-size-asian="8pt" style:font-size-complex="8pt"/>
    </style:style>
    <style:style style:name="P61" style:family="paragraph" style:parent-style-name="Frame_20_contents">
      <style:paragraph-properties fo:text-align="justify" style:justify-single-word="false"/>
      <style:text-properties style:font-name="DejaVu Sans Mono" fo:font-size="8pt" officeooo:rsid="01d5aec2" officeooo:paragraph-rsid="01d5aec2" style:font-size-asian="8pt" style:font-size-complex="8pt"/>
    </style:style>
    <style:style style:name="P62" style:family="paragraph" style:parent-style-name="Frame_20_contents">
      <style:paragraph-properties fo:text-align="justify" style:justify-single-word="false"/>
      <style:text-properties style:font-name="DejaVu Sans Mono" fo:font-size="11pt" officeooo:rsid="02501610" officeooo:paragraph-rsid="02501610" style:font-size-asian="11pt" style:font-size-complex="11pt"/>
    </style:style>
    <style:style style:name="P63" style:family="paragraph" style:parent-style-name="Frame_20_contents">
      <style:paragraph-properties fo:text-align="justify" style:justify-single-word="false"/>
      <style:text-properties style:font-name="DejaVu Sans Mono" fo:font-size="11pt" officeooo:rsid="02501610" officeooo:paragraph-rsid="04879c36" style:font-size-asian="11pt" style:font-size-complex="11pt"/>
    </style:style>
    <style:style style:name="P64" style:family="paragraph" style:parent-style-name="Footnote">
      <style:text-properties officeooo:rsid="0016567d" officeooo:paragraph-rsid="0016567d"/>
    </style:style>
    <style:style style:name="P65" style:family="paragraph" style:parent-style-name="Footnote">
      <style:text-properties officeooo:rsid="03d7baff" officeooo:paragraph-rsid="03d7baff"/>
    </style:style>
    <style:style style:name="P66" style:family="paragraph" style:parent-style-name="Footnote">
      <style:text-properties officeooo:rsid="063abb21" officeooo:paragraph-rsid="063abb21"/>
    </style:style>
    <style:style style:name="P67" style:family="paragraph" style:parent-style-name="Footnote">
      <style:text-properties officeooo:rsid="086fcf46" officeooo:paragraph-rsid="086fcf46"/>
    </style:style>
    <style:style style:name="P68" style:family="paragraph" style:parent-style-name="Footnote">
      <style:text-properties officeooo:rsid="08728b94" officeooo:paragraph-rsid="08728b94"/>
    </style:style>
    <style:style style:name="P69" style:family="paragraph" style:parent-style-name="Footnote">
      <style:text-properties officeooo:rsid="0a27da5d" officeooo:paragraph-rsid="0a27da5d"/>
    </style:style>
    <style:style style:name="P70" style:family="paragraph" style:parent-style-name="Footnote">
      <style:text-properties officeooo:rsid="0a3184d5" officeooo:paragraph-rsid="0a3184d5"/>
    </style:style>
    <style:style style:name="P71" style:family="paragraph" style:parent-style-name="Footnote">
      <style:text-properties officeooo:rsid="0b110cfe" officeooo:paragraph-rsid="0b110cfe"/>
    </style:style>
    <style:style style:name="P72" style:family="paragraph" style:parent-style-name="Footnote">
      <style:text-properties officeooo:rsid="0b12b511" officeooo:paragraph-rsid="0b12b511"/>
    </style:style>
    <style:style style:name="P73" style:family="paragraph" style:parent-style-name="Footnote">
      <style:text-properties officeooo:rsid="0b3ee08a" officeooo:paragraph-rsid="0b3ee08a"/>
    </style:style>
    <style:style style:name="P74" style:family="paragraph" style:parent-style-name="Preformatted_20_Text">
      <style:paragraph-properties fo:margin-top="0pt" fo:margin-bottom="14.14pt" loext:contextual-spacing="false"/>
    </style:style>
    <style:style style:name="P75" style:family="paragraph" style:parent-style-name="Preformatted_20_Text">
      <style:paragraph-properties fo:margin-top="0pt" fo:margin-bottom="14.14pt" loext:contextual-spacing="false"/>
      <style:text-properties officeooo:paragraph-rsid="08dc1c5e"/>
    </style:style>
    <style:style style:name="P76" style:family="paragraph" style:parent-style-name="Preformatted_20_Text">
      <style:paragraph-properties fo:margin-top="0pt" fo:margin-bottom="14.14pt" loext:contextual-spacing="false"/>
      <style:text-properties officeooo:paragraph-rsid="094abe93"/>
    </style:style>
    <style:style style:name="P77" style:family="paragraph" style:parent-style-name="Heading_20_4">
      <style:text-properties officeooo:rsid="05a62abb" officeooo:paragraph-rsid="05a62abb"/>
    </style:style>
    <style:style style:name="P78" style:family="paragraph" style:parent-style-name="Heading_20_4">
      <style:text-properties officeooo:rsid="058db5d2" officeooo:paragraph-rsid="058db5d2"/>
    </style:style>
    <style:style style:name="P79" style:family="paragraph" style:parent-style-name="Title">
      <style:paragraph-properties fo:text-align="justify" style:justify-single-word="false">
        <style:tab-stops>
          <style:tab-stop style:position="166.14pt"/>
        </style:tab-stops>
      </style:paragraph-properties>
      <style:text-properties fo:font-size="24pt" officeooo:rsid="00ccca5b" officeooo:paragraph-rsid="00ccca5b" style:font-size-asian="21pt" style:font-size-complex="24pt"/>
    </style:style>
    <style:style style:name="P80" style:family="paragraph" style:parent-style-name="Title">
      <style:paragraph-properties fo:text-align="center" style:justify-single-word="false">
        <style:tab-stops>
          <style:tab-stop style:position="166.14pt"/>
        </style:tab-stops>
      </style:paragraph-properties>
      <style:text-properties fo:font-size="24pt" officeooo:rsid="00ccca5b" officeooo:paragraph-rsid="00ccca5b" style:font-size-asian="21pt" style:font-size-complex="24pt"/>
    </style:style>
    <style:style style:name="P81" style:family="paragraph" style:parent-style-name="Title">
      <style:paragraph-properties fo:text-align="justify" style:justify-single-word="false">
        <style:tab-stops>
          <style:tab-stop style:position="166.14pt"/>
        </style:tab-stops>
      </style:paragraph-properties>
      <style:text-properties fo:font-size="24pt" officeooo:rsid="00129ade" officeooo:paragraph-rsid="00ccca5b" style:font-size-asian="21pt" style:font-size-complex="24pt"/>
    </style:style>
    <style:style style:name="P82" style:family="paragraph" style:parent-style-name="Text_20_body">
      <style:text-properties officeooo:rsid="0016567d" officeooo:paragraph-rsid="01cf04c6"/>
    </style:style>
    <style:style style:name="P83" style:family="paragraph" style:parent-style-name="Text_20_body">
      <style:text-properties officeooo:rsid="0016567d" officeooo:paragraph-rsid="002e34fd"/>
    </style:style>
    <style:style style:name="P84" style:family="paragraph" style:parent-style-name="Text_20_body">
      <style:text-properties officeooo:rsid="0016567d" officeooo:paragraph-rsid="001c083a"/>
    </style:style>
    <style:style style:name="P85" style:family="paragraph" style:parent-style-name="Text_20_body">
      <style:text-properties officeooo:rsid="0016567d" officeooo:paragraph-rsid="064b4a50"/>
    </style:style>
    <style:style style:name="P86" style:family="paragraph" style:parent-style-name="Text_20_body">
      <style:text-properties officeooo:rsid="0016567d" officeooo:paragraph-rsid="01552de9"/>
    </style:style>
    <style:style style:name="P87" style:family="paragraph" style:parent-style-name="Text_20_body">
      <style:text-properties officeooo:rsid="002228cb" officeooo:paragraph-rsid="03c7c8c5"/>
    </style:style>
    <style:style style:name="P88" style:family="paragraph" style:parent-style-name="Text_20_body">
      <style:text-properties officeooo:rsid="005383a3" officeooo:paragraph-rsid="007899b2"/>
    </style:style>
    <style:style style:name="P89" style:family="paragraph" style:parent-style-name="Text_20_body">
      <style:text-properties officeooo:rsid="00450fae" officeooo:paragraph-rsid="0111c6da"/>
    </style:style>
    <style:style style:name="P90" style:family="paragraph" style:parent-style-name="Text_20_body">
      <style:text-properties officeooo:rsid="01ac1a75" officeooo:paragraph-rsid="01ac1a75"/>
    </style:style>
    <style:style style:name="P91" style:family="paragraph" style:parent-style-name="Text_20_body">
      <style:text-properties officeooo:rsid="04f1af42" officeooo:paragraph-rsid="04f1af42"/>
    </style:style>
    <style:style style:name="P92" style:family="paragraph" style:parent-style-name="Text_20_body">
      <style:text-properties officeooo:rsid="05353627" officeooo:paragraph-rsid="053774c2"/>
    </style:style>
    <style:style style:name="P93" style:family="paragraph" style:parent-style-name="Text_20_body">
      <style:text-properties officeooo:rsid="04d1e329" officeooo:paragraph-rsid="04d1e329"/>
    </style:style>
    <style:style style:name="P94" style:family="paragraph" style:parent-style-name="Text_20_body">
      <style:text-properties officeooo:rsid="05af66f3" officeooo:paragraph-rsid="05af66f3"/>
    </style:style>
    <style:style style:name="P95" style:family="paragraph" style:parent-style-name="Text_20_body">
      <style:text-properties officeooo:rsid="05b16269" officeooo:paragraph-rsid="05b16269"/>
    </style:style>
    <style:style style:name="P96" style:family="paragraph" style:parent-style-name="Text_20_body">
      <style:text-properties officeooo:rsid="05b37ef5" officeooo:paragraph-rsid="05b37ef5"/>
    </style:style>
    <style:style style:name="P97" style:family="paragraph" style:parent-style-name="Text_20_body">
      <style:text-properties officeooo:rsid="05ba6c69" officeooo:paragraph-rsid="05ba6c69"/>
    </style:style>
    <style:style style:name="P98" style:family="paragraph" style:parent-style-name="Text_20_body">
      <style:text-properties officeooo:paragraph-rsid="05bf2b82"/>
    </style:style>
    <style:style style:name="P99" style:family="paragraph" style:parent-style-name="Text_20_body">
      <style:text-properties officeooo:paragraph-rsid="05c1562c"/>
    </style:style>
    <style:style style:name="P100" style:family="paragraph" style:parent-style-name="Text_20_body">
      <style:text-properties officeooo:rsid="0125609a" officeooo:paragraph-rsid="01290e03"/>
    </style:style>
    <style:style style:name="P101" style:family="paragraph" style:parent-style-name="Text_20_body">
      <style:text-properties officeooo:rsid="012408af" officeooo:paragraph-rsid="05c7a50a"/>
    </style:style>
    <style:style style:name="P102" style:family="paragraph" style:parent-style-name="Text_20_body">
      <style:text-properties officeooo:rsid="00bd5bcb" officeooo:paragraph-rsid="00bd5bcb"/>
    </style:style>
    <style:style style:name="P103" style:family="paragraph" style:parent-style-name="Text_20_body">
      <style:text-properties officeooo:paragraph-rsid="05d639eb"/>
    </style:style>
    <style:style style:name="P104" style:family="paragraph" style:parent-style-name="Text_20_body">
      <style:text-properties officeooo:rsid="00bf0641" officeooo:paragraph-rsid="00bf0641"/>
    </style:style>
    <style:style style:name="P105" style:family="paragraph" style:parent-style-name="Text_20_body">
      <style:text-properties officeooo:rsid="04d0b7d1" officeooo:paragraph-rsid="04d0b7d1"/>
    </style:style>
    <style:style style:name="P106" style:family="paragraph" style:parent-style-name="Text_20_body">
      <style:text-properties officeooo:rsid="05a62abb" officeooo:paragraph-rsid="05a62abb"/>
    </style:style>
    <style:style style:name="P107" style:family="paragraph" style:parent-style-name="Text_20_body">
      <style:text-properties officeooo:rsid="04f8f4d2" officeooo:paragraph-rsid="0585e983"/>
    </style:style>
    <style:style style:name="P108" style:family="paragraph" style:parent-style-name="Text_20_body">
      <style:text-properties officeooo:rsid="04f71678" officeooo:paragraph-rsid="05806efd"/>
    </style:style>
    <style:style style:name="P109" style:family="paragraph" style:parent-style-name="Text_20_body">
      <style:text-properties officeooo:rsid="04f2a6a0" officeooo:paragraph-rsid="04f2a6a0"/>
    </style:style>
    <style:style style:name="P110" style:family="paragraph" style:parent-style-name="Text_20_body">
      <style:text-properties officeooo:rsid="04f2a6a0" officeooo:paragraph-rsid="04f8f4d2"/>
    </style:style>
    <style:style style:name="P111" style:family="paragraph" style:parent-style-name="Text_20_body">
      <style:text-properties officeooo:rsid="0541173a" officeooo:paragraph-rsid="0541173a"/>
    </style:style>
    <style:style style:name="P112" style:family="paragraph" style:parent-style-name="Text_20_body">
      <style:text-properties officeooo:rsid="04bf653f" officeooo:paragraph-rsid="04bf653f"/>
    </style:style>
    <style:style style:name="P113" style:family="paragraph" style:parent-style-name="Text_20_body">
      <style:text-properties officeooo:rsid="04be3981" officeooo:paragraph-rsid="04be3981"/>
    </style:style>
    <style:style style:name="P114" style:family="paragraph" style:parent-style-name="Text_20_body">
      <style:text-properties officeooo:rsid="04c4ce53" officeooo:paragraph-rsid="04c4ce53"/>
    </style:style>
    <style:style style:name="P115" style:family="paragraph" style:parent-style-name="Text_20_body">
      <style:text-properties officeooo:rsid="04bd6d34" officeooo:paragraph-rsid="04bd6d34"/>
    </style:style>
    <style:style style:name="P116" style:family="paragraph" style:parent-style-name="Text_20_body">
      <style:text-properties officeooo:rsid="04b5edbe" officeooo:paragraph-rsid="04b5edbe"/>
    </style:style>
    <style:style style:name="P117" style:family="paragraph" style:parent-style-name="Text_20_body">
      <style:text-properties officeooo:rsid="04b28596" officeooo:paragraph-rsid="04b4712c"/>
    </style:style>
    <style:style style:name="P118" style:family="paragraph" style:parent-style-name="Text_20_body">
      <style:text-properties officeooo:rsid="026cf2a3" officeooo:paragraph-rsid="026cf2a3"/>
    </style:style>
    <style:style style:name="P119" style:family="paragraph" style:parent-style-name="Text_20_body">
      <style:text-properties officeooo:rsid="026c74d5" officeooo:paragraph-rsid="026c74d5"/>
    </style:style>
    <style:style style:name="P120" style:family="paragraph" style:parent-style-name="Text_20_body">
      <style:text-properties officeooo:rsid="0266c34b" officeooo:paragraph-rsid="0266c34b"/>
    </style:style>
    <style:style style:name="P121" style:family="paragraph" style:parent-style-name="Text_20_body">
      <style:text-properties officeooo:rsid="026696f7" officeooo:paragraph-rsid="0266c34b"/>
    </style:style>
    <style:style style:name="P122" style:family="paragraph" style:parent-style-name="Text_20_body">
      <style:text-properties officeooo:rsid="025b769c" officeooo:paragraph-rsid="025b769c"/>
    </style:style>
    <style:style style:name="P123" style:family="paragraph" style:parent-style-name="Text_20_body">
      <style:text-properties officeooo:rsid="025b769c" officeooo:paragraph-rsid="02625782"/>
    </style:style>
    <style:style style:name="P124" style:family="paragraph" style:parent-style-name="Text_20_body">
      <style:text-properties officeooo:rsid="0255f904" officeooo:paragraph-rsid="0255f904"/>
    </style:style>
    <style:style style:name="P125" style:family="paragraph" style:parent-style-name="Text_20_body">
      <style:text-properties officeooo:rsid="025809a4" officeooo:paragraph-rsid="025809bd"/>
    </style:style>
    <style:style style:name="P126" style:family="paragraph" style:parent-style-name="Text_20_body">
      <style:text-properties officeooo:rsid="025809bd" officeooo:paragraph-rsid="025809bd"/>
    </style:style>
    <style:style style:name="P127" style:family="paragraph" style:parent-style-name="Text_20_body">
      <style:text-properties officeooo:rsid="0254445f" officeooo:paragraph-rsid="0254445f"/>
    </style:style>
    <style:style style:name="P128" style:family="paragraph" style:parent-style-name="Text_20_body">
      <style:text-properties officeooo:rsid="02532de4" officeooo:paragraph-rsid="02532de4"/>
    </style:style>
    <style:style style:name="P129" style:family="paragraph" style:parent-style-name="Text_20_body">
      <style:text-properties officeooo:rsid="025104e5" officeooo:paragraph-rsid="025104e5"/>
    </style:style>
    <style:style style:name="P130" style:family="paragraph" style:parent-style-name="Text_20_body">
      <style:text-properties officeooo:rsid="02501610" officeooo:paragraph-rsid="02501610"/>
    </style:style>
    <style:style style:name="P131" style:family="paragraph" style:parent-style-name="Text_20_body">
      <style:text-properties officeooo:rsid="024ca16a" officeooo:paragraph-rsid="02501610"/>
    </style:style>
    <style:style style:name="P132" style:family="paragraph" style:parent-style-name="Text_20_body">
      <style:text-properties officeooo:rsid="024ca16a" officeooo:paragraph-rsid="024ed74b"/>
    </style:style>
    <style:style style:name="P133" style:family="paragraph" style:parent-style-name="Text_20_body">
      <style:text-properties officeooo:rsid="021151b6" officeooo:paragraph-rsid="021151b6"/>
    </style:style>
    <style:style style:name="P134" style:family="paragraph" style:parent-style-name="Text_20_body">
      <style:text-properties officeooo:rsid="021151b6" officeooo:paragraph-rsid="08cd3dfa"/>
    </style:style>
    <style:style style:name="P135" style:family="paragraph" style:parent-style-name="Text_20_body">
      <style:text-properties officeooo:rsid="021151b6" officeooo:paragraph-rsid="0a47dce2"/>
    </style:style>
    <style:style style:name="P136" style:family="paragraph" style:parent-style-name="Text_20_body">
      <style:text-properties officeooo:rsid="021398d4" officeooo:paragraph-rsid="021398d4"/>
    </style:style>
    <style:style style:name="P137" style:family="paragraph" style:parent-style-name="Text_20_body">
      <style:text-properties officeooo:rsid="0248861d" officeooo:paragraph-rsid="0248861d"/>
    </style:style>
    <style:style style:name="P138" style:family="paragraph" style:parent-style-name="Text_20_body">
      <style:text-properties officeooo:rsid="0209b463" officeooo:paragraph-rsid="0a40c611"/>
    </style:style>
    <style:style style:name="P139" style:family="paragraph" style:parent-style-name="Text_20_body">
      <style:text-properties officeooo:rsid="023fc3e4" officeooo:paragraph-rsid="023fc3e4"/>
    </style:style>
    <style:style style:name="P140" style:family="paragraph" style:parent-style-name="Text_20_body">
      <style:text-properties officeooo:rsid="021c402a" officeooo:paragraph-rsid="021c402a"/>
    </style:style>
    <style:style style:name="P141" style:family="paragraph" style:parent-style-name="Text_20_body">
      <style:text-properties officeooo:rsid="01fc5bd5" officeooo:paragraph-rsid="01fca99f"/>
    </style:style>
    <style:style style:name="P142" style:family="paragraph" style:parent-style-name="Text_20_body">
      <style:text-properties officeooo:rsid="01fc5bd5" officeooo:paragraph-rsid="01fc5bd5"/>
    </style:style>
    <style:style style:name="P143" style:family="paragraph" style:parent-style-name="Text_20_body">
      <style:text-properties officeooo:rsid="01fca99f" officeooo:paragraph-rsid="01fca99f"/>
    </style:style>
    <style:style style:name="P144" style:family="paragraph" style:parent-style-name="Text_20_body">
      <style:text-properties officeooo:rsid="01fa9850" officeooo:paragraph-rsid="01fa9850"/>
    </style:style>
    <style:style style:name="P145" style:family="paragraph" style:parent-style-name="Text_20_body">
      <style:text-properties officeooo:paragraph-rsid="01e57560"/>
    </style:style>
    <style:style style:name="P146" style:family="paragraph" style:parent-style-name="Text_20_body">
      <style:text-properties officeooo:rsid="01f8d129" officeooo:paragraph-rsid="02cf459a"/>
    </style:style>
    <style:style style:name="P147" style:family="paragraph" style:parent-style-name="Text_20_body">
      <style:text-properties officeooo:rsid="01f44293" officeooo:paragraph-rsid="073ff5b8"/>
    </style:style>
    <style:style style:name="P148" style:family="paragraph" style:parent-style-name="Text_20_body">
      <style:text-properties officeooo:rsid="01f44293" officeooo:paragraph-rsid="01f44293"/>
    </style:style>
    <style:style style:name="P149" style:family="paragraph" style:parent-style-name="Text_20_body">
      <style:text-properties officeooo:rsid="01f38886" officeooo:paragraph-rsid="01f38886"/>
    </style:style>
    <style:style style:name="P150" style:family="paragraph" style:parent-style-name="Text_20_body">
      <style:text-properties officeooo:rsid="01f38886" officeooo:paragraph-rsid="0ac3b99b"/>
    </style:style>
    <style:style style:name="P151" style:family="paragraph" style:parent-style-name="Text_20_body">
      <style:text-properties officeooo:rsid="01f38886" officeooo:paragraph-rsid="0ac554a1"/>
    </style:style>
    <style:style style:name="P152" style:family="paragraph" style:parent-style-name="Text_20_body">
      <style:text-properties officeooo:rsid="01f38886" officeooo:paragraph-rsid="0aced908"/>
    </style:style>
    <style:style style:name="P153" style:family="paragraph" style:parent-style-name="Text_20_body">
      <style:text-properties officeooo:rsid="01e7f12c" officeooo:paragraph-rsid="027a67d1"/>
    </style:style>
    <style:style style:name="P154" style:family="paragraph" style:parent-style-name="Text_20_body">
      <style:text-properties officeooo:rsid="01e7f12c" officeooo:paragraph-rsid="01e7f12c"/>
    </style:style>
    <style:style style:name="P155" style:family="paragraph" style:parent-style-name="Text_20_body">
      <style:text-properties officeooo:rsid="01e7f12c" officeooo:paragraph-rsid="08c0e857"/>
    </style:style>
    <style:style style:name="P156" style:family="paragraph" style:parent-style-name="Text_20_body">
      <style:text-properties officeooo:rsid="0307bed5" officeooo:paragraph-rsid="033ae494"/>
    </style:style>
    <style:style style:name="P157" style:family="paragraph" style:parent-style-name="Text_20_body">
      <style:text-properties officeooo:rsid="0307bed5" officeooo:paragraph-rsid="031a91c1"/>
    </style:style>
    <style:style style:name="P158" style:family="paragraph" style:parent-style-name="Text_20_body">
      <style:text-properties officeooo:rsid="0307bed5" officeooo:paragraph-rsid="08413765"/>
    </style:style>
    <style:style style:name="P159" style:family="paragraph" style:parent-style-name="Text_20_body">
      <style:text-properties officeooo:rsid="0307bed5" officeooo:paragraph-rsid="0882e851"/>
    </style:style>
    <style:style style:name="P160" style:family="paragraph" style:parent-style-name="Text_20_body">
      <style:text-properties officeooo:rsid="0288afa4" officeooo:paragraph-rsid="096f4f73"/>
    </style:style>
    <style:style style:name="P161" style:family="paragraph" style:parent-style-name="Text_20_body">
      <style:text-properties officeooo:rsid="0288afa4" officeooo:paragraph-rsid="0351265e"/>
    </style:style>
    <style:style style:name="P162" style:family="paragraph" style:parent-style-name="Text_20_body">
      <style:text-properties officeooo:rsid="0288afa4" officeooo:paragraph-rsid="0ad9c6f4"/>
    </style:style>
    <style:style style:name="P163" style:family="paragraph" style:parent-style-name="Text_20_body">
      <style:text-properties officeooo:rsid="0288afa4" officeooo:paragraph-rsid="0ae36751"/>
    </style:style>
    <style:style style:name="P164" style:family="paragraph" style:parent-style-name="Text_20_body">
      <style:text-properties officeooo:rsid="0288afa4" officeooo:paragraph-rsid="0b1c3905"/>
    </style:style>
    <style:style style:name="P165" style:family="paragraph" style:parent-style-name="Text_20_body">
      <style:text-properties officeooo:rsid="01af159a" officeooo:paragraph-rsid="01af159a"/>
    </style:style>
    <style:style style:name="P166" style:family="paragraph" style:parent-style-name="Text_20_body">
      <style:text-properties officeooo:rsid="01be3636" officeooo:paragraph-rsid="01be3636"/>
    </style:style>
    <style:style style:name="P167" style:family="paragraph" style:parent-style-name="Text_20_body">
      <style:text-properties officeooo:rsid="01b99ac2" officeooo:paragraph-rsid="01b99ac2"/>
    </style:style>
    <style:style style:name="P168" style:family="paragraph" style:parent-style-name="Text_20_body">
      <style:text-properties officeooo:rsid="01d212f9" officeooo:paragraph-rsid="01b99ac2"/>
    </style:style>
    <style:style style:name="P169" style:family="paragraph" style:parent-style-name="Text_20_body">
      <style:text-properties officeooo:rsid="01b02cc3" officeooo:paragraph-rsid="01b02cc3"/>
    </style:style>
    <style:style style:name="P170" style:family="paragraph" style:parent-style-name="Text_20_body">
      <style:text-properties officeooo:rsid="00b54536" officeooo:paragraph-rsid="016dcaaf"/>
    </style:style>
    <style:style style:name="P171" style:family="paragraph" style:parent-style-name="Text_20_body">
      <style:text-properties officeooo:rsid="00b54536" officeooo:paragraph-rsid="0168bb81"/>
    </style:style>
    <style:style style:name="P172" style:family="paragraph" style:parent-style-name="Text_20_body">
      <style:text-properties officeooo:rsid="00c76e74" officeooo:paragraph-rsid="00c76e74"/>
    </style:style>
    <style:style style:name="P173" style:family="paragraph" style:parent-style-name="Text_20_body">
      <style:text-properties officeooo:rsid="00a8ce4d" officeooo:paragraph-rsid="0168bb81"/>
    </style:style>
    <style:style style:name="P174" style:family="paragraph" style:parent-style-name="Text_20_body">
      <style:text-properties officeooo:rsid="00a4f4a9" officeooo:paragraph-rsid="00c17bfe"/>
    </style:style>
    <style:style style:name="P175" style:family="paragraph" style:parent-style-name="Text_20_body">
      <style:text-properties officeooo:rsid="00a4f4a9" officeooo:paragraph-rsid="00a4f4a9"/>
    </style:style>
    <style:style style:name="P176" style:family="paragraph" style:parent-style-name="Text_20_body">
      <style:text-properties officeooo:rsid="0417d83e" officeooo:paragraph-rsid="0417d83e"/>
    </style:style>
    <style:style style:name="P177" style:family="paragraph" style:parent-style-name="Text_20_body">
      <style:text-properties officeooo:rsid="00c0a3de" officeooo:paragraph-rsid="00c0a3de"/>
    </style:style>
    <style:style style:name="P178" style:family="paragraph" style:parent-style-name="Text_20_body">
      <style:text-properties officeooo:rsid="00a49adb" officeooo:paragraph-rsid="00a49adb"/>
    </style:style>
    <style:style style:name="P179" style:family="paragraph" style:parent-style-name="Text_20_body">
      <style:text-properties officeooo:rsid="00a3f604" officeooo:paragraph-rsid="00a49adb"/>
    </style:style>
    <style:style style:name="P180" style:family="paragraph" style:parent-style-name="Text_20_body">
      <style:text-properties officeooo:rsid="007d1d94" officeooo:paragraph-rsid="00c0a3de"/>
    </style:style>
    <style:style style:name="P181" style:family="paragraph" style:parent-style-name="Text_20_body">
      <style:text-properties officeooo:rsid="00450f67" officeooo:paragraph-rsid="00a4f4a9"/>
    </style:style>
    <style:style style:name="P182" style:family="paragraph" style:parent-style-name="Text_20_body">
      <style:text-properties officeooo:rsid="003df808" officeooo:paragraph-rsid="0153ba04"/>
    </style:style>
    <style:style style:name="P183" style:family="paragraph" style:parent-style-name="Text_20_body">
      <style:text-properties officeooo:rsid="003df808" officeooo:paragraph-rsid="00450f67"/>
    </style:style>
    <style:style style:name="P184" style:family="paragraph" style:parent-style-name="Text_20_body">
      <style:text-properties officeooo:rsid="016987ab" officeooo:paragraph-rsid="016987ab"/>
    </style:style>
    <style:style style:name="P185" style:family="paragraph" style:parent-style-name="Text_20_body">
      <style:text-properties officeooo:rsid="001932dd" officeooo:paragraph-rsid="01cf04c6"/>
    </style:style>
    <style:style style:name="P186" style:family="paragraph" style:parent-style-name="Text_20_body">
      <style:text-properties officeooo:rsid="0054ba05" officeooo:paragraph-rsid="0054ba05"/>
    </style:style>
    <style:style style:name="P187" style:family="paragraph" style:parent-style-name="Text_20_body">
      <style:text-properties officeooo:rsid="00e868c2" officeooo:paragraph-rsid="00e868c2"/>
    </style:style>
    <style:style style:name="P188" style:family="paragraph" style:parent-style-name="Text_20_body">
      <style:text-properties officeooo:rsid="0403cb3c" officeooo:paragraph-rsid="01cd004f"/>
    </style:style>
    <style:style style:name="P189" style:family="paragraph" style:parent-style-name="Text_20_body">
      <style:text-properties officeooo:rsid="01cd004f" officeooo:paragraph-rsid="01cd004f"/>
    </style:style>
    <style:style style:name="P190" style:family="paragraph" style:parent-style-name="Text_20_body">
      <style:text-properties officeooo:rsid="0070ff1a" officeooo:paragraph-rsid="0112d830"/>
    </style:style>
    <style:style style:name="P191" style:family="paragraph" style:parent-style-name="Text_20_body">
      <style:text-properties officeooo:rsid="00edf732" officeooo:paragraph-rsid="00f4170e"/>
    </style:style>
    <style:style style:name="P192" style:family="paragraph" style:parent-style-name="Text_20_body">
      <style:text-properties officeooo:paragraph-rsid="03af9188"/>
    </style:style>
    <style:style style:name="P193" style:family="paragraph" style:parent-style-name="Text_20_body">
      <style:text-properties officeooo:rsid="00af287b" officeooo:paragraph-rsid="03ab178d"/>
    </style:style>
    <style:style style:name="P194" style:family="paragraph" style:parent-style-name="Text_20_body">
      <style:text-properties officeooo:rsid="03ab178d" officeooo:paragraph-rsid="03ab178d"/>
    </style:style>
    <style:style style:name="P195" style:family="paragraph" style:parent-style-name="Text_20_body">
      <style:text-properties officeooo:rsid="0057499f" officeooo:paragraph-rsid="03ab178d"/>
    </style:style>
    <style:style style:name="P196" style:family="paragraph" style:parent-style-name="Text_20_body">
      <style:text-properties officeooo:rsid="03f3d329" officeooo:paragraph-rsid="03ab178d"/>
    </style:style>
    <style:style style:name="P197" style:family="paragraph" style:parent-style-name="Text_20_body">
      <style:text-properties officeooo:rsid="03f19f46" officeooo:paragraph-rsid="03f19f46"/>
    </style:style>
    <style:style style:name="P198" style:family="paragraph" style:parent-style-name="Text_20_body">
      <style:text-properties officeooo:rsid="010842f1" officeooo:paragraph-rsid="010842f1"/>
    </style:style>
    <style:style style:name="P199" style:family="paragraph" style:parent-style-name="Text_20_body">
      <style:text-properties officeooo:rsid="005155b8" officeooo:paragraph-rsid="0079f1c4"/>
    </style:style>
    <style:style style:name="P200" style:family="paragraph" style:parent-style-name="Text_20_body">
      <style:text-properties officeooo:rsid="012257ad" officeooo:paragraph-rsid="012257ad"/>
    </style:style>
    <style:style style:name="P201" style:family="paragraph" style:parent-style-name="Text_20_body">
      <style:text-properties officeooo:rsid="00eed0cd" officeooo:paragraph-rsid="00eed0cd"/>
    </style:style>
    <style:style style:name="P202" style:family="paragraph" style:parent-style-name="Text_20_body">
      <style:text-properties officeooo:rsid="00eed0cd" officeooo:paragraph-rsid="0187660b"/>
    </style:style>
    <style:style style:name="P203" style:family="paragraph" style:parent-style-name="Text_20_body">
      <style:text-properties officeooo:rsid="00e9f530" officeooo:paragraph-rsid="011905ce"/>
    </style:style>
    <style:style style:name="P204" style:family="paragraph" style:parent-style-name="Text_20_body">
      <style:text-properties officeooo:rsid="02f46f07" officeooo:paragraph-rsid="02f46f07"/>
    </style:style>
    <style:style style:name="P205" style:family="paragraph" style:parent-style-name="Text_20_body">
      <style:text-properties officeooo:paragraph-rsid="002228cb"/>
    </style:style>
    <style:style style:name="P206" style:family="paragraph" style:parent-style-name="Text_20_body">
      <style:text-properties officeooo:rsid="00d85518" officeooo:paragraph-rsid="00d85518"/>
    </style:style>
    <style:style style:name="P207" style:family="paragraph" style:parent-style-name="Text_20_body">
      <style:text-properties officeooo:rsid="001c083a" officeooo:paragraph-rsid="002228cb"/>
    </style:style>
    <style:style style:name="P208" style:family="paragraph" style:parent-style-name="Text_20_body">
      <style:text-properties officeooo:rsid="00d4c607" officeooo:paragraph-rsid="00196d23"/>
    </style:style>
    <style:style style:name="P209" style:family="paragraph" style:parent-style-name="Text_20_body">
      <style:text-properties officeooo:rsid="00d4c607" officeooo:paragraph-rsid="03c04418"/>
    </style:style>
    <style:style style:name="P210" style:family="paragraph" style:parent-style-name="Text_20_body">
      <style:text-properties officeooo:rsid="03c04418" officeooo:paragraph-rsid="03c04418"/>
    </style:style>
    <style:style style:name="P211" style:family="paragraph" style:parent-style-name="Text_20_body">
      <style:text-properties officeooo:paragraph-rsid="00196d23"/>
    </style:style>
    <style:style style:name="P212" style:family="paragraph" style:parent-style-name="Text_20_body">
      <style:text-properties officeooo:paragraph-rsid="00d4c607"/>
    </style:style>
    <style:style style:name="P213" style:family="paragraph" style:parent-style-name="Text_20_body">
      <style:text-properties officeooo:rsid="039a0090" officeooo:paragraph-rsid="039a0090"/>
    </style:style>
    <style:style style:name="P214" style:family="paragraph" style:parent-style-name="Text_20_body">
      <style:text-properties officeooo:rsid="00142b26" officeooo:paragraph-rsid="0016567d"/>
    </style:style>
    <style:style style:name="P215" style:family="paragraph" style:parent-style-name="Text_20_body">
      <style:text-properties officeooo:paragraph-rsid="01290e03"/>
    </style:style>
    <style:style style:name="P216" style:family="paragraph" style:parent-style-name="Text_20_body">
      <style:text-properties officeooo:rsid="01290e03" officeooo:paragraph-rsid="01275a12"/>
    </style:style>
    <style:style style:name="P217" style:family="paragraph" style:parent-style-name="Text_20_body">
      <style:paragraph-properties fo:text-align="start" style:justify-single-word="false">
        <style:tab-stops>
          <style:tab-stop style:position="166.14pt"/>
        </style:tab-stops>
      </style:paragraph-properties>
      <style:text-properties fo:font-size="12pt" officeooo:rsid="00129ade" officeooo:paragraph-rsid="00ccca5b" style:font-size-asian="10.5pt" style:font-size-complex="12pt"/>
    </style:style>
    <style:style style:name="P218" style:family="paragraph" style:parent-style-name="Text_20_body">
      <style:paragraph-properties fo:text-align="center" style:justify-single-word="false">
        <style:tab-stops>
          <style:tab-stop style:position="166.14pt"/>
        </style:tab-stops>
      </style:paragraph-properties>
      <style:text-properties fo:font-size="12pt" officeooo:rsid="00129ade" officeooo:paragraph-rsid="00ccca5b" style:font-size-asian="10.5pt" style:font-size-complex="12pt"/>
    </style:style>
    <style:style style:name="P219" style:family="paragraph" style:parent-style-name="Text_20_body">
      <style:text-properties officeooo:paragraph-rsid="05dc6b1a"/>
    </style:style>
    <style:style style:name="P220" style:family="paragraph" style:parent-style-name="Text_20_body">
      <style:text-properties officeooo:rsid="01275a12" officeooo:paragraph-rsid="01275a12"/>
    </style:style>
    <style:style style:name="P221" style:family="paragraph" style:parent-style-name="Text_20_body">
      <style:text-properties officeooo:rsid="04d0d05b" officeooo:paragraph-rsid="04d0d05b"/>
    </style:style>
    <style:style style:name="P222" style:family="paragraph" style:parent-style-name="Text_20_body">
      <style:text-properties officeooo:paragraph-rsid="05e42e22"/>
    </style:style>
    <style:style style:name="P223" style:family="paragraph" style:parent-style-name="Text_20_body">
      <style:text-properties officeooo:rsid="05ea2320" officeooo:paragraph-rsid="05ea2320"/>
    </style:style>
    <style:style style:name="P224" style:family="paragraph" style:parent-style-name="Text_20_body">
      <style:text-properties officeooo:rsid="05ebcbe0" officeooo:paragraph-rsid="05f619b2"/>
    </style:style>
    <style:style style:name="P225" style:family="paragraph" style:parent-style-name="Text_20_body">
      <style:text-properties officeooo:rsid="05ebcbe0" officeooo:paragraph-rsid="062991bb"/>
    </style:style>
    <style:style style:name="P226" style:family="paragraph" style:parent-style-name="Text_20_body">
      <style:text-properties officeooo:rsid="05fcacd3" officeooo:paragraph-rsid="05fd2213"/>
    </style:style>
    <style:style style:name="P227" style:family="paragraph" style:parent-style-name="Text_20_body">
      <style:text-properties officeooo:rsid="05fcacd3" officeooo:paragraph-rsid="062408f0"/>
    </style:style>
    <style:style style:name="P228" style:family="paragraph" style:parent-style-name="Text_20_body">
      <style:text-properties officeooo:rsid="05fcacd3" officeooo:paragraph-rsid="0627ff94"/>
    </style:style>
    <style:style style:name="P229" style:family="paragraph" style:parent-style-name="Text_20_body">
      <style:text-properties officeooo:rsid="004693fb" officeooo:paragraph-rsid="0079f1c4"/>
    </style:style>
    <style:style style:name="P230" style:family="paragraph" style:parent-style-name="Text_20_body">
      <style:text-properties officeooo:rsid="004693fb" officeooo:paragraph-rsid="060329f7"/>
    </style:style>
    <style:style style:name="P231" style:family="paragraph" style:parent-style-name="Text_20_body">
      <style:text-properties officeooo:rsid="06049a65" officeooo:paragraph-rsid="06049a65"/>
    </style:style>
    <style:style style:name="P232" style:family="paragraph" style:parent-style-name="Text_20_body">
      <style:text-properties officeooo:rsid="060640b8" officeooo:paragraph-rsid="060d8f9c"/>
    </style:style>
    <style:style style:name="P233" style:family="paragraph" style:parent-style-name="Text_20_body">
      <style:text-properties officeooo:rsid="060e9683" officeooo:paragraph-rsid="060fff9a"/>
    </style:style>
    <style:style style:name="P234" style:family="paragraph" style:parent-style-name="Text_20_body">
      <style:text-properties officeooo:rsid="062c9d03" officeooo:paragraph-rsid="062cbf45"/>
    </style:style>
    <style:style style:name="P235" style:family="paragraph" style:parent-style-name="Text_20_body">
      <style:text-properties officeooo:rsid="062fb45a" officeooo:paragraph-rsid="062fb45a"/>
    </style:style>
    <style:style style:name="P236" style:family="paragraph" style:parent-style-name="Text_20_body">
      <style:text-properties officeooo:rsid="0633a2e7" officeooo:paragraph-rsid="0633a2e7"/>
    </style:style>
    <style:style style:name="P237" style:family="paragraph" style:parent-style-name="Text_20_body">
      <style:text-properties officeooo:rsid="0608be05" officeooo:paragraph-rsid="060d8f9c"/>
    </style:style>
    <style:style style:name="P238" style:family="paragraph" style:parent-style-name="Text_20_body">
      <style:text-properties officeooo:rsid="060e3fd6" officeooo:paragraph-rsid="060b8e61"/>
    </style:style>
    <style:style style:name="P239" style:family="paragraph" style:parent-style-name="Text_20_body">
      <style:text-properties style:font-name="DejaVu Sans Mono" fo:font-size="10pt" officeooo:paragraph-rsid="05d639eb" style:font-size-asian="10pt" style:font-size-complex="10pt"/>
    </style:style>
    <style:style style:name="P240" style:family="paragraph" style:parent-style-name="Text_20_body">
      <style:paragraph-properties fo:text-align="center" style:justify-single-word="false"/>
      <style:text-properties officeooo:rsid="0026ff23" officeooo:paragraph-rsid="0026ff23"/>
    </style:style>
    <style:style style:name="P241" style:family="paragraph" style:parent-style-name="Text_20_body">
      <style:text-properties officeooo:rsid="06522a33" officeooo:paragraph-rsid="06522a33"/>
    </style:style>
    <style:style style:name="P242" style:family="paragraph" style:parent-style-name="Text_20_body">
      <style:text-properties officeooo:paragraph-rsid="0111c6da"/>
    </style:style>
    <style:style style:name="P243" style:family="paragraph" style:parent-style-name="Text_20_body">
      <style:text-properties officeooo:paragraph-rsid="067c7f7b"/>
    </style:style>
    <style:style style:name="P244" style:family="paragraph" style:parent-style-name="Text_20_body">
      <style:text-properties officeooo:rsid="067f2d28" officeooo:paragraph-rsid="067f2d28"/>
    </style:style>
    <style:style style:name="P245" style:family="paragraph" style:parent-style-name="Text_20_body">
      <style:text-properties officeooo:rsid="03ca8536" officeooo:paragraph-rsid="03ca8536"/>
    </style:style>
    <style:style style:name="P246" style:family="paragraph" style:parent-style-name="Text_20_body">
      <style:text-properties officeooo:rsid="069aad00" officeooo:paragraph-rsid="069aad00"/>
    </style:style>
    <style:style style:name="P247" style:family="paragraph" style:parent-style-name="Text_20_body">
      <style:text-properties officeooo:rsid="06a711cc" officeooo:paragraph-rsid="06a711cc"/>
    </style:style>
    <style:style style:name="P248" style:family="paragraph" style:parent-style-name="Text_20_body">
      <style:text-properties officeooo:rsid="01dff6af" officeooo:paragraph-rsid="06a83577"/>
    </style:style>
    <style:style style:name="P249" style:family="paragraph" style:parent-style-name="Text_20_body">
      <style:text-properties officeooo:rsid="009c0b02" officeooo:paragraph-rsid="00eed0cd"/>
    </style:style>
    <style:style style:name="P250" style:family="paragraph" style:parent-style-name="Text_20_body">
      <style:text-properties officeooo:rsid="06ab6404" officeooo:paragraph-rsid="06ab6404"/>
    </style:style>
    <style:style style:name="P251" style:family="paragraph" style:parent-style-name="Text_20_body">
      <style:text-properties officeooo:paragraph-rsid="06b269b6"/>
    </style:style>
    <style:style style:name="P252" style:family="paragraph" style:parent-style-name="Text_20_body">
      <style:text-properties officeooo:paragraph-rsid="06c505ac"/>
    </style:style>
    <style:style style:name="P253" style:family="paragraph" style:parent-style-name="Text_20_body">
      <style:text-properties officeooo:rsid="014938eb" officeooo:paragraph-rsid="014938eb"/>
    </style:style>
    <style:style style:name="P254" style:family="paragraph" style:parent-style-name="Text_20_body">
      <style:text-properties officeooo:rsid="06c61d10" officeooo:paragraph-rsid="06c61d10"/>
    </style:style>
    <style:style style:name="P255" style:family="paragraph" style:parent-style-name="Text_20_body">
      <style:text-properties officeooo:paragraph-rsid="002068d9"/>
    </style:style>
    <style:style style:name="P256" style:family="paragraph" style:parent-style-name="Text_20_body">
      <style:text-properties officeooo:rsid="06ca60d2" officeooo:paragraph-rsid="06ca60d2"/>
    </style:style>
    <style:style style:name="P257" style:family="paragraph" style:parent-style-name="Text_20_body">
      <style:text-properties officeooo:paragraph-rsid="06e15acd"/>
    </style:style>
    <style:style style:name="P258" style:family="paragraph" style:parent-style-name="Text_20_body">
      <style:text-properties officeooo:paragraph-rsid="06f90ecd"/>
    </style:style>
    <style:style style:name="P259" style:family="paragraph" style:parent-style-name="Text_20_body">
      <style:text-properties officeooo:paragraph-rsid="06f9278b"/>
    </style:style>
    <style:style style:name="P260" style:family="paragraph" style:parent-style-name="Text_20_body">
      <style:text-properties officeooo:paragraph-rsid="0701f1c9"/>
    </style:style>
    <style:style style:name="P261" style:family="paragraph" style:parent-style-name="Text_20_body">
      <style:text-properties officeooo:paragraph-rsid="070f5f6d"/>
    </style:style>
    <style:style style:name="P262" style:family="paragraph" style:parent-style-name="Text_20_body">
      <style:text-properties officeooo:rsid="00284e45" officeooo:paragraph-rsid="06c505ac"/>
    </style:style>
    <style:style style:name="P263" style:family="paragraph" style:parent-style-name="Text_20_body">
      <style:text-properties officeooo:rsid="00b7f70c" officeooo:paragraph-rsid="078ab2fd"/>
    </style:style>
    <style:style style:name="P264" style:family="paragraph" style:parent-style-name="Text_20_body">
      <style:text-properties officeooo:paragraph-rsid="078ab2fd"/>
    </style:style>
    <style:style style:name="P265" style:family="paragraph" style:parent-style-name="Text_20_body">
      <style:text-properties officeooo:paragraph-rsid="07312164"/>
    </style:style>
    <style:style style:name="P266" style:family="paragraph" style:parent-style-name="Text_20_body">
      <style:text-properties officeooo:paragraph-rsid="07937c13"/>
    </style:style>
    <style:style style:name="P267" style:family="paragraph" style:parent-style-name="Text_20_body">
      <style:text-properties officeooo:rsid="079b528e" officeooo:paragraph-rsid="079b528e"/>
    </style:style>
    <style:style style:name="P268" style:family="paragraph" style:parent-style-name="Text_20_body">
      <style:text-properties officeooo:paragraph-rsid="079b528e"/>
    </style:style>
    <style:style style:name="P269" style:family="paragraph" style:parent-style-name="Text_20_body">
      <style:text-properties officeooo:rsid="01efbad7" officeooo:paragraph-rsid="079b528e"/>
    </style:style>
    <style:style style:name="P270" style:family="paragraph" style:parent-style-name="Text_20_body">
      <style:text-properties officeooo:rsid="079c742b" officeooo:paragraph-rsid="079c742b"/>
    </style:style>
    <style:style style:name="P271" style:family="paragraph" style:parent-style-name="Text_20_body">
      <style:text-properties officeooo:rsid="079e06b7" officeooo:paragraph-rsid="079e06b7"/>
    </style:style>
    <style:style style:name="P272" style:family="paragraph" style:parent-style-name="Text_20_body">
      <style:text-properties officeooo:rsid="079f8b9d" officeooo:paragraph-rsid="079f8b9d"/>
    </style:style>
    <style:style style:name="P273" style:family="paragraph" style:parent-style-name="Text_20_body">
      <style:text-properties officeooo:rsid="07a18aad" officeooo:paragraph-rsid="07a18aad"/>
    </style:style>
    <style:style style:name="P274" style:family="paragraph" style:parent-style-name="Text_20_body">
      <style:text-properties officeooo:rsid="07a4ed21" officeooo:paragraph-rsid="07a74eb5"/>
    </style:style>
    <style:style style:name="P275" style:family="paragraph" style:parent-style-name="Text_20_body">
      <style:text-properties officeooo:rsid="07a74eb5" officeooo:paragraph-rsid="07a74eb5"/>
    </style:style>
    <style:style style:name="P276" style:family="paragraph" style:parent-style-name="Text_20_body">
      <style:text-properties officeooo:rsid="07c4b192" officeooo:paragraph-rsid="07a74eb5"/>
    </style:style>
    <style:style style:name="P277" style:family="paragraph" style:parent-style-name="Text_20_body">
      <style:text-properties officeooo:paragraph-rsid="07d9ec46"/>
    </style:style>
    <style:style style:name="P278" style:family="paragraph" style:parent-style-name="Text_20_body">
      <style:text-properties officeooo:paragraph-rsid="0711c114"/>
    </style:style>
    <style:style style:name="P279" style:family="paragraph" style:parent-style-name="Text_20_body">
      <style:text-properties officeooo:paragraph-rsid="08206fa9"/>
    </style:style>
    <style:style style:name="P280" style:family="paragraph" style:parent-style-name="Text_20_body">
      <style:text-properties officeooo:rsid="02001ea1" officeooo:paragraph-rsid="086470d0"/>
    </style:style>
    <style:style style:name="P281" style:family="paragraph" style:parent-style-name="Text_20_body">
      <style:text-properties officeooo:rsid="07bd0372" officeooo:paragraph-rsid="08278885"/>
    </style:style>
    <style:style style:name="P282" style:family="paragraph" style:parent-style-name="Text_20_body">
      <style:text-properties officeooo:rsid="08744ed1" officeooo:paragraph-rsid="08b656da"/>
    </style:style>
    <style:style style:name="P283" style:family="paragraph" style:parent-style-name="Text_20_body">
      <style:text-properties officeooo:rsid="08744ed1" officeooo:paragraph-rsid="087c4679"/>
    </style:style>
    <style:style style:name="P284" style:family="paragraph" style:parent-style-name="Text_20_body">
      <style:text-properties officeooo:rsid="0882e851" officeooo:paragraph-rsid="0882e851"/>
    </style:style>
    <style:style style:name="P285" style:family="paragraph" style:parent-style-name="Text_20_body">
      <style:text-properties officeooo:rsid="028f9da0" officeooo:paragraph-rsid="088a6230"/>
    </style:style>
    <style:style style:name="P286" style:family="paragraph" style:parent-style-name="Text_20_body">
      <style:text-properties officeooo:rsid="028f9da0" officeooo:paragraph-rsid="033ae494"/>
    </style:style>
    <style:style style:name="P287" style:family="paragraph" style:parent-style-name="Text_20_body">
      <style:text-properties officeooo:rsid="028f9da0" officeooo:paragraph-rsid="094abe93"/>
    </style:style>
    <style:style style:name="P288" style:family="paragraph" style:parent-style-name="Text_20_body">
      <style:text-properties officeooo:rsid="01feebbb" officeooo:paragraph-rsid="0863a368"/>
    </style:style>
    <style:style style:name="P289" style:family="paragraph" style:parent-style-name="Text_20_body">
      <style:text-properties officeooo:rsid="01ea59f5" officeooo:paragraph-rsid="07aafad2"/>
    </style:style>
    <style:style style:name="P290" style:family="paragraph" style:parent-style-name="Text_20_body">
      <style:text-properties officeooo:rsid="07a331f9" officeooo:paragraph-rsid="0909076a"/>
    </style:style>
    <style:style style:name="P291" style:family="paragraph" style:parent-style-name="Text_20_body">
      <style:text-properties officeooo:rsid="07a331f9" officeooo:paragraph-rsid="07a331f9"/>
    </style:style>
    <style:style style:name="P292" style:family="paragraph" style:parent-style-name="Text_20_body">
      <style:text-properties officeooo:rsid="01ecbd37" officeooo:paragraph-rsid="090b8949"/>
    </style:style>
    <style:style style:name="P293" style:family="paragraph" style:parent-style-name="Text_20_body">
      <style:text-properties officeooo:rsid="0214824b" officeooo:paragraph-rsid="0214824b"/>
    </style:style>
    <style:style style:name="P294" style:family="paragraph" style:parent-style-name="Text_20_body">
      <style:text-properties officeooo:rsid="0214824b" officeooo:paragraph-rsid="094a21fb"/>
    </style:style>
    <style:style style:name="P295" style:family="paragraph" style:parent-style-name="Text_20_body">
      <style:text-properties officeooo:paragraph-rsid="094abe93"/>
    </style:style>
    <style:style style:name="P296" style:family="paragraph" style:parent-style-name="Text_20_body">
      <style:text-properties officeooo:paragraph-rsid="07ff2945"/>
    </style:style>
    <style:style style:name="P297" style:family="paragraph" style:parent-style-name="Text_20_body">
      <style:text-properties officeooo:paragraph-rsid="09516c48"/>
    </style:style>
    <style:style style:name="P298" style:family="paragraph" style:parent-style-name="Text_20_body">
      <style:text-properties officeooo:rsid="082a14c2" officeooo:paragraph-rsid="079e06b7"/>
    </style:style>
    <style:style style:name="P299" style:family="paragraph" style:parent-style-name="Text_20_body">
      <style:text-properties officeooo:rsid="0909076a" officeooo:paragraph-rsid="0909076a"/>
    </style:style>
    <style:style style:name="P300" style:family="paragraph" style:parent-style-name="Text_20_body">
      <style:text-properties officeooo:rsid="09425d61" officeooo:paragraph-rsid="094abe93"/>
    </style:style>
    <style:style style:name="P301" style:family="paragraph" style:parent-style-name="Text_20_body">
      <style:text-properties officeooo:rsid="08ffe42c" officeooo:paragraph-rsid="01e43622"/>
    </style:style>
    <style:style style:name="P302" style:family="paragraph" style:parent-style-name="Text_20_body">
      <style:text-properties officeooo:paragraph-rsid="0960312a"/>
    </style:style>
    <style:style style:name="P303" style:family="paragraph" style:parent-style-name="Text_20_body">
      <style:text-properties officeooo:rsid="097184bb" officeooo:paragraph-rsid="097184bb"/>
    </style:style>
    <style:style style:name="P304" style:family="paragraph" style:parent-style-name="Text_20_body">
      <style:text-properties officeooo:paragraph-rsid="09928b80"/>
    </style:style>
    <style:style style:name="P305" style:family="paragraph" style:parent-style-name="Text_20_body">
      <style:text-properties officeooo:rsid="09978cb1" officeooo:paragraph-rsid="09978cb1"/>
    </style:style>
    <style:style style:name="P306" style:family="paragraph" style:parent-style-name="Text_20_body">
      <style:text-properties officeooo:rsid="099c585c" officeooo:paragraph-rsid="09c19ed6"/>
    </style:style>
    <style:style style:name="P307" style:family="paragraph" style:parent-style-name="Text_20_body">
      <style:text-properties officeooo:rsid="09c76f5c" officeooo:paragraph-rsid="09c76f5c"/>
    </style:style>
    <style:style style:name="P308" style:family="paragraph" style:parent-style-name="Text_20_body">
      <style:text-properties officeooo:rsid="0a0b1a4d" officeooo:paragraph-rsid="0a0b1a4d"/>
    </style:style>
    <style:style style:name="P309" style:family="paragraph" style:parent-style-name="Text_20_body">
      <style:text-properties officeooo:rsid="0a139869" officeooo:paragraph-rsid="0a139869"/>
    </style:style>
    <style:style style:name="P310" style:family="paragraph" style:parent-style-name="Text_20_body">
      <style:text-properties officeooo:paragraph-rsid="0a1d8934"/>
    </style:style>
    <style:style style:name="P311" style:family="paragraph" style:parent-style-name="Text_20_body">
      <style:text-properties officeooo:rsid="0a1d8934" officeooo:paragraph-rsid="0a1d8934"/>
    </style:style>
    <style:style style:name="P312" style:family="paragraph" style:parent-style-name="Text_20_body">
      <style:text-properties officeooo:rsid="0a2004b3" officeooo:paragraph-rsid="0a2004b3"/>
    </style:style>
    <style:style style:name="P313" style:family="paragraph" style:parent-style-name="Text_20_body">
      <style:text-properties officeooo:rsid="0999722a" officeooo:paragraph-rsid="0a249236"/>
    </style:style>
    <style:style style:name="P314" style:family="paragraph" style:parent-style-name="Text_20_body">
      <style:text-properties officeooo:rsid="0a2643f9" officeooo:paragraph-rsid="0a2643f9"/>
    </style:style>
    <style:style style:name="P315" style:family="paragraph" style:parent-style-name="Text_20_body">
      <style:text-properties officeooo:rsid="0a404b38" officeooo:paragraph-rsid="0a404b38"/>
    </style:style>
    <style:style style:name="P316" style:family="paragraph" style:parent-style-name="Text_20_body">
      <style:text-properties officeooo:rsid="0a42a56e" officeooo:paragraph-rsid="0a42a56e"/>
    </style:style>
    <style:style style:name="P317" style:family="paragraph" style:parent-style-name="Text_20_body">
      <style:text-properties officeooo:rsid="022a2d87" officeooo:paragraph-rsid="0a482548"/>
    </style:style>
    <style:style style:name="P318" style:family="paragraph" style:parent-style-name="Text_20_body">
      <style:text-properties officeooo:rsid="09b50608" officeooo:paragraph-rsid="09978cb1"/>
    </style:style>
    <style:style style:name="P319" style:family="paragraph" style:parent-style-name="Text_20_body">
      <style:text-properties officeooo:rsid="0a16638a" officeooo:paragraph-rsid="0a1ba5b9"/>
    </style:style>
    <style:style style:name="P320" style:family="paragraph" style:parent-style-name="Text_20_body">
      <style:text-properties officeooo:paragraph-rsid="0a7ec06a"/>
    </style:style>
    <style:style style:name="P321" style:family="paragraph" style:parent-style-name="Text_20_body">
      <style:text-properties officeooo:rsid="0a7ec06a" officeooo:paragraph-rsid="0a7ec06a"/>
    </style:style>
    <style:style style:name="P322" style:family="paragraph" style:parent-style-name="Text_20_body">
      <style:text-properties officeooo:rsid="0a7f2118" officeooo:paragraph-rsid="0a84c6d6"/>
    </style:style>
    <style:style style:name="P323" style:family="paragraph" style:parent-style-name="Text_20_body">
      <style:text-properties officeooo:rsid="0a7f564b" officeooo:paragraph-rsid="0a7f564b"/>
    </style:style>
    <style:style style:name="P324" style:family="paragraph" style:parent-style-name="Text_20_body">
      <style:text-properties officeooo:rsid="0a84ea5c" officeooo:paragraph-rsid="0a84ea5c"/>
    </style:style>
    <style:style style:name="P325" style:family="paragraph" style:parent-style-name="Text_20_body">
      <style:text-properties officeooo:rsid="0aa5df78" officeooo:paragraph-rsid="0aa5df78"/>
    </style:style>
    <style:style style:name="P326" style:family="paragraph" style:parent-style-name="Text_20_body">
      <style:text-properties officeooo:rsid="0ac6f7ec" officeooo:paragraph-rsid="0ac6f7ec"/>
    </style:style>
    <style:style style:name="P327" style:family="paragraph" style:parent-style-name="Text_20_body">
      <style:text-properties officeooo:rsid="0acc009b" officeooo:paragraph-rsid="0acc009b"/>
    </style:style>
    <style:style style:name="P328" style:family="paragraph" style:parent-style-name="Text_20_body">
      <style:text-properties officeooo:rsid="0ad17269" officeooo:paragraph-rsid="0ad17269"/>
    </style:style>
    <style:style style:name="P329" style:family="paragraph" style:parent-style-name="Text_20_body">
      <style:text-properties officeooo:rsid="0ae67bae" officeooo:paragraph-rsid="0ae67bae"/>
    </style:style>
    <style:style style:name="P330" style:family="paragraph" style:parent-style-name="Text_20_body">
      <style:text-properties officeooo:rsid="0aea4644" officeooo:paragraph-rsid="0aea4644"/>
    </style:style>
    <style:style style:name="P331" style:family="paragraph" style:parent-style-name="Text_20_body">
      <style:text-properties officeooo:paragraph-rsid="0af63963"/>
    </style:style>
    <style:style style:name="P332" style:family="paragraph" style:parent-style-name="Text_20_body">
      <style:text-properties officeooo:paragraph-rsid="0b2456aa"/>
    </style:style>
    <style:style style:name="P333" style:family="paragraph" style:parent-style-name="Text_20_body">
      <style:text-properties officeooo:rsid="0b324db8" officeooo:paragraph-rsid="0b324db8"/>
    </style:style>
    <style:style style:name="P334" style:family="paragraph" style:parent-style-name="Text_20_body">
      <style:text-properties officeooo:paragraph-rsid="09e89bcb"/>
    </style:style>
    <style:style style:name="P335" style:family="paragraph" style:parent-style-name="Text_20_body">
      <style:text-properties officeooo:rsid="0ade3eb8" officeooo:paragraph-rsid="0b8c4a71"/>
    </style:style>
    <style:style style:name="P336" style:family="paragraph" style:parent-style-name="Text_20_body">
      <style:paragraph-properties fo:margin-left="0pt" fo:margin-right="0pt" fo:text-indent="0pt" style:auto-text-indent="false"/>
      <style:text-properties officeooo:rsid="05844dbf" officeooo:paragraph-rsid="059b18e9"/>
    </style:style>
    <style:style style:name="P337" style:family="paragraph" style:parent-style-name="Text_20_body">
      <style:paragraph-properties fo:margin-left="0pt" fo:margin-right="0pt" fo:text-indent="0pt" style:auto-text-indent="false"/>
      <style:text-properties officeooo:rsid="05844dbf" officeooo:paragraph-rsid="05964979"/>
    </style:style>
    <style:style style:name="P338" style:family="paragraph" style:parent-style-name="Text_20_body">
      <style:paragraph-properties fo:margin-left="0pt" fo:margin-right="0pt" fo:text-indent="0pt" style:auto-text-indent="false"/>
      <style:text-properties officeooo:paragraph-rsid="04d6ec38"/>
    </style:style>
    <style:style style:name="P339" style:family="paragraph" style:parent-style-name="Text_20_body">
      <style:paragraph-properties fo:margin-left="0pt" fo:margin-right="0pt" fo:text-indent="0pt" style:auto-text-indent="false"/>
      <style:text-properties officeooo:paragraph-rsid="05b4bcb1"/>
    </style:style>
    <style:style style:name="P340" style:family="paragraph" style:parent-style-name="Text_20_body">
      <style:paragraph-properties fo:margin-left="0pt" fo:margin-right="0pt" fo:text-indent="0pt" style:auto-text-indent="false"/>
      <style:text-properties officeooo:rsid="05b4bcb1" officeooo:paragraph-rsid="05b4bcb1"/>
    </style:style>
    <style:style style:name="P341" style:family="paragraph" style:parent-style-name="Text_20_body">
      <style:paragraph-properties fo:margin-left="0pt" fo:margin-right="0pt" fo:text-indent="0pt" style:auto-text-indent="false"/>
      <style:text-properties officeooo:rsid="05b4bcb1" officeooo:paragraph-rsid="08fe932f"/>
    </style:style>
    <style:style style:name="P342" style:family="paragraph" style:parent-style-name="Text_20_body">
      <style:paragraph-properties fo:margin-left="0pt" fo:margin-right="0pt" fo:text-indent="0pt" style:auto-text-indent="false"/>
      <style:text-properties officeooo:rsid="05012aae" officeooo:paragraph-rsid="0592e573"/>
    </style:style>
    <style:style style:name="P343" style:family="paragraph" style:parent-style-name="Text_20_body">
      <style:paragraph-properties fo:margin-left="0pt" fo:margin-right="0pt" fo:text-indent="0pt" style:auto-text-indent="false"/>
      <style:text-properties officeooo:rsid="05af66f3" officeooo:paragraph-rsid="05b4bcb1"/>
    </style:style>
    <style:style style:name="P344" style:family="paragraph" style:parent-style-name="Text_20_body">
      <style:paragraph-properties fo:margin-left="0pt" fo:margin-right="0pt" fo:text-indent="0pt" style:auto-text-indent="false"/>
      <style:text-properties officeooo:rsid="069aad00" officeooo:paragraph-rsid="069aad00"/>
    </style:style>
    <style:style style:name="P345" style:family="paragraph" style:parent-style-name="Text_20_body">
      <style:paragraph-properties fo:margin-left="0pt" fo:margin-right="0pt" fo:text-indent="0pt" style:auto-text-indent="false"/>
      <style:text-properties officeooo:rsid="06a54553" officeooo:paragraph-rsid="06a54553"/>
    </style:style>
    <style:style style:name="P346" style:family="paragraph" style:parent-style-name="Text_20_body" style:master-page-name="">
      <style:paragraph-properties fo:margin-left="0pt" fo:margin-right="0pt" fo:text-indent="0pt" style:auto-text-indent="false" style:page-number="auto" fo:keep-with-next="always" style:writing-mode="page"/>
      <style:text-properties officeooo:rsid="09bd4bbb" officeooo:paragraph-rsid="09ceb6c6"/>
    </style:style>
    <style:style style:name="P347" style:family="paragraph" style:parent-style-name="Text_20_body">
      <style:paragraph-properties fo:margin-left="0pt" fo:margin-right="0pt" fo:text-indent="0pt" style:auto-text-indent="false" style:writing-mode="page"/>
      <style:text-properties officeooo:rsid="09ceb6c6" officeooo:paragraph-rsid="09ceb6c6"/>
    </style:style>
    <style:style style:name="P348" style:family="paragraph" style:parent-style-name="Preformatted_20_Text">
      <style:paragraph-properties fo:margin-left="0pt" fo:margin-right="0pt" fo:text-indent="0pt" style:auto-text-indent="false"/>
    </style:style>
    <style:style style:name="P349" style:family="paragraph" style:parent-style-name="Preformatted_20_Text">
      <style:paragraph-properties fo:margin-left="0pt" fo:margin-right="0pt" fo:text-indent="0pt" style:auto-text-indent="false"/>
      <style:text-properties officeooo:paragraph-rsid="0ab8f2ef"/>
    </style:style>
    <style:style style:name="P350" style:family="paragraph" style:parent-style-name="Preformatted_20_Text">
      <style:paragraph-properties fo:margin-left="0pt" fo:margin-right="0pt" fo:margin-top="0pt" fo:margin-bottom="14.14pt" loext:contextual-spacing="false" fo:text-indent="0pt" style:auto-text-indent="false"/>
      <style:text-properties officeooo:paragraph-rsid="0ab8f2ef"/>
    </style:style>
    <style:style style:name="P351" style:family="paragraph" style:parent-style-name="Text_20_body">
      <style:paragraph-properties fo:text-align="start" style:justify-single-word="false" fo:break-before="page">
        <style:tab-stops>
          <style:tab-stop style:position="166.14pt"/>
        </style:tab-stops>
      </style:paragraph-properties>
      <style:text-properties fo:font-size="12pt" officeooo:rsid="00129ade" officeooo:paragraph-rsid="00ccca5b" style:font-size-asian="10.5pt" style:font-size-complex="12pt"/>
    </style:style>
    <style:style style:name="P352" style:family="paragraph" style:parent-style-name="Text_20_body">
      <style:paragraph-properties fo:margin-left="36pt" fo:margin-right="0pt" fo:margin-top="0pt" fo:margin-bottom="0pt" loext:contextual-spacing="false" fo:text-indent="0pt" style:auto-text-indent="false" style:writing-mode="page"/>
      <style:text-properties officeooo:paragraph-rsid="05957ba1"/>
    </style:style>
    <style:style style:name="P353"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1" fo:font-size="11pt" officeooo:rsid="055023d4" officeooo:paragraph-rsid="0585e983" style:font-size-asian="11pt" style:font-size-complex="11pt"/>
    </style:style>
    <style:style style:name="P354"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1" fo:font-size="11pt" officeooo:rsid="0556ffda" officeooo:paragraph-rsid="0585e983" style:font-size-asian="11pt" style:font-size-complex="11pt"/>
    </style:style>
    <style:style style:name="P355"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1" fo:font-size="11pt" officeooo:rsid="054c4d9c" officeooo:paragraph-rsid="0585e983" style:font-size-asian="11pt" style:font-size-complex="11pt"/>
    </style:style>
    <style:style style:name="P356"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1" fo:font-size="11pt" officeooo:rsid="0551462a" officeooo:paragraph-rsid="0585e983" style:font-size-asian="11pt" style:font-size-complex="11pt"/>
    </style:style>
    <style:style style:name="P357"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1" fo:font-size="11pt" officeooo:rsid="04f71678" officeooo:paragraph-rsid="0548791b" style:font-size-asian="11pt" style:font-size-complex="11pt"/>
    </style:style>
    <style:style style:name="P358" style:family="paragraph" style:parent-style-name="Text_20_body">
      <style:paragraph-properties fo:margin-left="36pt" fo:margin-right="0pt" fo:margin-top="0pt" fo:margin-bottom="0pt" loext:contextual-spacing="false" fo:text-indent="0pt" style:auto-text-indent="false" style:writing-mode="page"/>
      <style:text-properties style:font-name="DejaVu Sans Mono" fo:font-size="10pt" officeooo:rsid="099ea81a" officeooo:paragraph-rsid="099ea81a" style:font-size-asian="10pt" style:font-size-complex="10pt"/>
    </style:style>
    <style:style style:name="P359" style:family="paragraph" style:parent-style-name="Text_20_body">
      <style:paragraph-properties fo:margin-left="36pt" fo:margin-right="0pt" fo:margin-top="0pt" fo:margin-bottom="0pt" loext:contextual-spacing="false" fo:text-indent="0pt" style:auto-text-indent="false" style:writing-mode="page"/>
      <style:text-properties style:font-name="DejaVu Sans Mono" fo:font-size="10pt" officeooo:rsid="099c585c" officeooo:paragraph-rsid="09ba70b5" style:font-size-asian="10pt" style:font-size-complex="10pt"/>
    </style:style>
    <style:style style:name="P360" style:family="paragraph" style:parent-style-name="Text_20_body">
      <style:paragraph-properties fo:margin-left="36pt" fo:margin-right="0pt" fo:margin-top="0pt" fo:margin-bottom="0pt" loext:contextual-spacing="false" fo:text-indent="0pt" style:auto-text-indent="false" fo:keep-with-next="always" style:writing-mode="page"/>
      <style:text-properties style:font-name="DejaVu Sans Mono" fo:font-size="10pt" officeooo:rsid="099c585c" officeooo:paragraph-rsid="099c585c" style:font-size-asian="10pt" style:font-size-complex="10pt"/>
    </style:style>
    <style:style style:name="P361" style:family="paragraph" style:parent-style-name="Text_20_body">
      <style:paragraph-properties fo:margin-left="36pt" fo:margin-right="0pt" fo:margin-top="0pt" fo:margin-bottom="0pt" loext:contextual-spacing="false" fo:text-indent="0pt" style:auto-text-indent="false" fo:keep-with-next="always" style:writing-mode="page"/>
      <style:text-properties style:font-name="DejaVu Sans Mono" fo:font-size="10pt" officeooo:rsid="09bcdbea" officeooo:paragraph-rsid="09bcdbea" style:font-size-asian="10pt" style:font-size-complex="10pt"/>
    </style:style>
    <style:style style:name="P362" style:family="paragraph" style:parent-style-name="Text_20_body">
      <style:paragraph-properties fo:margin-left="36pt" fo:margin-right="0pt" fo:margin-top="0pt" fo:margin-bottom="0pt" loext:contextual-spacing="false" fo:text-indent="0pt" style:auto-text-indent="false" fo:keep-with-next="always" style:writing-mode="page"/>
      <style:text-properties style:font-name="DejaVu Sans Mono" fo:font-size="10pt" officeooo:rsid="09ceb6c6" officeooo:paragraph-rsid="09ceb6c6" style:font-size-asian="10pt" style:font-size-complex="10pt"/>
    </style:style>
    <style:style style:name="P363" style:family="paragraph" style:parent-style-name="Text_20_body">
      <style:paragraph-properties fo:margin-left="36pt" fo:margin-right="0pt" fo:margin-top="0pt" fo:margin-bottom="0pt" loext:contextual-spacing="false" fo:text-indent="0pt" style:auto-text-indent="false" fo:keep-with-next="always" style:writing-mode="page"/>
      <style:text-properties officeooo:rsid="0631e90e" officeooo:paragraph-rsid="0631e90e"/>
    </style:style>
    <style:style style:name="P364" style:family="paragraph" style:parent-style-name="Text_20_body" style:master-page-name="">
      <style:paragraph-properties fo:margin-left="36pt" fo:margin-right="0pt" fo:margin-top="0pt" fo:margin-bottom="0pt" loext:contextual-spacing="false" fo:text-indent="0pt" style:auto-text-indent="false" style:page-number="auto" fo:keep-with-next="always" style:writing-mode="page"/>
      <style:text-properties officeooo:rsid="099595ae" officeooo:paragraph-rsid="099b6aa6"/>
    </style:style>
    <style:style style:name="P365" style:family="paragraph" style:parent-style-name="Text_20_body" style:master-page-name="">
      <style:paragraph-properties fo:margin-left="36pt" fo:margin-right="0pt" fo:margin-top="0pt" fo:margin-bottom="0pt" loext:contextual-spacing="false" fo:text-indent="0pt" style:auto-text-indent="false" style:page-number="auto" fo:keep-with-next="always" style:writing-mode="page"/>
      <style:text-properties officeooo:rsid="0631e90e" officeooo:paragraph-rsid="0631e90e"/>
    </style:style>
    <style:style style:name="P366" style:family="paragraph" style:parent-style-name="Text_20_body" style:master-page-name="">
      <style:paragraph-properties fo:margin-left="36pt" fo:margin-right="0pt" fo:margin-top="0pt" fo:margin-bottom="0pt" loext:contextual-spacing="false" fo:text-indent="0pt" style:auto-text-indent="false" style:page-number="auto" style:writing-mode="page"/>
      <style:text-properties style:font-name="DejaVu Sans Mono" fo:font-size="10pt" officeooo:rsid="09bcdbea" officeooo:paragraph-rsid="0a2e140c" style:font-size-asian="10pt" style:font-size-complex="10pt"/>
    </style:style>
    <style:style style:name="P367" style:family="paragraph" style:parent-style-name="Text_20_body">
      <style:paragraph-properties fo:margin-left="36pt" fo:margin-right="0pt" fo:text-indent="0pt" style:auto-text-indent="false"/>
      <style:text-properties fo:font-style="normal" officeooo:rsid="04d50139" officeooo:paragraph-rsid="04d50139" style:font-style-asian="normal" style:font-style-complex="normal"/>
    </style:style>
    <style:style style:name="P368" style:family="paragraph" style:parent-style-name="Text_20_body">
      <style:paragraph-properties fo:margin-left="36pt" fo:margin-right="0pt" fo:text-indent="0pt" style:auto-text-indent="false"/>
      <style:text-properties fo:font-style="normal" officeooo:rsid="04d1e329" officeooo:paragraph-rsid="04d3e161" style:font-style-asian="normal" style:font-style-complex="normal"/>
    </style:style>
    <style:style style:name="P369" style:family="paragraph" style:parent-style-name="Text_20_body">
      <style:paragraph-properties fo:margin-left="36pt" fo:margin-right="0pt" fo:text-indent="0pt" style:auto-text-indent="false"/>
      <style:text-properties fo:font-style="normal" officeooo:rsid="04d1e329" officeooo:paragraph-rsid="04d1e329" style:font-style-asian="normal" style:font-style-complex="normal"/>
    </style:style>
    <style:style style:name="P370" style:family="paragraph" style:parent-style-name="Text_20_body">
      <style:paragraph-properties fo:margin-left="36pt" fo:margin-right="0pt" fo:text-indent="0pt" style:auto-text-indent="false"/>
      <style:text-properties officeooo:rsid="0631e90e" officeooo:paragraph-rsid="0631e90e"/>
    </style:style>
    <style:style style:name="P371" style:family="paragraph" style:parent-style-name="Text_20_body">
      <style:paragraph-properties fo:margin-left="36pt" fo:margin-right="0pt" fo:text-indent="0pt" style:auto-text-indent="false"/>
      <style:text-properties officeooo:rsid="069c6b97" officeooo:paragraph-rsid="069c6b97"/>
    </style:style>
    <style:style style:name="P372" style:family="paragraph" style:parent-style-name="Text_20_body">
      <style:paragraph-properties fo:margin-left="36pt" fo:margin-right="0pt" fo:text-indent="0pt" style:auto-text-indent="false"/>
      <style:text-properties style:font-name="DejaVu Sans Mono" fo:font-size="10pt" officeooo:rsid="099839ab" officeooo:paragraph-rsid="099839ab" style:font-size-asian="10pt" style:font-size-complex="10pt"/>
    </style:style>
    <style:style style:name="P373" style:family="paragraph" style:parent-style-name="Text_20_body">
      <style:paragraph-properties fo:margin-left="36pt" fo:margin-right="0pt" fo:text-indent="0pt" style:auto-text-indent="false"/>
      <style:text-properties style:font-name="DejaVu Sans Mono" fo:font-size="10pt" officeooo:rsid="099c585c" officeooo:paragraph-rsid="099c585c" style:font-size-asian="10pt" style:font-size-complex="10pt"/>
    </style:style>
    <style:style style:name="P374" style:family="paragraph" style:parent-style-name="Text_20_body">
      <style:paragraph-properties fo:margin-left="36pt" fo:margin-right="0pt" fo:text-indent="0pt" style:auto-text-indent="false"/>
      <style:text-properties style:font-name="DejaVu Sans Mono" fo:font-size="10pt" officeooo:rsid="099595ae" officeooo:paragraph-rsid="09978cb1" style:font-size-asian="10pt" style:font-size-complex="10pt"/>
    </style:style>
    <style:style style:name="P375" style:family="paragraph" style:parent-style-name="Text_20_body">
      <style:paragraph-properties fo:margin-left="36pt" fo:margin-right="0pt" fo:text-indent="0pt" style:auto-text-indent="false"/>
      <style:text-properties style:font-name="DejaVu Sans Mono" fo:font-size="10pt" officeooo:rsid="099ea81a" officeooo:paragraph-rsid="099ea81a" style:font-size-asian="10pt" style:font-size-complex="10pt"/>
    </style:style>
    <style:style style:name="P376" style:family="paragraph" style:parent-style-name="Frame_20_contents">
      <style:paragraph-properties fo:margin-left="36pt" fo:margin-right="0pt" fo:text-align="justify" style:justify-single-word="false" fo:text-indent="0pt" style:auto-text-indent="false"/>
      <style:text-properties style:font-name="DejaVu Sans Mono" fo:font-size="9pt" officeooo:rsid="05dc6b1a" officeooo:paragraph-rsid="05dc6b1a" style:font-size-asian="9pt" style:font-size-complex="9pt"/>
    </style:style>
    <style:style style:name="P377" style:family="paragraph" style:parent-style-name="Preformatted_20_Text">
      <style:paragraph-properties fo:margin-left="36pt" fo:margin-right="0pt" fo:text-align="justify" style:justify-single-word="false" fo:text-indent="0pt" style:auto-text-indent="false"/>
      <style:text-properties officeooo:paragraph-rsid="08dc1c5e"/>
    </style:style>
    <style:style style:name="P378" style:family="paragraph" style:parent-style-name="Preformatted_20_Text">
      <style:paragraph-properties fo:margin-left="36pt" fo:margin-right="0pt" fo:text-indent="0pt" style:auto-text-indent="false"/>
      <style:text-properties officeooo:paragraph-rsid="08dc1c5e"/>
    </style:style>
    <style:style style:name="P379" style:family="paragraph" style:parent-style-name="Text_20_body">
      <style:paragraph-properties fo:margin-left="36pt" fo:margin-right="0pt" fo:text-indent="0pt" style:auto-text-indent="false" style:writing-mode="page"/>
      <style:text-properties style:font-name="DejaVu Sans Mono" fo:font-size="10pt" officeooo:rsid="09ceb6c6" officeooo:paragraph-rsid="09ceb6c6" style:font-size-asian="10pt" style:font-size-complex="10pt"/>
    </style:style>
    <style:style style:name="P380" style:family="paragraph" style:parent-style-name="Text_20_body">
      <style:paragraph-properties fo:margin-left="36pt" fo:margin-right="0pt" fo:text-indent="0pt" style:auto-text-indent="false" style:writing-mode="page"/>
      <style:text-properties style:font-name="DejaVu Sans Mono" fo:font-size="10pt" officeooo:rsid="09bcdbea" style:font-size-asian="10pt" style:font-size-complex="10pt"/>
    </style:style>
    <style:style style:name="P381"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51462a" officeooo:paragraph-rsid="0585e983" style:font-size-asian="11pt" style:font-size-complex="11pt"/>
    </style:style>
    <style:style style:name="P382"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51462a" officeooo:paragraph-rsid="058a1bdf" style:font-size-asian="11pt" style:font-size-complex="11pt"/>
    </style:style>
    <style:style style:name="P383"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5307b2" officeooo:paragraph-rsid="055facc2" style:font-size-asian="11pt" style:font-size-complex="11pt"/>
    </style:style>
    <style:style style:name="P384"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6d98e9" officeooo:paragraph-rsid="056d98e9" style:font-size-asian="11pt" style:font-size-complex="11pt"/>
    </style:style>
    <style:style style:name="P385"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4f8f4d2" officeooo:paragraph-rsid="054a2623" style:font-size-asian="11pt" style:font-size-complex="11pt"/>
    </style:style>
    <style:style style:name="P386"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5c5bf0" officeooo:paragraph-rsid="055c5bf0" style:font-size-asian="11pt" style:font-size-complex="11pt"/>
    </style:style>
    <style:style style:name="P387"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5023d4" officeooo:paragraph-rsid="055023d4" style:font-size-asian="11pt" style:font-size-complex="11pt"/>
    </style:style>
    <style:style style:name="P388" style:family="paragraph" style:parent-style-name="Text_20_body">
      <style:paragraph-properties fo:margin-left="108pt" fo:margin-right="0pt" fo:margin-top="0pt" fo:margin-bottom="0pt" loext:contextual-spacing="false" fo:text-indent="0pt" style:auto-text-indent="false" style:writing-mode="page"/>
      <style:text-properties style:font-name="Liberation Serif1" fo:font-size="11pt" officeooo:rsid="0551462a" officeooo:paragraph-rsid="058a1bdf" style:font-size-asian="11pt" style:font-size-complex="11pt"/>
    </style:style>
    <style:style style:name="P389" style:family="paragraph" style:parent-style-name="Text_20_body">
      <style:paragraph-properties fo:margin-left="108pt" fo:margin-right="0pt" fo:margin-top="0pt" fo:margin-bottom="0pt" loext:contextual-spacing="false" fo:text-indent="0pt" style:auto-text-indent="false" style:writing-mode="page"/>
      <style:text-properties style:font-name="Liberation Serif1" fo:font-size="11pt" officeooo:rsid="055c5bf0" officeooo:paragraph-rsid="055c5bf0" style:font-size-asian="11pt" style:font-size-complex="11pt"/>
    </style:style>
    <style:style style:name="P390" style:family="paragraph" style:parent-style-name="Text_20_body">
      <style:paragraph-properties fo:margin-top="0pt" fo:margin-bottom="0pt" loext:contextual-spacing="false" style:writing-mode="page"/>
    </style:style>
    <style:style style:name="P391" style:family="paragraph" style:parent-style-name="Text_20_body">
      <style:paragraph-properties fo:margin-top="0pt" fo:margin-bottom="0pt" loext:contextual-spacing="false" style:writing-mode="page"/>
      <style:text-properties style:font-name="DejaVu Sans Mono" fo:font-size="10pt" officeooo:rsid="0551eb0e" officeooo:paragraph-rsid="0551eb0e" style:font-size-asian="10pt" style:font-size-complex="10pt"/>
    </style:style>
    <style:style style:name="P392" style:family="paragraph" style:parent-style-name="Text_20_body">
      <style:paragraph-properties fo:margin-top="0pt" fo:margin-bottom="0pt" loext:contextual-spacing="false" style:writing-mode="page"/>
      <style:text-properties officeooo:rsid="06522a33" officeooo:paragraph-rsid="06522a33"/>
    </style:style>
    <style:style style:name="P393" style:family="paragraph" style:parent-style-name="Standard">
      <style:paragraph-properties fo:margin-top="0pt" fo:margin-bottom="0pt" loext:contextual-spacing="false" style:writing-mode="page"/>
      <style:text-properties style:font-name="DejaVu Sans Mono" fo:font-size="9pt" officeooo:rsid="0aa5df78" officeooo:paragraph-rsid="0aa5df78" style:font-size-asian="7.84999990463257pt" style:font-size-complex="9pt"/>
    </style:style>
    <style:style style:name="P394" style:family="paragraph" style:parent-style-name="Text_20_body">
      <style:paragraph-properties style:writing-mode="page"/>
    </style:style>
    <style:style style:name="P395" style:family="paragraph" style:parent-style-name="Text_20_body">
      <style:paragraph-properties style:writing-mode="page"/>
      <style:text-properties officeooo:rsid="059fba07" officeooo:paragraph-rsid="05a4b307"/>
    </style:style>
    <style:style style:name="P396" style:family="paragraph" style:parent-style-name="Text_20_body">
      <style:paragraph-properties style:writing-mode="page"/>
      <style:text-properties officeooo:rsid="05991d25" officeooo:paragraph-rsid="059dc6ed"/>
    </style:style>
    <style:style style:name="P397" style:family="paragraph" style:parent-style-name="Text_20_body">
      <style:paragraph-properties style:writing-mode="page"/>
      <style:text-properties officeooo:rsid="05991d25" officeooo:paragraph-rsid="05991d25"/>
    </style:style>
    <style:style style:name="P398" style:family="paragraph" style:parent-style-name="Heading_20_3">
      <style:text-properties officeooo:rsid="04d0d05b" officeooo:paragraph-rsid="04d0d05b"/>
    </style:style>
    <style:style style:name="P399" style:family="paragraph" style:parent-style-name="Heading_20_3">
      <style:text-properties officeooo:rsid="04e209b9" officeooo:paragraph-rsid="04e209b9"/>
    </style:style>
    <style:style style:name="P400" style:family="paragraph" style:parent-style-name="Heading_20_3">
      <style:text-properties officeooo:rsid="04ca6631" officeooo:paragraph-rsid="04ca6631"/>
    </style:style>
    <style:style style:name="P401" style:family="paragraph" style:parent-style-name="Heading_20_3">
      <style:text-properties officeooo:rsid="04ab8800" officeooo:paragraph-rsid="04ab8800"/>
    </style:style>
    <style:style style:name="P402" style:family="paragraph" style:parent-style-name="Heading_20_3">
      <style:text-properties officeooo:rsid="022ca179"/>
    </style:style>
    <style:style style:name="P403" style:family="paragraph" style:parent-style-name="Heading_20_3">
      <style:text-properties officeooo:rsid="060169b9" officeooo:paragraph-rsid="060169b9"/>
    </style:style>
    <style:style style:name="P404" style:family="paragraph" style:parent-style-name="Heading_20_3">
      <style:text-properties officeooo:rsid="06035493" officeooo:paragraph-rsid="06035493"/>
    </style:style>
    <style:style style:name="P405" style:family="paragraph" style:parent-style-name="Heading_20_3">
      <style:text-properties officeooo:rsid="06049a65" officeooo:paragraph-rsid="06049a65"/>
    </style:style>
    <style:style style:name="P406" style:family="paragraph" style:parent-style-name="Heading_20_3">
      <style:text-properties officeooo:rsid="08b656da" officeooo:paragraph-rsid="08b656da"/>
    </style:style>
    <style:style style:name="P407" style:family="paragraph" style:parent-style-name="Heading_20_3">
      <style:text-properties officeooo:rsid="08b7c063" officeooo:paragraph-rsid="08b7c063"/>
    </style:style>
    <style:style style:name="P408" style:family="paragraph" style:parent-style-name="Heading_20_3">
      <style:text-properties officeooo:rsid="0917c5fe" officeooo:paragraph-rsid="0917c5fe"/>
    </style:style>
    <style:style style:name="P409" style:family="paragraph" style:parent-style-name="Heading_20_3">
      <style:text-properties style:font-name="DejaVu Sans Mono" officeooo:rsid="0993b88b" officeooo:paragraph-rsid="0993b88b"/>
    </style:style>
    <style:style style:name="P410" style:family="paragraph" style:parent-style-name="Heading_20_3">
      <style:text-properties officeooo:rsid="0a7ec06a" officeooo:paragraph-rsid="0a7ec06a"/>
    </style:style>
    <style:style style:name="P411" style:family="paragraph" style:parent-style-name="Heading_20_3">
      <style:text-properties officeooo:rsid="0acb567b" officeooo:paragraph-rsid="0acb567b"/>
    </style:style>
    <style:style style:name="P412" style:family="paragraph" style:parent-style-name="Heading_20_3">
      <style:text-properties officeooo:rsid="0aee9274" officeooo:paragraph-rsid="0aee9274"/>
    </style:style>
    <style:style style:name="P413" style:family="paragraph" style:parent-style-name="Heading_20_3">
      <style:text-properties officeooo:rsid="0ac99275" officeooo:paragraph-rsid="0acb567b"/>
    </style:style>
    <style:style style:name="P414" style:family="paragraph" style:parent-style-name="Heading_20_3">
      <style:text-properties officeooo:rsid="0ad91857" officeooo:paragraph-rsid="08b34d80"/>
    </style:style>
    <style:style style:name="P415" style:family="paragraph" style:parent-style-name="Preformatted_20_Text">
      <style:text-properties style:font-name="DejaVu Sans Mono" fo:font-size="10pt" style:font-size-asian="10pt" style:font-size-complex="10pt"/>
    </style:style>
    <style:style style:name="P416" style:family="paragraph" style:parent-style-name="Preformatted_20_Text">
      <style:text-properties style:font-name="DejaVu Sans Mono" fo:font-size="10pt" officeooo:paragraph-rsid="066b087a" style:font-size-asian="10pt" style:font-size-complex="10pt"/>
    </style:style>
    <style:style style:name="P417" style:family="paragraph" style:parent-style-name="Preformatted_20_Text">
      <style:text-properties style:font-name="DejaVu Sans Mono" fo:font-size="10pt" officeooo:paragraph-rsid="066c6614" style:font-size-asian="10pt" style:font-size-complex="10pt"/>
    </style:style>
    <style:style style:name="P418" style:family="paragraph" style:parent-style-name="Preformatted_20_Text">
      <style:text-properties style:font-name="DejaVu Sans Mono" fo:font-size="10pt" officeooo:paragraph-rsid="08dc1c5e" style:font-size-asian="10pt" style:font-size-complex="10pt"/>
    </style:style>
    <style:style style:name="P419" style:family="paragraph" style:parent-style-name="Preformatted_20_Text">
      <style:text-properties style:font-name="DejaVu Sans Mono" fo:font-size="10pt" officeooo:paragraph-rsid="09958459" style:font-size-asian="10pt" style:font-size-complex="10pt"/>
    </style:style>
    <style:style style:name="P420" style:family="paragraph" style:parent-style-name="Preformatted_20_Text">
      <style:text-properties style:font-name="DejaVu Sans Mono" fo:font-size="10pt" fo:font-style="italic" officeooo:paragraph-rsid="066c6614" style:font-size-asian="10pt" style:font-size-complex="10pt"/>
    </style:style>
    <style:style style:name="P421" style:family="paragraph" style:parent-style-name="Preformatted_20_Text">
      <style:text-properties officeooo:paragraph-rsid="066b087a"/>
    </style:style>
    <style:style style:name="P422" style:family="paragraph" style:parent-style-name="Preformatted_20_Text">
      <style:paragraph-properties fo:text-align="justify" style:justify-single-word="false"/>
      <style:text-properties officeooo:paragraph-rsid="08daa0aa"/>
    </style:style>
    <style:style style:name="P423" style:family="paragraph" style:parent-style-name="Preformatted_20_Text">
      <style:text-properties officeooo:paragraph-rsid="08daa0aa"/>
    </style:style>
    <style:style style:name="P424" style:family="paragraph" style:parent-style-name="Preformatted_20_Text">
      <style:text-properties officeooo:paragraph-rsid="09958459"/>
    </style:style>
    <style:style style:name="P425" style:family="paragraph" style:parent-style-name="Preformatted_20_Text">
      <style:text-properties officeooo:rsid="0ab9d8f1" officeooo:paragraph-rsid="0ab9d8f1"/>
    </style:style>
    <style:style style:name="P426" style:family="paragraph" style:parent-style-name="Preformatted_20_Text">
      <style:text-properties officeooo:paragraph-rsid="0abdac8d"/>
    </style:style>
    <style:style style:name="P427" style:family="paragraph" style:parent-style-name="Preformatted_20_Text">
      <style:text-properties officeooo:paragraph-rsid="0abf3a2d"/>
    </style:style>
    <style:style style:name="P428" style:family="paragraph" style:parent-style-name="Preformatted_20_Text">
      <style:text-properties fo:font-style="italic" officeooo:paragraph-rsid="0abf3a2d"/>
    </style:style>
    <style:style style:name="P429" style:family="paragraph" style:parent-style-name="Text_20_body" style:master-page-name="">
      <style:paragraph-properties style:page-number="auto" fo:keep-with-next="always" style:writing-mode="page"/>
      <style:text-properties officeooo:rsid="09bbd572" officeooo:paragraph-rsid="0a2e140c"/>
    </style:style>
    <style:style style:name="P430" style:family="paragraph" style:parent-style-name="Text_20_body" style:master-page-name="">
      <style:paragraph-properties style:page-number="auto" fo:keep-with-next="always" style:writing-mode="page"/>
      <style:text-properties officeooo:rsid="0999722a" officeooo:paragraph-rsid="0a249236"/>
    </style:style>
    <style:style style:name="P431" style:family="paragraph" style:parent-style-name="Text_20_body" style:master-page-name="">
      <loext:graphic-properties draw:fill-image-width="0pt" draw:fill-image-height="0pt"/>
      <style:paragraph-properties style:page-number="auto" fo:keep-with-next="always" style:writing-mode="page"/>
      <style:text-properties officeooo:paragraph-rsid="094a21fb"/>
    </style:style>
    <style:style style:name="P432" style:family="paragraph" style:parent-style-name="Text_20_body" style:master-page-name="">
      <style:paragraph-properties style:page-number="auto" fo:keep-with-next="always" style:writing-mode="page"/>
      <style:text-properties officeooo:rsid="0aa5df78" officeooo:paragraph-rsid="0aa5df78"/>
    </style:style>
    <style:style style:name="P433" style:family="paragraph" style:parent-style-name="Text_20_body" style:master-page-name="">
      <style:paragraph-properties style:page-number="auto" fo:keep-with-next="always" style:writing-mode="page"/>
      <style:text-properties officeooo:rsid="025b769c" officeooo:paragraph-rsid="025b769c"/>
    </style:style>
    <style:style style:name="P434" style:family="paragraph" style:parent-style-name="Text_20_body" style:master-page-name="">
      <style:paragraph-properties style:page-number="auto" fo:keep-with-next="always" style:writing-mode="page"/>
      <style:text-properties officeooo:rsid="026cf2a3" officeooo:paragraph-rsid="026cf2a3"/>
    </style:style>
    <style:style style:name="P435" style:family="paragraph" style:parent-style-name="Contents_20_2">
      <style:paragraph-properties>
        <style:tab-stops>
          <style:tab-stop style:position="392pt" style:type="right" style:leader-style="dotted" style:leader-text="."/>
        </style:tab-stops>
      </style:paragraph-properties>
    </style:style>
    <style:style style:name="P436" style:family="paragraph" style:parent-style-name="Contents_20_1">
      <style:paragraph-properties>
        <style:tab-stops>
          <style:tab-stop style:position="392pt" style:type="right"/>
        </style:tab-stops>
      </style:paragraph-properties>
    </style:style>
    <style:style style:name="P437" style:family="paragraph" style:parent-style-name="Contents_20_3">
      <style:paragraph-properties>
        <style:tab-stops>
          <style:tab-stop style:position="392pt" style:type="right" style:leader-style="dotted" style:leader-text="."/>
        </style:tab-stops>
      </style:paragraph-properties>
    </style:style>
    <style:style style:name="P438" style:family="paragraph" style:parent-style-name="Contents_20_4">
      <style:paragraph-properties>
        <style:tab-stops>
          <style:tab-stop style:position="392pt" style:type="right" style:leader-style="dotted" style:leader-text="."/>
        </style:tab-stops>
      </style:paragraph-properties>
    </style:style>
    <style:style style:name="P439" style:family="paragraph" style:parent-style-name="Standard">
      <style:text-properties officeooo:paragraph-rsid="0bd5f73b"/>
    </style:style>
    <style:style style:name="P440" style:family="paragraph" style:parent-style-name="Text_20_body" style:list-style-name="L2">
      <style:text-properties officeooo:rsid="002068d9" officeooo:paragraph-rsid="002068d9"/>
    </style:style>
    <style:style style:name="P441" style:family="paragraph" style:parent-style-name="Text_20_body" style:list-style-name="L3">
      <style:text-properties officeooo:rsid="002228cb" officeooo:paragraph-rsid="002228cb"/>
    </style:style>
    <style:style style:name="P442" style:family="paragraph" style:parent-style-name="Text_20_body" style:list-style-name="L5">
      <style:text-properties officeooo:paragraph-rsid="007899b2"/>
    </style:style>
    <style:style style:name="P443" style:family="paragraph" style:parent-style-name="Text_20_body" style:list-style-name="L8">
      <style:text-properties officeooo:rsid="01acf3d6" officeooo:paragraph-rsid="01acf3d6"/>
    </style:style>
    <style:style style:name="P444" style:family="paragraph" style:parent-style-name="Text_20_body" style:list-style-name="L9">
      <style:text-properties officeooo:rsid="04f1af42" officeooo:paragraph-rsid="04f1af42"/>
    </style:style>
    <style:style style:name="P445" style:family="paragraph" style:parent-style-name="Text_20_body" style:list-style-name="L10">
      <style:text-properties officeooo:rsid="0535d909" officeooo:paragraph-rsid="053774c2"/>
    </style:style>
    <style:style style:name="P446" style:family="paragraph" style:parent-style-name="Text_20_body" style:list-style-name="L10">
      <style:text-properties officeooo:rsid="05353627" officeooo:paragraph-rsid="053774c2"/>
    </style:style>
    <style:style style:name="P447" style:family="paragraph" style:parent-style-name="Text_20_body" style:list-style-name="L11">
      <style:text-properties style:font-name="DejaVu Sans Mono" fo:font-size="10pt" officeooo:rsid="04f2a6a0" officeooo:paragraph-rsid="04f2a6a0" style:font-size-asian="10pt" style:font-size-complex="10pt"/>
    </style:style>
    <style:style style:name="P448" style:family="paragraph" style:parent-style-name="Text_20_body" style:list-style-name="L12">
      <style:text-properties officeooo:rsid="062df58b" officeooo:paragraph-rsid="062df58b"/>
    </style:style>
    <style:style style:name="P449" style:family="paragraph" style:parent-style-name="Text_20_body">
      <style:text-properties officeooo:rsid="0ade3eb8" officeooo:paragraph-rsid="0b9301b1"/>
    </style:style>
    <style:style style:name="P450" style:family="paragraph" style:parent-style-name="Text_20_body">
      <style:text-properties officeooo:rsid="0ade3eb8" officeooo:paragraph-rsid="0b94d99d"/>
    </style:style>
    <style:style style:name="P451" style:family="paragraph" style:parent-style-name="Text_20_body">
      <style:text-properties officeooo:rsid="0ade3eb8" officeooo:paragraph-rsid="0bb0dd64"/>
    </style:style>
    <style:style style:name="P452" style:family="paragraph" style:parent-style-name="Text_20_body">
      <style:text-properties officeooo:rsid="0ae67bae" officeooo:paragraph-rsid="0ae67bae"/>
    </style:style>
    <style:style style:name="P453" style:family="paragraph" style:parent-style-name="Text_20_body">
      <style:text-properties officeooo:paragraph-rsid="0b9849ac"/>
    </style:style>
    <style:style style:name="P454" style:family="paragraph" style:parent-style-name="Text_20_body">
      <style:text-properties officeooo:paragraph-rsid="0b99cd16"/>
    </style:style>
    <style:style style:name="P455" style:family="paragraph" style:parent-style-name="Text_20_body">
      <style:text-properties officeooo:paragraph-rsid="0b9ddfaa"/>
    </style:style>
    <style:style style:name="P456" style:family="paragraph" style:parent-style-name="Text_20_body">
      <style:text-properties officeooo:paragraph-rsid="0ba1cb4e"/>
    </style:style>
    <style:style style:name="P457" style:family="paragraph" style:parent-style-name="Text_20_body">
      <style:text-properties officeooo:paragraph-rsid="0bbc9d8c"/>
    </style:style>
    <style:style style:name="P458" style:family="paragraph" style:parent-style-name="Text_20_body">
      <style:text-properties officeooo:rsid="0bbfe25f" officeooo:paragraph-rsid="0bbfe25f"/>
    </style:style>
    <style:style style:name="P459" style:family="paragraph" style:parent-style-name="Text_20_body">
      <style:text-properties officeooo:rsid="0bc548eb" officeooo:paragraph-rsid="0bc548eb"/>
    </style:style>
    <style:style style:name="P460" style:family="paragraph" style:parent-style-name="Text_20_body" style:list-style-name="L1">
      <style:paragraph-properties fo:margin-top="0pt" fo:margin-bottom="0pt" loext:contextual-spacing="false" style:writing-mode="page"/>
      <style:text-properties officeooo:rsid="0015eba2" officeooo:paragraph-rsid="0016567d"/>
    </style:style>
    <style:style style:name="P461" style:family="paragraph" style:parent-style-name="Text_20_body" style:list-style-name="L6">
      <style:paragraph-properties fo:margin-top="0pt" fo:margin-bottom="0pt" loext:contextual-spacing="false" style:writing-mode="page"/>
      <style:text-properties officeooo:rsid="0015eba2" officeooo:paragraph-rsid="01552de9"/>
    </style:style>
    <style:style style:name="P462" style:family="paragraph" style:parent-style-name="Text_20_body" style:list-style-name="L7">
      <style:paragraph-properties fo:margin-top="0pt" fo:margin-bottom="0pt" loext:contextual-spacing="false" style:writing-mode="page"/>
      <style:text-properties officeooo:rsid="0015eba2" officeooo:paragraph-rsid="00c76e74"/>
    </style:style>
    <style:style style:name="P463" style:family="paragraph" style:parent-style-name="Text_20_body" style:list-style-name="L1">
      <style:paragraph-properties fo:margin-top="0pt" fo:margin-bottom="0pt" loext:contextual-spacing="false" style:writing-mode="page"/>
      <style:text-properties officeooo:rsid="001c43ce" officeooo:paragraph-rsid="001c43ce"/>
    </style:style>
    <style:style style:name="P464" style:family="paragraph" style:parent-style-name="Text_20_body" style:list-style-name="L6">
      <style:paragraph-properties fo:margin-top="0pt" fo:margin-bottom="0pt" loext:contextual-spacing="false" style:writing-mode="page"/>
      <style:text-properties officeooo:rsid="001c43ce" officeooo:paragraph-rsid="01552de9"/>
    </style:style>
    <style:style style:name="P465" style:family="paragraph" style:parent-style-name="Text_20_body" style:list-style-name="L7">
      <style:paragraph-properties fo:margin-top="0pt" fo:margin-bottom="0pt" loext:contextual-spacing="false" style:writing-mode="page"/>
      <style:text-properties officeooo:rsid="001c43ce" officeooo:paragraph-rsid="00c76e74"/>
    </style:style>
    <style:style style:name="P466" style:family="paragraph" style:parent-style-name="Text_20_body" style:list-style-name="L1">
      <style:paragraph-properties fo:margin-top="0pt" fo:margin-bottom="0pt" loext:contextual-spacing="false" style:writing-mode="page"/>
      <style:text-properties officeooo:rsid="0016567d" officeooo:paragraph-rsid="064b4a50"/>
    </style:style>
    <style:style style:name="P467" style:family="paragraph" style:parent-style-name="Text_20_body" style:list-style-name="L6">
      <style:paragraph-properties fo:margin-top="0pt" fo:margin-bottom="0pt" loext:contextual-spacing="false" style:writing-mode="page"/>
      <style:text-properties officeooo:rsid="0016567d" officeooo:paragraph-rsid="01552de9"/>
    </style:style>
    <style:style style:name="P468" style:family="paragraph" style:parent-style-name="Text_20_body" style:list-style-name="L2">
      <style:paragraph-properties fo:margin-top="0pt" fo:margin-bottom="0pt" loext:contextual-spacing="false" style:writing-mode="page"/>
      <style:text-properties officeooo:rsid="002068d9" officeooo:paragraph-rsid="002068d9"/>
    </style:style>
    <style:style style:name="P469" style:family="paragraph" style:parent-style-name="Text_20_body" style:list-style-name="L3">
      <style:paragraph-properties fo:margin-top="0pt" fo:margin-bottom="0pt" loext:contextual-spacing="false" style:writing-mode="page"/>
      <style:text-properties officeooo:rsid="002228cb" officeooo:paragraph-rsid="002228cb"/>
    </style:style>
    <style:style style:name="P470" style:family="paragraph" style:parent-style-name="Text_20_body" style:list-style-name="L3">
      <style:paragraph-properties fo:margin-top="0pt" fo:margin-bottom="0pt" loext:contextual-spacing="false" style:writing-mode="page"/>
      <style:text-properties officeooo:rsid="01b1b2ea" officeooo:paragraph-rsid="002228cb"/>
    </style:style>
    <style:style style:name="P471" style:family="paragraph" style:parent-style-name="Text_20_body" style:list-style-name="L5">
      <style:paragraph-properties fo:margin-top="0pt" fo:margin-bottom="0pt" loext:contextual-spacing="false" style:writing-mode="page"/>
      <style:text-properties officeooo:rsid="00603ea1" officeooo:paragraph-rsid="007899b2"/>
    </style:style>
    <style:style style:name="P472" style:family="paragraph" style:parent-style-name="Text_20_body" style:list-style-name="L5">
      <style:paragraph-properties fo:margin-top="0pt" fo:margin-bottom="0pt" loext:contextual-spacing="false" style:writing-mode="page"/>
      <style:text-properties officeooo:rsid="005383a3" officeooo:paragraph-rsid="007899b2"/>
    </style:style>
    <style:style style:name="P473" style:family="paragraph" style:parent-style-name="Text_20_body" style:list-style-name="L5">
      <style:paragraph-properties fo:margin-top="0pt" fo:margin-bottom="0pt" loext:contextual-spacing="false" style:writing-mode="page"/>
      <style:text-properties officeooo:rsid="00450fae" officeooo:paragraph-rsid="007899b2"/>
    </style:style>
    <style:style style:name="P474" style:family="paragraph" style:parent-style-name="Text_20_body" style:list-style-name="L6">
      <style:paragraph-properties fo:margin-top="0pt" fo:margin-bottom="0pt" loext:contextual-spacing="false" style:writing-mode="page"/>
      <style:text-properties officeooo:rsid="01552de9" officeooo:paragraph-rsid="01552de9"/>
    </style:style>
    <style:style style:name="P475" style:family="paragraph" style:parent-style-name="Text_20_body" style:list-style-name="L7">
      <style:paragraph-properties fo:margin-top="0pt" fo:margin-bottom="0pt" loext:contextual-spacing="false" style:writing-mode="page"/>
      <style:text-properties officeooo:rsid="015858b7" officeooo:paragraph-rsid="015858b7"/>
    </style:style>
    <style:style style:name="P476" style:family="paragraph" style:parent-style-name="Text_20_body" style:list-style-name="L7">
      <style:paragraph-properties fo:margin-top="0pt" fo:margin-bottom="0pt" loext:contextual-spacing="false" style:writing-mode="page"/>
      <style:text-properties officeooo:rsid="00c98752" officeooo:paragraph-rsid="00c98752"/>
    </style:style>
    <style:style style:name="P477" style:family="paragraph" style:parent-style-name="Text_20_body" style:list-style-name="L8">
      <style:paragraph-properties fo:margin-top="0pt" fo:margin-bottom="0pt" loext:contextual-spacing="false" style:writing-mode="page"/>
      <style:text-properties officeooo:rsid="01ac1a75" officeooo:paragraph-rsid="01ac1a75"/>
    </style:style>
    <style:style style:name="P478" style:family="paragraph" style:parent-style-name="Text_20_body" style:list-style-name="L8">
      <style:paragraph-properties fo:margin-top="0pt" fo:margin-bottom="0pt" loext:contextual-spacing="false" style:writing-mode="page"/>
      <style:text-properties officeooo:rsid="01ac1a75" officeooo:paragraph-rsid="01acf3d6"/>
    </style:style>
    <style:style style:name="P479" style:family="paragraph" style:parent-style-name="Text_20_body" style:list-style-name="L8">
      <style:paragraph-properties fo:margin-top="0pt" fo:margin-bottom="0pt" loext:contextual-spacing="false" style:writing-mode="page"/>
      <style:text-properties officeooo:rsid="01acf3d6" officeooo:paragraph-rsid="01acf3d6"/>
    </style:style>
    <style:style style:name="P480" style:family="paragraph" style:parent-style-name="Text_20_body" style:list-style-name="L4">
      <style:paragraph-properties fo:margin-left="72pt" fo:margin-right="0pt" fo:margin-top="0pt" fo:margin-bottom="0pt" loext:contextual-spacing="false" fo:text-indent="-18pt" style:auto-text-indent="false" style:writing-mode="page"/>
      <style:text-properties officeooo:rsid="069aad00" officeooo:paragraph-rsid="069aad00"/>
    </style:style>
    <style:style style:name="P481" style:family="paragraph" style:parent-style-name="Text_20_body" style:list-style-name="L4">
      <style:paragraph-properties fo:margin-left="72pt" fo:margin-right="0pt" fo:margin-top="0pt" fo:margin-bottom="0pt" loext:contextual-spacing="false" fo:text-indent="-18pt" style:auto-text-indent="false" style:writing-mode="page"/>
      <style:text-properties officeooo:rsid="06a2c082" officeooo:paragraph-rsid="06a2c082"/>
    </style:style>
    <style:style style:name="P482" style:family="paragraph" style:parent-style-name="Text_20_body" style:list-style-name="L4">
      <style:paragraph-properties fo:margin-left="72pt" fo:margin-right="0pt" fo:margin-top="0pt" fo:margin-bottom="0pt" loext:contextual-spacing="false" fo:text-indent="-18pt" style:auto-text-indent="false" style:writing-mode="page"/>
      <style:text-properties officeooo:rsid="069c6b97" officeooo:paragraph-rsid="069c6b97"/>
    </style:style>
    <style:style style:name="P483" style:family="paragraph" style:parent-style-name="Text_20_body" style:list-style-name="L4">
      <style:paragraph-properties fo:margin-left="72pt" fo:margin-right="0pt" fo:text-indent="-18pt" style:auto-text-indent="false"/>
      <style:text-properties officeooo:rsid="069aad00" officeooo:paragraph-rsid="069aad00"/>
    </style:style>
    <style:style style:name="P484" style:family="paragraph" style:parent-style-name="Text_20_body" style:list-style-name="L4">
      <style:paragraph-properties fo:margin-left="72pt" fo:margin-right="0pt" fo:text-indent="-18pt" style:auto-text-indent="false"/>
      <style:text-properties officeooo:rsid="069c6b97" officeooo:paragraph-rsid="069c6b97"/>
    </style:style>
    <style:style style:name="P485" style:family="paragraph" style:parent-style-name="Text_20_body" style:list-style-name="L4">
      <style:paragraph-properties fo:margin-left="72pt" fo:margin-right="0pt" fo:text-indent="-18pt" style:auto-text-indent="false"/>
      <style:text-properties officeooo:rsid="069e3aa7" officeooo:paragraph-rsid="069e3aa7"/>
    </style:style>
    <style:style style:name="P486" style:family="paragraph" style:parent-style-name="Heading_20_1">
      <style:text-properties officeooo:rsid="05c1562c" officeooo:paragraph-rsid="05c1562c"/>
    </style:style>
    <style:style style:name="P487" style:family="paragraph" style:parent-style-name="Heading_20_1">
      <style:text-properties officeooo:rsid="024c52cb" officeooo:paragraph-rsid="02dfdf8b"/>
    </style:style>
    <style:style style:name="P488" style:family="paragraph" style:parent-style-name="Title" style:master-page-name="First_20_Page">
      <style:paragraph-properties fo:text-align="justify" style:justify-single-word="false" style:page-number="auto">
        <style:tab-stops>
          <style:tab-stop style:position="166.14pt"/>
        </style:tab-stops>
      </style:paragraph-properties>
      <style:text-properties fo:font-size="24pt" officeooo:rsid="00129ade" officeooo:paragraph-rsid="00ccca5b" style:font-size-asian="21pt" style:font-size-complex="24pt"/>
    </style:style>
    <style:style style:name="P489" style:family="paragraph" style:parent-style-name="Heading_20_2">
      <style:text-properties officeooo:rsid="03ab178d" officeooo:paragraph-rsid="03ab178d"/>
    </style:style>
    <style:style style:name="P490" style:family="paragraph" style:parent-style-name="Heading_20_2">
      <style:text-properties officeooo:rsid="05c1562c" officeooo:paragraph-rsid="05c1562c"/>
    </style:style>
    <style:style style:name="P491" style:family="paragraph" style:parent-style-name="Heading_20_2">
      <style:text-properties officeooo:paragraph-rsid="05daf2f4"/>
    </style:style>
    <style:style style:name="P492" style:family="paragraph" style:parent-style-name="Heading_20_2">
      <style:text-properties officeooo:rsid="05d3c808" officeooo:paragraph-rsid="05d3c808"/>
    </style:style>
    <style:style style:name="P493" style:family="paragraph" style:parent-style-name="Heading_20_2">
      <style:text-properties officeooo:rsid="05dc6b1a" officeooo:paragraph-rsid="05dc6b1a"/>
    </style:style>
    <style:style style:name="P494" style:family="paragraph" style:parent-style-name="Heading_20_2">
      <style:text-properties officeooo:rsid="099086ca" officeooo:paragraph-rsid="099086ca"/>
    </style:style>
    <style:style style:name="P495" style:family="paragraph" style:parent-style-name="Heading_20_2">
      <style:text-properties officeooo:rsid="079b528e" officeooo:paragraph-rsid="079b528e"/>
    </style:style>
    <style:style style:name="P496" style:family="paragraph" style:parent-style-name="Heading_20_2">
      <style:text-properties officeooo:rsid="05c44bb3" officeooo:paragraph-rsid="0b4077db"/>
    </style:style>
    <style:style style:name="P497" style:family="paragraph" style:parent-style-name="Heading_20_2">
      <style:text-properties officeooo:rsid="05cfab16" officeooo:paragraph-rsid="094abe93"/>
    </style:style>
    <style:style style:name="P498" style:family="paragraph" style:parent-style-name="Heading_20_2">
      <style:text-properties officeooo:paragraph-rsid="08e13bea"/>
    </style:style>
    <style:style style:name="P499" style:family="paragraph" style:parent-style-name="Heading_20_2">
      <style:text-properties officeooo:paragraph-rsid="04b986f5"/>
    </style:style>
    <style:style style:name="P500" style:family="paragraph" style:parent-style-name="Heading_20_2">
      <style:text-properties officeooo:rsid="05fd2213" officeooo:paragraph-rsid="05fd2213"/>
    </style:style>
    <style:style style:name="P501" style:family="paragraph" style:parent-style-name="Heading_20_2">
      <style:text-properties officeooo:rsid="05bf2b82" officeooo:paragraph-rsid="05bf2b82"/>
    </style:style>
    <style:style style:name="P502" style:family="paragraph" style:parent-style-name="Heading_20_2">
      <style:text-properties officeooo:paragraph-rsid="07ff2945"/>
    </style:style>
    <style:style style:name="P503" style:family="paragraph" style:parent-style-name="Heading_20_2">
      <style:text-properties officeooo:paragraph-rsid="09516c48"/>
    </style:style>
    <style:style style:name="P504" style:family="paragraph" style:parent-style-name="Footnote">
      <style:text-properties officeooo:rsid="0b93e72d" officeooo:paragraph-rsid="0b93e72d"/>
    </style:style>
    <style:style style:name="P505" style:family="paragraph" style:parent-style-name="Footnote">
      <style:text-properties officeooo:rsid="0874ff85" officeooo:paragraph-rsid="0874ff85"/>
    </style:style>
    <style:style style:name="P506" style:family="paragraph" style:parent-style-name="Footnote">
      <style:text-properties officeooo:rsid="0bd0c066" officeooo:paragraph-rsid="0bd0c066"/>
    </style:style>
    <style:style style:name="P507" style:family="paragraph">
      <loext:graphic-properties draw:fill="none" draw:fill-color="#729fcf"/>
      <style:paragraph-properties fo:margin-left="0pt" fo:margin-right="0pt" fo:margin-top="0pt" fo:margin-bottom="0pt" fo:line-height="100%" fo:text-align="center"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4"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08" style:family="paragraph">
      <loext:graphic-properties draw:fill="solid" draw:fill-color="#729fcf"/>
      <style:paragraph-properties fo:margin-left="0pt" fo:margin-right="0pt" fo:margin-top="0pt" fo:margin-bottom="0pt" fo:line-height="100%" fo:text-align="center"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4"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09" style:family="paragraph">
      <style:paragraph-properties fo:margin-left="0pt" fo:margin-right="0pt" fo:margin-top="0pt" fo:margin-bottom="0pt" fo:line-height="100%" fo:text-indent="0pt"/>
    </style:style>
    <style:style style:name="P510" style:family="paragraph">
      <loext:graphic-properties draw:fill="none" draw:fill-color="#ffffff"/>
      <style:paragraph-properties fo:margin-left="0pt" fo:margin-right="0pt" fo:margin-top="0pt" fo:margin-bottom="0pt" fo:line-height="100%"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4"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11" style:family="paragraph">
      <loext:graphic-properties draw:fill="none" draw:fill-color="#ffffff"/>
      <style:paragraph-properties fo:margin-left="0pt" fo:margin-right="0pt" fo:margin-top="0pt" fo:margin-bottom="0pt" fo:line-height="100%" fo:text-indent="0p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ejaVu Sans4"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12" style:family="paragraph">
      <style:paragraph-properties fo:margin-left="0pt" fo:margin-right="0pt" fo:margin-top="0pt" fo:margin-bottom="0pt" fo:line-height="100%" fo:text-align="center" fo:text-indent="0pt"/>
    </style:style>
    <style:style style:name="P513" style:family="paragraph">
      <loext:graphic-properties draw:fill="none" draw:fill-color="#ffffff"/>
      <style:paragraph-properties fo:margin-left="0pt" fo:margin-right="0pt" fo:margin-top="0pt" fo:margin-bottom="0pt" fo:line-height="100%" fo:text-align="center" fo:text-indent="0p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ejaVu Sans4"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 style:family="text">
      <style:text-properties officeooo:rsid="0015eba2"/>
    </style:style>
    <style:style style:name="T2" style:family="text">
      <style:text-properties officeooo:rsid="0016567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1c083a" style:font-style-asian="italic" style:font-style-complex="italic"/>
    </style:style>
    <style:style style:name="T6" style:family="text">
      <style:text-properties fo:font-style="italic" officeooo:rsid="0016567d" style:font-style-asian="italic" style:font-style-complex="italic"/>
    </style:style>
    <style:style style:name="T7" style:family="text">
      <style:text-properties fo:font-style="italic" officeooo:rsid="002223fe" style:font-style-asian="italic" style:font-style-complex="italic"/>
    </style:style>
    <style:style style:name="T8" style:family="text">
      <style:text-properties fo:font-style="italic" officeooo:rsid="002409d6" style:font-style-asian="italic" style:font-style-complex="italic"/>
    </style:style>
    <style:style style:name="T9" style:family="text">
      <style:text-properties fo:font-style="italic" officeooo:rsid="00284e45" style:font-style-asian="italic" style:font-style-complex="italic"/>
    </style:style>
    <style:style style:name="T10" style:family="text">
      <style:text-properties fo:font-style="italic" officeooo:rsid="0035eed5" style:font-style-asian="italic" style:font-style-complex="italic"/>
    </style:style>
    <style:style style:name="T11" style:family="text">
      <style:text-properties fo:font-style="italic" officeooo:rsid="004693fb" style:font-style-asian="italic" style:font-style-complex="italic"/>
    </style:style>
    <style:style style:name="T12" style:family="text">
      <style:text-properties fo:font-style="italic" officeooo:rsid="0053051d" style:font-style-asian="italic" style:font-style-complex="italic"/>
    </style:style>
    <style:style style:name="T13" style:family="text">
      <style:text-properties fo:font-style="italic" officeooo:rsid="005383a3" style:font-style-asian="italic" style:font-style-complex="italic"/>
    </style:style>
    <style:style style:name="T14" style:family="text">
      <style:text-properties fo:font-style="italic" officeooo:rsid="00a49adb" style:font-style-asian="italic" style:font-style-complex="italic"/>
    </style:style>
    <style:style style:name="T15" style:family="text">
      <style:text-properties fo:font-style="italic" officeooo:rsid="00c98752" style:font-style-asian="italic" style:font-style-complex="italic"/>
    </style:style>
    <style:style style:name="T16" style:family="text">
      <style:text-properties fo:font-style="italic" officeooo:rsid="00d7e1b7" style:font-style-asian="italic" style:font-style-complex="italic"/>
    </style:style>
    <style:style style:name="T17" style:family="text">
      <style:text-properties fo:font-style="italic" officeooo:rsid="00ebc504" style:font-style-asian="italic" style:font-style-complex="italic"/>
    </style:style>
    <style:style style:name="T18" style:family="text">
      <style:text-properties fo:font-style="italic" officeooo:rsid="00e9f530" style:font-style-asian="italic" style:font-style-complex="italic"/>
    </style:style>
    <style:style style:name="T19" style:family="text">
      <style:text-properties fo:font-style="italic" officeooo:rsid="0125609a" style:font-style-asian="italic" style:font-style-complex="italic"/>
    </style:style>
    <style:style style:name="T20" style:family="text">
      <style:text-properties fo:font-style="italic" officeooo:rsid="0135df2a" style:font-style-asian="italic" style:font-style-complex="italic"/>
    </style:style>
    <style:style style:name="T21" style:family="text">
      <style:text-properties fo:font-style="italic" officeooo:rsid="013e15b6" style:font-style-asian="italic" style:font-style-complex="italic"/>
    </style:style>
    <style:style style:name="T22" style:family="text">
      <style:text-properties fo:font-style="italic" officeooo:rsid="014ba384" style:font-style-asian="italic" style:font-style-complex="italic"/>
    </style:style>
    <style:style style:name="T23" style:family="text">
      <style:text-properties fo:font-style="italic" officeooo:rsid="01275a12" style:font-style-asian="italic" style:font-style-complex="italic"/>
    </style:style>
    <style:style style:name="T24" style:family="text">
      <style:text-properties fo:font-style="italic" officeooo:rsid="01acb9f1" style:font-style-asian="italic" style:font-style-complex="italic"/>
    </style:style>
    <style:style style:name="T25" style:family="text">
      <style:text-properties fo:font-style="italic" officeooo:rsid="01be3636" style:font-style-asian="italic" style:font-style-complex="italic"/>
    </style:style>
    <style:style style:name="T26" style:family="text">
      <style:text-properties fo:font-style="italic" officeooo:rsid="01c8f6cc" style:font-style-asian="italic" style:font-style-complex="italic"/>
    </style:style>
    <style:style style:name="T27" style:family="text">
      <style:text-properties fo:font-style="italic" officeooo:rsid="01cf04c6" style:font-style-asian="italic" style:font-style-complex="italic"/>
    </style:style>
    <style:style style:name="T28" style:family="text">
      <style:text-properties fo:font-style="italic" officeooo:rsid="021f7c89" style:font-style-asian="italic" style:font-style-complex="italic"/>
    </style:style>
    <style:style style:name="T29" style:family="text">
      <style:text-properties fo:font-style="italic" officeooo:rsid="0252fa19" style:font-style-asian="italic" style:font-style-complex="italic"/>
    </style:style>
    <style:style style:name="T30" style:family="text">
      <style:text-properties fo:font-style="italic" officeooo:rsid="026696f7" style:font-style-asian="italic" style:font-style-complex="italic"/>
    </style:style>
    <style:style style:name="T31" style:family="text">
      <style:text-properties fo:font-style="italic" officeooo:rsid="03031e94" style:font-style-asian="italic" style:font-style-complex="italic"/>
    </style:style>
    <style:style style:name="T32" style:family="text">
      <style:text-properties fo:font-style="italic" officeooo:rsid="03037e57" style:font-style-asian="italic" style:font-style-complex="italic"/>
    </style:style>
    <style:style style:name="T33" style:family="text">
      <style:text-properties fo:font-style="italic" officeooo:rsid="0336a74a" style:font-style-asian="italic" style:font-style-complex="italic"/>
    </style:style>
    <style:style style:name="T34" style:family="text">
      <style:text-properties fo:font-style="italic" officeooo:rsid="033e3875" style:font-style-asian="italic" style:font-style-complex="italic"/>
    </style:style>
    <style:style style:name="T35" style:family="text">
      <style:text-properties fo:font-style="italic" officeooo:rsid="0057499f" style:font-style-asian="italic" style:font-style-complex="italic"/>
    </style:style>
    <style:style style:name="T36" style:family="text">
      <style:text-properties fo:font-style="italic" officeooo:rsid="03c6d8c5" style:font-style-asian="italic" style:font-style-complex="italic"/>
    </style:style>
    <style:style style:name="T37" style:family="text">
      <style:text-properties fo:font-style="italic" officeooo:rsid="03ddf9e1" style:font-style-asian="italic" style:font-style-complex="italic"/>
    </style:style>
    <style:style style:name="T38" style:family="text">
      <style:text-properties fo:font-style="italic" officeooo:rsid="01138e13" style:font-style-asian="italic" style:font-style-complex="italic"/>
    </style:style>
    <style:style style:name="T39" style:family="text">
      <style:text-properties fo:font-style="italic" officeooo:rsid="0428fbe7" style:font-style-asian="italic" style:font-style-complex="italic"/>
    </style:style>
    <style:style style:name="T40" style:family="text">
      <style:text-properties fo:font-style="italic" officeooo:rsid="04330c6b" style:font-style-asian="italic" style:font-style-complex="italic"/>
    </style:style>
    <style:style style:name="T41" style:family="text">
      <style:text-properties fo:font-style="italic" officeooo:rsid="04392114" style:font-style-asian="italic" style:font-style-complex="italic"/>
    </style:style>
    <style:style style:name="T42" style:family="text">
      <style:text-properties fo:font-style="italic" officeooo:rsid="02776267" style:font-style-asian="italic" style:font-style-complex="italic"/>
    </style:style>
    <style:style style:name="T43" style:family="text">
      <style:text-properties fo:font-style="italic" officeooo:rsid="0128651b" style:font-style-asian="italic" style:font-style-complex="italic"/>
    </style:style>
    <style:style style:name="T44" style:family="text">
      <style:text-properties fo:font-style="italic" officeooo:rsid="04d6ec38" style:font-style-asian="italic" style:font-style-complex="italic"/>
    </style:style>
    <style:style style:name="T45" style:family="text">
      <style:text-properties fo:font-style="italic" officeooo:rsid="062cbf45" style:font-style-asian="italic" style:font-style-complex="italic"/>
    </style:style>
    <style:style style:name="T46" style:family="text">
      <style:text-properties fo:font-style="italic" officeooo:rsid="00450fae" style:font-style-asian="italic" style:font-style-complex="italic"/>
    </style:style>
    <style:style style:name="T47" style:family="text">
      <style:text-properties fo:font-style="italic" officeooo:rsid="00196d23" style:font-style-asian="italic" style:font-style-complex="italic"/>
    </style:style>
    <style:style style:name="T48" style:family="text">
      <style:text-properties fo:font-style="italic" officeooo:rsid="068eae5e" style:font-style-asian="italic" style:font-style-complex="italic"/>
    </style:style>
    <style:style style:name="T49" style:family="text">
      <style:text-properties fo:font-style="italic" officeooo:rsid="0397f316" style:font-style-asian="italic" style:font-style-complex="italic"/>
    </style:style>
    <style:style style:name="T50" style:family="text">
      <style:text-properties fo:font-style="italic" officeooo:rsid="068fb9cf" style:font-style-asian="italic" style:font-style-complex="italic"/>
    </style:style>
    <style:style style:name="T51" style:family="text">
      <style:text-properties fo:font-style="italic" officeooo:rsid="01017074" style:font-style-asian="italic" style:font-style-complex="italic"/>
    </style:style>
    <style:style style:name="T52" style:family="text">
      <style:text-properties fo:font-style="italic" officeooo:rsid="06cdf475" style:font-style-asian="italic" style:font-style-complex="italic"/>
    </style:style>
    <style:style style:name="T53" style:family="text">
      <style:text-properties fo:font-style="italic" officeooo:rsid="06de2fad" style:font-style-asian="italic" style:font-style-complex="italic"/>
    </style:style>
    <style:style style:name="T54" style:family="text">
      <style:text-properties fo:font-style="italic" officeooo:rsid="06f90ecd" style:font-style-asian="italic" style:font-style-complex="italic"/>
    </style:style>
    <style:style style:name="T55" style:family="text">
      <style:text-properties fo:font-style="italic" officeooo:rsid="06f9278b" style:font-style-asian="italic" style:font-style-complex="italic"/>
    </style:style>
    <style:style style:name="T56" style:family="text">
      <style:text-properties fo:font-style="italic" officeooo:rsid="07032d4e" style:font-style-asian="italic" style:font-style-complex="italic"/>
    </style:style>
    <style:style style:name="T57" style:family="text">
      <style:text-properties fo:font-style="italic" officeooo:rsid="07066bbe" style:font-style-asian="italic" style:font-style-complex="italic"/>
    </style:style>
    <style:style style:name="T58" style:family="text">
      <style:text-properties fo:font-style="italic" officeooo:rsid="07133966" style:font-style-asian="italic" style:font-style-complex="italic"/>
    </style:style>
    <style:style style:name="T59" style:family="text">
      <style:text-properties fo:font-style="italic" officeooo:rsid="07844677" style:font-style-asian="italic" style:font-style-complex="italic"/>
    </style:style>
    <style:style style:name="T60" style:family="text">
      <style:text-properties fo:font-style="italic" officeooo:rsid="0786f669" style:font-style-asian="italic" style:font-style-complex="italic"/>
    </style:style>
    <style:style style:name="T61" style:family="text">
      <style:text-properties fo:font-style="italic" officeooo:rsid="07cc6e15" style:font-style-asian="italic" style:font-style-complex="italic"/>
    </style:style>
    <style:style style:name="T62" style:family="text">
      <style:text-properties fo:font-style="italic" officeooo:rsid="0711c114" style:font-style-asian="italic" style:font-style-complex="italic"/>
    </style:style>
    <style:style style:name="T63" style:family="text">
      <style:text-properties fo:font-style="italic" officeooo:rsid="07e525da" style:font-style-asian="italic" style:font-style-complex="italic"/>
    </style:style>
    <style:style style:name="T64" style:family="text">
      <style:text-properties fo:font-style="italic" officeooo:rsid="0812d227" style:font-style-asian="italic" style:font-style-complex="italic"/>
    </style:style>
    <style:style style:name="T65" style:family="text">
      <style:text-properties fo:font-style="italic" officeooo:rsid="08379e8e" style:font-style-asian="italic" style:font-style-complex="italic"/>
    </style:style>
    <style:style style:name="T66" style:family="text">
      <style:text-properties fo:font-style="italic" officeooo:rsid="0838ffca" style:font-style-asian="italic" style:font-style-complex="italic"/>
    </style:style>
    <style:style style:name="T67" style:family="text">
      <style:text-properties fo:font-style="italic" officeooo:rsid="0867c339" style:font-style-asian="italic" style:font-style-complex="italic"/>
    </style:style>
    <style:style style:name="T68" style:family="text">
      <style:text-properties fo:font-style="italic" officeooo:rsid="0288afa4" style:font-style-asian="italic" style:font-style-complex="italic"/>
    </style:style>
    <style:style style:name="T69" style:family="text">
      <style:text-properties fo:font-style="italic" officeooo:rsid="0288d326" style:font-style-asian="italic" style:font-style-complex="italic"/>
    </style:style>
    <style:style style:name="T70" style:family="text">
      <style:text-properties fo:font-style="italic" officeooo:rsid="08e80665" style:font-style-asian="italic" style:font-style-complex="italic"/>
    </style:style>
    <style:style style:name="T71" style:family="text">
      <style:text-properties fo:font-style="italic" officeooo:rsid="0814e269" style:font-style-asian="italic" style:font-style-complex="italic"/>
    </style:style>
    <style:style style:name="T72" style:family="text">
      <style:text-properties fo:font-style="italic" officeooo:rsid="095e8dc1" style:font-style-asian="italic" style:font-style-complex="italic"/>
    </style:style>
    <style:style style:name="T73" style:family="text">
      <style:text-properties fo:font-style="italic" officeooo:rsid="071f152a" style:font-style-asian="italic" style:font-style-complex="italic"/>
    </style:style>
    <style:style style:name="T74" style:family="text">
      <style:text-properties fo:font-style="italic" officeooo:rsid="07758af9" style:font-style-asian="italic" style:font-style-complex="italic"/>
    </style:style>
    <style:style style:name="T75" style:family="text">
      <style:text-properties fo:font-style="italic" officeooo:rsid="096f4f73" style:font-style-asian="italic" style:font-style-complex="italic"/>
    </style:style>
    <style:style style:name="T76" style:family="text">
      <style:text-properties fo:font-style="italic" officeooo:rsid="0337f0a4" style:font-style-asian="italic" style:font-style-complex="italic"/>
    </style:style>
    <style:style style:name="T77" style:family="text">
      <style:text-properties fo:font-style="italic" officeooo:rsid="030852b6" style:font-style-asian="italic" style:font-style-complex="italic"/>
    </style:style>
    <style:style style:name="T78" style:family="text">
      <style:text-properties fo:font-style="italic" officeooo:rsid="07a331f9" style:font-style-asian="italic" style:font-style-complex="italic"/>
    </style:style>
    <style:style style:name="T79" style:family="text">
      <style:text-properties fo:font-style="italic" officeooo:rsid="0a7ec06a" style:font-style-asian="italic" style:font-style-complex="italic"/>
    </style:style>
    <style:style style:name="T80" style:family="text">
      <style:text-properties fo:font-style="italic" officeooo:rsid="0a7f564b" style:font-style-asian="italic" style:font-style-complex="italic"/>
    </style:style>
    <style:style style:name="T81" style:family="text">
      <style:text-properties fo:font-style="italic" officeooo:rsid="0a861f6f" style:font-style-asian="italic" style:font-style-complex="italic"/>
    </style:style>
    <style:style style:name="T82" style:family="text">
      <style:text-properties fo:font-style="italic" officeooo:rsid="0ad76304" style:font-style-asian="italic" style:font-style-complex="italic"/>
    </style:style>
    <style:style style:name="T83" style:family="text">
      <style:text-properties fo:font-style="italic" officeooo:rsid="0b2456aa" style:font-style-asian="italic" style:font-style-complex="italic"/>
    </style:style>
    <style:style style:name="T84" style:family="text">
      <style:text-properties fo:font-style="italic" officeooo:rsid="0b47e037" style:font-style-asian="italic" style:font-style-complex="italic"/>
    </style:style>
    <style:style style:name="T85" style:family="text">
      <style:text-properties fo:font-style="italic" officeooo:rsid="0b621917" style:font-style-asian="italic" style:font-style-complex="italic"/>
    </style:style>
    <style:style style:name="T86" style:family="text">
      <style:text-properties fo:font-style="italic" officeooo:rsid="0b4d5f9e" style:font-style-asian="italic" style:font-style-complex="italic"/>
    </style:style>
    <style:style style:name="T87" style:family="text">
      <style:text-properties fo:font-style="italic" officeooo:rsid="0b572630" style:font-style-asian="italic" style:font-style-complex="italic"/>
    </style:style>
    <style:style style:name="T88" style:family="text">
      <style:text-properties fo:font-style="italic" officeooo:rsid="0b9301b1" style:font-style-asian="italic" style:font-style-complex="italic"/>
    </style:style>
    <style:style style:name="T89" style:family="text">
      <style:text-properties fo:font-style="italic" officeooo:rsid="0bc12995" style:font-style-asian="italic" style:font-style-complex="italic"/>
    </style:style>
    <style:style style:name="T90" style:family="text">
      <style:text-properties fo:font-style="italic" officeooo:rsid="0bc9e7a5" style:font-style-asian="italic" style:font-style-complex="italic"/>
    </style:style>
    <style:style style:name="T91" style:family="text">
      <style:text-properties fo:font-style="italic" officeooo:rsid="070323cb"/>
    </style:style>
    <style:style style:name="T92" style:family="text">
      <style:text-properties fo:font-style="italic" officeooo:rsid="070da177"/>
    </style:style>
    <style:style style:name="T93" style:family="text">
      <style:text-properties officeooo:rsid="001932dd"/>
    </style:style>
    <style:style style:name="T94" style:family="text">
      <style:text-properties officeooo:rsid="00196d23"/>
    </style:style>
    <style:style style:name="T95" style:family="text">
      <style:text-properties officeooo:rsid="001c083a"/>
    </style:style>
    <style:style style:name="T96" style:family="text">
      <style:text-properties officeooo:rsid="001c43ce"/>
    </style:style>
    <style:style style:name="T97" style:family="text">
      <style:text-properties officeooo:rsid="002068d9"/>
    </style:style>
    <style:style style:name="T98" style:family="text">
      <style:text-properties officeooo:rsid="002223fe"/>
    </style:style>
    <style:style style:name="T99" style:family="text">
      <style:text-properties officeooo:rsid="002409d6"/>
    </style:style>
    <style:style style:name="T100" style:family="text">
      <style:text-properties officeooo:rsid="00284e45"/>
    </style:style>
    <style:style style:name="T101" style:family="text">
      <style:text-properties officeooo:rsid="003f04ba"/>
    </style:style>
    <style:style style:name="T102" style:family="text">
      <style:text-properties officeooo:rsid="0040e001"/>
    </style:style>
    <style:style style:name="T103" style:family="text">
      <style:text-properties officeooo:rsid="004337fb"/>
    </style:style>
    <style:style style:name="T104" style:family="text">
      <style:text-properties officeooo:rsid="004693fb"/>
    </style:style>
    <style:style style:name="T105" style:family="text">
      <style:text-properties officeooo:rsid="00472399"/>
    </style:style>
    <style:style style:name="T106" style:family="text">
      <style:text-properties officeooo:rsid="004ccd4e"/>
    </style:style>
    <style:style style:name="T107" style:family="text">
      <style:text-properties officeooo:rsid="005155b8"/>
    </style:style>
    <style:style style:name="T108" style:family="text">
      <style:text-properties officeooo:rsid="00516288"/>
    </style:style>
    <style:style style:name="T109" style:family="text">
      <style:text-properties officeooo:rsid="0053051d"/>
    </style:style>
    <style:style style:name="T110" style:family="text">
      <style:text-properties officeooo:rsid="005383a3"/>
    </style:style>
    <style:style style:name="T111" style:family="text">
      <style:text-properties officeooo:rsid="005da972"/>
    </style:style>
    <style:style style:name="T112" style:family="text">
      <style:text-properties officeooo:rsid="005f0b55"/>
    </style:style>
    <style:style style:name="T113" style:family="text">
      <style:text-properties officeooo:rsid="005fd5e8"/>
    </style:style>
    <style:style style:name="T114" style:family="text">
      <style:text-properties officeooo:rsid="00649b17"/>
    </style:style>
    <style:style style:name="T115" style:family="text">
      <style:text-properties officeooo:rsid="006618c7"/>
    </style:style>
    <style:style style:name="T116" style:family="text">
      <style:text-properties officeooo:rsid="0071c264"/>
    </style:style>
    <style:style style:name="T117" style:family="text">
      <style:text-properties officeooo:rsid="0082471d"/>
    </style:style>
    <style:style style:name="T118" style:family="text">
      <style:text-properties officeooo:rsid="0089fe57"/>
    </style:style>
    <style:style style:name="T119" style:family="text">
      <style:text-properties officeooo:rsid="008a3988"/>
    </style:style>
    <style:style style:name="T120" style:family="text">
      <style:text-properties officeooo:rsid="008eb076"/>
    </style:style>
    <style:style style:name="T121" style:family="text">
      <style:text-properties officeooo:rsid="00928151"/>
    </style:style>
    <style:style style:name="T122" style:family="text">
      <style:text-properties officeooo:rsid="0097acab"/>
    </style:style>
    <style:style style:name="T123" style:family="text">
      <style:text-properties officeooo:rsid="0099c646"/>
    </style:style>
    <style:style style:name="T124" style:family="text">
      <style:text-properties officeooo:rsid="009c0b02"/>
    </style:style>
    <style:style style:name="T125" style:family="text">
      <style:text-properties officeooo:rsid="00a49adb"/>
    </style:style>
    <style:style style:name="T126" style:family="text">
      <style:text-properties officeooo:rsid="00a4f4a9"/>
    </style:style>
    <style:style style:name="T127" style:family="text">
      <style:text-properties officeooo:rsid="00acab8e"/>
    </style:style>
    <style:style style:name="T128" style:family="text">
      <style:text-properties officeooo:rsid="00b54536"/>
    </style:style>
    <style:style style:name="T129" style:family="text">
      <style:text-properties officeooo:rsid="00bf0641"/>
    </style:style>
    <style:style style:name="T130" style:family="text">
      <style:text-properties style:font-name="DejaVu Sans3" fo:font-size="10pt" officeooo:rsid="00bf0641" style:font-size-asian="10pt" style:font-size-complex="10pt"/>
    </style:style>
    <style:style style:name="T131" style:family="text">
      <style:text-properties style:font-name="DejaVu Sans3" fo:font-size="9pt" style:font-size-asian="9pt" style:font-size-complex="9pt"/>
    </style:style>
    <style:style style:name="T132" style:family="text">
      <style:text-properties officeooo:rsid="00c0a3de"/>
    </style:style>
    <style:style style:name="T133" style:family="text">
      <style:text-properties officeooo:rsid="00c17bfe"/>
    </style:style>
    <style:style style:name="T134" style:family="text">
      <style:text-properties officeooo:rsid="00c62725"/>
    </style:style>
    <style:style style:name="T135" style:family="text">
      <style:text-properties officeooo:rsid="00c98752"/>
    </style:style>
    <style:style style:name="T136" style:family="text">
      <style:text-properties officeooo:rsid="00ccca5b"/>
    </style:style>
    <style:style style:name="T137" style:family="text">
      <style:text-properties officeooo:rsid="00cda4dd"/>
    </style:style>
    <style:style style:name="T138" style:family="text">
      <style:text-properties officeooo:rsid="00d85518"/>
    </style:style>
    <style:style style:name="T139" style:family="text">
      <style:text-properties officeooo:rsid="00e0ec9a"/>
    </style:style>
    <style:style style:name="T140" style:family="text">
      <style:text-properties officeooo:rsid="00e27774"/>
    </style:style>
    <style:style style:name="T141" style:family="text">
      <style:text-properties officeooo:rsid="00e70393"/>
    </style:style>
    <style:style style:name="T142" style:family="text">
      <style:text-properties officeooo:rsid="00e7577f"/>
    </style:style>
    <style:style style:name="T143" style:family="text">
      <style:text-properties officeooo:rsid="00e9b72e"/>
    </style:style>
    <style:style style:name="T144" style:family="text">
      <style:text-properties officeooo:rsid="00e9f530"/>
    </style:style>
    <style:style style:name="T145" style:family="text">
      <style:text-properties officeooo:rsid="00ebc504"/>
    </style:style>
    <style:style style:name="T146" style:family="text">
      <style:text-properties fo:font-style="normal" style:font-style-asian="normal" style:font-style-complex="normal"/>
    </style:style>
    <style:style style:name="T147" style:family="text">
      <style:text-properties fo:font-style="normal" officeooo:rsid="014ba384" style:font-style-asian="normal" style:font-style-complex="normal"/>
    </style:style>
    <style:style style:name="T148" style:family="text">
      <style:text-properties fo:font-style="normal" officeooo:rsid="00c98752" style:font-style-asian="normal" style:font-style-complex="normal"/>
    </style:style>
    <style:style style:name="T149" style:family="text">
      <style:text-properties fo:font-style="normal" officeooo:rsid="0288d326" style:font-style-asian="normal" style:font-style-complex="normal"/>
    </style:style>
    <style:style style:name="T150" style:family="text">
      <style:text-properties fo:font-style="normal" officeooo:rsid="028988d2" style:font-style-asian="normal" style:font-style-complex="normal"/>
    </style:style>
    <style:style style:name="T151" style:family="text">
      <style:text-properties fo:font-style="normal" officeooo:rsid="02a9088b" style:font-style-asian="normal" style:font-style-complex="normal"/>
    </style:style>
    <style:style style:name="T152" style:family="text">
      <style:text-properties fo:font-style="normal" officeooo:rsid="02aafb30" style:font-style-asian="normal" style:font-style-complex="normal"/>
    </style:style>
    <style:style style:name="T153" style:family="text">
      <style:text-properties fo:font-style="normal" officeooo:rsid="02ab8147" style:font-style-asian="normal" style:font-style-complex="normal"/>
    </style:style>
    <style:style style:name="T154" style:family="text">
      <style:text-properties fo:font-style="normal" officeooo:rsid="02abe87a" style:font-style-asian="normal" style:font-style-complex="normal"/>
    </style:style>
    <style:style style:name="T155" style:family="text">
      <style:text-properties fo:font-style="normal" officeooo:rsid="02ad6658" style:font-style-asian="normal" style:font-style-complex="normal"/>
    </style:style>
    <style:style style:name="T156" style:family="text">
      <style:text-properties fo:font-style="normal" officeooo:rsid="02b6dfc8" style:font-style-asian="normal" style:font-style-complex="normal"/>
    </style:style>
    <style:style style:name="T157" style:family="text">
      <style:text-properties fo:font-style="normal" officeooo:rsid="02b8d9dd" style:font-style-asian="normal" style:font-style-complex="normal"/>
    </style:style>
    <style:style style:name="T158" style:family="text">
      <style:text-properties fo:font-style="normal" officeooo:rsid="03031e94" style:font-style-asian="normal" style:font-style-complex="normal"/>
    </style:style>
    <style:style style:name="T159" style:family="text">
      <style:text-properties fo:font-style="normal" officeooo:rsid="03037e57" style:font-style-asian="normal" style:font-style-complex="normal"/>
    </style:style>
    <style:style style:name="T160" style:family="text">
      <style:text-properties fo:font-style="normal" officeooo:rsid="0307bed5" style:font-style-asian="normal" style:font-style-complex="normal"/>
    </style:style>
    <style:style style:name="T161" style:family="text">
      <style:text-properties fo:font-style="normal" officeooo:rsid="030852b6" style:font-style-asian="normal" style:font-style-complex="normal"/>
    </style:style>
    <style:style style:name="T162" style:family="text">
      <style:text-properties fo:font-style="normal" officeooo:rsid="030a22e3" style:font-style-asian="normal" style:font-style-complex="normal"/>
    </style:style>
    <style:style style:name="T163" style:family="text">
      <style:text-properties fo:font-style="normal" officeooo:rsid="030e28bd" style:font-style-asian="normal" style:font-style-complex="normal"/>
    </style:style>
    <style:style style:name="T164" style:family="text">
      <style:text-properties fo:font-style="normal" officeooo:rsid="03151179" style:font-style-asian="normal" style:font-style-complex="normal"/>
    </style:style>
    <style:style style:name="T165" style:family="text">
      <style:text-properties fo:font-style="normal" officeooo:rsid="03188fd1" style:font-style-asian="normal" style:font-style-complex="normal"/>
    </style:style>
    <style:style style:name="T166" style:family="text">
      <style:text-properties fo:font-style="normal" officeooo:rsid="031a119e" style:font-style-asian="normal" style:font-style-complex="normal"/>
    </style:style>
    <style:style style:name="T167" style:family="text">
      <style:text-properties fo:font-style="normal" officeooo:rsid="031a91c1" style:font-style-asian="normal" style:font-style-complex="normal"/>
    </style:style>
    <style:style style:name="T168" style:family="text">
      <style:text-properties fo:font-style="normal" officeooo:rsid="032359bf" style:font-style-asian="normal" style:font-style-complex="normal"/>
    </style:style>
    <style:style style:name="T169" style:family="text">
      <style:text-properties fo:font-style="normal" officeooo:rsid="03278e68" style:font-style-asian="normal" style:font-style-complex="normal"/>
    </style:style>
    <style:style style:name="T170" style:family="text">
      <style:text-properties fo:font-style="normal" officeooo:rsid="03290311" style:font-style-asian="normal" style:font-style-complex="normal"/>
    </style:style>
    <style:style style:name="T171" style:family="text">
      <style:text-properties fo:font-style="normal" officeooo:rsid="032a3bde" style:font-style-asian="normal" style:font-style-complex="normal"/>
    </style:style>
    <style:style style:name="T172" style:family="text">
      <style:text-properties fo:font-style="normal" officeooo:rsid="032b9fa5" style:font-style-asian="normal" style:font-style-complex="normal"/>
    </style:style>
    <style:style style:name="T173" style:family="text">
      <style:text-properties fo:font-style="normal" officeooo:rsid="032d8876" style:font-style-asian="normal" style:font-style-complex="normal"/>
    </style:style>
    <style:style style:name="T174" style:family="text">
      <style:text-properties fo:font-style="normal" officeooo:rsid="032e8acd" style:font-style-asian="normal" style:font-style-complex="normal"/>
    </style:style>
    <style:style style:name="T175" style:family="text">
      <style:text-properties fo:font-style="normal" officeooo:rsid="032f71c7" style:font-style-asian="normal" style:font-style-complex="normal"/>
    </style:style>
    <style:style style:name="T176" style:family="text">
      <style:text-properties fo:font-style="normal" officeooo:rsid="032fc18e" style:font-style-asian="normal" style:font-style-complex="normal"/>
    </style:style>
    <style:style style:name="T177" style:family="text">
      <style:text-properties fo:font-style="normal" officeooo:rsid="0336a74a" style:font-style-asian="normal" style:font-style-complex="normal"/>
    </style:style>
    <style:style style:name="T178" style:family="text">
      <style:text-properties fo:font-style="normal" officeooo:rsid="0337f0a4" style:font-style-asian="normal" style:font-style-complex="normal"/>
    </style:style>
    <style:style style:name="T179" style:family="text">
      <style:text-properties fo:font-style="normal" officeooo:rsid="03394a3f" style:font-style-asian="normal" style:font-style-complex="normal"/>
    </style:style>
    <style:style style:name="T180" style:family="text">
      <style:text-properties fo:font-style="normal" officeooo:rsid="0339b469" style:font-style-asian="normal" style:font-style-complex="normal"/>
    </style:style>
    <style:style style:name="T181" style:family="text">
      <style:text-properties fo:font-style="normal" officeooo:rsid="033ae494" style:font-style-asian="normal" style:font-style-complex="normal"/>
    </style:style>
    <style:style style:name="T182" style:family="text">
      <style:text-properties fo:font-style="normal" officeooo:rsid="033c4264" style:font-style-asian="normal" style:font-style-complex="normal"/>
    </style:style>
    <style:style style:name="T183" style:family="text">
      <style:text-properties fo:font-style="normal" officeooo:rsid="034f1ba9" style:font-style-asian="normal" style:font-style-complex="normal"/>
    </style:style>
    <style:style style:name="T184" style:family="text">
      <style:text-properties fo:font-style="normal" officeooo:rsid="034fd81e" style:font-style-asian="normal" style:font-style-complex="normal"/>
    </style:style>
    <style:style style:name="T185" style:family="text">
      <style:text-properties fo:font-style="normal" officeooo:rsid="036001c7" style:font-style-asian="normal" style:font-style-complex="normal"/>
    </style:style>
    <style:style style:name="T186" style:family="text">
      <style:text-properties fo:font-style="normal" officeooo:rsid="0361aa65" style:font-style-asian="normal" style:font-style-complex="normal"/>
    </style:style>
    <style:style style:name="T187" style:family="text">
      <style:text-properties fo:font-style="normal" officeooo:rsid="0365477b" style:font-style-asian="normal" style:font-style-complex="normal"/>
    </style:style>
    <style:style style:name="T188" style:family="text">
      <style:text-properties fo:font-style="normal" officeooo:rsid="0367e902" style:font-style-asian="normal" style:font-style-complex="normal"/>
    </style:style>
    <style:style style:name="T189" style:family="text">
      <style:text-properties fo:font-style="normal" officeooo:rsid="0369bb23" style:font-style-asian="normal" style:font-style-complex="normal"/>
    </style:style>
    <style:style style:name="T190" style:family="text">
      <style:text-properties fo:font-style="normal" officeooo:rsid="036db722" style:font-style-asian="normal" style:font-style-complex="normal"/>
    </style:style>
    <style:style style:name="T191" style:family="text">
      <style:text-properties fo:font-style="normal" officeooo:rsid="036faf06" style:font-style-asian="normal" style:font-style-complex="normal"/>
    </style:style>
    <style:style style:name="T192" style:family="text">
      <style:text-properties fo:font-style="normal" officeooo:rsid="0370a44e" style:font-style-asian="normal" style:font-style-complex="normal"/>
    </style:style>
    <style:style style:name="T193" style:family="text">
      <style:text-properties fo:font-style="normal" officeooo:rsid="0371f4c6" style:font-style-asian="normal" style:font-style-complex="normal"/>
    </style:style>
    <style:style style:name="T194" style:family="text">
      <style:text-properties fo:font-style="normal" officeooo:rsid="03754456" style:font-style-asian="normal" style:font-style-complex="normal"/>
    </style:style>
    <style:style style:name="T195" style:family="text">
      <style:text-properties fo:font-style="normal" officeooo:rsid="03759b96" style:font-style-asian="normal" style:font-style-complex="normal"/>
    </style:style>
    <style:style style:name="T196" style:family="text">
      <style:text-properties fo:font-style="normal" officeooo:rsid="037628b6" style:font-style-asian="normal" style:font-style-complex="normal"/>
    </style:style>
    <style:style style:name="T197" style:family="text">
      <style:text-properties fo:font-style="normal" officeooo:rsid="03764e47" style:font-style-asian="normal" style:font-style-complex="normal"/>
    </style:style>
    <style:style style:name="T198" style:family="text">
      <style:text-properties fo:font-style="normal" officeooo:rsid="0376ca46" style:font-style-asian="normal" style:font-style-complex="normal"/>
    </style:style>
    <style:style style:name="T199" style:family="text">
      <style:text-properties fo:font-style="normal" officeooo:rsid="037cf7a6" style:font-style-asian="normal" style:font-style-complex="normal"/>
    </style:style>
    <style:style style:name="T200" style:family="text">
      <style:text-properties fo:font-style="normal" officeooo:rsid="0057499f" style:font-style-asian="normal" style:font-style-complex="normal"/>
    </style:style>
    <style:style style:name="T201" style:family="text">
      <style:text-properties fo:font-style="normal" officeooo:rsid="03adfd71" style:font-style-asian="normal" style:font-style-complex="normal"/>
    </style:style>
    <style:style style:name="T202" style:family="text">
      <style:text-properties fo:font-style="normal" officeooo:rsid="00da1b42" style:font-style-asian="normal" style:font-style-complex="normal"/>
    </style:style>
    <style:style style:name="T203" style:family="text">
      <style:text-properties fo:font-style="normal" officeooo:rsid="03c77bd4" style:font-style-asian="normal" style:font-style-complex="normal"/>
    </style:style>
    <style:style style:name="T204" style:family="text">
      <style:text-properties fo:font-style="normal" officeooo:rsid="04330c6b" style:font-style-asian="normal" style:font-style-complex="normal"/>
    </style:style>
    <style:style style:name="T205" style:family="text">
      <style:text-properties fo:font-style="normal" officeooo:rsid="0438ab6a" style:font-style-asian="normal" style:font-style-complex="normal"/>
    </style:style>
    <style:style style:name="T206" style:family="text">
      <style:text-properties fo:font-style="normal" officeooo:rsid="04392114" style:font-style-asian="normal" style:font-style-complex="normal"/>
    </style:style>
    <style:style style:name="T207" style:family="text">
      <style:text-properties fo:font-style="normal" officeooo:rsid="043aec86" style:font-style-asian="normal" style:font-style-complex="normal"/>
    </style:style>
    <style:style style:name="T208" style:family="text">
      <style:text-properties fo:font-style="normal" officeooo:rsid="0441ed6a" style:font-style-asian="normal" style:font-style-complex="normal"/>
    </style:style>
    <style:style style:name="T209" style:family="text">
      <style:text-properties fo:font-style="normal" officeooo:rsid="0442f364" style:font-style-asian="normal" style:font-style-complex="normal"/>
    </style:style>
    <style:style style:name="T210" style:family="text">
      <style:text-properties fo:font-style="normal" officeooo:rsid="04469e0d" style:font-style-asian="normal" style:font-style-complex="normal"/>
    </style:style>
    <style:style style:name="T211" style:family="text">
      <style:text-properties fo:font-style="normal" officeooo:rsid="0446c6ff" style:font-style-asian="normal" style:font-style-complex="normal"/>
    </style:style>
    <style:style style:name="T212" style:family="text">
      <style:text-properties fo:font-style="normal" officeooo:rsid="0448f136" style:font-style-asian="normal" style:font-style-complex="normal"/>
    </style:style>
    <style:style style:name="T213" style:family="text">
      <style:text-properties fo:font-style="normal" officeooo:rsid="0449e7c8" style:font-style-asian="normal" style:font-style-complex="normal"/>
    </style:style>
    <style:style style:name="T214" style:family="text">
      <style:text-properties fo:font-style="normal" officeooo:rsid="028f9da0" style:font-style-asian="normal" style:font-style-complex="normal"/>
    </style:style>
    <style:style style:name="T215" style:family="text">
      <style:text-properties fo:font-style="normal" officeooo:rsid="06b0a855" style:font-style-asian="normal" style:font-style-complex="normal"/>
    </style:style>
    <style:style style:name="T216" style:family="text">
      <style:text-properties fo:font-style="normal" officeooo:rsid="06d257b4" style:font-style-asian="normal" style:font-style-complex="normal"/>
    </style:style>
    <style:style style:name="T217" style:family="text">
      <style:text-properties fo:font-style="normal" officeooo:rsid="0701f1c9" style:font-style-asian="normal" style:font-style-complex="normal"/>
    </style:style>
    <style:style style:name="T218" style:family="text">
      <style:text-properties fo:font-style="normal" officeooo:rsid="07066bbe" style:font-style-asian="normal" style:font-style-complex="normal"/>
    </style:style>
    <style:style style:name="T219" style:family="text">
      <style:text-properties fo:font-style="normal" officeooo:rsid="071f152a" style:font-style-asian="normal" style:font-style-complex="normal"/>
    </style:style>
    <style:style style:name="T220" style:family="text">
      <style:text-properties fo:font-style="normal" officeooo:rsid="0720e236" style:font-style-asian="normal" style:font-style-complex="normal"/>
    </style:style>
    <style:style style:name="T221" style:family="text">
      <style:text-properties fo:font-style="normal" officeooo:rsid="072273f0" style:font-style-asian="normal" style:font-style-complex="normal"/>
    </style:style>
    <style:style style:name="T222" style:family="text">
      <style:text-properties fo:font-style="normal" officeooo:rsid="072c20a2" style:font-style-asian="normal" style:font-style-complex="normal"/>
    </style:style>
    <style:style style:name="T223" style:family="text">
      <style:text-properties fo:font-style="normal" officeooo:rsid="072cc0ed" style:font-style-asian="normal" style:font-style-complex="normal"/>
    </style:style>
    <style:style style:name="T224" style:family="text">
      <style:text-properties fo:font-style="normal" officeooo:rsid="0772715a" style:font-style-asian="normal" style:font-style-complex="normal"/>
    </style:style>
    <style:style style:name="T225" style:family="text">
      <style:text-properties fo:font-style="normal" officeooo:rsid="0774d88c" style:font-style-asian="normal" style:font-style-complex="normal"/>
    </style:style>
    <style:style style:name="T226" style:family="text">
      <style:text-properties fo:font-style="normal" officeooo:rsid="07758af9" style:font-style-asian="normal" style:font-style-complex="normal"/>
    </style:style>
    <style:style style:name="T227" style:family="text">
      <style:text-properties fo:font-style="normal" officeooo:rsid="0779c860" style:font-style-asian="normal" style:font-style-complex="normal"/>
    </style:style>
    <style:style style:name="T228" style:family="text">
      <style:text-properties fo:font-style="normal" officeooo:rsid="07827702" style:font-style-asian="normal" style:font-style-complex="normal"/>
    </style:style>
    <style:style style:name="T229" style:family="text">
      <style:text-properties fo:font-style="normal" officeooo:rsid="07844677" style:font-style-asian="normal" style:font-style-complex="normal"/>
    </style:style>
    <style:style style:name="T230" style:family="text">
      <style:text-properties fo:font-style="normal" officeooo:rsid="07860617" style:font-style-asian="normal" style:font-style-complex="normal"/>
    </style:style>
    <style:style style:name="T231" style:family="text">
      <style:text-properties fo:font-style="normal" officeooo:rsid="0786f669" style:font-style-asian="normal" style:font-style-complex="normal"/>
    </style:style>
    <style:style style:name="T232" style:family="text">
      <style:text-properties fo:font-style="normal" officeooo:rsid="078818d3" style:font-style-asian="normal" style:font-style-complex="normal"/>
    </style:style>
    <style:style style:name="T233" style:family="text">
      <style:text-properties fo:font-style="normal" officeooo:rsid="07cb1d32" style:font-style-asian="normal" style:font-style-complex="normal"/>
    </style:style>
    <style:style style:name="T234" style:family="text">
      <style:text-properties fo:font-style="normal" officeooo:rsid="07cc6e15" style:font-style-asian="normal" style:font-style-complex="normal"/>
    </style:style>
    <style:style style:name="T235" style:family="text">
      <style:text-properties fo:font-style="normal" officeooo:rsid="07cf44fe" style:font-style-asian="normal" style:font-style-complex="normal"/>
    </style:style>
    <style:style style:name="T236" style:family="text">
      <style:text-properties fo:font-style="normal" officeooo:rsid="07d01fce" style:font-style-asian="normal" style:font-style-complex="normal"/>
    </style:style>
    <style:style style:name="T237" style:family="text">
      <style:text-properties fo:font-style="normal" officeooo:rsid="07d2b5dc" style:font-style-asian="normal" style:font-style-complex="normal"/>
    </style:style>
    <style:style style:name="T238" style:family="text">
      <style:text-properties fo:font-style="normal" officeooo:rsid="07db66dc" style:font-style-asian="normal" style:font-style-complex="normal"/>
    </style:style>
    <style:style style:name="T239" style:family="text">
      <style:text-properties fo:font-style="normal" officeooo:rsid="07e525da" style:font-style-asian="normal" style:font-style-complex="normal"/>
    </style:style>
    <style:style style:name="T240" style:family="text">
      <style:text-properties fo:font-style="normal" officeooo:rsid="0838ffca" style:font-style-asian="normal" style:font-style-complex="normal"/>
    </style:style>
    <style:style style:name="T241" style:family="text">
      <style:text-properties fo:font-style="normal" officeooo:rsid="083b9f27" style:font-style-asian="normal" style:font-style-complex="normal"/>
    </style:style>
    <style:style style:name="T242" style:family="text">
      <style:text-properties fo:font-style="normal" officeooo:rsid="083d8523" style:font-style-asian="normal" style:font-style-complex="normal"/>
    </style:style>
    <style:style style:name="T243" style:family="text">
      <style:text-properties fo:font-style="normal" officeooo:rsid="083ed633" style:font-style-asian="normal" style:font-style-complex="normal"/>
    </style:style>
    <style:style style:name="T244" style:family="text">
      <style:text-properties fo:font-style="normal" officeooo:rsid="083ff2e5" style:font-style-asian="normal" style:font-style-complex="normal"/>
    </style:style>
    <style:style style:name="T245" style:family="text">
      <style:text-properties fo:font-style="normal" officeooo:rsid="08413765" style:font-style-asian="normal" style:font-style-complex="normal"/>
    </style:style>
    <style:style style:name="T246" style:family="text">
      <style:text-properties fo:font-style="normal" officeooo:rsid="0841558a" style:font-style-asian="normal" style:font-style-complex="normal"/>
    </style:style>
    <style:style style:name="T247" style:family="text">
      <style:text-properties fo:font-style="normal" officeooo:rsid="0841e621" style:font-style-asian="normal" style:font-style-complex="normal"/>
    </style:style>
    <style:style style:name="T248" style:family="text">
      <style:text-properties fo:font-style="normal" officeooo:rsid="08424f73" style:font-style-asian="normal" style:font-style-complex="normal"/>
    </style:style>
    <style:style style:name="T249" style:family="text">
      <style:text-properties fo:font-style="normal" officeooo:rsid="0867c339" style:font-style-asian="normal" style:font-style-complex="normal"/>
    </style:style>
    <style:style style:name="T250" style:family="text">
      <style:text-properties fo:font-style="normal" officeooo:rsid="086b5a16" style:font-style-asian="normal" style:font-style-complex="normal"/>
    </style:style>
    <style:style style:name="T251" style:family="text">
      <style:text-properties fo:font-style="normal" officeooo:rsid="086cbba9" style:font-style-asian="normal" style:font-style-complex="normal"/>
    </style:style>
    <style:style style:name="T252" style:family="text">
      <style:text-properties fo:font-style="normal" officeooo:rsid="086e7ccd" style:font-style-asian="normal" style:font-style-complex="normal"/>
    </style:style>
    <style:style style:name="T253" style:family="text">
      <style:text-properties fo:font-style="normal" officeooo:rsid="08744ed1" style:font-style-asian="normal" style:font-style-complex="normal"/>
    </style:style>
    <style:style style:name="T254" style:family="text">
      <style:text-properties fo:font-style="normal" officeooo:rsid="08757e60" style:font-style-asian="normal" style:font-style-complex="normal"/>
    </style:style>
    <style:style style:name="T255" style:family="text">
      <style:text-properties fo:font-style="normal" officeooo:rsid="08790e27" style:font-style-asian="normal" style:font-style-complex="normal"/>
    </style:style>
    <style:style style:name="T256" style:family="text">
      <style:text-properties fo:font-style="normal" officeooo:rsid="087948eb" style:font-style-asian="normal" style:font-style-complex="normal"/>
    </style:style>
    <style:style style:name="T257" style:family="text">
      <style:text-properties fo:font-style="normal" officeooo:rsid="087a54c0" style:font-style-asian="normal" style:font-style-complex="normal"/>
    </style:style>
    <style:style style:name="T258" style:family="text">
      <style:text-properties fo:font-style="normal" officeooo:rsid="0288afa4" style:font-style-asian="normal" style:font-style-complex="normal"/>
    </style:style>
    <style:style style:name="T259" style:family="text">
      <style:text-properties fo:font-style="normal" officeooo:rsid="087e1451" style:font-style-asian="normal" style:font-style-complex="normal"/>
    </style:style>
    <style:style style:name="T260" style:family="text">
      <style:text-properties fo:font-style="normal" officeooo:rsid="0880ad4f" style:font-style-asian="normal" style:font-style-complex="normal"/>
    </style:style>
    <style:style style:name="T261" style:family="text">
      <style:text-properties fo:font-style="normal" officeooo:rsid="0881a4a7" style:font-style-asian="normal" style:font-style-complex="normal"/>
    </style:style>
    <style:style style:name="T262" style:family="text">
      <style:text-properties fo:font-style="normal" officeooo:rsid="0881ab37" style:font-style-asian="normal" style:font-style-complex="normal"/>
    </style:style>
    <style:style style:name="T263" style:family="text">
      <style:text-properties fo:font-style="normal" officeooo:rsid="0882e851" style:font-style-asian="normal" style:font-style-complex="normal"/>
    </style:style>
    <style:style style:name="T264" style:family="text">
      <style:text-properties fo:font-style="normal" officeooo:rsid="08846e6c" style:font-style-asian="normal" style:font-style-complex="normal"/>
    </style:style>
    <style:style style:name="T265" style:family="text">
      <style:text-properties fo:font-style="normal" officeooo:rsid="08887d30" style:font-style-asian="normal" style:font-style-complex="normal"/>
    </style:style>
    <style:style style:name="T266" style:family="text">
      <style:text-properties fo:font-style="normal" officeooo:rsid="088a6230" style:font-style-asian="normal" style:font-style-complex="normal"/>
    </style:style>
    <style:style style:name="T267" style:family="text">
      <style:text-properties fo:font-style="normal" officeooo:rsid="08b1a082" style:font-style-asian="normal" style:font-style-complex="normal"/>
    </style:style>
    <style:style style:name="T268" style:family="text">
      <style:text-properties fo:font-style="normal" officeooo:rsid="08b5c293" style:font-style-asian="normal" style:font-style-complex="normal"/>
    </style:style>
    <style:style style:name="T269" style:family="text">
      <style:text-properties fo:font-style="normal" officeooo:rsid="08baaf51" style:font-style-asian="normal" style:font-style-complex="normal"/>
    </style:style>
    <style:style style:name="T270" style:family="text">
      <style:text-properties fo:font-style="normal" officeooo:rsid="090f2a48" style:font-style-asian="normal" style:font-style-complex="normal"/>
    </style:style>
    <style:style style:name="T271" style:family="text">
      <style:text-properties fo:font-style="normal" officeooo:rsid="0910b938" style:font-style-asian="normal" style:font-style-complex="normal"/>
    </style:style>
    <style:style style:name="T272" style:family="text">
      <style:text-properties fo:font-style="normal" officeooo:rsid="0910f76b" style:font-style-asian="normal" style:font-style-complex="normal"/>
    </style:style>
    <style:style style:name="T273" style:family="text">
      <style:text-properties fo:font-style="normal" officeooo:rsid="095e8dc1" style:font-style-asian="normal" style:font-style-complex="normal"/>
    </style:style>
    <style:style style:name="T274" style:family="text">
      <style:text-properties fo:font-style="normal" officeooo:rsid="09622b5a" style:font-style-asian="normal" style:font-style-complex="normal"/>
    </style:style>
    <style:style style:name="T275" style:family="text">
      <style:text-properties fo:font-style="normal" officeooo:rsid="096d9588" style:font-style-asian="normal" style:font-style-complex="normal"/>
    </style:style>
    <style:style style:name="T276" style:family="text">
      <style:text-properties fo:font-style="normal" officeooo:rsid="0970e649" style:font-style-asian="normal" style:font-style-complex="normal"/>
    </style:style>
    <style:style style:name="T277" style:family="text">
      <style:text-properties fo:font-style="normal" officeooo:rsid="0973608e" style:font-style-asian="normal" style:font-style-complex="normal"/>
    </style:style>
    <style:style style:name="T278" style:family="text">
      <style:text-properties fo:font-style="normal" officeooo:rsid="0974e48b" style:font-style-asian="normal" style:font-style-complex="normal"/>
    </style:style>
    <style:style style:name="T279" style:family="text">
      <style:text-properties fo:font-style="normal" officeooo:rsid="0976aa6a" style:font-style-asian="normal" style:font-style-complex="normal"/>
    </style:style>
    <style:style style:name="T280" style:family="text">
      <style:text-properties fo:font-style="normal" officeooo:rsid="0976b9fe" style:font-style-asian="normal" style:font-style-complex="normal"/>
    </style:style>
    <style:style style:name="T281" style:family="text">
      <style:text-properties fo:font-style="normal" officeooo:rsid="0977e099" style:font-style-asian="normal" style:font-style-complex="normal"/>
    </style:style>
    <style:style style:name="T282" style:family="text">
      <style:text-properties fo:font-style="normal" officeooo:rsid="09e780fe" style:font-style-asian="normal" style:font-style-complex="normal"/>
    </style:style>
    <style:style style:name="T283" style:family="text">
      <style:text-properties fo:font-style="normal" officeooo:rsid="09e8ce60" style:font-style-asian="normal" style:font-style-complex="normal"/>
    </style:style>
    <style:style style:name="T284" style:family="text">
      <style:text-properties fo:font-style="normal" officeooo:rsid="09e95e76" style:font-style-asian="normal" style:font-style-complex="normal"/>
    </style:style>
    <style:style style:name="T285" style:family="text">
      <style:text-properties fo:font-style="normal" officeooo:rsid="0a083b61" style:font-style-asian="normal" style:font-style-complex="normal"/>
    </style:style>
    <style:style style:name="T286" style:family="text">
      <style:text-properties fo:font-style="normal" officeooo:rsid="0a0a1153" style:font-style-asian="normal" style:font-style-complex="normal"/>
    </style:style>
    <style:style style:name="T287" style:family="text">
      <style:text-properties fo:font-style="normal" officeooo:rsid="0a0de9c7" style:font-style-asian="normal" style:font-style-complex="normal"/>
    </style:style>
    <style:style style:name="T288" style:family="text">
      <style:text-properties fo:font-style="normal" officeooo:rsid="0a0e7bfd" style:font-style-asian="normal" style:font-style-complex="normal"/>
    </style:style>
    <style:style style:name="T289" style:family="text">
      <style:text-properties fo:font-style="normal" officeooo:rsid="0a0f347a" style:font-style-asian="normal" style:font-style-complex="normal"/>
    </style:style>
    <style:style style:name="T290" style:family="text">
      <style:text-properties fo:font-style="normal" officeooo:rsid="0a121c86" style:font-style-asian="normal" style:font-style-complex="normal"/>
    </style:style>
    <style:style style:name="T291" style:family="text">
      <style:text-properties fo:font-style="normal" officeooo:rsid="021f7c89" style:font-style-asian="normal" style:font-style-complex="normal"/>
    </style:style>
    <style:style style:name="T292" style:family="text">
      <style:text-properties fo:font-style="normal" officeooo:rsid="0a44d1ff" style:font-style-asian="normal" style:font-style-complex="normal"/>
    </style:style>
    <style:style style:name="T293" style:family="text">
      <style:text-properties fo:font-style="normal" officeooo:rsid="0ad76304" style:font-style-asian="normal" style:font-style-complex="normal"/>
    </style:style>
    <style:style style:name="T294" style:family="text">
      <style:text-properties fo:font-style="normal" officeooo:rsid="0ad91857" style:font-style-asian="normal" style:font-style-complex="normal"/>
    </style:style>
    <style:style style:name="T295" style:family="text">
      <style:text-properties fo:font-style="normal" officeooo:rsid="0ad9c6f4" style:font-style-asian="normal" style:font-style-complex="normal"/>
    </style:style>
    <style:style style:name="T296" style:family="text">
      <style:text-properties fo:font-style="normal" officeooo:rsid="0adb1c08" style:font-style-asian="normal" style:font-style-complex="normal"/>
    </style:style>
    <style:style style:name="T297" style:family="text">
      <style:text-properties fo:font-style="normal" officeooo:rsid="0ade3eb8" style:font-style-asian="normal" style:font-style-complex="normal"/>
    </style:style>
    <style:style style:name="T298" style:family="text">
      <style:text-properties fo:font-style="normal" officeooo:rsid="0ae01b88" style:font-style-asian="normal" style:font-style-complex="normal"/>
    </style:style>
    <style:style style:name="T299" style:family="text">
      <style:text-properties fo:font-style="normal" officeooo:rsid="0ae1d552" style:font-style-asian="normal" style:font-style-complex="normal"/>
    </style:style>
    <style:style style:name="T300" style:family="text">
      <style:text-properties fo:font-style="normal" officeooo:rsid="0ae3d331" style:font-style-asian="normal" style:font-style-complex="normal"/>
    </style:style>
    <style:style style:name="T301" style:family="text">
      <style:text-properties fo:font-style="normal" officeooo:rsid="0ae58365" style:font-style-asian="normal" style:font-style-complex="normal"/>
    </style:style>
    <style:style style:name="T302" style:family="text">
      <style:text-properties fo:font-style="normal" officeooo:rsid="0ae67bae" style:font-style-asian="normal" style:font-style-complex="normal"/>
    </style:style>
    <style:style style:name="T303" style:family="text">
      <style:text-properties fo:font-style="normal" officeooo:rsid="0ae89d2a" style:font-style-asian="normal" style:font-style-complex="normal"/>
    </style:style>
    <style:style style:name="T304" style:family="text">
      <style:text-properties fo:font-style="normal" officeooo:rsid="0aea4644" style:font-style-asian="normal" style:font-style-complex="normal"/>
    </style:style>
    <style:style style:name="T305" style:family="text">
      <style:text-properties fo:font-style="normal" officeooo:rsid="0aec1fc0" style:font-style-asian="normal" style:font-style-complex="normal"/>
    </style:style>
    <style:style style:name="T306" style:family="text">
      <style:text-properties fo:font-style="normal" officeooo:rsid="0aecab15" style:font-style-asian="normal" style:font-style-complex="normal"/>
    </style:style>
    <style:style style:name="T307" style:family="text">
      <style:text-properties fo:font-style="normal" officeooo:rsid="0aef3939" style:font-style-asian="normal" style:font-style-complex="normal"/>
    </style:style>
    <style:style style:name="T308" style:family="text">
      <style:text-properties fo:font-style="normal" officeooo:rsid="0af3f498" style:font-style-asian="normal" style:font-style-complex="normal"/>
    </style:style>
    <style:style style:name="T309" style:family="text">
      <style:text-properties fo:font-style="normal" officeooo:rsid="0af87a56" style:font-style-asian="normal" style:font-style-complex="normal"/>
    </style:style>
    <style:style style:name="T310" style:family="text">
      <style:text-properties fo:font-style="normal" officeooo:rsid="0afa52b9" style:font-style-asian="normal" style:font-style-complex="normal"/>
    </style:style>
    <style:style style:name="T311" style:family="text">
      <style:text-properties fo:font-style="normal" officeooo:rsid="0afd6f00" style:font-style-asian="normal" style:font-style-complex="normal"/>
    </style:style>
    <style:style style:name="T312" style:family="text">
      <style:text-properties fo:font-style="normal" officeooo:rsid="0b0b9ab1" style:font-style-asian="normal" style:font-style-complex="normal"/>
    </style:style>
    <style:style style:name="T313" style:family="text">
      <style:text-properties fo:font-style="normal" officeooo:rsid="0b0c6f15" style:font-style-asian="normal" style:font-style-complex="normal"/>
    </style:style>
    <style:style style:name="T314" style:family="text">
      <style:text-properties fo:font-style="normal" officeooo:rsid="0b0e6859" style:font-style-asian="normal" style:font-style-complex="normal"/>
    </style:style>
    <style:style style:name="T315" style:family="text">
      <style:text-properties fo:font-style="normal" officeooo:rsid="0b110cfe" style:font-style-asian="normal" style:font-style-complex="normal"/>
    </style:style>
    <style:style style:name="T316" style:family="text">
      <style:text-properties fo:font-style="normal" officeooo:rsid="0b12b511" style:font-style-asian="normal" style:font-style-complex="normal"/>
    </style:style>
    <style:style style:name="T317" style:family="text">
      <style:text-properties fo:font-style="normal" officeooo:rsid="0b15a371" style:font-style-asian="normal" style:font-style-complex="normal"/>
    </style:style>
    <style:style style:name="T318" style:family="text">
      <style:text-properties fo:font-style="normal" officeooo:rsid="0b180516" style:font-style-asian="normal" style:font-style-complex="normal"/>
    </style:style>
    <style:style style:name="T319" style:family="text">
      <style:text-properties fo:font-style="normal" officeooo:rsid="0b4077db" style:font-style-asian="normal" style:font-style-complex="normal"/>
    </style:style>
    <style:style style:name="T320" style:family="text">
      <style:text-properties fo:font-style="normal" officeooo:rsid="0b41fff9" style:font-style-asian="normal" style:font-style-complex="normal"/>
    </style:style>
    <style:style style:name="T321" style:family="text">
      <style:text-properties fo:font-style="normal" officeooo:rsid="0b431814" style:font-style-asian="normal" style:font-style-complex="normal"/>
    </style:style>
    <style:style style:name="T322" style:family="text">
      <style:text-properties fo:font-style="normal" officeooo:rsid="0b431b31" style:font-style-asian="normal" style:font-style-complex="normal"/>
    </style:style>
    <style:style style:name="T323" style:family="text">
      <style:text-properties fo:font-style="normal" officeooo:rsid="0b4476ce" style:font-style-asian="normal" style:font-style-complex="normal"/>
    </style:style>
    <style:style style:name="T324" style:family="text">
      <style:text-properties fo:font-style="normal" officeooo:rsid="0b451ff4" style:font-style-asian="normal" style:font-style-complex="normal"/>
    </style:style>
    <style:style style:name="T325" style:family="text">
      <style:text-properties fo:font-style="normal" officeooo:rsid="0b47e037" style:font-style-asian="normal" style:font-style-complex="normal"/>
    </style:style>
    <style:style style:name="T326" style:family="text">
      <style:text-properties fo:font-style="normal" officeooo:rsid="0b48cd4d" style:font-style-asian="normal" style:font-style-complex="normal"/>
    </style:style>
    <style:style style:name="T327" style:family="text">
      <style:text-properties fo:font-style="normal" officeooo:rsid="0b4a09d3" style:font-style-asian="normal" style:font-style-complex="normal"/>
    </style:style>
    <style:style style:name="T328" style:family="text">
      <style:text-properties fo:font-style="normal" officeooo:rsid="0b4d5f9e" style:font-style-asian="normal" style:font-style-complex="normal"/>
    </style:style>
    <style:style style:name="T329" style:family="text">
      <style:text-properties fo:font-style="normal" officeooo:rsid="0b550b51" style:font-style-asian="normal" style:font-style-complex="normal"/>
    </style:style>
    <style:style style:name="T330" style:family="text">
      <style:text-properties fo:font-style="normal" officeooo:rsid="0b59cc23" style:font-style-asian="normal" style:font-style-complex="normal"/>
    </style:style>
    <style:style style:name="T331" style:family="text">
      <style:text-properties fo:font-style="normal" officeooo:rsid="0b5a4665" style:font-style-asian="normal" style:font-style-complex="normal"/>
    </style:style>
    <style:style style:name="T332" style:family="text">
      <style:text-properties fo:font-style="normal" officeooo:rsid="0b5f230d" style:font-style-asian="normal" style:font-style-complex="normal"/>
    </style:style>
    <style:style style:name="T333" style:family="text">
      <style:text-properties fo:font-style="normal" officeooo:rsid="0b5f475e" style:font-style-asian="normal" style:font-style-complex="normal"/>
    </style:style>
    <style:style style:name="T334" style:family="text">
      <style:text-properties fo:font-style="normal" officeooo:rsid="0b5fa1aa" style:font-style-asian="normal" style:font-style-complex="normal"/>
    </style:style>
    <style:style style:name="T335" style:family="text">
      <style:text-properties fo:font-style="normal" officeooo:rsid="0b604423" style:font-style-asian="normal" style:font-style-complex="normal"/>
    </style:style>
    <style:style style:name="T336" style:family="text">
      <style:text-properties fo:font-style="normal" officeooo:rsid="0b608143" style:font-style-asian="normal" style:font-style-complex="normal"/>
    </style:style>
    <style:style style:name="T337" style:family="text">
      <style:text-properties fo:font-style="normal" officeooo:rsid="0b613d31" style:font-style-asian="normal" style:font-style-complex="normal"/>
    </style:style>
    <style:style style:name="T338" style:family="text">
      <style:text-properties fo:font-style="normal" officeooo:rsid="0b6194cb" style:font-style-asian="normal" style:font-style-complex="normal"/>
    </style:style>
    <style:style style:name="T339" style:family="text">
      <style:text-properties fo:font-style="normal" officeooo:rsid="0b621917" style:font-style-asian="normal" style:font-style-complex="normal"/>
    </style:style>
    <style:style style:name="T340" style:family="text">
      <style:text-properties fo:font-style="normal" officeooo:rsid="0b62ad3c" style:font-style-asian="normal" style:font-style-complex="normal"/>
    </style:style>
    <style:style style:name="T341" style:family="text">
      <style:text-properties fo:font-style="normal" officeooo:rsid="0b6385c7" style:font-style-asian="normal" style:font-style-complex="normal"/>
    </style:style>
    <style:style style:name="T342" style:family="text">
      <style:text-properties fo:font-style="normal" officeooo:rsid="0b63a3de" style:font-style-asian="normal" style:font-style-complex="normal"/>
    </style:style>
    <style:style style:name="T343" style:family="text">
      <style:text-properties fo:font-style="normal" officeooo:rsid="0b63f352" style:font-style-asian="normal" style:font-style-complex="normal"/>
    </style:style>
    <style:style style:name="T344" style:family="text">
      <style:text-properties fo:font-style="normal" officeooo:rsid="0b64445c" style:font-style-asian="normal" style:font-style-complex="normal"/>
    </style:style>
    <style:style style:name="T345" style:family="text">
      <style:text-properties fo:font-style="normal" officeooo:rsid="0b645efb" style:font-style-asian="normal" style:font-style-complex="normal"/>
    </style:style>
    <style:style style:name="T346" style:family="text">
      <style:text-properties fo:font-style="normal" officeooo:rsid="0b659370" style:font-style-asian="normal" style:font-style-complex="normal"/>
    </style:style>
    <style:style style:name="T347" style:family="text">
      <style:text-properties fo:font-style="normal" officeooo:rsid="0b670ee5" style:font-style-asian="normal" style:font-style-complex="normal"/>
    </style:style>
    <style:style style:name="T348" style:family="text">
      <style:text-properties fo:font-style="normal" officeooo:rsid="0b67280f" style:font-style-asian="normal" style:font-style-complex="normal"/>
    </style:style>
    <style:style style:name="T349" style:family="text">
      <style:text-properties fo:font-style="normal" officeooo:rsid="0b687eb7" style:font-style-asian="normal" style:font-style-complex="normal"/>
    </style:style>
    <style:style style:name="T350" style:family="text">
      <style:text-properties fo:font-style="normal" officeooo:rsid="0b69d7e7" style:font-style-asian="normal" style:font-style-complex="normal"/>
    </style:style>
    <style:style style:name="T351" style:family="text">
      <style:text-properties fo:font-style="normal" officeooo:rsid="0b6c9b67" style:font-style-asian="normal" style:font-style-complex="normal"/>
    </style:style>
    <style:style style:name="T352" style:family="text">
      <style:text-properties fo:font-style="normal" officeooo:rsid="0b6d03cf" style:font-style-asian="normal" style:font-style-complex="normal"/>
    </style:style>
    <style:style style:name="T353" style:family="text">
      <style:text-properties fo:font-style="normal" officeooo:rsid="0b6d3021" style:font-style-asian="normal" style:font-style-complex="normal"/>
    </style:style>
    <style:style style:name="T354" style:family="text">
      <style:text-properties fo:font-style="normal" officeooo:rsid="0b6d7de1" style:font-style-asian="normal" style:font-style-complex="normal"/>
    </style:style>
    <style:style style:name="T355" style:family="text">
      <style:text-properties fo:font-style="normal" officeooo:rsid="0b6f157a" style:font-style-asian="normal" style:font-style-complex="normal"/>
    </style:style>
    <style:style style:name="T356" style:family="text">
      <style:text-properties fo:font-style="normal" officeooo:rsid="0b70dddb" style:font-style-asian="normal" style:font-style-complex="normal"/>
    </style:style>
    <style:style style:name="T357" style:family="text">
      <style:text-properties fo:font-style="normal" officeooo:rsid="0b71bcd8" style:font-style-asian="normal" style:font-style-complex="normal"/>
    </style:style>
    <style:style style:name="T358" style:family="text">
      <style:text-properties fo:font-style="normal" officeooo:rsid="0b72ec5d" style:font-style-asian="normal" style:font-style-complex="normal"/>
    </style:style>
    <style:style style:name="T359" style:family="text">
      <style:text-properties fo:font-style="normal" officeooo:rsid="0b73c173" style:font-style-asian="normal" style:font-style-complex="normal"/>
    </style:style>
    <style:style style:name="T360" style:family="text">
      <style:text-properties fo:font-style="normal" officeooo:rsid="0b748c92" style:font-style-asian="normal" style:font-style-complex="normal"/>
    </style:style>
    <style:style style:name="T361" style:family="text">
      <style:text-properties fo:font-style="normal" officeooo:rsid="0b759ef2" style:font-style-asian="normal" style:font-style-complex="normal"/>
    </style:style>
    <style:style style:name="T362" style:family="text">
      <style:text-properties fo:font-style="normal" officeooo:rsid="0b7a28d6" style:font-style-asian="normal" style:font-style-complex="normal"/>
    </style:style>
    <style:style style:name="T363" style:family="text">
      <style:text-properties fo:font-style="normal" officeooo:rsid="0b7a6577" style:font-style-asian="normal" style:font-style-complex="normal"/>
    </style:style>
    <style:style style:name="T364" style:family="text">
      <style:text-properties fo:font-style="normal" officeooo:rsid="0b7bfd6c" style:font-style-asian="normal" style:font-style-complex="normal"/>
    </style:style>
    <style:style style:name="T365" style:family="text">
      <style:text-properties fo:font-style="normal" officeooo:rsid="0b82f5bb" style:font-style-asian="normal" style:font-style-complex="normal"/>
    </style:style>
    <style:style style:name="T366" style:family="text">
      <style:text-properties fo:font-style="normal" officeooo:rsid="0b86733b" style:font-style-asian="normal" style:font-style-complex="normal"/>
    </style:style>
    <style:style style:name="T367" style:family="text">
      <style:text-properties fo:font-style="normal" officeooo:rsid="0b87995b" style:font-style-asian="normal" style:font-style-complex="normal"/>
    </style:style>
    <style:style style:name="T368" style:family="text">
      <style:text-properties fo:font-style="normal" officeooo:rsid="0b88c961" style:font-style-asian="normal" style:font-style-complex="normal"/>
    </style:style>
    <style:style style:name="T369" style:family="text">
      <style:text-properties fo:font-style="normal" officeooo:rsid="0b8c4a71" style:font-style-asian="normal" style:font-style-complex="normal"/>
    </style:style>
    <style:style style:name="T370" style:family="text">
      <style:text-properties fo:font-style="normal" officeooo:rsid="0b9301b1" style:font-style-asian="normal" style:font-style-complex="normal"/>
    </style:style>
    <style:style style:name="T371" style:family="text">
      <style:text-properties fo:font-style="normal" officeooo:rsid="0b93e72d" style:font-style-asian="normal" style:font-style-complex="normal"/>
    </style:style>
    <style:style style:name="T372" style:family="text">
      <style:text-properties fo:font-style="normal" officeooo:rsid="0b96cbb3" style:font-style-asian="normal" style:font-style-complex="normal"/>
    </style:style>
    <style:style style:name="T373" style:family="text">
      <style:text-properties fo:font-style="normal" officeooo:rsid="0b97db6e" style:font-style-asian="normal" style:font-style-complex="normal"/>
    </style:style>
    <style:style style:name="T374" style:family="text">
      <style:text-properties fo:font-style="normal" officeooo:rsid="0b9849ac" style:font-style-asian="normal" style:font-style-complex="normal"/>
    </style:style>
    <style:style style:name="T375" style:family="text">
      <style:text-properties fo:font-style="normal" officeooo:rsid="0b99cd16" style:font-style-asian="normal" style:font-style-complex="normal"/>
    </style:style>
    <style:style style:name="T376" style:family="text">
      <style:text-properties fo:font-style="normal" officeooo:rsid="0b9ae950" style:font-style-asian="normal" style:font-style-complex="normal"/>
    </style:style>
    <style:style style:name="T377" style:family="text">
      <style:text-properties fo:font-style="normal" officeooo:rsid="0b9dc850" style:font-style-asian="normal" style:font-style-complex="normal"/>
    </style:style>
    <style:style style:name="T378" style:family="text">
      <style:text-properties fo:font-style="normal" officeooo:rsid="0b9fc70c" style:font-style-asian="normal" style:font-style-complex="normal"/>
    </style:style>
    <style:style style:name="T379" style:family="text">
      <style:text-properties fo:font-style="normal" officeooo:rsid="0b9fd109" style:font-style-asian="normal" style:font-style-complex="normal"/>
    </style:style>
    <style:style style:name="T380" style:family="text">
      <style:text-properties fo:font-style="normal" officeooo:rsid="0ba10333" style:font-style-asian="normal" style:font-style-complex="normal"/>
    </style:style>
    <style:style style:name="T381" style:family="text">
      <style:text-properties fo:font-style="normal" officeooo:rsid="0ba1cb4e" style:font-style-asian="normal" style:font-style-complex="normal"/>
    </style:style>
    <style:style style:name="T382" style:family="text">
      <style:text-properties fo:font-style="normal" officeooo:rsid="0ba54e04" style:font-style-asian="normal" style:font-style-complex="normal"/>
    </style:style>
    <style:style style:name="T383" style:family="text">
      <style:text-properties fo:font-style="normal" officeooo:rsid="0ba71a1e" style:font-style-asian="normal" style:font-style-complex="normal"/>
    </style:style>
    <style:style style:name="T384" style:family="text">
      <style:text-properties fo:font-style="normal" officeooo:rsid="0ba808aa" style:font-style-asian="normal" style:font-style-complex="normal"/>
    </style:style>
    <style:style style:name="T385" style:family="text">
      <style:text-properties fo:font-style="normal" officeooo:rsid="0bac80ac" style:font-style-asian="normal" style:font-style-complex="normal"/>
    </style:style>
    <style:style style:name="T386" style:family="text">
      <style:text-properties fo:font-style="normal" officeooo:rsid="0bac9d28" style:font-style-asian="normal" style:font-style-complex="normal"/>
    </style:style>
    <style:style style:name="T387" style:family="text">
      <style:text-properties fo:font-style="normal" officeooo:rsid="0bae89da" style:font-style-asian="normal" style:font-style-complex="normal"/>
    </style:style>
    <style:style style:name="T388" style:family="text">
      <style:text-properties fo:font-style="normal" officeooo:rsid="0bafb6f5" style:font-style-asian="normal" style:font-style-complex="normal"/>
    </style:style>
    <style:style style:name="T389" style:family="text">
      <style:text-properties fo:font-style="normal" officeooo:rsid="0baffd21" style:font-style-asian="normal" style:font-style-complex="normal"/>
    </style:style>
    <style:style style:name="T390" style:family="text">
      <style:text-properties fo:font-style="normal" officeooo:rsid="0bb2d2f5" style:font-style-asian="normal" style:font-style-complex="normal"/>
    </style:style>
    <style:style style:name="T391" style:family="text">
      <style:text-properties fo:font-style="normal" officeooo:rsid="0bb2f840" style:font-style-asian="normal" style:font-style-complex="normal"/>
    </style:style>
    <style:style style:name="T392" style:family="text">
      <style:text-properties fo:font-style="normal" officeooo:rsid="0bb40a2c" style:font-style-asian="normal" style:font-style-complex="normal"/>
    </style:style>
    <style:style style:name="T393" style:family="text">
      <style:text-properties fo:font-style="normal" officeooo:rsid="0bb4a35f" style:font-style-asian="normal" style:font-style-complex="normal"/>
    </style:style>
    <style:style style:name="T394" style:family="text">
      <style:text-properties fo:font-style="normal" officeooo:rsid="0bb6c24e" style:font-style-asian="normal" style:font-style-complex="normal"/>
    </style:style>
    <style:style style:name="T395" style:family="text">
      <style:text-properties fo:font-style="normal" officeooo:rsid="0bb79c8d" style:font-style-asian="normal" style:font-style-complex="normal"/>
    </style:style>
    <style:style style:name="T396" style:family="text">
      <style:text-properties fo:font-style="normal" officeooo:rsid="0bbb094d" style:font-style-asian="normal" style:font-style-complex="normal"/>
    </style:style>
    <style:style style:name="T397" style:family="text">
      <style:text-properties fo:font-style="normal" officeooo:rsid="0bbc9d8c" style:font-style-asian="normal" style:font-style-complex="normal"/>
    </style:style>
    <style:style style:name="T398" style:family="text">
      <style:text-properties fo:font-style="normal" officeooo:rsid="0bbfe25f" style:font-style-asian="normal" style:font-style-complex="normal"/>
    </style:style>
    <style:style style:name="T399" style:family="text">
      <style:text-properties fo:font-style="normal" officeooo:rsid="0bc12995" style:font-style-asian="normal" style:font-style-complex="normal"/>
    </style:style>
    <style:style style:name="T400" style:family="text">
      <style:text-properties fo:font-style="normal" officeooo:rsid="0bc4f630" style:font-style-asian="normal" style:font-style-complex="normal"/>
    </style:style>
    <style:style style:name="T401" style:family="text">
      <style:text-properties fo:font-style="normal" officeooo:rsid="0bc9af5c" style:font-style-asian="normal" style:font-style-complex="normal"/>
    </style:style>
    <style:style style:name="T402" style:family="text">
      <style:text-properties fo:font-style="normal" officeooo:rsid="0bc9e7a5" style:font-style-asian="normal" style:font-style-complex="normal"/>
    </style:style>
    <style:style style:name="T403" style:family="text">
      <style:text-properties fo:font-style="normal" officeooo:rsid="0bcba202" style:font-style-asian="normal" style:font-style-complex="normal"/>
    </style:style>
    <style:style style:name="T404" style:family="text">
      <style:text-properties fo:font-style="normal" officeooo:rsid="0bca9484" style:font-style-asian="normal" style:font-style-complex="normal"/>
    </style:style>
    <style:style style:name="T405" style:family="text">
      <style:text-properties fo:font-style="normal" officeooo:rsid="0bcbd0a4" style:font-style-asian="normal" style:font-style-complex="normal"/>
    </style:style>
    <style:style style:name="T406" style:family="text">
      <style:text-properties fo:font-style="normal" officeooo:rsid="0bce329c" style:font-style-asian="normal" style:font-style-complex="normal"/>
    </style:style>
    <style:style style:name="T407" style:family="text">
      <style:text-properties fo:font-style="normal" officeooo:rsid="0bcfcd24" style:font-style-asian="normal" style:font-style-complex="normal"/>
    </style:style>
    <style:style style:name="T408" style:family="text">
      <style:text-properties fo:font-style="normal" officeooo:rsid="0bd7c9cd" style:font-style-asian="normal" style:font-style-complex="normal"/>
    </style:style>
    <style:style style:name="T409" style:family="text">
      <style:text-properties fo:font-style="normal" officeooo:rsid="0bd895ec" style:font-style-asian="normal" style:font-style-complex="normal"/>
    </style:style>
    <style:style style:name="T410" style:family="text">
      <style:text-properties fo:font-style="normal" officeooo:rsid="0bda5f45" style:font-style-asian="normal" style:font-style-complex="normal"/>
    </style:style>
    <style:style style:name="T411" style:family="text">
      <style:text-properties fo:font-style="normal" officeooo:rsid="0bdc1a43" style:font-style-asian="normal" style:font-style-complex="normal"/>
    </style:style>
    <style:style style:name="T412" style:family="text">
      <style:text-properties fo:font-style="normal" officeooo:rsid="0bdd7f1c" style:font-style-asian="normal" style:font-style-complex="normal"/>
    </style:style>
    <style:style style:name="T413" style:family="text">
      <style:text-properties fo:font-style="normal" officeooo:rsid="0bde646b" style:font-style-asian="normal" style:font-style-complex="normal"/>
    </style:style>
    <style:style style:name="T414" style:family="text">
      <style:text-properties fo:font-style="normal" officeooo:rsid="0be05e09" style:font-style-asian="normal" style:font-style-complex="normal"/>
    </style:style>
    <style:style style:name="T415" style:family="text">
      <style:text-properties fo:font-style="normal" fo:font-weight="normal" style:font-style-asian="normal" style:font-weight-asian="normal"/>
    </style:style>
    <style:style style:name="T416" style:family="text">
      <style:text-properties fo:font-style="normal" fo:font-weight="normal" officeooo:rsid="078ab2fd" style:font-style-asian="normal" style:font-weight-asian="normal"/>
    </style:style>
    <style:style style:name="T417" style:family="text">
      <style:text-properties officeooo:rsid="00f0a1d2"/>
    </style:style>
    <style:style style:name="T418" style:family="text">
      <style:text-properties officeooo:rsid="00f24b20"/>
    </style:style>
    <style:style style:name="T419" style:family="text">
      <style:text-properties officeooo:rsid="00f26be6"/>
    </style:style>
    <style:style style:name="T420" style:family="text">
      <style:text-properties officeooo:rsid="00f5cbe5"/>
    </style:style>
    <style:style style:name="T421" style:family="text">
      <style:text-properties officeooo:rsid="00f7a841"/>
    </style:style>
    <style:style style:name="T422" style:family="text">
      <style:text-properties officeooo:rsid="01017074"/>
    </style:style>
    <style:style style:name="T423" style:family="text">
      <style:text-properties officeooo:rsid="010233f1"/>
    </style:style>
    <style:style style:name="T424" style:family="text">
      <style:text-properties officeooo:rsid="01024c36"/>
    </style:style>
    <style:style style:name="T425" style:family="text">
      <style:text-properties officeooo:rsid="010269d8"/>
    </style:style>
    <style:style style:name="T426" style:family="text">
      <style:text-properties style:font-name="Liberation Serif2"/>
    </style:style>
    <style:style style:name="T427" style:family="text">
      <style:text-properties style:font-name="Liberation Serif2" officeooo:rsid="010842f1"/>
    </style:style>
    <style:style style:name="T428" style:family="text">
      <style:text-properties style:font-name="Liberation Serif2" officeooo:rsid="04d3e161"/>
    </style:style>
    <style:style style:name="T429" style:family="text">
      <style:text-properties style:font-name="Liberation Serif2" officeooo:rsid="04de9961"/>
    </style:style>
    <style:style style:name="T430" style:family="text">
      <style:text-properties officeooo:rsid="011348cc"/>
    </style:style>
    <style:style style:name="T431" style:family="text">
      <style:text-properties officeooo:rsid="01138e13"/>
    </style:style>
    <style:style style:name="T432" style:family="text">
      <style:text-properties officeooo:rsid="0113e7a2"/>
    </style:style>
    <style:style style:name="T433" style:family="text">
      <style:text-properties officeooo:rsid="011487bd"/>
    </style:style>
    <style:style style:name="T434" style:family="text">
      <style:text-properties officeooo:rsid="011ad91e"/>
    </style:style>
    <style:style style:name="T435" style:family="text">
      <style:text-properties officeooo:rsid="011ba61f"/>
    </style:style>
    <style:style style:name="T436" style:family="text">
      <style:text-properties officeooo:rsid="011eafc4"/>
    </style:style>
    <style:style style:name="T437" style:family="text">
      <style:text-properties officeooo:rsid="00472467"/>
    </style:style>
    <style:style style:name="T438" style:family="text">
      <style:text-properties officeooo:rsid="0125609a"/>
    </style:style>
    <style:style style:name="T439" style:family="text">
      <style:text-properties officeooo:rsid="01275a12"/>
    </style:style>
    <style:style style:name="T440" style:family="text">
      <style:text-properties officeooo:rsid="0128651b"/>
    </style:style>
    <style:style style:name="T441" style:family="text">
      <style:text-properties officeooo:rsid="0135df2a"/>
    </style:style>
    <style:style style:name="T442" style:family="text">
      <style:text-properties officeooo:rsid="01387b5d"/>
    </style:style>
    <style:style style:name="T443" style:family="text">
      <style:text-properties officeooo:rsid="013a3319"/>
    </style:style>
    <style:style style:name="T444" style:family="text">
      <style:text-properties officeooo:rsid="013e15b6"/>
    </style:style>
    <style:style style:name="T445" style:family="text">
      <style:text-properties officeooo:rsid="013f3878"/>
    </style:style>
    <style:style style:name="T446" style:family="text">
      <style:text-properties officeooo:rsid="0144b58b"/>
    </style:style>
    <style:style style:name="T447" style:family="text">
      <style:text-properties officeooo:rsid="014e4cec"/>
    </style:style>
    <style:style style:name="T448" style:family="text">
      <style:text-properties officeooo:rsid="014f6c38"/>
    </style:style>
    <style:style style:name="T449" style:family="text">
      <style:text-properties officeooo:rsid="01528bfd"/>
    </style:style>
    <style:style style:name="T450" style:family="text">
      <style:text-properties officeooo:rsid="0153ba04"/>
    </style:style>
    <style:style style:name="T451" style:family="text">
      <style:text-properties officeooo:rsid="0155d354"/>
    </style:style>
    <style:style style:name="T452" style:family="text">
      <style:text-properties officeooo:rsid="015685ba"/>
    </style:style>
    <style:style style:name="T453" style:family="text">
      <style:text-properties officeooo:rsid="0156d923"/>
    </style:style>
    <style:style style:name="T454" style:family="text">
      <style:text-properties officeooo:rsid="015858b7"/>
    </style:style>
    <style:style style:name="T455" style:family="text">
      <style:text-properties officeooo:rsid="015ce699"/>
    </style:style>
    <style:style style:name="T456" style:family="text">
      <style:text-properties officeooo:rsid="015e7cf9"/>
    </style:style>
    <style:style style:name="T457" style:family="text">
      <style:text-properties officeooo:rsid="015ec355"/>
    </style:style>
    <style:style style:name="T458" style:family="text">
      <style:text-properties officeooo:rsid="016216ae"/>
    </style:style>
    <style:style style:name="T459" style:family="text">
      <style:text-properties officeooo:rsid="01635583"/>
    </style:style>
    <style:style style:name="T460" style:family="text">
      <style:text-properties officeooo:rsid="01643463"/>
    </style:style>
    <style:style style:name="T461" style:family="text">
      <style:text-properties officeooo:rsid="0164a61e"/>
    </style:style>
    <style:style style:name="T462" style:family="text">
      <style:text-properties officeooo:rsid="016a8406"/>
    </style:style>
    <style:style style:name="T463" style:family="text">
      <style:text-properties officeooo:rsid="016a9c37"/>
    </style:style>
    <style:style style:name="T464" style:family="text">
      <style:text-properties officeooo:rsid="0176bb97"/>
    </style:style>
    <style:style style:name="T465" style:family="text">
      <style:text-properties officeooo:rsid="017c394b"/>
    </style:style>
    <style:style style:name="T466" style:family="text">
      <style:text-properties officeooo:rsid="01829745"/>
    </style:style>
    <style:style style:name="T467" style:family="text">
      <style:text-properties officeooo:rsid="0183c45e"/>
    </style:style>
    <style:style style:name="T468" style:family="text">
      <style:text-properties officeooo:rsid="018969cd"/>
    </style:style>
    <style:style style:name="T469" style:family="text">
      <style:text-properties officeooo:rsid="018afaf8"/>
    </style:style>
    <style:style style:name="T470" style:family="text">
      <style:text-properties officeooo:rsid="018d581a"/>
    </style:style>
    <style:style style:name="T471" style:family="text">
      <style:text-properties officeooo:rsid="019c633f"/>
    </style:style>
    <style:style style:name="T472" style:family="text">
      <style:text-properties officeooo:rsid="019ffdfe"/>
    </style:style>
    <style:style style:name="T473" style:family="text">
      <style:text-properties style:font-name="DejaVu Sans Mono"/>
    </style:style>
    <style:style style:name="T474" style:family="text">
      <style:text-properties style:font-name="DejaVu Sans Mono" fo:font-size="10pt" style:font-size-asian="10pt" style:font-size-complex="10pt"/>
    </style:style>
    <style:style style:name="T475" style:family="text">
      <style:text-properties style:font-name="DejaVu Sans Mono" fo:font-size="10pt" officeooo:rsid="01a2eb53" style:font-size-asian="10pt" style:font-size-complex="10pt"/>
    </style:style>
    <style:style style:name="T476" style:family="text">
      <style:text-properties style:font-name="DejaVu Sans Mono" fo:font-size="10pt" officeooo:rsid="00bf0641" style:font-size-asian="10pt" style:font-size-complex="10pt"/>
    </style:style>
    <style:style style:name="T477" style:family="text">
      <style:text-properties style:font-name="DejaVu Sans Mono" fo:font-size="10pt" officeooo:rsid="020825a3" style:font-size-asian="10pt" style:font-size-complex="10pt"/>
    </style:style>
    <style:style style:name="T478" style:family="text">
      <style:text-properties style:font-name="DejaVu Sans Mono" fo:font-size="10pt" officeooo:rsid="0209b463" style:font-size-asian="10pt" style:font-size-complex="10pt"/>
    </style:style>
    <style:style style:name="T479" style:family="text">
      <style:text-properties style:font-name="DejaVu Sans Mono" fo:font-size="10pt" officeooo:rsid="02501610" style:font-size-asian="10pt" style:font-size-complex="10pt"/>
    </style:style>
    <style:style style:name="T480" style:family="text">
      <style:text-properties style:font-name="DejaVu Sans Mono" fo:font-size="10pt" officeooo:rsid="025104e5" style:font-size-asian="10pt" style:font-size-complex="10pt"/>
    </style:style>
    <style:style style:name="T481" style:family="text">
      <style:text-properties style:font-name="DejaVu Sans Mono" fo:font-size="10pt" officeooo:rsid="025809bd" style:font-size-asian="10pt" style:font-size-complex="10pt"/>
    </style:style>
    <style:style style:name="T482" style:family="text">
      <style:text-properties style:font-name="DejaVu Sans Mono" fo:font-size="10pt" officeooo:rsid="025fe38d" style:font-size-asian="10pt" style:font-size-complex="10pt"/>
    </style:style>
    <style:style style:name="T483" style:family="text">
      <style:text-properties style:font-name="DejaVu Sans Mono" fo:font-size="10pt" officeooo:rsid="025809a4" style:font-size-asian="10pt" style:font-size-complex="10pt"/>
    </style:style>
    <style:style style:name="T484" style:family="text">
      <style:text-properties style:font-name="DejaVu Sans Mono" fo:font-size="10pt" officeooo:rsid="02776267" style:font-size-asian="10pt" style:font-size-complex="10pt"/>
    </style:style>
    <style:style style:name="T485" style:family="text">
      <style:text-properties style:font-name="DejaVu Sans Mono" fo:font-size="10pt" officeooo:rsid="01e7f12c" style:font-size-asian="10pt" style:font-size-complex="10pt"/>
    </style:style>
    <style:style style:name="T486" style:family="text">
      <style:text-properties style:font-name="DejaVu Sans Mono" fo:font-size="10pt" officeooo:rsid="02852a9a" style:font-size-asian="10pt" style:font-size-complex="10pt"/>
    </style:style>
    <style:style style:name="T487" style:family="text">
      <style:text-properties style:font-name="DejaVu Sans Mono" fo:font-size="10pt" officeooo:rsid="02c6074e" style:font-size-asian="10pt" style:font-size-complex="10pt"/>
    </style:style>
    <style:style style:name="T488" style:family="text">
      <style:text-properties style:font-name="DejaVu Sans Mono" fo:font-size="10pt" officeooo:rsid="01fc5bd5" style:font-size-asian="10pt" style:font-size-complex="10pt"/>
    </style:style>
    <style:style style:name="T489" style:family="text">
      <style:text-properties style:font-name="DejaVu Sans Mono" fo:font-size="10pt" officeooo:rsid="046d2a4b" style:font-size-asian="10pt" style:font-size-complex="10pt"/>
    </style:style>
    <style:style style:name="T490" style:family="text">
      <style:text-properties style:font-name="DejaVu Sans Mono" fo:font-size="10pt" officeooo:rsid="0235e549" style:font-size-asian="10pt" style:font-size-complex="10pt"/>
    </style:style>
    <style:style style:name="T491" style:family="text">
      <style:text-properties style:font-name="DejaVu Sans Mono" fo:font-size="10pt" officeooo:rsid="0215fa18" style:font-size-asian="10pt" style:font-size-complex="10pt"/>
    </style:style>
    <style:style style:name="T492" style:family="text">
      <style:text-properties style:font-name="DejaVu Sans Mono" fo:font-size="10pt" officeooo:rsid="0252fa19" style:font-size-asian="10pt" style:font-size-complex="10pt"/>
    </style:style>
    <style:style style:name="T493" style:family="text">
      <style:text-properties style:font-name="DejaVu Sans Mono" fo:font-size="10pt" officeooo:rsid="04aeab1e" style:font-size-asian="10pt" style:font-size-complex="10pt"/>
    </style:style>
    <style:style style:name="T494" style:family="text">
      <style:text-properties style:font-name="DejaVu Sans Mono" fo:font-size="10pt" officeooo:rsid="04b4712c" style:font-size-asian="10pt" style:font-size-complex="10pt"/>
    </style:style>
    <style:style style:name="T495" style:family="text">
      <style:text-properties style:font-name="DejaVu Sans Mono" fo:font-size="10pt" officeooo:rsid="04b7b06a" style:font-size-asian="10pt" style:font-size-complex="10pt"/>
    </style:style>
    <style:style style:name="T496" style:family="text">
      <style:text-properties style:font-name="DejaVu Sans Mono" fo:font-size="10pt" officeooo:rsid="057d1d8a" style:font-size-asian="10pt" style:font-size-complex="10pt"/>
    </style:style>
    <style:style style:name="T497" style:family="text">
      <style:text-properties style:font-name="DejaVu Sans Mono" fo:font-size="10pt" officeooo:rsid="057c3919" style:font-size-asian="10pt" style:font-size-complex="10pt"/>
    </style:style>
    <style:style style:name="T498" style:family="text">
      <style:text-properties style:font-name="DejaVu Sans Mono" fo:font-size="10pt" officeooo:rsid="057a590f" style:font-size-asian="10pt" style:font-size-complex="10pt"/>
    </style:style>
    <style:style style:name="T499" style:family="text">
      <style:text-properties style:font-name="DejaVu Sans Mono" fo:font-size="10pt" officeooo:rsid="01be3636" style:font-size-asian="10pt" style:font-size-complex="10pt"/>
    </style:style>
    <style:style style:name="T500" style:family="text">
      <style:text-properties style:font-name="DejaVu Sans Mono" fo:font-size="10pt" officeooo:rsid="01ba2d9f" style:font-size-asian="10pt" style:font-size-complex="10pt"/>
    </style:style>
    <style:style style:name="T501" style:family="text">
      <style:text-properties style:font-name="DejaVu Sans Mono" fo:font-size="10pt" officeooo:rsid="07446106" style:font-size-asian="10pt" style:font-size-complex="10pt"/>
    </style:style>
    <style:style style:name="T502" style:family="text">
      <style:text-properties style:font-name="DejaVu Sans Mono" fo:font-size="10pt" officeooo:rsid="0462d037" style:font-size-asian="10pt" style:font-size-complex="10pt"/>
    </style:style>
    <style:style style:name="T503" style:family="text">
      <style:text-properties style:font-name="DejaVu Sans Mono" fo:font-size="10pt" officeooo:rsid="075673db" style:font-size-asian="10pt" style:font-size-complex="10pt"/>
    </style:style>
    <style:style style:name="T504" style:family="text">
      <style:text-properties style:font-name="DejaVu Sans Mono" fo:font-size="10pt" officeooo:rsid="07312164" style:font-size-asian="10pt" style:font-size-complex="10pt"/>
    </style:style>
    <style:style style:name="T505" style:family="text">
      <style:text-properties style:font-name="DejaVu Sans Mono" fo:font-size="10pt" officeooo:rsid="081e54df" style:font-size-asian="10pt" style:font-size-complex="10pt"/>
    </style:style>
    <style:style style:name="T506" style:family="text">
      <style:text-properties style:font-name="DejaVu Sans Mono" fo:font-size="10pt" officeooo:rsid="08206fa9" style:font-size-asian="10pt" style:font-size-complex="10pt"/>
    </style:style>
    <style:style style:name="T507" style:family="text">
      <style:text-properties style:font-name="DejaVu Sans Mono" fo:font-size="10pt" officeooo:rsid="08d38edc" style:font-size-asian="10pt" style:font-size-complex="10pt"/>
    </style:style>
    <style:style style:name="T508" style:family="text">
      <style:text-properties style:font-name="DejaVu Sans Mono" fo:font-size="10pt" officeooo:rsid="08d6f24d" style:font-size-asian="10pt" style:font-size-complex="10pt"/>
    </style:style>
    <style:style style:name="T509" style:family="text">
      <style:text-properties style:font-name="DejaVu Sans Mono" fo:font-size="10pt" officeooo:rsid="0a24e8e3" style:font-size-asian="10pt" style:font-size-complex="10pt"/>
    </style:style>
    <style:style style:name="T510" style:family="text">
      <style:text-properties style:font-name="DejaVu Sans Mono" fo:font-size="10pt" officeooo:rsid="0a486047" style:font-size-asian="10pt" style:font-size-complex="10pt"/>
    </style:style>
    <style:style style:name="T511" style:family="text">
      <style:text-properties style:font-name="DejaVu Sans Mono" fo:font-size="10pt" officeooo:rsid="09ba70b5" style:font-size-asian="10pt" style:font-size-complex="10pt"/>
    </style:style>
    <style:style style:name="T512" style:family="text">
      <style:text-properties style:font-name="DejaVu Sans Mono" fo:font-size="10pt" officeooo:rsid="09c22684" style:font-size-asian="10pt" style:font-size-complex="10pt"/>
    </style:style>
    <style:style style:name="T513" style:family="text">
      <style:text-properties style:font-name="DejaVu Sans Mono" fo:font-size="10pt" officeooo:rsid="09b57b12" style:font-size-asian="10pt" style:font-size-complex="10pt"/>
    </style:style>
    <style:style style:name="T514" style:family="text">
      <style:text-properties style:font-name="DejaVu Sans Mono" fo:font-size="10pt" officeooo:rsid="0a47dce2" style:font-size-asian="10pt" style:font-size-complex="10pt"/>
    </style:style>
    <style:style style:name="T515" style:family="text">
      <style:text-properties style:font-name="DejaVu Sans Mono" fo:font-size="10pt" officeooo:rsid="0a4af7a8" style:font-size-asian="10pt" style:font-size-complex="10pt"/>
    </style:style>
    <style:style style:name="T516" style:family="text">
      <style:text-properties style:font-name="DejaVu Sans Mono" fo:font-size="10pt" officeooo:rsid="0a46a5ee" style:font-size-asian="10pt" style:font-size-complex="10pt"/>
    </style:style>
    <style:style style:name="T517" style:family="text">
      <style:text-properties style:font-name="DejaVu Sans Mono" fo:font-size="10pt" officeooo:rsid="0a53ee11" style:font-size-asian="10pt" style:font-size-complex="10pt"/>
    </style:style>
    <style:style style:name="T518" style:family="text">
      <style:text-properties style:font-name="DejaVu Sans Mono" fo:font-size="10pt" officeooo:rsid="0ab9d7e3" style:font-size-asian="10pt" style:font-size-complex="10pt"/>
    </style:style>
    <style:style style:name="T519" style:family="text">
      <style:text-properties style:font-name="DejaVu Sans Mono" fo:font-size="10pt" officeooo:rsid="0abbf41f" style:font-size-asian="10pt" style:font-size-complex="10pt"/>
    </style:style>
    <style:style style:name="T520" style:family="text">
      <style:text-properties style:font-name="DejaVu Sans Mono" fo:font-size="10pt" officeooo:rsid="09c9234d" style:font-size-asian="10pt" style:font-size-complex="10pt"/>
    </style:style>
    <style:style style:name="T521" style:family="text">
      <style:text-properties style:font-name="DejaVu Sans Mono" fo:font-size="10pt" officeooo:rsid="0ac554a1" style:font-size-asian="10pt" style:font-size-complex="10pt"/>
    </style:style>
    <style:style style:name="T522" style:family="text">
      <style:text-properties style:font-name="DejaVu Sans Mono" fo:font-size="10pt" officeooo:rsid="0acdc0da" style:font-size-asian="10pt" style:font-size-complex="10pt"/>
    </style:style>
    <style:style style:name="T523" style:family="text">
      <style:text-properties style:font-name="DejaVu Sans Mono" fo:font-size="10pt" fo:font-style="normal" style:font-size-asian="10pt" style:font-style-asian="normal" style:font-size-complex="10pt" style:font-style-complex="normal"/>
    </style:style>
    <style:style style:name="T524" style:family="text">
      <style:text-properties style:font-name="DejaVu Sans Mono" fo:font-size="10pt" fo:font-style="normal" officeooo:rsid="0307bed5" style:font-size-asian="10pt" style:font-style-asian="normal" style:font-size-complex="10pt" style:font-style-complex="normal"/>
    </style:style>
    <style:style style:name="T525" style:family="text">
      <style:text-properties style:font-name="DejaVu Sans Mono" fo:font-size="10pt" fo:font-style="normal" officeooo:rsid="030852b6" style:font-size-asian="10pt" style:font-style-asian="normal" style:font-size-complex="10pt" style:font-style-complex="normal"/>
    </style:style>
    <style:style style:name="T526" style:family="text">
      <style:text-properties style:font-name="DejaVu Sans Mono" fo:font-size="10pt" fo:font-style="normal" officeooo:rsid="030e28bd" style:font-size-asian="10pt" style:font-style-asian="normal" style:font-size-complex="10pt" style:font-style-complex="normal"/>
    </style:style>
    <style:style style:name="T527" style:family="text">
      <style:text-properties style:font-name="DejaVu Sans Mono" fo:font-size="10pt" fo:font-style="normal" officeooo:rsid="030e3e88" style:font-size-asian="10pt" style:font-style-asian="normal" style:font-size-complex="10pt" style:font-style-complex="normal"/>
    </style:style>
    <style:style style:name="T528" style:family="text">
      <style:text-properties style:font-name="DejaVu Sans Mono" fo:font-size="10pt" fo:font-style="normal" officeooo:rsid="0ade3eb8" style:font-size-asian="10pt" style:font-style-asian="normal" style:font-size-complex="10pt" style:font-style-complex="normal"/>
    </style:style>
    <style:style style:name="T529" style:family="text">
      <style:text-properties style:font-name="DejaVu Sans Mono" fo:font-size="10pt" fo:font-style="normal" officeooo:rsid="0ae89d2a" style:font-size-asian="10pt" style:font-style-asian="normal" style:font-size-complex="10pt" style:font-style-complex="normal"/>
    </style:style>
    <style:style style:name="T530" style:family="text">
      <style:text-properties style:font-name="DejaVu Sans Mono" fo:font-size="10pt" fo:font-style="italic" style:font-size-asian="10pt" style:font-size-complex="10pt"/>
    </style:style>
    <style:style style:name="T531" style:family="text">
      <style:text-properties style:font-name="DejaVu Sans Mono" fo:font-size="10pt" style:font-size-asian="8.75pt" style:font-size-complex="10pt"/>
    </style:style>
    <style:style style:name="T532" style:family="text">
      <style:text-properties style:font-name="DejaVu Sans Mono" fo:font-size="10pt" officeooo:rsid="0235e549" style:font-size-asian="8.75pt" style:font-size-complex="10pt"/>
    </style:style>
    <style:style style:name="T533" style:family="text">
      <style:text-properties style:font-name="DejaVu Sans Mono" fo:font-size="10pt" officeooo:rsid="0209b463" style:font-size-asian="8.75pt" style:font-size-complex="10pt"/>
    </style:style>
    <style:style style:name="T534" style:family="text">
      <style:text-properties style:font-name="DejaVu Sans Mono" officeooo:rsid="01be3636"/>
    </style:style>
    <style:style style:name="T535" style:family="text">
      <style:text-properties style:font-name="DejaVu Sans Mono" officeooo:rsid="01e8dbd6"/>
    </style:style>
    <style:style style:name="T536" style:family="text">
      <style:text-properties style:font-name="DejaVu Sans Mono" officeooo:rsid="01fca99f"/>
    </style:style>
    <style:style style:name="T537" style:family="text">
      <style:text-properties style:font-name="DejaVu Sans Mono" fo:font-size="10.5pt" style:font-size-asian="10.5pt" style:font-size-complex="10.5pt"/>
    </style:style>
    <style:style style:name="T538" style:family="text">
      <style:text-properties style:font-name="DejaVu Sans Mono" fo:font-size="10.5pt" officeooo:rsid="01e8dbd6" style:font-size-asian="10.5pt" style:font-size-complex="10.5pt"/>
    </style:style>
    <style:style style:name="T539" style:family="text">
      <style:text-properties style:font-name="DejaVu Sans Mono" fo:font-size="10.5pt" officeooo:rsid="01ea59f5" style:font-size-asian="10.5pt" style:font-size-complex="10.5pt"/>
    </style:style>
    <style:style style:name="T540" style:family="text">
      <style:text-properties style:font-name="DejaVu Sans Mono" fo:font-size="9pt" style:font-size-asian="9pt" style:font-size-complex="9pt"/>
    </style:style>
    <style:style style:name="T541" style:family="text">
      <style:text-properties style:font-name="DejaVu Sans Mono" fo:font-size="9pt" officeooo:rsid="04f8f4d2" style:font-size-asian="9pt" style:font-size-complex="9pt"/>
    </style:style>
    <style:style style:name="T542" style:family="text">
      <style:text-properties style:font-name="DejaVu Sans Mono" fo:font-size="9pt" officeooo:rsid="056d98e9" style:font-size-asian="9pt" style:font-size-complex="9pt"/>
    </style:style>
    <style:style style:name="T543" style:family="text">
      <style:text-properties style:font-name="DejaVu Sans Mono" fo:font-size="9pt" officeooo:rsid="0561c77d" style:font-size-asian="9pt" style:font-size-complex="9pt"/>
    </style:style>
    <style:style style:name="T544" style:family="text">
      <style:text-properties style:font-name="DejaVu Sans Mono" fo:font-size="9pt" officeooo:rsid="057177a8" style:font-size-asian="9pt" style:font-size-complex="9pt"/>
    </style:style>
    <style:style style:name="T545" style:family="text">
      <style:text-properties style:font-name="DejaVu Sans Mono" fo:font-size="9pt" officeooo:rsid="056ccd31" style:font-size-asian="9pt" style:font-size-complex="9pt"/>
    </style:style>
    <style:style style:name="T546" style:family="text">
      <style:text-properties style:font-name="DejaVu Sans Mono" fo:font-size="9pt" officeooo:rsid="0566301f" style:font-size-asian="9pt" style:font-size-complex="9pt"/>
    </style:style>
    <style:style style:name="T547" style:family="text">
      <style:text-properties style:font-name="DejaVu Sans Mono" fo:font-size="9pt" officeooo:rsid="0551eb0e" style:font-size-asian="9pt" style:font-size-complex="9pt"/>
    </style:style>
    <style:style style:name="T548" style:family="text">
      <style:text-properties style:font-name="DejaVu Sans Mono" fo:font-size="9pt" officeooo:rsid="056e8529" style:font-size-asian="9pt" style:font-size-complex="9pt"/>
    </style:style>
    <style:style style:name="T549" style:family="text">
      <style:text-properties style:font-name="DejaVu Sans Mono" fo:font-size="9pt" officeooo:rsid="0554d29b" style:font-size-asian="9pt" style:font-size-complex="9pt"/>
    </style:style>
    <style:style style:name="T550" style:family="text">
      <style:text-properties style:font-name="DejaVu Sans Mono" fo:font-size="9pt" officeooo:rsid="0575962b" style:font-size-asian="9pt" style:font-size-complex="9pt"/>
    </style:style>
    <style:style style:name="T551" style:family="text">
      <style:text-properties style:font-name="DejaVu Sans Mono" fo:font-size="9pt" officeooo:rsid="0563a0a5" style:font-size-asian="9pt" style:font-size-complex="9pt"/>
    </style:style>
    <style:style style:name="T552" style:family="text">
      <style:text-properties style:font-name="DejaVu Sans Mono" fo:font-size="9pt" officeooo:rsid="05a4b307" style:font-size-asian="9pt" style:font-size-complex="9pt"/>
    </style:style>
    <style:style style:name="T553" style:family="text">
      <style:text-properties style:font-name="DejaVu Sans Mono" fo:font-size="9pt" officeooo:rsid="05a5f8ce" style:font-size-asian="9pt" style:font-size-complex="9pt"/>
    </style:style>
    <style:style style:name="T554" style:family="text">
      <style:text-properties style:font-name="DejaVu Sans Mono" fo:font-size="9pt" officeooo:rsid="0287f67c" style:font-size-asian="9pt" style:font-size-complex="9pt"/>
    </style:style>
    <style:style style:name="T555" style:family="text">
      <style:text-properties style:font-name="DejaVu Sans Mono" fo:font-size="9pt" officeooo:rsid="0794179a" style:font-size-asian="9pt" style:font-size-complex="9pt"/>
    </style:style>
    <style:style style:name="T556" style:family="text">
      <style:text-properties style:font-name="DejaVu Sans Mono" fo:font-size="9pt" officeooo:rsid="0798f7ef" style:font-size-asian="9pt" style:font-size-complex="9pt"/>
    </style:style>
    <style:style style:name="T557" style:family="text">
      <style:text-properties style:font-name="DejaVu Sans Mono" fo:font-size="9pt" officeooo:rsid="07c38d85" style:font-size-asian="9pt" style:font-size-complex="9pt"/>
    </style:style>
    <style:style style:name="T558" style:family="text">
      <style:text-properties style:font-name="DejaVu Sans Mono" fo:font-size="9pt" officeooo:rsid="00bf0641" style:font-size-asian="9pt" style:font-size-complex="9pt"/>
    </style:style>
    <style:style style:name="T559" style:family="text">
      <style:text-properties style:font-name="DejaVu Sans Mono" fo:font-size="9pt" officeooo:rsid="02776267" style:font-size-asian="9pt" style:font-size-complex="9pt"/>
    </style:style>
    <style:style style:name="T560" style:family="text">
      <style:text-properties style:font-name="DejaVu Sans Mono" fo:font-size="9pt" officeooo:rsid="01fca99f" style:font-size-asian="9pt" style:font-size-complex="9pt"/>
    </style:style>
    <style:style style:name="T561" style:family="text">
      <style:text-properties style:font-name="DejaVu Sans Mono" fo:font-size="9pt" officeooo:rsid="0279ae30" style:font-size-asian="9pt" style:font-size-complex="9pt"/>
    </style:style>
    <style:style style:name="T562" style:family="text">
      <style:text-properties style:font-name="DejaVu Sans Mono" fo:font-size="9pt" officeooo:rsid="08a1fdca" style:font-size-asian="9pt" style:font-size-complex="9pt"/>
    </style:style>
    <style:style style:name="T563" style:family="text">
      <style:text-properties style:font-name="DejaVu Sans Mono" fo:font-size="9pt" officeooo:rsid="075696f9" style:font-size-asian="9pt" style:font-size-complex="9pt"/>
    </style:style>
    <style:style style:name="T564" style:family="text">
      <style:text-properties style:font-name="DejaVu Sans Mono" fo:font-size="9pt" officeooo:rsid="0252fa19" style:font-size-asian="9pt" style:font-size-complex="9pt"/>
    </style:style>
    <style:style style:name="T565" style:family="text">
      <style:text-properties style:font-name="DejaVu Sans Mono" fo:font-size="9pt" officeooo:rsid="08eac152" style:font-size-asian="9pt" style:font-size-complex="9pt"/>
    </style:style>
    <style:style style:name="T566" style:family="text">
      <style:text-properties style:font-name="DejaVu Sans Mono" fo:font-size="9pt" officeooo:rsid="04b4712c" style:font-size-asian="9pt" style:font-size-complex="9pt"/>
    </style:style>
    <style:style style:name="T567" style:family="text">
      <style:text-properties style:font-name="DejaVu Sans Mono" fo:font-size="9pt" officeooo:rsid="08fe932f" style:font-size-asian="9pt" style:font-size-complex="9pt"/>
    </style:style>
    <style:style style:name="T568" style:family="text">
      <style:text-properties style:font-name="DejaVu Sans Mono" fo:font-size="9pt" officeooo:rsid="08c75f10" style:font-size-asian="9pt" style:font-size-complex="9pt"/>
    </style:style>
    <style:style style:name="T569" style:family="text">
      <style:text-properties style:font-name="DejaVu Sans Mono" fo:font-size="9pt" officeooo:rsid="08ace14e" style:font-size-asian="9pt" style:font-size-complex="9pt"/>
    </style:style>
    <style:style style:name="T570" style:family="text">
      <style:text-properties style:font-name="DejaVu Sans Mono" fo:font-size="9pt" officeooo:rsid="0933bba8" style:font-size-asian="9pt" style:font-size-complex="9pt"/>
    </style:style>
    <style:style style:name="T571" style:family="text">
      <style:text-properties style:font-name="DejaVu Sans Mono" fo:font-size="9pt" officeooo:rsid="093561eb" style:font-size-asian="9pt" style:font-size-complex="9pt"/>
    </style:style>
    <style:style style:name="T572" style:family="text">
      <style:text-properties style:font-name="DejaVu Sans Mono" fo:font-size="9pt" officeooo:rsid="098d1b2e" style:font-size-asian="9pt" style:font-size-complex="9pt"/>
    </style:style>
    <style:style style:name="T573" style:family="text">
      <style:text-properties style:font-name="DejaVu Sans Mono" fo:font-size="9pt" officeooo:rsid="0814e269" style:font-size-asian="9pt" style:font-size-complex="9pt"/>
    </style:style>
    <style:style style:name="T574" style:family="text">
      <style:text-properties style:font-name="DejaVu Sans Mono" fo:font-size="9pt" officeooo:rsid="097aa182" style:font-size-asian="9pt" style:font-size-complex="9pt"/>
    </style:style>
    <style:style style:name="T575" style:family="text">
      <style:text-properties style:font-name="DejaVu Sans Mono" fo:font-size="9pt" officeooo:rsid="0863a368" style:font-size-asian="9pt" style:font-size-complex="9pt"/>
    </style:style>
    <style:style style:name="T576" style:family="text">
      <style:text-properties style:font-name="DejaVu Sans Mono" fo:font-size="9pt" officeooo:rsid="09928b80" style:font-size-asian="9pt" style:font-size-complex="9pt"/>
    </style:style>
    <style:style style:name="T577" style:family="text">
      <style:text-properties style:font-name="DejaVu Sans Mono" fo:font-size="9pt" officeooo:rsid="0a14e952" style:font-size-asian="9pt" style:font-size-complex="9pt"/>
    </style:style>
    <style:style style:name="T578" style:family="text">
      <style:text-properties style:font-name="DejaVu Sans Mono" fo:font-size="9pt" officeooo:rsid="0209b463" style:font-size-asian="9pt" style:font-size-complex="9pt"/>
    </style:style>
    <style:style style:name="T579" style:family="text">
      <style:text-properties style:font-name="DejaVu Sans Mono" fo:font-size="9pt" fo:font-style="normal" officeooo:rsid="07643173" style:font-size-asian="7.84999990463257pt" style:font-style-asian="normal" style:font-size-complex="9pt" style:font-style-complex="normal"/>
    </style:style>
    <style:style style:name="T580" style:family="text">
      <style:text-properties style:font-name="DejaVu Sans Mono" fo:font-size="9pt" fo:font-style="normal" officeooo:rsid="086e7ccd" style:font-size-asian="7.84999990463257pt" style:font-style-asian="normal" style:font-size-complex="9pt" style:font-style-complex="normal"/>
    </style:style>
    <style:style style:name="T581" style:family="text">
      <style:text-properties style:font-name="DejaVu Sans Mono" fo:font-size="9pt" fo:font-style="normal" officeooo:rsid="03053505" style:font-size-asian="7.84999990463257pt" style:font-style-asian="normal" style:font-size-complex="9pt" style:font-style-complex="normal"/>
    </style:style>
    <style:style style:name="T582" style:family="text">
      <style:text-properties style:font-name="DejaVu Sans Mono" fo:font-size="9pt" fo:font-style="normal" officeooo:rsid="0879cee2" style:font-size-asian="7.84999990463257pt" style:font-style-asian="normal" style:font-size-complex="9pt" style:font-style-complex="normal"/>
    </style:style>
    <style:style style:name="T583" style:family="text">
      <style:text-properties style:font-name="DejaVu Sans Mono" fo:font-size="9pt" fo:font-style="normal" style:font-size-asian="9pt" style:font-style-asian="normal" style:font-size-complex="9pt" style:font-style-complex="normal"/>
    </style:style>
    <style:style style:name="T584" style:family="text">
      <style:text-properties style:font-name="DejaVu Sans Mono" fo:font-size="9pt" fo:font-style="normal" officeooo:rsid="08744ed1" style:font-size-asian="9pt" style:font-style-asian="normal" style:font-size-complex="9pt" style:font-style-complex="normal"/>
    </style:style>
    <style:style style:name="T585" style:family="text">
      <style:text-properties style:font-name="DejaVu Sans Mono" fo:font-size="9pt" fo:font-style="normal" officeooo:rsid="087948eb" style:font-size-asian="9pt" style:font-style-asian="normal" style:font-size-complex="9pt" style:font-style-complex="normal"/>
    </style:style>
    <style:style style:name="T586" style:family="text">
      <style:text-properties style:font-name="DejaVu Sans Mono" fo:font-size="9pt" fo:font-style="normal" officeooo:rsid="088a6230" style:font-size-asian="9pt" style:font-style-asian="normal" style:font-size-complex="9pt" style:font-style-complex="normal"/>
    </style:style>
    <style:style style:name="T587" style:family="text">
      <style:text-properties style:font-name="DejaVu Sans Mono" fo:font-size="8pt" style:font-size-asian="8pt" style:font-size-complex="8pt"/>
    </style:style>
    <style:style style:name="T588" style:family="text">
      <style:text-properties style:font-name="DejaVu Sans Mono" fo:font-size="8pt" officeooo:rsid="087e0d88" style:font-size-asian="8pt" style:font-size-complex="8pt"/>
    </style:style>
    <style:style style:name="T589" style:family="text">
      <style:text-properties style:font-name="DejaVu Sans Mono" fo:font-size="8pt" officeooo:rsid="09ef43ac" style:font-size-asian="8pt" style:font-size-complex="8pt"/>
    </style:style>
    <style:style style:name="T590" style:family="text">
      <style:text-properties style:font-name="DejaVu Sans Mono" fo:font-size="11pt" officeooo:rsid="08fe932f" style:font-size-asian="11pt" style:font-size-complex="11pt"/>
    </style:style>
    <style:style style:name="T591" style:family="text">
      <style:text-properties style:font-name="DejaVu Sans Mono" officeooo:rsid="09b053f5"/>
    </style:style>
    <style:style style:name="T592" style:family="text">
      <style:text-properties fo:font-size="10pt" style:font-size-asian="10pt" style:font-size-complex="10pt"/>
    </style:style>
    <style:style style:name="T593" style:family="text">
      <style:text-properties fo:font-size="10pt" officeooo:rsid="09b57b12" style:font-size-asian="10pt" style:font-size-complex="10pt"/>
    </style:style>
    <style:style style:name="T594" style:family="text">
      <style:text-properties officeooo:rsid="01acb9f1"/>
    </style:style>
    <style:style style:name="T595" style:family="text">
      <style:text-properties officeooo:rsid="01adbd5a"/>
    </style:style>
    <style:style style:name="T596" style:family="text">
      <style:text-properties officeooo:rsid="01b99ac2"/>
    </style:style>
    <style:style style:name="T597" style:family="text">
      <style:text-properties officeooo:rsid="01ba2d9f"/>
    </style:style>
    <style:style style:name="T598" style:family="text">
      <style:text-properties style:font-name="DejaVu Sans Mono1"/>
    </style:style>
    <style:style style:name="T599" style:family="text">
      <style:text-properties style:font-name="DejaVu Sans Mono1" officeooo:rsid="01fd9a12"/>
    </style:style>
    <style:style style:name="T600" style:family="text">
      <style:text-properties style:font-name="DejaVu Sans Mono1" fo:font-size="10pt" officeooo:rsid="01fd9a12" style:font-size-asian="10pt" style:font-size-complex="10pt"/>
    </style:style>
    <style:style style:name="T601" style:family="text">
      <style:text-properties style:font-name="DejaVu Sans Mono1" fo:font-size="10pt" fo:font-style="normal" officeooo:rsid="0ade3eb8" style:font-size-asian="10pt" style:font-style-asian="normal" style:font-size-complex="10pt" style:font-style-complex="normal"/>
    </style:style>
    <style:style style:name="T602" style:family="text">
      <style:text-properties officeooo:rsid="01bc1031"/>
    </style:style>
    <style:style style:name="T603" style:family="text">
      <style:text-properties style:text-position="super 75%" officeooo:rsid="01bc1031"/>
    </style:style>
    <style:style style:name="T604" style:family="text">
      <style:text-properties officeooo:rsid="01bdc654"/>
    </style:style>
    <style:style style:name="T605" style:family="text">
      <style:text-properties style:font-name="Liberation Serif1"/>
    </style:style>
    <style:style style:name="T606" style:family="text">
      <style:text-properties style:font-name="Liberation Serif1" fo:font-size="12pt" style:font-size-asian="10.5pt" style:font-size-complex="12pt"/>
    </style:style>
    <style:style style:name="T607" style:family="text">
      <style:text-properties style:font-name="Liberation Serif1" fo:font-size="12pt" officeooo:rsid="0279ae30" style:font-size-asian="10.5pt" style:font-size-complex="12pt"/>
    </style:style>
    <style:style style:name="T608" style:family="text">
      <style:text-properties style:font-name="Liberation Serif1" fo:font-size="12pt" officeooo:rsid="01fca99f" style:font-size-asian="10.5pt" style:font-size-complex="12pt"/>
    </style:style>
    <style:style style:name="T609" style:family="text">
      <style:text-properties style:font-name="Liberation Serif1" fo:font-size="12pt" officeooo:rsid="08bf641d" style:font-size-asian="10.5pt" style:font-size-complex="12pt"/>
    </style:style>
    <style:style style:name="T610" style:family="text">
      <style:text-properties style:font-name="Liberation Serif1" fo:font-size="12pt" style:font-size-asian="12pt" style:font-size-complex="12pt"/>
    </style:style>
    <style:style style:name="T611" style:family="text">
      <style:text-properties style:font-name="Liberation Serif1" fo:font-size="12pt" officeooo:rsid="02d14c67" style:font-size-asian="12pt" style:font-size-complex="12pt"/>
    </style:style>
    <style:style style:name="T612" style:family="text">
      <style:text-properties style:font-name="Liberation Serif1" fo:font-size="11pt" officeooo:rsid="0563a0a5" style:font-size-asian="11pt" style:font-size-complex="11pt"/>
    </style:style>
    <style:style style:name="T613" style:family="text">
      <style:text-properties officeooo:rsid="01be3636"/>
    </style:style>
    <style:style style:name="T614" style:family="text">
      <style:text-properties officeooo:rsid="01c8f6cc"/>
    </style:style>
    <style:style style:name="T615" style:family="text">
      <style:text-properties officeooo:rsid="01cac879"/>
    </style:style>
    <style:style style:name="T616" style:family="text">
      <style:text-properties officeooo:rsid="01cc7691"/>
    </style:style>
    <style:style style:name="T617" style:family="text">
      <style:text-properties officeooo:rsid="01cf04c6"/>
    </style:style>
    <style:style style:name="T618" style:family="text">
      <style:text-properties officeooo:rsid="01cfe2b8"/>
    </style:style>
    <style:style style:name="T619" style:family="text">
      <style:text-properties officeooo:rsid="01d1cd92"/>
    </style:style>
    <style:style style:name="T620" style:family="text">
      <style:text-properties officeooo:rsid="01d40b85"/>
    </style:style>
    <style:style style:name="T621" style:family="text">
      <style:text-properties officeooo:rsid="01e8dbd6"/>
    </style:style>
    <style:style style:name="T622" style:family="text">
      <style:text-properties officeooo:rsid="01ea59f5"/>
    </style:style>
    <style:style style:name="T623" style:family="text">
      <style:text-properties officeooo:rsid="01ecbd37"/>
    </style:style>
    <style:style style:name="T624" style:family="text">
      <style:text-properties officeooo:rsid="01f1a309"/>
    </style:style>
    <style:style style:name="T625" style:family="text">
      <style:text-properties officeooo:rsid="01f42d8c"/>
    </style:style>
    <style:style style:name="T626" style:family="text">
      <style:text-properties officeooo:rsid="01fc5bd5"/>
    </style:style>
    <style:style style:name="T627" style:family="text">
      <style:text-properties officeooo:rsid="01fca99f"/>
    </style:style>
    <style:style style:name="T628" style:family="text">
      <style:text-properties officeooo:rsid="0209b463"/>
    </style:style>
    <style:style style:name="T629" style:family="text">
      <style:text-properties officeooo:rsid="020c6fd9"/>
    </style:style>
    <style:style style:name="T630" style:family="text">
      <style:text-properties officeooo:rsid="0215fa18"/>
    </style:style>
    <style:style style:name="T631" style:family="text">
      <style:text-properties officeooo:rsid="021f7c89"/>
    </style:style>
    <style:style style:name="T632" style:family="text">
      <style:text-properties officeooo:rsid="022adeca"/>
    </style:style>
    <style:style style:name="T633" style:family="text">
      <style:text-properties officeooo:rsid="0235e549"/>
    </style:style>
    <style:style style:name="T634" style:family="text">
      <style:text-properties officeooo:rsid="024cb7fb"/>
    </style:style>
    <style:style style:name="T635" style:family="text">
      <style:text-properties officeooo:rsid="024ed74b"/>
    </style:style>
    <style:style style:name="T636" style:family="text">
      <style:text-properties officeooo:rsid="02501610"/>
    </style:style>
    <style:style style:name="T637" style:family="text">
      <style:text-properties officeooo:rsid="025104e5"/>
    </style:style>
    <style:style style:name="T638" style:family="text">
      <style:text-properties officeooo:rsid="0252fa19"/>
    </style:style>
    <style:style style:name="T639" style:family="text">
      <style:text-properties officeooo:rsid="0257815b"/>
    </style:style>
    <style:style style:name="T640" style:family="text">
      <style:text-properties officeooo:rsid="025809bd"/>
    </style:style>
    <style:style style:name="T641" style:family="text">
      <style:text-properties officeooo:rsid="025c8215"/>
    </style:style>
    <style:style style:name="T642" style:family="text">
      <style:text-properties officeooo:rsid="02625782"/>
    </style:style>
    <style:style style:name="T643" style:family="text">
      <style:text-properties officeooo:rsid="026696f7"/>
    </style:style>
    <style:style style:name="T644" style:family="text">
      <style:text-properties officeooo:rsid="0266c34b"/>
    </style:style>
    <style:style style:name="T645" style:family="text">
      <style:text-properties officeooo:rsid="02776267"/>
    </style:style>
    <style:style style:name="T646" style:family="text">
      <style:text-properties officeooo:rsid="02851c8f"/>
    </style:style>
    <style:style style:name="T647" style:family="text">
      <style:text-properties officeooo:rsid="02852a9a"/>
    </style:style>
    <style:style style:name="T648" style:family="text">
      <style:text-properties officeooo:rsid="0287f67c"/>
    </style:style>
    <style:style style:name="T649" style:family="text">
      <style:text-properties officeooo:rsid="02b11f5a"/>
    </style:style>
    <style:style style:name="T650" style:family="text">
      <style:text-properties officeooo:rsid="02c6074e"/>
    </style:style>
    <style:style style:name="T651" style:family="text">
      <style:text-properties officeooo:rsid="02c6f641"/>
    </style:style>
    <style:style style:name="T652" style:family="text">
      <style:text-properties officeooo:rsid="02dea062"/>
    </style:style>
    <style:style style:name="T653" style:family="text">
      <style:text-properties officeooo:rsid="02ebadcc"/>
    </style:style>
    <style:style style:name="T654" style:family="text">
      <style:text-properties officeooo:rsid="02ee4014"/>
    </style:style>
    <style:style style:name="T655" style:family="text">
      <style:text-properties officeooo:rsid="02f0230e"/>
    </style:style>
    <style:style style:name="T656" style:family="text">
      <style:text-properties officeooo:rsid="02f212ff"/>
    </style:style>
    <style:style style:name="T657" style:family="text">
      <style:text-properties officeooo:rsid="03835aea"/>
    </style:style>
    <style:style style:name="T658" style:family="text">
      <style:text-properties officeooo:rsid="038405ca"/>
    </style:style>
    <style:style style:name="T659" style:family="text">
      <style:text-properties officeooo:rsid="03881d7a"/>
    </style:style>
    <style:style style:name="T660" style:family="text">
      <style:text-properties officeooo:rsid="038907d1"/>
    </style:style>
    <style:style style:name="T661" style:family="text">
      <style:text-properties officeooo:rsid="0397f316"/>
    </style:style>
    <style:style style:name="T662" style:family="text">
      <style:text-properties officeooo:rsid="039eb05e"/>
    </style:style>
    <style:style style:name="T663" style:family="text">
      <style:text-properties officeooo:rsid="03a0955e"/>
    </style:style>
    <style:style style:name="T664" style:family="text">
      <style:text-properties officeooo:rsid="03a158e1"/>
    </style:style>
    <style:style style:name="T665" style:family="text">
      <style:text-properties officeooo:rsid="03a2b1b5"/>
    </style:style>
    <style:style style:name="T666" style:family="text">
      <style:text-properties officeooo:rsid="03a2f9bf"/>
    </style:style>
    <style:style style:name="T667" style:family="text">
      <style:text-properties officeooo:rsid="03b43d31"/>
    </style:style>
    <style:style style:name="T668" style:family="text">
      <style:text-properties officeooo:rsid="03c5a964"/>
    </style:style>
    <style:style style:name="T669" style:family="text">
      <style:text-properties officeooo:rsid="03c6d8c5"/>
    </style:style>
    <style:style style:name="T670" style:family="text">
      <style:text-properties officeooo:rsid="03d078f0"/>
    </style:style>
    <style:style style:name="T671" style:family="text">
      <style:text-properties officeooo:rsid="03db90ea"/>
    </style:style>
    <style:style style:name="T672" style:family="text">
      <style:text-properties officeooo:rsid="03dc4b66"/>
    </style:style>
    <style:style style:name="T673" style:family="text">
      <style:text-properties officeooo:rsid="03dcce83"/>
    </style:style>
    <style:style style:name="T674" style:family="text">
      <style:text-properties officeooo:rsid="03ddf9e1"/>
    </style:style>
    <style:style style:name="T675" style:family="text">
      <style:text-properties officeooo:rsid="03e4e4f8"/>
    </style:style>
    <style:style style:name="T676" style:family="text">
      <style:text-properties officeooo:rsid="03ec0ae1"/>
    </style:style>
    <style:style style:name="T677" style:family="text">
      <style:text-properties officeooo:rsid="03eeefa6"/>
    </style:style>
    <style:style style:name="T678" style:family="text">
      <style:text-properties officeooo:rsid="03f21b5b"/>
    </style:style>
    <style:style style:name="T679" style:family="text">
      <style:text-properties officeooo:rsid="03f7f1ad"/>
    </style:style>
    <style:style style:name="T680" style:family="text">
      <style:text-properties officeooo:rsid="03ff591b"/>
    </style:style>
    <style:style style:name="T681" style:family="text">
      <style:text-properties officeooo:rsid="0400d7f4"/>
    </style:style>
    <style:style style:name="T682" style:family="text">
      <style:text-properties officeooo:rsid="0400ec83"/>
    </style:style>
    <style:style style:name="T683" style:family="text">
      <style:text-properties officeooo:rsid="04028121"/>
    </style:style>
    <style:style style:name="T684" style:family="text">
      <style:text-properties officeooo:rsid="0402f28a"/>
    </style:style>
    <style:style style:name="T685" style:family="text">
      <style:text-properties officeooo:rsid="040b183f"/>
    </style:style>
    <style:style style:name="T686" style:family="text">
      <style:text-properties officeooo:rsid="041001e1"/>
    </style:style>
    <style:style style:name="T687" style:family="text">
      <style:text-properties officeooo:rsid="0413082b"/>
    </style:style>
    <style:style style:name="T688" style:family="text">
      <style:text-properties officeooo:rsid="04176be5"/>
    </style:style>
    <style:style style:name="T689" style:family="text">
      <style:text-properties officeooo:rsid="04195ac6"/>
    </style:style>
    <style:style style:name="T690" style:family="text">
      <style:text-properties officeooo:rsid="041a332a"/>
    </style:style>
    <style:style style:name="T691" style:family="text">
      <style:text-properties officeooo:rsid="041a5f9e"/>
    </style:style>
    <style:style style:name="T692" style:family="text">
      <style:text-properties officeooo:rsid="041b3e96"/>
    </style:style>
    <style:style style:name="T693" style:family="text">
      <style:text-properties officeooo:rsid="041f1ac2"/>
    </style:style>
    <style:style style:name="T694" style:family="text">
      <style:text-properties officeooo:rsid="0421cbb4"/>
    </style:style>
    <style:style style:name="T695" style:family="text">
      <style:text-properties officeooo:rsid="0424d1f1"/>
    </style:style>
    <style:style style:name="T696" style:family="text">
      <style:text-properties officeooo:rsid="0425fca5"/>
    </style:style>
    <style:style style:name="T697" style:family="text">
      <style:text-properties officeooo:rsid="0427a39c"/>
    </style:style>
    <style:style style:name="T698" style:family="text">
      <style:text-properties officeooo:rsid="0428fbe7"/>
    </style:style>
    <style:style style:name="T699" style:family="text">
      <style:text-properties officeooo:rsid="04579112"/>
    </style:style>
    <style:style style:name="T700" style:family="text">
      <style:text-properties officeooo:rsid="045bd402"/>
    </style:style>
    <style:style style:name="T701" style:family="text">
      <style:text-properties officeooo:rsid="045d7aee"/>
    </style:style>
    <style:style style:name="T702" style:family="text">
      <style:text-properties officeooo:rsid="045f69c7"/>
    </style:style>
    <style:style style:name="T703" style:family="text">
      <style:text-properties officeooo:rsid="046b8b58"/>
    </style:style>
    <style:style style:name="T704" style:family="text">
      <style:text-properties officeooo:rsid="046c15bc"/>
    </style:style>
    <style:style style:name="T705" style:family="text">
      <style:text-properties officeooo:rsid="046d2a4b"/>
    </style:style>
    <style:style style:name="T706" style:family="text">
      <style:text-properties officeooo:rsid="0486be69"/>
    </style:style>
    <style:style style:name="T707" style:family="text">
      <style:text-properties officeooo:rsid="048a6d15"/>
    </style:style>
    <style:style style:name="T708" style:family="text">
      <style:text-properties officeooo:rsid="0490548b"/>
    </style:style>
    <style:style style:name="T709" style:family="text">
      <style:text-properties officeooo:rsid="0492463f"/>
    </style:style>
    <style:style style:name="T710" style:family="text">
      <style:text-properties officeooo:rsid="04aeab1e"/>
    </style:style>
    <style:style style:name="T711" style:family="text">
      <style:text-properties officeooo:rsid="04b4712c"/>
    </style:style>
    <style:style style:name="T712" style:family="text">
      <style:text-properties officeooo:rsid="04b7b06a"/>
    </style:style>
    <style:style style:name="T713" style:family="text">
      <style:text-properties officeooo:rsid="04c2e20d"/>
    </style:style>
    <style:style style:name="T714" style:family="text">
      <style:text-properties officeooo:rsid="04c2f01b"/>
    </style:style>
    <style:style style:name="T715" style:family="text">
      <style:text-properties officeooo:rsid="04cc410c"/>
    </style:style>
    <style:style style:name="T716" style:family="text">
      <style:text-properties officeooo:rsid="04cc7f8a"/>
    </style:style>
    <style:style style:name="T717" style:family="text">
      <style:text-properties officeooo:rsid="04ccb624"/>
    </style:style>
    <style:style style:name="T718" style:family="text">
      <style:text-properties officeooo:rsid="04d3e161"/>
    </style:style>
    <style:style style:name="T719" style:family="text">
      <style:text-properties officeooo:rsid="04d50139"/>
    </style:style>
    <style:style style:name="T720" style:family="text">
      <style:text-properties officeooo:rsid="04d6ec38"/>
    </style:style>
    <style:style style:name="T721" style:family="text">
      <style:text-properties officeooo:rsid="04dc13f2"/>
    </style:style>
    <style:style style:name="T722" style:family="text">
      <style:text-properties officeooo:rsid="04ddf798"/>
    </style:style>
    <style:style style:name="T723" style:family="text">
      <style:text-properties officeooo:rsid="04de9961"/>
    </style:style>
    <style:style style:name="T724" style:family="text">
      <style:text-properties officeooo:rsid="04df7c48"/>
    </style:style>
    <style:style style:name="T725" style:family="text">
      <style:text-properties officeooo:rsid="04e274f9"/>
    </style:style>
    <style:style style:name="T726" style:family="text">
      <style:text-properties officeooo:rsid="04e4577a"/>
    </style:style>
    <style:style style:name="T727" style:family="text">
      <style:text-properties officeooo:rsid="04e5fd6b"/>
    </style:style>
    <style:style style:name="T728" style:family="text">
      <style:text-properties officeooo:rsid="04e754b8"/>
    </style:style>
    <style:style style:name="T729" style:family="text">
      <style:text-properties officeooo:rsid="04ef01b7"/>
    </style:style>
    <style:style style:name="T730" style:family="text">
      <style:text-properties officeooo:rsid="04f39cd7"/>
    </style:style>
    <style:style style:name="T731" style:family="text">
      <style:text-properties officeooo:rsid="04f8f4d2"/>
    </style:style>
    <style:style style:name="T732" style:family="text">
      <style:text-properties officeooo:rsid="04fa8173"/>
    </style:style>
    <style:style style:name="T733" style:family="text">
      <style:text-properties officeooo:rsid="0535d909"/>
    </style:style>
    <style:style style:name="T734" style:family="text">
      <style:text-properties officeooo:rsid="0540df38"/>
    </style:style>
    <style:style style:name="T735" style:family="text">
      <style:text-properties officeooo:rsid="054201e6"/>
    </style:style>
    <style:style style:name="T736" style:family="text">
      <style:text-properties officeooo:rsid="054347ca"/>
    </style:style>
    <style:style style:name="T737" style:family="text">
      <style:text-properties officeooo:rsid="05463c9d"/>
    </style:style>
    <style:style style:name="T738" style:family="text">
      <style:text-properties officeooo:rsid="054a2623"/>
    </style:style>
    <style:style style:name="T739" style:family="text">
      <style:text-properties officeooo:rsid="054dd8cc"/>
    </style:style>
    <style:style style:name="T740" style:family="text">
      <style:text-properties officeooo:rsid="0551eb0e"/>
    </style:style>
    <style:style style:name="T741" style:family="text">
      <style:text-properties officeooo:rsid="0556ffda"/>
    </style:style>
    <style:style style:name="T742" style:family="text">
      <style:text-properties officeooo:rsid="0561c77d"/>
    </style:style>
    <style:style style:name="T743" style:family="text">
      <style:text-properties officeooo:rsid="056d98e9"/>
    </style:style>
    <style:style style:name="T744" style:family="text">
      <style:text-properties officeooo:rsid="0579dee4"/>
    </style:style>
    <style:style style:name="T745" style:family="text">
      <style:text-properties officeooo:rsid="057d1d8a"/>
    </style:style>
    <style:style style:name="T746" style:family="text">
      <style:text-properties officeooo:rsid="058237a3"/>
    </style:style>
    <style:style style:name="T747" style:family="text">
      <style:text-properties officeooo:rsid="05844dbf"/>
    </style:style>
    <style:style style:name="T748" style:family="text">
      <style:text-properties officeooo:rsid="0585e983"/>
    </style:style>
    <style:style style:name="T749" style:family="text">
      <style:text-properties officeooo:rsid="058b0617"/>
    </style:style>
    <style:style style:name="T750" style:family="text">
      <style:text-properties officeooo:rsid="058db5d2"/>
    </style:style>
    <style:style style:name="T751" style:family="text">
      <style:text-properties officeooo:rsid="058f79bb"/>
    </style:style>
    <style:style style:name="T752" style:family="text">
      <style:text-properties officeooo:rsid="05914fc3"/>
    </style:style>
    <style:style style:name="T753" style:family="text">
      <style:text-properties officeooo:rsid="05969c7b"/>
    </style:style>
    <style:style style:name="T754" style:family="text">
      <style:text-properties officeooo:rsid="059c98e1"/>
    </style:style>
    <style:style style:name="T755" style:family="text">
      <style:text-properties officeooo:rsid="059ce0cc"/>
    </style:style>
    <style:style style:name="T756" style:family="text">
      <style:text-properties officeooo:rsid="05a42aaf"/>
    </style:style>
    <style:style style:name="T757" style:family="text">
      <style:text-properties officeooo:rsid="05a7c247"/>
    </style:style>
    <style:style style:name="T758" style:family="text">
      <style:text-properties officeooo:rsid="05ab2e39"/>
    </style:style>
    <style:style style:name="T759" style:family="text">
      <style:text-properties officeooo:rsid="05aed415"/>
    </style:style>
    <style:style style:name="T760" style:family="text">
      <style:text-properties officeooo:rsid="05b35b05"/>
    </style:style>
    <style:style style:name="T761" style:family="text">
      <style:text-properties officeooo:rsid="05b4bcb1"/>
    </style:style>
    <style:style style:name="T762" style:family="text">
      <style:text-properties officeooo:rsid="05b50ff7"/>
    </style:style>
    <style:style style:name="T763" style:family="text">
      <style:text-properties officeooo:rsid="05b62465"/>
    </style:style>
    <style:style style:name="T764" style:family="text">
      <style:text-properties officeooo:rsid="05be0bab"/>
    </style:style>
    <style:style style:name="T765" style:family="text">
      <style:text-properties officeooo:rsid="05c193f9"/>
    </style:style>
    <style:style style:name="T766" style:family="text">
      <style:text-properties officeooo:rsid="05c24a2e"/>
    </style:style>
    <style:style style:name="T767" style:family="text">
      <style:text-properties officeooo:rsid="012408af"/>
    </style:style>
    <style:style style:name="T768" style:family="text">
      <style:text-properties officeooo:rsid="05c7a50a"/>
    </style:style>
    <style:style style:name="T769" style:family="text">
      <style:text-properties officeooo:rsid="05c8f276"/>
    </style:style>
    <style:style style:name="T770" style:family="text">
      <style:text-properties officeooo:rsid="05ca71c9"/>
    </style:style>
    <style:style style:name="T771" style:family="text">
      <style:text-properties officeooo:rsid="05d639eb"/>
    </style:style>
    <style:style style:name="T772" style:family="text">
      <style:text-properties officeooo:rsid="05daf2f4"/>
    </style:style>
    <style:style style:name="T773" style:family="text">
      <style:text-properties officeooo:rsid="05ebcbe0"/>
    </style:style>
    <style:style style:name="T774" style:family="text">
      <style:text-properties officeooo:rsid="05ed68f1"/>
    </style:style>
    <style:style style:name="T775" style:family="text">
      <style:text-properties officeooo:rsid="05eeb75d"/>
    </style:style>
    <style:style style:name="T776" style:family="text">
      <style:text-properties style:font-name="Liberation Mono1" fo:font-size="10pt" style:font-size-asian="10pt" style:font-size-complex="10pt"/>
    </style:style>
    <style:style style:name="T777" style:family="text">
      <style:text-properties style:font-name="Liberation Mono1" fo:font-size="10pt" officeooo:rsid="05eeb75d" style:font-size-asian="10pt" style:font-size-complex="10pt"/>
    </style:style>
    <style:style style:name="T778" style:family="text">
      <style:text-properties style:font-name="Liberation Mono1" fo:font-size="10pt" officeooo:rsid="063a13ba" style:font-size-asian="10pt" style:font-size-complex="10pt"/>
    </style:style>
    <style:style style:name="T779" style:family="text">
      <style:text-properties style:font-name="Liberation Mono1" fo:font-size="10pt" fo:font-style="italic" officeooo:rsid="05f7ffc5" style:font-size-asian="10pt" style:font-style-asian="italic" style:font-size-complex="10pt" style:font-style-complex="italic"/>
    </style:style>
    <style:style style:name="T780" style:family="text">
      <style:text-properties officeooo:rsid="05fb3b06"/>
    </style:style>
    <style:style style:name="T781" style:family="text">
      <style:text-properties officeooo:rsid="05fe22ab"/>
    </style:style>
    <style:style style:name="T782" style:family="text">
      <style:text-properties officeooo:rsid="006d437d"/>
    </style:style>
    <style:style style:name="T783" style:family="text">
      <style:text-properties officeooo:rsid="0605e31e"/>
    </style:style>
    <style:style style:name="T784" style:family="text">
      <style:text-properties officeooo:rsid="0608be05"/>
    </style:style>
    <style:style style:name="T785" style:family="text">
      <style:text-properties officeooo:rsid="060d8f9c"/>
    </style:style>
    <style:style style:name="T786" style:family="text">
      <style:text-properties officeooo:rsid="060fff9a"/>
    </style:style>
    <style:style style:name="T787" style:family="text">
      <style:text-properties officeooo:rsid="062193e4"/>
    </style:style>
    <style:style style:name="T788" style:family="text">
      <style:text-properties officeooo:rsid="062408f0"/>
    </style:style>
    <style:style style:name="T789" style:family="text">
      <style:text-properties officeooo:rsid="062601e8"/>
    </style:style>
    <style:style style:name="T790" style:family="text">
      <style:text-properties officeooo:rsid="0627ff94"/>
    </style:style>
    <style:style style:name="T791" style:family="text">
      <style:text-properties officeooo:rsid="062cbf45"/>
    </style:style>
    <style:style style:name="T792" style:family="text">
      <style:text-properties officeooo:rsid="06309d24"/>
    </style:style>
    <style:style style:name="T793" style:family="text">
      <style:text-properties officeooo:rsid="063a13ba"/>
    </style:style>
    <style:style style:name="T794" style:family="text">
      <style:text-properties officeooo:rsid="063c5616"/>
    </style:style>
    <style:style style:name="T795" style:family="text">
      <style:text-properties officeooo:rsid="063c8ee8"/>
    </style:style>
    <style:style style:name="T796" style:family="text">
      <style:text-properties officeooo:rsid="064e5b67"/>
    </style:style>
    <style:style style:name="T797" style:family="text">
      <style:text-properties officeooo:rsid="0650094b"/>
    </style:style>
    <style:style style:name="T798" style:family="text">
      <style:text-properties officeooo:rsid="0651df77"/>
    </style:style>
    <style:style style:name="T799" style:family="text">
      <style:text-properties officeooo:rsid="0654e965"/>
    </style:style>
    <style:style style:name="T800" style:family="text">
      <style:text-properties officeooo:rsid="00450fae"/>
    </style:style>
    <style:style style:name="T801" style:family="text">
      <style:text-properties fo:color="#000000" style:font-name="DejaVu Serif" fo:font-size="11pt" fo:font-weight="normal" style:font-size-asian="10.5pt"/>
    </style:style>
    <style:style style:name="T802" style:family="text">
      <style:text-properties officeooo:rsid="0671f053"/>
    </style:style>
    <style:style style:name="T803" style:family="text">
      <style:text-properties officeooo:rsid="0673072d"/>
    </style:style>
    <style:style style:name="T804" style:family="text">
      <style:text-properties officeooo:rsid="06730bbf"/>
    </style:style>
    <style:style style:name="T805" style:family="text">
      <style:text-properties officeooo:rsid="0673e963"/>
    </style:style>
    <style:style style:name="T806" style:family="text">
      <style:text-properties officeooo:rsid="0675c6b0"/>
    </style:style>
    <style:style style:name="T807" style:family="text">
      <style:text-properties officeooo:rsid="067a1dd3"/>
    </style:style>
    <style:style style:name="T808" style:family="text">
      <style:text-properties officeooo:rsid="067c7f7b"/>
    </style:style>
    <style:style style:name="T809" style:family="text">
      <style:text-properties officeooo:rsid="067dd290"/>
    </style:style>
    <style:style style:name="T810" style:family="text">
      <style:text-properties officeooo:rsid="06806e21"/>
    </style:style>
    <style:style style:name="T811" style:family="text">
      <style:text-properties officeooo:rsid="0681ff48"/>
    </style:style>
    <style:style style:name="T812" style:family="text">
      <style:text-properties officeooo:rsid="0682f4fc"/>
    </style:style>
    <style:style style:name="T813" style:family="text">
      <style:text-properties officeooo:rsid="0684d0f9"/>
    </style:style>
    <style:style style:name="T814" style:family="text">
      <style:text-properties officeooo:rsid="06858949"/>
    </style:style>
    <style:style style:name="T815" style:family="text">
      <style:text-properties officeooo:rsid="0687dc0e"/>
    </style:style>
    <style:style style:name="T816" style:family="text">
      <style:text-properties officeooo:rsid="06911c2b"/>
    </style:style>
    <style:style style:name="T817" style:family="text">
      <style:text-properties officeooo:rsid="069e3aa7"/>
    </style:style>
    <style:style style:name="T818" style:family="text">
      <style:text-properties officeooo:rsid="069fbfa3"/>
    </style:style>
    <style:style style:name="T819" style:family="text">
      <style:text-properties officeooo:rsid="06a1d588"/>
    </style:style>
    <style:style style:name="T820" style:family="text">
      <style:text-properties officeooo:rsid="06a83577"/>
    </style:style>
    <style:style style:name="T821" style:family="text">
      <style:text-properties officeooo:rsid="06aa4fc0"/>
    </style:style>
    <style:style style:name="T822" style:family="text">
      <style:text-properties officeooo:rsid="06abfaec"/>
    </style:style>
    <style:style style:name="T823" style:family="text">
      <style:text-properties officeooo:rsid="06afe57b"/>
    </style:style>
    <style:style style:name="T824" style:family="text">
      <style:text-properties officeooo:rsid="06b0a855"/>
    </style:style>
    <style:style style:name="T825" style:family="text">
      <style:text-properties officeooo:rsid="06b63063"/>
    </style:style>
    <style:style style:name="T826" style:family="text">
      <style:text-properties officeooo:rsid="06b7c95f"/>
    </style:style>
    <style:style style:name="T827" style:family="text">
      <style:text-properties officeooo:rsid="06c03999"/>
    </style:style>
    <style:style style:name="T828" style:family="text">
      <style:text-properties officeooo:rsid="06c0f072"/>
    </style:style>
    <style:style style:name="T829" style:family="text">
      <style:text-properties officeooo:rsid="06c2328e"/>
    </style:style>
    <style:style style:name="T830" style:family="text">
      <style:text-properties officeooo:rsid="06c240f3"/>
    </style:style>
    <style:style style:name="T831" style:family="text">
      <style:text-properties officeooo:rsid="06c789d8"/>
    </style:style>
    <style:style style:name="T832" style:family="text">
      <style:text-properties officeooo:rsid="06c915bb"/>
    </style:style>
    <style:style style:name="T833" style:family="text">
      <style:text-properties officeooo:rsid="06cdf475"/>
    </style:style>
    <style:style style:name="T834" style:family="text">
      <style:text-properties officeooo:rsid="06d5d901"/>
    </style:style>
    <style:style style:name="T835" style:family="text">
      <style:text-properties officeooo:rsid="06d74ce5"/>
    </style:style>
    <style:style style:name="T836" style:family="text">
      <style:text-properties officeooo:rsid="06d90140"/>
    </style:style>
    <style:style style:name="T837" style:family="text">
      <style:text-properties officeooo:rsid="06f35030"/>
    </style:style>
    <style:style style:name="T838" style:family="text">
      <style:text-properties officeooo:rsid="06f63a4a"/>
    </style:style>
    <style:style style:name="T839" style:family="text">
      <style:text-properties officeooo:rsid="06f90ecd"/>
    </style:style>
    <style:style style:name="T840" style:family="text">
      <style:text-properties officeooo:rsid="06f9278b"/>
    </style:style>
    <style:style style:name="T841" style:family="text">
      <style:text-properties officeooo:rsid="06fc7898"/>
    </style:style>
    <style:style style:name="T842" style:family="text">
      <style:text-properties officeooo:rsid="0701f1c9"/>
    </style:style>
    <style:style style:name="T843" style:family="text">
      <style:text-properties officeooo:rsid="070323cb"/>
    </style:style>
    <style:style style:name="T844" style:family="text">
      <style:text-properties officeooo:rsid="07032d4e"/>
    </style:style>
    <style:style style:name="T845" style:family="text">
      <style:text-properties officeooo:rsid="07066bbe"/>
    </style:style>
    <style:style style:name="T846" style:family="text">
      <style:text-properties officeooo:rsid="070911f0"/>
    </style:style>
    <style:style style:name="T847" style:family="text">
      <style:text-properties officeooo:rsid="070ae532"/>
    </style:style>
    <style:style style:name="T848" style:family="text">
      <style:text-properties officeooo:rsid="070f5f6d"/>
    </style:style>
    <style:style style:name="T849" style:family="text">
      <style:text-properties officeooo:rsid="07133966"/>
    </style:style>
    <style:style style:name="T850" style:family="text">
      <style:text-properties officeooo:rsid="071515a2"/>
    </style:style>
    <style:style style:name="T851" style:family="text">
      <style:text-properties officeooo:rsid="07153f7f"/>
    </style:style>
    <style:style style:name="T852" style:family="text">
      <style:text-properties officeooo:rsid="07164258"/>
    </style:style>
    <style:style style:name="T853" style:family="text">
      <style:text-properties officeooo:rsid="07182688"/>
    </style:style>
    <style:style style:name="T854" style:family="text">
      <style:text-properties officeooo:rsid="07185b65"/>
    </style:style>
    <style:style style:name="T855" style:family="text">
      <style:text-properties officeooo:rsid="071a613b"/>
    </style:style>
    <style:style style:name="T856" style:family="text">
      <style:text-properties officeooo:rsid="071cf6e4"/>
    </style:style>
    <style:style style:name="T857" style:family="text">
      <style:text-properties officeooo:rsid="0738b6e8"/>
    </style:style>
    <style:style style:name="T858" style:family="text">
      <style:text-properties officeooo:rsid="073c2a9a"/>
    </style:style>
    <style:style style:name="T859" style:family="text">
      <style:text-properties officeooo:rsid="0742cccd"/>
    </style:style>
    <style:style style:name="T860" style:family="text">
      <style:text-properties officeooo:rsid="074704f3"/>
    </style:style>
    <style:style style:name="T861" style:family="text">
      <style:text-properties officeooo:rsid="074b072b"/>
    </style:style>
    <style:style style:name="T862" style:family="text">
      <style:text-properties officeooo:rsid="074dc519"/>
    </style:style>
    <style:style style:name="T863" style:family="text">
      <style:text-properties officeooo:rsid="07582450"/>
    </style:style>
    <style:style style:name="T864" style:family="text">
      <style:text-properties officeooo:rsid="075acafc"/>
    </style:style>
    <style:style style:name="T865" style:family="text">
      <style:text-properties officeooo:rsid="0767117e"/>
    </style:style>
    <style:style style:name="T866" style:family="text">
      <style:text-properties officeooo:rsid="07312164"/>
    </style:style>
    <style:style style:name="T867" style:family="text">
      <style:text-properties officeooo:rsid="0794179a"/>
    </style:style>
    <style:style style:name="T868" style:family="text">
      <style:text-properties officeooo:rsid="079755bc"/>
    </style:style>
    <style:style style:name="T869" style:family="text">
      <style:text-properties officeooo:rsid="0798f7ef"/>
    </style:style>
    <style:style style:name="T870" style:family="text">
      <style:text-properties officeooo:rsid="079c742b"/>
    </style:style>
    <style:style style:name="T871" style:family="text">
      <style:text-properties officeooo:rsid="07a331f9"/>
    </style:style>
    <style:style style:name="T872" style:family="text">
      <style:text-properties officeooo:rsid="07a81291"/>
    </style:style>
    <style:style style:name="T873" style:family="text">
      <style:text-properties officeooo:rsid="07aafad2"/>
    </style:style>
    <style:style style:name="T874" style:family="text">
      <style:text-properties officeooo:rsid="07b0abd2"/>
    </style:style>
    <style:style style:name="T875" style:family="text">
      <style:text-properties officeooo:rsid="07b60ad0"/>
    </style:style>
    <style:style style:name="T876" style:family="text">
      <style:text-properties officeooo:rsid="07b8a237"/>
    </style:style>
    <style:style style:name="T877" style:family="text">
      <style:text-properties officeooo:rsid="07bedfa0"/>
    </style:style>
    <style:style style:name="T878" style:family="text">
      <style:text-properties officeooo:rsid="07c1c34a"/>
    </style:style>
    <style:style style:name="T879" style:family="text">
      <style:text-properties officeooo:rsid="07c38d85"/>
    </style:style>
    <style:style style:name="T880" style:family="text">
      <style:text-properties officeooo:rsid="07c61f90"/>
    </style:style>
    <style:style style:name="T881" style:family="text">
      <style:text-properties officeooo:rsid="07d568a1"/>
    </style:style>
    <style:style style:name="T882" style:family="text">
      <style:text-properties officeooo:rsid="07d686c5"/>
    </style:style>
    <style:style style:name="T883" style:family="text">
      <style:text-properties officeooo:rsid="07d8515a"/>
    </style:style>
    <style:style style:name="T884" style:family="text">
      <style:text-properties officeooo:rsid="07d9ec46"/>
    </style:style>
    <style:style style:name="T885" style:family="text">
      <style:text-properties officeooo:rsid="07dc5b67"/>
    </style:style>
    <style:style style:name="T886" style:family="text">
      <style:text-properties officeooo:rsid="07e4dd87"/>
    </style:style>
    <style:style style:name="T887" style:family="text">
      <style:text-properties officeooo:rsid="0711c114"/>
    </style:style>
    <style:style style:name="T888" style:family="text">
      <style:text-properties officeooo:rsid="07ea9ca3"/>
    </style:style>
    <style:style style:name="T889" style:family="text">
      <style:text-properties officeooo:rsid="07ee2dd2"/>
    </style:style>
    <style:style style:name="T890" style:family="text">
      <style:text-properties officeooo:rsid="07f00aaa"/>
    </style:style>
    <style:style style:name="T891" style:family="text">
      <style:text-properties officeooo:rsid="07f6981d"/>
    </style:style>
    <style:style style:name="T892" style:family="text">
      <style:text-properties officeooo:rsid="07f7a9fc"/>
    </style:style>
    <style:style style:name="T893" style:family="text">
      <style:text-properties officeooo:rsid="07f825e4"/>
    </style:style>
    <style:style style:name="T894" style:family="text">
      <style:text-properties officeooo:rsid="07fa026f"/>
    </style:style>
    <style:style style:name="T895" style:family="text">
      <style:text-properties officeooo:rsid="07fb30f4"/>
    </style:style>
    <style:style style:name="T896" style:family="text">
      <style:text-properties officeooo:rsid="07ff2945"/>
    </style:style>
    <style:style style:name="T897" style:family="text">
      <style:text-properties officeooo:rsid="08038868"/>
    </style:style>
    <style:style style:name="T898" style:family="text">
      <style:text-properties officeooo:rsid="08043bda"/>
    </style:style>
    <style:style style:name="T899" style:family="text">
      <style:text-properties officeooo:rsid="080bb234"/>
    </style:style>
    <style:style style:name="T900" style:family="text">
      <style:text-properties officeooo:rsid="0814e269"/>
    </style:style>
    <style:style style:name="T901" style:family="text">
      <style:text-properties officeooo:rsid="0818086f"/>
    </style:style>
    <style:style style:name="T902" style:family="text">
      <style:text-properties officeooo:rsid="081c2541"/>
    </style:style>
    <style:style style:name="T903" style:family="text">
      <style:text-properties officeooo:rsid="081d242f"/>
    </style:style>
    <style:style style:name="T904" style:family="text">
      <style:text-properties officeooo:rsid="081e33ea"/>
    </style:style>
    <style:style style:name="T905" style:family="text">
      <style:text-properties officeooo:rsid="081fb3a5"/>
    </style:style>
    <style:style style:name="T906" style:family="text">
      <style:text-properties officeooo:rsid="08206fa9"/>
    </style:style>
    <style:style style:name="T907" style:family="text">
      <style:text-properties officeooo:rsid="0821ac76"/>
    </style:style>
    <style:style style:name="T908" style:family="text">
      <style:text-properties officeooo:rsid="082d0251"/>
    </style:style>
    <style:style style:name="T909" style:family="text">
      <style:text-properties officeooo:rsid="082e3a4d"/>
    </style:style>
    <style:style style:name="T910" style:family="text">
      <style:text-properties officeooo:rsid="084f3126"/>
    </style:style>
    <style:style style:name="T911" style:family="text">
      <style:text-properties officeooo:rsid="085e2314"/>
    </style:style>
    <style:style style:name="T912" style:family="text">
      <style:text-properties officeooo:rsid="08601c26"/>
    </style:style>
    <style:style style:name="T913" style:family="text">
      <style:text-properties officeooo:rsid="086286ce"/>
    </style:style>
    <style:style style:name="T914" style:family="text">
      <style:text-properties officeooo:rsid="0863a368"/>
    </style:style>
    <style:style style:name="T915" style:family="text">
      <style:text-properties officeooo:rsid="088f1804"/>
    </style:style>
    <style:style style:name="T916" style:family="text">
      <style:text-properties officeooo:rsid="089a3177"/>
    </style:style>
    <style:style style:name="T917" style:family="text">
      <style:text-properties officeooo:rsid="089af8ca"/>
    </style:style>
    <style:style style:name="T918" style:family="text">
      <style:text-properties officeooo:rsid="089f01d4"/>
    </style:style>
    <style:style style:name="T919" style:family="text">
      <style:text-properties officeooo:rsid="08a0cdd2"/>
    </style:style>
    <style:style style:name="T920" style:family="text">
      <style:text-properties officeooo:rsid="08a1fdca"/>
    </style:style>
    <style:style style:name="T921" style:family="text">
      <style:text-properties officeooo:rsid="08aa565f"/>
    </style:style>
    <style:style style:name="T922" style:family="text">
      <style:text-properties officeooo:rsid="08abf316"/>
    </style:style>
    <style:style style:name="T923" style:family="text">
      <style:text-properties officeooo:rsid="08ace14e"/>
    </style:style>
    <style:style style:name="T924" style:family="text">
      <style:text-properties officeooo:rsid="08bd6dbc"/>
    </style:style>
    <style:style style:name="T925" style:family="text">
      <style:text-properties officeooo:rsid="08c0e857"/>
    </style:style>
    <style:style style:name="T926" style:family="text">
      <style:text-properties officeooo:rsid="08c39862"/>
    </style:style>
    <style:style style:name="T927" style:family="text">
      <style:text-properties officeooo:rsid="08c75f10"/>
    </style:style>
    <style:style style:name="T928" style:family="text">
      <style:text-properties officeooo:rsid="08cf24ed"/>
    </style:style>
    <style:style style:name="T929" style:family="text">
      <style:text-properties officeooo:rsid="08d55a5b"/>
    </style:style>
    <style:style style:name="T930" style:family="text">
      <style:text-properties officeooo:rsid="08d82a85"/>
    </style:style>
    <style:style style:name="T931" style:family="text">
      <style:text-properties officeooo:rsid="08dbeaf9"/>
    </style:style>
    <style:style style:name="T932" style:family="text">
      <style:text-properties officeooo:rsid="08e80665"/>
    </style:style>
    <style:style style:name="T933" style:family="text">
      <style:text-properties officeooo:rsid="08eac152"/>
    </style:style>
    <style:style style:name="T934" style:family="text">
      <style:text-properties officeooo:rsid="08ed10ed"/>
    </style:style>
    <style:style style:name="T935" style:family="text">
      <style:text-properties officeooo:rsid="08f25bc3"/>
    </style:style>
    <style:style style:name="T936" style:family="text">
      <style:text-properties officeooo:rsid="08fe932f"/>
    </style:style>
    <style:style style:name="T937" style:family="text">
      <style:text-properties officeooo:rsid="08ff9a3d"/>
    </style:style>
    <style:style style:name="T938" style:family="text">
      <style:text-properties officeooo:rsid="0901c1de"/>
    </style:style>
    <style:style style:name="T939" style:family="text">
      <style:text-properties officeooo:rsid="0909b926"/>
    </style:style>
    <style:style style:name="T940" style:family="text">
      <style:text-properties officeooo:rsid="090b8949"/>
    </style:style>
    <style:style style:name="T941" style:family="text">
      <style:text-properties officeooo:rsid="0931dfcb"/>
    </style:style>
    <style:style style:name="T942" style:family="text">
      <style:text-properties officeooo:rsid="0932fc07"/>
    </style:style>
    <style:style style:name="T943" style:family="text">
      <style:text-properties officeooo:rsid="0933bba8"/>
    </style:style>
    <style:style style:name="T944" style:family="text">
      <style:text-properties officeooo:rsid="093561eb"/>
    </style:style>
    <style:style style:name="T945" style:family="text">
      <style:text-properties officeooo:rsid="093584ba"/>
    </style:style>
    <style:style style:name="T946" style:family="text">
      <style:text-properties officeooo:rsid="093653a2"/>
    </style:style>
    <style:style style:name="T947" style:family="text">
      <style:text-properties officeooo:rsid="09374e51"/>
    </style:style>
    <style:style style:name="T948" style:family="text">
      <style:text-properties officeooo:rsid="09386d1d"/>
    </style:style>
    <style:style style:name="T949" style:family="text">
      <style:text-properties officeooo:rsid="09391539"/>
    </style:style>
    <style:style style:name="T950" style:family="text">
      <style:text-properties officeooo:rsid="093bee00"/>
    </style:style>
    <style:style style:name="T951" style:family="text">
      <style:text-properties officeooo:rsid="0941253b"/>
    </style:style>
    <style:style style:name="T952" style:family="text">
      <style:text-properties officeooo:rsid="0941be97"/>
    </style:style>
    <style:style style:name="T953" style:family="text">
      <style:text-properties officeooo:rsid="09425d61"/>
    </style:style>
    <style:style style:name="T954" style:family="text">
      <style:text-properties officeooo:rsid="09440dc2"/>
    </style:style>
    <style:style style:name="T955" style:family="text">
      <style:text-properties officeooo:rsid="094bb69a"/>
    </style:style>
    <style:style style:name="T956" style:family="text">
      <style:text-properties officeooo:rsid="09516c48"/>
    </style:style>
    <style:style style:name="T957" style:family="text">
      <style:text-properties officeooo:rsid="095a3935"/>
    </style:style>
    <style:style style:name="T958" style:family="text">
      <style:text-properties officeooo:rsid="095a6aa2"/>
    </style:style>
    <style:style style:name="T959" style:family="text">
      <style:text-properties officeooo:rsid="095e8dc1"/>
    </style:style>
    <style:style style:name="T960" style:family="text">
      <style:text-properties officeooo:rsid="0960312a"/>
    </style:style>
    <style:style style:name="T961" style:family="text">
      <style:text-properties officeooo:rsid="09619605"/>
    </style:style>
    <style:style style:name="T962" style:family="text">
      <style:text-properties officeooo:rsid="09622b5a"/>
    </style:style>
    <style:style style:name="T963" style:family="text">
      <style:text-properties officeooo:rsid="0964afb9"/>
    </style:style>
    <style:style style:name="T964" style:family="text">
      <style:text-properties officeooo:rsid="096818ef"/>
    </style:style>
    <style:style style:name="T965" style:family="text">
      <style:text-properties officeooo:rsid="0968c133"/>
    </style:style>
    <style:style style:name="T966" style:family="text">
      <style:text-properties officeooo:rsid="096a091b"/>
    </style:style>
    <style:style style:name="T967" style:family="text">
      <style:text-properties officeooo:rsid="096be994"/>
    </style:style>
    <style:style style:name="T968" style:family="text">
      <style:text-properties officeooo:rsid="097aa182"/>
    </style:style>
    <style:style style:name="T969" style:family="text">
      <style:text-properties officeooo:rsid="097f572a"/>
    </style:style>
    <style:style style:name="T970" style:family="text">
      <style:text-properties officeooo:rsid="09807c2b"/>
    </style:style>
    <style:style style:name="T971" style:family="text">
      <style:text-properties officeooo:rsid="0980b48f"/>
    </style:style>
    <style:style style:name="T972" style:family="text">
      <style:text-properties officeooo:rsid="0980ec12"/>
    </style:style>
    <style:style style:name="T973" style:family="text">
      <style:text-properties officeooo:rsid="0981c581"/>
    </style:style>
    <style:style style:name="T974" style:family="text">
      <style:text-properties officeooo:rsid="0983ba58"/>
    </style:style>
    <style:style style:name="T975" style:family="text">
      <style:text-properties officeooo:rsid="09845f7d"/>
    </style:style>
    <style:style style:name="T976" style:family="text">
      <style:text-properties officeooo:rsid="0988effb"/>
    </style:style>
    <style:style style:name="T977" style:family="text">
      <style:text-properties officeooo:rsid="0990566c"/>
    </style:style>
    <style:style style:name="T978" style:family="text">
      <style:text-properties officeooo:rsid="0990a97e"/>
    </style:style>
    <style:style style:name="T979" style:family="text">
      <style:text-properties officeooo:rsid="09928b80"/>
    </style:style>
    <style:style style:name="T980" style:family="text">
      <style:text-properties officeooo:rsid="0993b88b"/>
    </style:style>
    <style:style style:name="T981" style:family="text">
      <style:text-properties officeooo:rsid="099839ab"/>
    </style:style>
    <style:style style:name="T982" style:family="text">
      <style:text-properties officeooo:rsid="09a0da24"/>
    </style:style>
    <style:style style:name="T983" style:family="text">
      <style:text-properties officeooo:rsid="09b053f5"/>
    </style:style>
    <style:style style:name="T984" style:family="text">
      <style:text-properties officeooo:rsid="09b11bcc"/>
    </style:style>
    <style:style style:name="T985" style:family="text">
      <style:text-properties officeooo:rsid="09b57b12"/>
    </style:style>
    <style:style style:name="T986" style:family="text">
      <style:text-properties officeooo:rsid="09ba70b5"/>
    </style:style>
    <style:style style:name="T987" style:family="text">
      <style:text-properties officeooo:rsid="09c22684"/>
    </style:style>
    <style:style style:name="T988" style:family="text">
      <style:text-properties officeooo:rsid="09c76f5c"/>
    </style:style>
    <style:style style:name="T989" style:family="text">
      <style:text-properties officeooo:rsid="09d4e6d2"/>
    </style:style>
    <style:style style:name="T990" style:family="text">
      <style:text-properties officeooo:rsid="09e37a35"/>
    </style:style>
    <style:style style:name="T991" style:family="text">
      <style:text-properties officeooo:rsid="09e4360d"/>
    </style:style>
    <style:style style:name="T992" style:family="text">
      <style:text-properties officeooo:rsid="09e4bcba"/>
    </style:style>
    <style:style style:name="T993" style:family="text">
      <style:text-properties officeooo:rsid="09e730eb"/>
    </style:style>
    <style:style style:name="T994" style:family="text">
      <style:text-properties officeooo:rsid="09f0cc63"/>
    </style:style>
    <style:style style:name="T995" style:family="text">
      <style:text-properties officeooo:rsid="09f2c68a"/>
    </style:style>
    <style:style style:name="T996" style:family="text">
      <style:text-properties officeooo:rsid="09f35db0"/>
    </style:style>
    <style:style style:name="T997" style:family="text">
      <style:text-properties officeooo:rsid="09fe551e"/>
    </style:style>
    <style:style style:name="T998" style:family="text">
      <style:text-properties officeooo:rsid="09febf7c"/>
    </style:style>
    <style:style style:name="T999" style:family="text">
      <style:text-properties officeooo:rsid="0a00457e"/>
    </style:style>
    <style:style style:name="T1000" style:family="text">
      <style:text-properties officeooo:rsid="0a020131"/>
    </style:style>
    <style:style style:name="T1001" style:family="text">
      <style:text-properties officeooo:rsid="0a060915"/>
    </style:style>
    <style:style style:name="T1002" style:family="text">
      <style:text-properties officeooo:rsid="0a16638a"/>
    </style:style>
    <style:style style:name="T1003" style:family="text">
      <style:text-properties officeooo:rsid="0a1d8934"/>
    </style:style>
    <style:style style:name="T1004" style:family="text">
      <style:text-properties officeooo:rsid="0a233e2b"/>
    </style:style>
    <style:style style:name="T1005" style:family="text">
      <style:text-properties officeooo:rsid="0a24e8e3"/>
    </style:style>
    <style:style style:name="T1006" style:family="text">
      <style:text-properties officeooo:rsid="0a268aaf"/>
    </style:style>
    <style:style style:name="T1007" style:family="text">
      <style:text-properties officeooo:rsid="0a272d5a"/>
    </style:style>
    <style:style style:name="T1008" style:family="text">
      <style:text-properties officeooo:rsid="0a293162"/>
    </style:style>
    <style:style style:name="T1009" style:family="text">
      <style:text-properties officeooo:rsid="0a2b0f3f"/>
    </style:style>
    <style:style style:name="T1010" style:family="text">
      <style:text-properties officeooo:rsid="0a2d9616"/>
    </style:style>
    <style:style style:name="T1011" style:family="text">
      <style:text-properties officeooo:rsid="0a30c6ec"/>
    </style:style>
    <style:style style:name="T1012" style:family="text">
      <style:text-properties officeooo:rsid="0a31fe61"/>
    </style:style>
    <style:style style:name="T1013" style:family="text">
      <style:text-properties officeooo:rsid="0a3253cc"/>
    </style:style>
    <style:style style:name="T1014" style:family="text">
      <style:text-properties officeooo:rsid="0a3368b2"/>
    </style:style>
    <style:style style:name="T1015" style:family="text">
      <style:text-properties officeooo:rsid="0a346e9c"/>
    </style:style>
    <style:style style:name="T1016" style:family="text">
      <style:text-properties officeooo:rsid="0a3e3acc"/>
    </style:style>
    <style:style style:name="T1017" style:family="text">
      <style:text-properties officeooo:rsid="0a3e6bac"/>
    </style:style>
    <style:style style:name="T1018" style:family="text">
      <style:text-properties officeooo:rsid="0a409648"/>
    </style:style>
    <style:style style:name="T1019" style:family="text">
      <style:text-properties officeooo:rsid="0a4386c5"/>
    </style:style>
    <style:style style:name="T1020" style:family="text">
      <style:text-properties officeooo:rsid="0a44605d"/>
    </style:style>
    <style:style style:name="T1021" style:family="text">
      <style:text-properties officeooo:rsid="0a46a5ee"/>
    </style:style>
    <style:style style:name="T1022" style:family="text">
      <style:text-properties officeooo:rsid="0a47dce2"/>
    </style:style>
    <style:style style:name="T1023" style:family="text">
      <style:text-properties officeooo:rsid="0a4af7a8"/>
    </style:style>
    <style:style style:name="T1024" style:family="text">
      <style:text-properties officeooo:rsid="0a53ee11"/>
    </style:style>
    <style:style style:name="T1025" style:family="text">
      <style:text-properties officeooo:rsid="0a7ec06a"/>
    </style:style>
    <style:style style:name="T1026" style:family="text">
      <style:text-properties officeooo:rsid="0a7f564b"/>
    </style:style>
    <style:style style:name="T1027" style:family="text">
      <style:text-properties officeooo:rsid="0a81c73c"/>
    </style:style>
    <style:style style:name="T1028" style:family="text">
      <style:text-properties officeooo:rsid="0a81d5db"/>
    </style:style>
    <style:style style:name="T1029" style:family="text">
      <style:text-properties officeooo:rsid="0a8350e7"/>
    </style:style>
    <style:style style:name="T1030" style:family="text">
      <style:text-properties officeooo:rsid="0a84ea5c"/>
    </style:style>
    <style:style style:name="T1031" style:family="text">
      <style:text-properties officeooo:rsid="0a861f6f"/>
    </style:style>
    <style:style style:name="T1032" style:family="text">
      <style:text-properties officeooo:rsid="0a89a34d"/>
    </style:style>
    <style:style style:name="T1033" style:family="text">
      <style:text-properties officeooo:rsid="0a8bc251"/>
    </style:style>
    <style:style style:name="T1034" style:family="text">
      <style:text-properties officeooo:rsid="0a8e9f86"/>
    </style:style>
    <style:style style:name="T1035" style:family="text">
      <style:text-properties officeooo:rsid="0a92edd7"/>
    </style:style>
    <style:style style:name="T1036" style:family="text">
      <style:text-properties officeooo:rsid="0a952dcf"/>
    </style:style>
    <style:style style:name="T1037" style:family="text">
      <style:text-properties officeooo:rsid="0a95e5b2"/>
    </style:style>
    <style:style style:name="T1038" style:family="text">
      <style:text-properties officeooo:rsid="0a9cc5ce"/>
    </style:style>
    <style:style style:name="T1039" style:family="text">
      <style:text-properties officeooo:rsid="0a9ec4da"/>
    </style:style>
    <style:style style:name="T1040" style:family="text">
      <style:text-properties officeooo:rsid="0aa4ce9c"/>
    </style:style>
    <style:style style:name="T1041" style:family="text">
      <style:text-properties officeooo:rsid="0aad23ae"/>
    </style:style>
    <style:style style:name="T1042" style:family="text">
      <style:text-properties officeooo:rsid="0ab2ddd5"/>
    </style:style>
    <style:style style:name="T1043" style:family="text">
      <style:text-properties officeooo:rsid="0ab3c11a"/>
    </style:style>
    <style:style style:name="T1044" style:family="text">
      <style:text-properties officeooo:rsid="0aba95cf"/>
    </style:style>
    <style:style style:name="T1045" style:family="text">
      <style:text-properties officeooo:rsid="0ac0cf63"/>
    </style:style>
    <style:style style:name="T1046" style:family="text">
      <style:text-properties officeooo:rsid="0ac231f3"/>
    </style:style>
    <style:style style:name="T1047" style:family="text">
      <style:text-properties officeooo:rsid="0ac3b99b"/>
    </style:style>
    <style:style style:name="T1048" style:family="text">
      <style:text-properties officeooo:rsid="0ac554a1"/>
    </style:style>
    <style:style style:name="T1049" style:family="text">
      <style:text-properties officeooo:rsid="0ac99275"/>
    </style:style>
    <style:style style:name="T1050" style:family="text">
      <style:text-properties officeooo:rsid="0acb567b"/>
    </style:style>
    <style:style style:name="T1051" style:family="text">
      <style:text-properties officeooo:rsid="0acdc0da"/>
    </style:style>
    <style:style style:name="T1052" style:family="text">
      <style:text-properties officeooo:rsid="0ad5e053"/>
    </style:style>
    <style:style style:name="T1053" style:family="text">
      <style:text-properties officeooo:rsid="0b2456aa"/>
    </style:style>
    <style:style style:name="T1054" style:family="text">
      <style:text-properties officeooo:rsid="0b25eed8"/>
    </style:style>
    <style:style style:name="T1055" style:family="text">
      <style:text-properties officeooo:rsid="0b2c2558"/>
    </style:style>
    <style:style style:name="T1056" style:family="text">
      <style:text-properties officeooo:rsid="0b2cfe69"/>
    </style:style>
    <style:style style:name="T1057" style:family="text">
      <style:text-properties officeooo:rsid="0b2d8e7d"/>
    </style:style>
    <style:style style:name="T1058" style:family="text">
      <style:text-properties officeooo:rsid="0b2f8d01"/>
    </style:style>
    <style:style style:name="T1059" style:family="text">
      <style:text-properties officeooo:rsid="0b2fecf3"/>
    </style:style>
    <style:style style:name="T1060" style:family="text">
      <style:text-properties officeooo:rsid="0b3c6dcc"/>
    </style:style>
    <style:style style:name="T1061" style:family="text">
      <style:text-properties officeooo:rsid="0b3ce2df"/>
    </style:style>
    <style:style style:name="T1062" style:family="text">
      <style:text-properties officeooo:rsid="0b94d99d"/>
    </style:style>
    <style:style style:name="T1063" style:family="text">
      <style:text-properties style:font-name="DejaVu Sans Mono" fo:font-size="10pt" fo:font-style="normal" officeooo:rsid="0b96cbb3" style:font-size-asian="10pt" style:font-style-asian="normal" style:font-size-complex="10pt" style:font-style-complex="normal"/>
    </style:style>
    <style:style style:name="T1064" style:family="text">
      <style:text-properties style:font-name="DejaVu Sans Mono" fo:font-size="10pt" fo:font-style="normal" officeooo:rsid="0b9849ac" style:font-size-asian="10pt" style:font-style-asian="normal" style:font-size-complex="10pt" style:font-style-complex="normal"/>
    </style:style>
    <style:style style:name="T1065" style:family="text">
      <style:text-properties style:font-name="DejaVu Sans Mono" fo:font-size="10pt" fo:font-style="normal" officeooo:rsid="0ba54e04" style:font-size-asian="10pt" style:font-style-asian="normal" style:font-size-complex="10pt" style:font-style-complex="normal"/>
    </style:style>
    <style:style style:name="T1066" style:family="text">
      <style:text-properties officeooo:rsid="0b9ddfaa"/>
    </style:style>
    <style:style style:name="T1067" style:family="text">
      <style:text-properties officeooo:rsid="0ba9c71c"/>
    </style:style>
    <style:style style:name="T1068" style:family="text">
      <style:text-properties officeooo:rsid="0bbe55a7"/>
    </style:style>
    <style:style style:name="T1069" style:family="text">
      <style:text-properties officeooo:rsid="0be27590"/>
    </style:style>
    <style:style style:name="T1070"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4"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071"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ejaVu Sans4"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072"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1073"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pt" fo:margin-right="0pt" fo:margin-top="0pt" fo:margin-bottom="0pt" style:run-through="foreground" style:wrap="run-through" style:number-wrapped-paragraphs="no-limit" style:vertical-pos="middle" style:vertical-rel="baseline" style:horizontal-pos="from-left" style:horizontal-rel="paragraph" fo:padding="0pt" fo:border="none"/>
    </style:style>
    <style:style style:name="fr2" style:family="graphic" style:parent-style-name="Frame">
      <style:graphic-properties style:wrap="parallel" style:number-wrapped-paragraphs="no-limit" style:vertical-pos="middle" style:vertical-rel="baseline" style:horizontal-pos="from-left" style:horizontal-rel="paragraph"/>
    </style:style>
    <style:style style:name="fr3" style:family="graphic" style:parent-style-name="Frame">
      <style:graphic-properties style:wrap="parallel" style:number-wrapped-paragraphs="no-limit" style:vertical-pos="from-top" style:horizontal-pos="from-left" style:horizontal-rel="paragraph"/>
    </style:style>
    <style:style style:name="fr4" style:family="graphic" style:parent-style-name="Frame">
      <style:graphic-properties style:run-through="foreground" style:wrap="none" style:vertical-pos="top" style:vertical-rel="baseline" style:horizontal-pos="center" style:horizontal-rel="paragraph"/>
    </style:style>
    <style:style style:name="fr5" style:family="graphic" style:parent-style-name="Frame">
      <style:graphic-properties style:wrap="parallel" style:number-wrapped-paragraphs="no-limit" style:vertical-pos="from-top" style:vertical-rel="paragraph" style:horizontal-pos="from-left" style:horizontal-rel="paragraph"/>
    </style:style>
    <style:style style:name="Sect1" style:family="section">
      <style:section-properties fo:background-color="#fffff8" style:editable="false">
        <style:columns fo:column-count="1" fo:column-gap="0pt"/>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47.51pt" fo:text-indent="-18pt" fo:margin-left="47.51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5.51pt" fo:text-indent="-18pt" fo:margin-left="65.51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83.51pt" fo:text-indent="-18pt" fo:margin-left="83.51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1.51pt" fo:text-indent="-18pt" fo:margin-left="101.51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19.51pt" fo:text-indent="-18pt" fo:margin-left="119.51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37.51pt" fo:text-indent="-18pt" fo:margin-left="137.51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5.51pt" fo:text-indent="-18pt" fo:margin-left="155.51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3.51pt" fo:text-indent="-18pt" fo:margin-left="173.51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91.51pt" fo:text-indent="-18pt" fo:margin-left="191.51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09.51pt" fo:text-indent="-18pt" fo:margin-left="209.51pt"/>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39pt" fo:text-indent="-18pt" fo:margin-left="39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pt" fo:text-indent="-18pt" fo:margin-left="57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5pt" fo:text-indent="-18pt" fo:margin-left="75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3pt" fo:text-indent="-18pt" fo:margin-left="93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11pt" fo:text-indent="-18pt" fo:margin-left="111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9pt" fo:text-indent="-18pt" fo:margin-left="129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7pt" fo:text-indent="-18pt" fo:margin-left="147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5pt" fo:text-indent="-18pt" fo:margin-left="165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3pt" fo:text-indent="-18pt" fo:margin-left="183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01pt" fo:text-indent="-18pt" fo:margin-left="201pt"/>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2">
      <text:list-level-style-number text:level="1" style:num-prefix=" "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style:style style:name="gr1" style:family="graphic">
      <style:graphic-properties fo:margin-left="0pt" fo:margin-right="0pt" fo:margin-top="0pt" fo:margin-bottom="0pt"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pt" svg:stroke-color="#000000"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4" style:family="graphic">
      <style:graphic-properties draw:stroke="solid" svg:stroke-width="0pt" svg:stroke-color="#000000" draw:marker-start="" draw:marker-start-width="5.64pt" draw:marker-start-center="false" draw:marker-end="" draw:marker-end-width="8.5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5" style:family="graphic">
      <style:graphic-properties draw:stroke="none" svg:stroke-width="0pt" svg:stroke-color="#3465a4" draw:marker-start="" draw:marker-start-width="10.01pt" draw:marker-start-center="false" draw:marker-end="" draw:marker-end-width="10.01pt" draw:marker-end-center="false" svg:stroke-opacity="100%" draw:stroke-linejoin="round" svg:stroke-linecap="butt" draw:fill="solid" draw:fill-color="#729fcf" draw:secondary-fill-color="#729fcf" draw:gradient-step-count="0" draw:fill-hatch-solid="false" draw:opacity="100%" draw:fill-image-width="0pt" draw:fill-image-height="0pt" style:repeat="repeat" draw:fill-image-ref-point-x="0%" draw:fill-image-ref-point-y="0%" draw:fill-image-ref-point="center" draw:tile-repeat-offset="0% vertical" draw:shadow="hidden" draw:shadow-offset-x="8.5pt" draw:shadow-offset-y="8.5pt" draw:shadow-color="#000000" draw:shadow-opacity="100%" style:run-through="foreground"/>
    </style:style>
    <style:style style:name="gr6" style:family="graphic">
      <style:graphic-properties draw:stroke="none" dr3d:vertical-segments="16" dr3d:backface-culling="disabled" dr3d:close-front="true" dr3d:close-back="true" style:run-through="foreground"/>
    </style:style>
    <style:style style:name="gr7" style:family="graphic">
      <style:graphic-properties draw:stroke="solid" svg:stroke-width="0pt" svg:stroke-color="#3465a4" draw:marker-start="" draw:marker-start-width="5.64pt" draw:marker-start-center="false" draw:marker-end="" draw:marker-end-width="5.64pt" draw:marker-end-center="false" draw:fill="solid" draw:fill-color="#729fcf" draw:textarea-horizontal-align="justify" draw:textarea-vertical-align="middle" draw:auto-grow-height="false" fo:min-height="30.5pt" fo:min-width="23.41pt" fo:padding-top="3.54pt" fo:padding-bottom="3.54pt" fo:padding-left="7.09pt" fo:padding-right="7.09pt" draw:shadow="hidden" draw:shadow-offset-x="5.64pt" draw:shadow-offset-y="5.64pt" draw:shadow-color="#808080" style:run-through="foreground"/>
    </style:style>
    <style:style style:name="gr8" style:family="graphic">
      <style:graphic-properties draw:stroke="solid" svg:stroke-width="0pt" svg:stroke-color="#000000" draw:marker-start="" draw:marker-start-width="5.64pt" draw:marker-start-center="false" draw:marker-end="Arrow" draw:marker-end-width="8.5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9"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0.75pt" fo:min-width="0pt" fo:padding-top="3.54pt" fo:padding-bottom="3.54pt" fo:padding-left="7.09pt" fo:padding-right="7.09pt" draw:shadow="hidden" draw:shadow-offset-x="5.64pt" draw:shadow-offset-y="5.64pt" draw:shadow-color="#808080" style:run-through="foreground"/>
    </style:style>
    <style:style style:name="gr10"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20.75pt" fo:min-width="10.09pt" fo:padding-top="3.54pt" fo:padding-bottom="3.54pt" fo:padding-left="7.09pt" fo:padding-right="7.09pt" draw:shadow="hidden" draw:shadow-offset-x="5.64pt" draw:shadow-offset-y="5.64pt" draw:shadow-color="#808080" style:run-through="foreground"/>
    </style:style>
    <style:style style:name="gr11"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20.75pt" fo:min-width="39.09pt" fo:padding-top="3.54pt" fo:padding-bottom="3.54pt" fo:padding-left="7.09pt" fo:padding-right="7.09pt" draw:shadow="hidden" draw:shadow-offset-x="5.64pt" draw:shadow-offset-y="5.64pt" draw:shadow-color="#808080" style:run-through="foreground"/>
    </style:style>
    <style:style style:name="gr12"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7.95pt" fo:min-width="0pt" fo:padding-top="3.54pt" fo:padding-bottom="3.54pt" fo:padding-left="7.09pt" fo:padding-right="7.09pt" draw:shadow="hidden" draw:shadow-offset-x="5.64pt" draw:shadow-offset-y="5.64pt" draw:shadow-color="#808080" style:run-through="foreground"/>
    </style:style>
    <style:style style:name="gr13"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3.44pt" fo:min-width="0pt" fo:padding-top="3.54pt" fo:padding-bottom="3.54pt" fo:padding-left="7.09pt" fo:padding-right="7.09pt" draw:shadow="hidden" draw:shadow-offset-x="5.64pt" draw:shadow-offset-y="5.64pt" draw:shadow-color="#808080" style:run-through="foreground"/>
    </style:style>
    <style:style style:name="gr14"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5.99pt" fo:min-width="0pt" fo:padding-top="3.54pt" fo:padding-bottom="3.54pt" fo:padding-left="7.09pt" fo:padding-right="7.09pt" draw:shadow="hidden" draw:shadow-offset-x="5.64pt" draw:shadow-offset-y="5.64pt" draw:shadow-color="#808080" style:run-through="foreground"/>
    </style:style>
    <style:style style:name="gr15" style:family="graphic">
      <style:graphic-properties draw:stroke="solid" svg:stroke-width="2.89pt" svg:stroke-color="#000000" draw:marker-start="" draw:marker-start-width="14.46pt" draw:marker-start-center="false" draw:marker-end="Arrow" draw:marker-end-width="17.29pt" draw:marker-end-center="false" draw:fill="none" draw:fill-color="#729fcf" draw:textarea-horizontal-align="justify" draw:textarea-vertical-align="middle" fo:padding-top="4.99pt" fo:padding-bottom="4.99pt" fo:padding-left="8.56pt" fo:padding-right="8.56pt" draw:shadow="hidden" draw:shadow-offset-x="5.64pt" draw:shadow-offset-y="5.64pt" draw:shadow-color="#808080" style:run-through="foreground"/>
    </style:style>
    <style:style style:name="gr16"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4.66pt" fo:min-width="0pt" fo:padding-top="3.54pt" fo:padding-bottom="3.54pt" fo:padding-left="7.09pt" fo:padding-right="7.09pt" draw:shadow="hidden" draw:shadow-offset-x="5.64pt" draw:shadow-offset-y="5.64pt" draw:shadow-color="#808080" style:run-through="foreground"/>
    </style:style>
    <style:style style:name="gr17"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20.75pt" fo:min-width="76.14pt" fo:padding-top="3.54pt" fo:padding-bottom="3.54pt" fo:padding-left="7.09pt" fo:padding-right="7.09pt" draw:shadow="hidden" draw:shadow-offset-x="5.64pt" draw:shadow-offset-y="5.64pt" draw:shadow-color="#808080" style:run-through="foreground"/>
    </style:style>
    <style:style style:name="gr18" style:family="graphic">
      <style:graphic-properties fo:margin-left="0pt" fo:margin-right="0pt" fo:margin-top="0pt" fo:margin-bottom="0pt" style:run-through="foreground" style:wrap="none" style:vertical-pos="from-top" style:vertical-rel="paragraph" style:horizontal-pos="from-left" style:horizontal-rel="paragraph"/>
    </style:style>
    <style:style style:name="gr19"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4.56pt" fo:min-width="1.84pt" fo:padding-top="3.54pt" fo:padding-bottom="3.54pt" fo:padding-left="7.09pt" fo:padding-right="7.09pt" draw:shadow="hidden" draw:shadow-offset-x="5.64pt" draw:shadow-offset-y="5.64pt" draw:shadow-color="#808080" style:run-through="foreground"/>
    </style:style>
    <style:style style:name="gr20"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4.56pt" fo:min-width="3.06pt" fo:padding-top="3.54pt" fo:padding-bottom="3.54pt" fo:padding-left="7.09pt" fo:padding-right="7.09pt" draw:shadow="hidden" draw:shadow-offset-x="5.64pt" draw:shadow-offset-y="5.64pt" draw:shadow-color="#808080" style:run-through="foreground"/>
    </style:style>
    <style:style style:name="gr21"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4.56pt" fo:min-width="0pt" fo:padding-top="3.54pt" fo:padding-bottom="3.54pt" fo:padding-left="7.09pt" fo:padding-right="7.09pt" draw:shadow="hidden" draw:shadow-offset-x="5.64pt" draw:shadow-offset-y="5.64pt" draw:shadow-color="#808080" style:run-through="foreground"/>
    </style:style>
    <style:style style:name="gr22"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4.56pt" fo:min-width="0pt" fo:padding-top="3.54pt" fo:padding-bottom="3.54pt" fo:padding-left="7.09pt" fo:padding-right="7.09pt" draw:shadow="hidden" draw:shadow-offset-x="5.64pt" draw:shadow-offset-y="5.64pt" draw:shadow-color="#808080" style:run-through="foreground"/>
    </style:style>
    <style:style style:name="gr23"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4.56pt" fo:min-width="4.14pt" fo:padding-top="3.54pt" fo:padding-bottom="3.54pt" fo:padding-left="7.09pt" fo:padding-right="7.09pt" draw:shadow="hidden" draw:shadow-offset-x="5.64pt" draw:shadow-offset-y="5.64pt" draw:shadow-color="#808080" style:run-through="foreground"/>
    </style:style>
    <style:style style:name="gr24"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4.56pt" fo:min-width="4.11pt" fo:padding-top="3.54pt" fo:padding-bottom="3.54pt" fo:padding-left="7.09pt" fo:padding-right="7.09pt" draw:shadow="hidden" draw:shadow-offset-x="5.64pt" draw:shadow-offset-y="5.64pt" draw:shadow-color="#808080" style:run-through="foreground"/>
    </style:style>
    <style:style style:name="gr25"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4.56pt" fo:min-width="24.29pt" fo:padding-top="3.54pt" fo:padding-bottom="3.54pt" fo:padding-left="7.09pt" fo:padding-right="7.09pt" draw:shadow="hidden" draw:shadow-offset-x="5.64pt" draw:shadow-offset-y="5.64pt" draw:shadow-color="#808080" style:run-through="foreground"/>
    </style:style>
    <style:style style:name="gr26"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4.56pt" fo:min-width="25.91pt" fo:padding-top="3.54pt" fo:padding-bottom="3.54pt" fo:padding-left="7.09pt" fo:padding-right="7.09pt" draw:shadow="hidden" draw:shadow-offset-x="5.64pt" draw:shadow-offset-y="5.64pt" draw:shadow-color="#808080" style:run-through="foreground"/>
    </style:style>
    <style:style style:name="gr27"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12.19pt" fo:min-width="0pt" fo:padding-top="3.54pt" fo:padding-bottom="3.54pt" fo:padding-left="7.09pt" fo:padding-right="7.09pt" draw:shadow="hidden" draw:shadow-offset-x="5.64pt" draw:shadow-offset-y="5.64pt" draw:shadow-color="#808080" style:run-through="foreground"/>
    </style:style>
    <style:style style:name="gr28" style:family="graphic">
      <style:graphic-properties draw:stroke="solid" svg:stroke-width="0pt" svg:stroke-color="#000000" draw:marker-start="" draw:marker-start-width="5.64pt" draw:marker-start-center="false" draw:marker-end="Arrow" draw:marker-end-width="5.75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29"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4.56pt" fo:min-width="5.19pt" fo:padding-top="3.54pt" fo:padding-bottom="3.54pt" fo:padding-left="7.09pt" fo:padding-right="7.09pt" draw:shadow="hidden" draw:shadow-offset-x="5.64pt" draw:shadow-offset-y="5.64pt" draw:shadow-color="#808080" style:run-through="foreground"/>
    </style:style>
    <style:style style:name="gr30" style:family="graphic">
      <style:graphic-properties draw:stroke="solid" svg:stroke-width="0pt" svg:stroke-color="#000000" draw:marker-start="" draw:marker-start-width="5.64pt" draw:marker-start-center="false" draw:marker-end="Arrow" draw:marker-end-width="5.75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31"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4.56pt" fo:min-width="5.19pt" fo:padding-top="3.54pt" fo:padding-bottom="3.54pt" fo:padding-left="7.09pt" fo:padding-right="7.09pt" draw:shadow="hidden" draw:shadow-offset-x="5.64pt" draw:shadow-offset-y="5.64pt" draw:shadow-color="#808080" style:run-through="foreground"/>
    </style:style>
    <style:style style:name="gr32"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4.56pt" fo:min-width="11.14pt" fo:padding-top="3.54pt" fo:padding-bottom="3.54pt" fo:padding-left="7.09pt" fo:padding-right="7.09pt" draw:shadow="hidden" draw:shadow-offset-x="5.64pt" draw:shadow-offset-y="5.64pt" draw:shadow-color="#808080" style:run-through="foreground"/>
    </style:style>
    <style:style style:name="gr33" style:family="graphic">
      <style:graphic-properties draw:stroke="solid" svg:stroke-width="0pt" svg:stroke-color="#000000" draw:marker-start="Arrow" draw:marker-start-width="5.75pt" draw:marker-start-center="false" draw:marker-end="Arrow" draw:marker-end-width="5.75pt" draw:marker-end-center="false" draw:fill="solid"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34" style:family="graphic">
      <style:graphic-properties draw:stroke="solid" svg:stroke-width="0pt" svg:stroke-color="#000000" draw:marker-start="" draw:marker-start-width="5.64pt" draw:marker-start-center="false" draw:marker-end="Arrow" draw:marker-end-width="5.75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35" style:family="graphic">
      <style:graphic-properties draw:stroke="solid" svg:stroke-width="0pt" svg:stroke-color="#000000" draw:marker-start="Arrow" draw:marker-start-width="5.75pt" draw:marker-start-center="false" draw:marker-end="Arrow" draw:marker-end-width="5.75pt" draw:marker-end-center="false" draw:fill="solid"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36"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31.24pt" fo:min-width="0pt" fo:padding-top="3.54pt" fo:padding-bottom="3.54pt" fo:padding-left="7.09pt" fo:padding-right="7.09pt" draw:shadow="hidden" draw:shadow-offset-x="5.64pt" draw:shadow-offset-y="5.64pt" draw:shadow-color="#808080" style:run-through="foreground"/>
    </style:style>
    <style:style style:name="gr37"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31.21pt" fo:min-width="0pt" fo:padding-top="3.54pt" fo:padding-bottom="3.54pt" fo:padding-left="7.09pt" fo:padding-right="7.09pt" draw:shadow="hidden" draw:shadow-offset-x="5.64pt" draw:shadow-offset-y="5.64pt" draw:shadow-color="#808080" style:run-through="foreground"/>
    </style:style>
    <style:style style:name="gr38" style:family="graphic">
      <style:graphic-properties draw:stroke="solid" svg:stroke-width="0.99pt" svg:stroke-color="#000000" draw:marker-start="" draw:marker-start-width="7.14pt" draw:marker-start-center="false" draw:marker-end="" draw:marker-end-width="7.14pt" draw:marker-end-center="false" draw:fill="none" draw:fill-color="#729fcf" draw:textarea-horizontal-align="justify" draw:textarea-vertical-align="middle" draw:auto-grow-height="false" fo:min-height="159.56pt" fo:min-width="53.29pt" fo:padding-top="4.05pt" fo:padding-bottom="4.05pt" fo:padding-left="7.54pt" fo:padding-right="7.54pt" draw:shadow="hidden" draw:shadow-offset-x="5.64pt" draw:shadow-offset-y="5.64pt" draw:shadow-color="#808080" style:run-through="foreground"/>
    </style:style>
    <style:style style:name="gr39"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4.56pt" fo:min-width="0pt" fo:padding-top="3.54pt" fo:padding-bottom="3.54pt" fo:padding-left="7.09pt" fo:padding-right="7.09pt" draw:shadow="hidden" draw:shadow-offset-x="5.64pt" draw:shadow-offset-y="5.64pt" draw:shadow-color="#808080" style:run-through="foreground"/>
    </style:style>
    <style:style style:name="gr40" style:family="graphic">
      <style:graphic-properties draw:stroke="solid" svg:stroke-width="0.99pt" svg:stroke-color="#000000" draw:marker-start="" draw:marker-start-width="7.14pt" draw:marker-start-center="false" draw:marker-end="" draw:marker-end-width="7.14pt" draw:marker-end-center="false" draw:fill="none" draw:fill-color="#729fcf" draw:textarea-horizontal-align="justify" draw:textarea-vertical-align="middle" draw:auto-grow-height="false" fo:min-height="50.34pt" fo:min-width="24.46pt" fo:padding-top="4.05pt" fo:padding-bottom="4.05pt" fo:padding-left="7.54pt" fo:padding-right="7.54pt" draw:shadow="hidden" draw:shadow-offset-x="5.64pt" draw:shadow-offset-y="5.64pt" draw:shadow-color="#808080" style:run-through="foreground"/>
    </style:style>
    <style:style style:name="gr41"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4.56pt" fo:min-width="14.46pt" fo:padding-top="3.54pt" fo:padding-bottom="3.54pt" fo:padding-left="7.09pt" fo:padding-right="7.09pt" draw:shadow="hidden" draw:shadow-offset-x="5.64pt" draw:shadow-offset-y="5.64pt" draw:shadow-color="#808080" style:run-through="foreground"/>
    </style:style>
    <style:style style:name="gr42"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4.56pt" fo:min-width="0pt" fo:padding-top="3.54pt" fo:padding-bottom="3.54pt" fo:padding-left="7.09pt" fo:padding-right="7.09pt" draw:shadow="hidden" draw:shadow-offset-x="5.64pt" draw:shadow-offset-y="5.64pt" draw:shadow-color="#808080" style:run-through="foreground"/>
    </style:style>
    <style:style style:name="gr43"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4.56pt" fo:min-width="0pt" fo:padding-top="3.54pt" fo:padding-bottom="3.54pt" fo:padding-left="7.09pt" fo:padding-right="7.09pt" draw:shadow="hidden" draw:shadow-offset-x="5.64pt" draw:shadow-offset-y="5.64pt" draw:shadow-color="#808080" style:run-through="foreground"/>
    </style:style>
    <style:style style:name="gr44" style:family="graphic">
      <style:graphic-properties draw:stroke="solid" svg:stroke-width="0pt" svg:stroke-color="#000000"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45"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4.56pt" fo:min-width="20.64pt" fo:padding-top="3.54pt" fo:padding-bottom="3.54pt" fo:padding-left="7.09pt" fo:padding-right="7.09pt" draw:shadow="hidden" draw:shadow-offset-x="5.64pt" draw:shadow-offset-y="5.64pt" draw:shadow-color="#808080" style:run-through="foreground"/>
    </style:style>
    <style:style style:name="gr46"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12.19pt" fo:min-width="20.64pt" fo:padding-top="3.54pt" fo:padding-bottom="3.54pt" fo:padding-left="7.09pt" fo:padding-right="7.09pt" draw:shadow="hidden" draw:shadow-offset-x="5.64pt" draw:shadow-offset-y="5.64pt" draw:shadow-color="#808080" style:run-through="foreground"/>
    </style:style>
    <style:style style:name="gr47" style:family="graphic">
      <style:graphic-properties draw:stroke="solid" svg:stroke-width="0pt" svg:stroke-color="#000000" draw:marker-start="" draw:marker-start-width="5.64pt" draw:marker-start-center="false" draw:marker-end="Arrow" draw:marker-end-width="5.75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48" style:family="graphic">
      <style:graphic-properties draw:stroke="solid" svg:stroke-width="0pt" svg:stroke-color="#000000"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49" style:family="graphic">
      <style:graphic-properties draw:stroke="dash" draw:stroke-dash="Dashed_20__28_var_29_" svg:stroke-width="0pt" svg:stroke-color="#000000"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50" style:family="graphic">
      <style:graphic-properties style:run-through="foreground" style:wrap="run-through" style:number-wrapped-paragraphs="no-limit" style:vertical-pos="from-top" style:horizontal-pos="from-left" style:horizontal-rel="paragraph"/>
    </style:style>
    <style:style style:name="gr51"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13.44pt" fo:min-width="13.01pt" fo:padding-top="3.54pt" fo:padding-bottom="3.54pt" fo:padding-left="7.09pt" fo:padding-right="7.09pt" draw:shadow="hidden" draw:shadow-offset-x="5.64pt" draw:shadow-offset-y="5.64pt" draw:shadow-color="#808080" style:run-through="foreground"/>
    </style:style>
    <style:style style:name="gr52"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13.44pt" fo:min-width="15.05pt" fo:padding-top="3.54pt" fo:padding-bottom="3.54pt" fo:padding-left="7.09pt" fo:padding-right="7.09pt" draw:shadow="hidden" draw:shadow-offset-x="5.64pt" draw:shadow-offset-y="5.64pt" draw:shadow-color="#808080" style:run-through="foreground"/>
    </style:style>
    <style:style style:name="gr53"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13.44pt" fo:min-width="8.19pt" fo:padding-top="3.54pt" fo:padding-bottom="3.54pt" fo:padding-left="7.09pt" fo:padding-right="7.09pt" draw:shadow="hidden" draw:shadow-offset-x="5.64pt" draw:shadow-offset-y="5.64pt" draw:shadow-color="#808080" style:run-through="foreground"/>
    </style:style>
    <style:style style:name="gr54"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13.44pt" fo:min-width="8.19pt" fo:padding-top="3.54pt" fo:padding-bottom="3.54pt" fo:padding-left="7.09pt" fo:padding-right="7.09pt" draw:shadow="hidden" draw:shadow-offset-x="5.64pt" draw:shadow-offset-y="5.64pt" draw:shadow-color="#808080" style:run-through="foreground"/>
    </style:style>
    <style:style style:name="gr55" style:family="graphic">
      <style:graphic-properties draw:stroke="solid" svg:stroke-width="0pt" svg:stroke-color="#000000" draw:marker-start="" draw:marker-start-width="5.64pt" draw:marker-start-center="false" draw:marker-end="Arrow" draw:marker-end-width="5.75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56" style:family="graphic">
      <style:graphic-properties draw:stroke="solid" svg:stroke-width="0pt" svg:stroke-color="#000000" draw:marker-start="" draw:marker-start-width="5.64pt" draw:marker-start-center="false" draw:marker-end="Arrow" draw:marker-end-width="5.75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57"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13.44pt" fo:min-width="28.74pt" fo:padding-top="3.54pt" fo:padding-bottom="3.54pt" fo:padding-left="7.09pt" fo:padding-right="7.09pt" draw:shadow="hidden" draw:shadow-offset-x="5.64pt" draw:shadow-offset-y="5.64pt" draw:shadow-color="#808080" style:run-through="foreground"/>
    </style:style>
    <style:style style:name="gr58" style:family="graphic">
      <style:graphic-properties draw:stroke="solid" svg:stroke-width="0pt" svg:stroke-color="#000000" draw:marker-start="Arrow" draw:marker-start-width="5.75pt" draw:marker-start-center="false" draw:marker-end="Arrow" draw:marker-end-width="5.75pt" draw:marker-end-center="false" draw:fill="solid"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59" style:family="graphic">
      <style:graphic-properties draw:stroke="solid" svg:stroke-width="0pt" svg:stroke-color="#000000" draw:marker-start="Arrow" draw:marker-start-width="5.75pt" draw:marker-start-center="false" draw:marker-end="Arrow" draw:marker-end-width="5.75pt" draw:marker-end-center="false" draw:fill="solid"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60"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13.44pt" fo:min-width="50.54pt" fo:padding-top="3.54pt" fo:padding-bottom="3.54pt" fo:padding-left="7.09pt" fo:padding-right="7.09pt" draw:shadow="hidden" draw:shadow-offset-x="5.64pt" draw:shadow-offset-y="5.64pt" draw:shadow-color="#808080" style:run-through="foreground"/>
    </style:style>
    <style:style style:name="gr61"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13.44pt" fo:min-width="53.86pt" fo:padding-top="3.54pt" fo:padding-bottom="3.54pt" fo:padding-left="7.09pt" fo:padding-right="7.09pt" draw:shadow="hidden" draw:shadow-offset-x="5.64pt" draw:shadow-offset-y="5.64pt" draw:shadow-color="#808080" style:run-through="foreground"/>
    </style:style>
    <style:style style:name="gr62"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100.8pt" fo:min-width="0pt" fo:padding-top="3.54pt" fo:padding-bottom="3.54pt" fo:padding-left="7.09pt" fo:padding-right="7.09pt" draw:shadow="hidden" draw:shadow-offset-x="5.64pt" draw:shadow-offset-y="5.64pt" draw:shadow-color="#808080" style:run-through="foreground"/>
    </style:style>
    <style:style style:name="gr63"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60.49pt" fo:min-width="5.1pt" fo:padding-top="3.54pt" fo:padding-bottom="3.54pt" fo:padding-left="7.09pt" fo:padding-right="7.09pt" draw:shadow="hidden" draw:shadow-offset-x="5.64pt" draw:shadow-offset-y="5.64pt" draw:shadow-color="#808080" style:run-through="foreground"/>
    </style:style>
    <style:style style:name="gr64" style:family="graphic">
      <style:graphic-properties draw:stroke="solid" svg:stroke-width="0.99pt" svg:stroke-color="#000000" draw:marker-start="" draw:marker-start-width="7.14pt" draw:marker-start-center="false" draw:marker-end="" draw:marker-end-width="7.14pt" draw:marker-end-center="false" draw:fill="none" draw:fill-color="#729fcf" draw:textarea-horizontal-align="justify" draw:textarea-vertical-align="middle" draw:auto-grow-height="false" fo:min-height="148.34pt" fo:min-width="46.29pt" fo:padding-top="4.05pt" fo:padding-bottom="4.05pt" fo:padding-left="7.54pt" fo:padding-right="7.54pt" draw:shadow="hidden" draw:shadow-offset-x="5.64pt" draw:shadow-offset-y="5.64pt" draw:shadow-color="#808080" style:run-through="foreground"/>
    </style:style>
    <style:style style:name="gr65"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13.44pt" fo:min-width="0pt" fo:padding-top="3.54pt" fo:padding-bottom="3.54pt" fo:padding-left="7.09pt" fo:padding-right="7.09pt" draw:shadow="hidden" draw:shadow-offset-x="5.64pt" draw:shadow-offset-y="5.64pt" draw:shadow-color="#808080" style:run-through="foreground"/>
    </style:style>
    <style:style style:name="gr66" style:family="graphic">
      <style:graphic-properties draw:stroke="solid" svg:stroke-width="0pt" svg:stroke-color="#000000"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67" style:family="graphic">
      <style:graphic-properties draw:stroke="solid" svg:stroke-width="0pt" svg:stroke-color="#000000"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68"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13.44pt" fo:min-width="68.94pt" fo:padding-top="3.54pt" fo:padding-bottom="3.54pt" fo:padding-left="7.09pt" fo:padding-right="7.09pt" draw:shadow="hidden" draw:shadow-offset-x="5.64pt" draw:shadow-offset-y="5.64pt" draw:shadow-color="#808080" style:run-through="foreground"/>
    </style:style>
    <style:style style:name="gr69"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13.44pt" fo:min-width="68.94pt" fo:padding-top="3.54pt" fo:padding-bottom="3.54pt" fo:padding-left="7.09pt" fo:padding-right="7.09pt" draw:shadow="hidden" draw:shadow-offset-x="5.64pt" draw:shadow-offset-y="5.64pt" draw:shadow-color="#808080" style:run-through="foreground"/>
    </style:style>
    <style:style style:name="gr70"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26.9pt" fo:min-width="66.81pt" fo:padding-top="3.54pt" fo:padding-bottom="3.54pt" fo:padding-left="7.09pt" fo:padding-right="7.09pt" draw:shadow="hidden" draw:shadow-offset-x="5.64pt" draw:shadow-offset-y="5.64pt" draw:shadow-color="#808080" style:run-through="foreground"/>
    </style:style>
    <style:style style:name="gr71" style:family="graphic">
      <style:graphic-properties draw:stroke="solid" svg:stroke-width="0pt" svg:stroke-color="#000000" draw:marker-start="" draw:marker-start-width="5.64pt" draw:marker-start-center="false" draw:marker-end="Arrow" draw:marker-end-width="5.75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72"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26.9pt" fo:min-width="44.96pt" fo:padding-top="3.54pt" fo:padding-bottom="3.54pt" fo:padding-left="7.09pt" fo:padding-right="7.09pt" draw:shadow="hidden" draw:shadow-offset-x="5.64pt" draw:shadow-offset-y="5.64pt" draw:shadow-color="#808080" style:run-through="foreground"/>
    </style:style>
    <style:style style:name="gr73" style:family="graphic">
      <style:graphic-properties draw:stroke="solid" svg:stroke-width="0pt" svg:stroke-color="#000000" draw:marker-start="" draw:marker-start-width="5.64pt" draw:marker-start-center="false" draw:marker-end="Arrow" draw:marker-end-width="5.75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74"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53.74pt" fo:min-width="0pt" fo:padding-top="3.54pt" fo:padding-bottom="3.54pt" fo:padding-left="7.09pt" fo:padding-right="7.09pt" draw:shadow="hidden" draw:shadow-offset-x="5.64pt" draw:shadow-offset-y="5.64pt" draw:shadow-color="#808080" style:run-through="foreground"/>
    </style:style>
    <style:style style:name="gr75" style:family="graphic">
      <style:graphic-properties draw:stroke="solid" svg:stroke-width="0pt" svg:stroke-color="#000000"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76"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13.44pt" fo:min-width="44.96pt" fo:padding-top="3.54pt" fo:padding-bottom="3.54pt" fo:padding-left="7.09pt" fo:padding-right="7.09pt" draw:shadow="hidden" draw:shadow-offset-x="5.64pt" draw:shadow-offset-y="5.64pt" draw:shadow-color="#808080" style:run-through="foreground"/>
    </style:style>
    <style:style style:name="gr77" style:family="graphic">
      <style:graphic-properties draw:stroke="solid" svg:stroke-width="0pt" svg:stroke-color="#000000" draw:marker-start="Arrow" draw:marker-start-width="5.64pt" draw:marker-start-center="false" draw:marker-end="Arrow"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78" style:family="graphic">
      <style:graphic-properties draw:stroke="solid" svg:stroke-width="0pt" svg:stroke-color="#000000" draw:marker-start="Arrow" draw:marker-start-width="5.64pt" draw:marker-start-center="false" draw:marker-end="Arrow"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79"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13.44pt" fo:min-width="24.66pt" fo:padding-top="3.54pt" fo:padding-bottom="3.54pt" fo:padding-left="7.09pt" fo:padding-right="7.09pt" draw:shadow="hidden" draw:shadow-offset-x="5.64pt" draw:shadow-offset-y="5.64pt" draw:shadow-color="#808080" style:run-through="foreground"/>
    </style:style>
    <style:style style:name="gr80"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13.44pt" fo:min-width="81.89pt" fo:padding-top="3.54pt" fo:padding-bottom="3.54pt" fo:padding-left="7.09pt" fo:padding-right="7.09pt" draw:shadow="hidden" draw:shadow-offset-x="5.64pt" draw:shadow-offset-y="5.64pt"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8"/>
      <text:p text:style-name="P81"/>
      <text:p text:style-name="P79"/>
      <text:p text:style-name="P79"/>
      <text:p text:style-name="P79"/>
      <text:p text:style-name="P80">Turing Complete Comput<text:span text:style-name="T758">ing</text:span></text:p>
      <text:p text:style-name="P218">by Thomas Walker Lynch<text:line-break/>2016 12 21</text:p>
      <text:p text:style-name="P217"/>
      <text:p text:style-name="P351"/>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36"><text:a xlink:type="simple" xlink:href="#__RefHeading___Toc17091_625515313" text:style-name="Index_20_Link" text:visited-style-name="Index_20_Link"><text:s/>Introduction<text:tab/>4</text:a></text:p>
          <text:p text:style-name="P436"><text:a xlink:type="simple" xlink:href="#__RefHeading___Toc17093_625515313" text:style-name="Index_20_Link" text:visited-style-name="Index_20_Link"><text:s/>Theoretical Foundation<text:tab/>6</text:a></text:p>
          <text:p text:style-name="P435"><text:a xlink:type="simple" xlink:href="#__RefHeading___Toc2229_1864530906" text:style-name="Index_20_Link" text:visited-style-name="Index_20_Link">A Conventional Turing Machine Definition<text:tab/>6</text:a></text:p>
          <text:p text:style-name="P435"><text:a xlink:type="simple" xlink:href="#__RefHeading___Toc3776_1864530906" text:style-name="Index_20_Link" text:visited-style-name="Index_20_Link">Analysis and Order<text:tab/>10</text:a></text:p>
          <text:p text:style-name="P435"><text:a xlink:type="simple" xlink:href="#__RefHeading___Toc874_1864530906" text:style-name="Index_20_Link" text:visited-style-name="Index_20_Link">Addresses and Cells<text:tab/>11</text:a></text:p>
          <text:p text:style-name="P437"><text:a xlink:type="simple" xlink:href="#__RefHeading___Toc6666_1591534138" text:style-name="Index_20_Link" text:visited-style-name="Index_20_Link">Natural Number, Address<text:tab/>11</text:a></text:p>
          <text:p text:style-name="P437"><text:a xlink:type="simple" xlink:href="#__RefHeading___Toc6668_1591534138" text:style-name="Index_20_Link" text:visited-style-name="Index_20_Link">Distance<text:tab/>12</text:a></text:p>
          <text:p text:style-name="P437"><text:a xlink:type="simple" xlink:href="#__RefHeading___Toc6670_1591534138" text:style-name="Index_20_Link" text:visited-style-name="Index_20_Link">Area and Length<text:tab/>12</text:a></text:p>
          <text:p text:style-name="P437"><text:a xlink:type="simple" xlink:href="#__RefHeading___Toc6672_1591534138" text:style-name="Index_20_Link" text:visited-style-name="Index_20_Link">Need for Concept of </text:a><text:a xlink:type="simple" xlink:href="#__RefHeading___Toc6672_1591534138" text:style-name="Index_20_Link" text:visited-style-name="Index_20_Link"><text:span text:style-name="T4">Cell</text:span></text:a><text:a xlink:type="simple" xlink:href="#__RefHeading___Toc6672_1591534138" text:style-name="Index_20_Link" text:visited-style-name="Index_20_Link"><text:tab/>13</text:a></text:p>
          <text:p text:style-name="P437"><text:a xlink:type="simple" xlink:href="#__RefHeading___Toc6674_1591534138" text:style-name="Index_20_Link" text:visited-style-name="Index_20_Link">Address of an Area<text:tab/>13</text:a></text:p>
          <text:p text:style-name="P435"><text:a xlink:type="simple" xlink:href="#__RefHeading___Toc759_1864530906" text:style-name="Index_20_Link" text:visited-style-name="Index_20_Link">More About The Tape<text:tab/>14</text:a></text:p>
          <text:p text:style-name="P435"><text:a xlink:type="simple" xlink:href="#__RefHeading___Toc7224_1605801441" text:style-name="Index_20_Link" text:visited-style-name="Index_20_Link">Some Properties of Turing Machines<text:tab/>15</text:a></text:p>
          <text:p text:style-name="P435"><text:a xlink:type="simple" xlink:href="#__RefHeading___Toc2231_1864530906" text:style-name="Index_20_Link" text:visited-style-name="Index_20_Link">Complexity<text:tab/>16</text:a></text:p>
          <text:p text:style-name="P435"><text:a xlink:type="simple" xlink:href="#__RefHeading___Toc3778_1864530906" text:style-name="Index_20_Link" text:visited-style-name="Index_20_Link">Conventional Turing Machine Variations<text:tab/>17</text:a></text:p>
          <text:p text:style-name="P437"><text:a xlink:type="simple" xlink:href="#__RefHeading___Toc6611_210948218" text:style-name="Index_20_Link" text:visited-style-name="Index_20_Link">Open in Both Directions Tapes<text:tab/>18</text:a></text:p>
          <text:p text:style-name="P437"><text:a xlink:type="simple" xlink:href="#__RefHeading___Toc6613_210948218" text:style-name="Index_20_Link" text:visited-style-name="Index_20_Link">Alphabet Replacement<text:tab/>18</text:a></text:p>
          <text:p text:style-name="P437"><text:a xlink:type="simple" xlink:href="#__RefHeading___Toc6615_210948218" text:style-name="Index_20_Link" text:visited-style-name="Index_20_Link">Leaving Out the empty-symbol<text:tab/>19</text:a></text:p>
          <text:p text:style-name="P437"><text:a xlink:type="simple" xlink:href="#__RefHeading___Toc6617_210948218" text:style-name="Index_20_Link" text:visited-style-name="Index_20_Link">No Need to Step into the Inactive Area<text:tab/>20</text:a></text:p>
          <text:p text:style-name="P435"><text:a xlink:type="simple" xlink:href="#__RefHeading___Toc3780_1864530906" text:style-name="Index_20_Link" text:visited-style-name="Index_20_Link">A Finite Tape Variation<text:tab/>20</text:a></text:p>
          <text:p text:style-name="P435"><text:a xlink:type="simple" xlink:href="#__RefHeading___Toc3303_1864530906" text:style-name="Index_20_Link" text:visited-style-name="Index_20_Link">More About Commands<text:tab/>22</text:a></text:p>
          <text:p text:style-name="P436"><text:a xlink:type="simple" xlink:href="#__RefHeading___Toc4518_210948218" text:style-name="Index_20_Link" text:visited-style-name="Index_20_Link"><text:s/>TM Library<text:tab/>25</text:a></text:p>
          <text:p text:style-name="P435"><text:a xlink:type="simple" xlink:href="#__RefHeading___Toc17095_625515313" text:style-name="Index_20_Link" text:visited-style-name="Index_20_Link">Introduction<text:tab/>25</text:a></text:p>
          <text:p text:style-name="P435"><text:a xlink:type="simple" xlink:href="#__RefHeading___Toc18247_625515313" text:style-name="Index_20_Link" text:visited-style-name="Index_20_Link">Nomenclature and Conventions<text:tab/>26</text:a></text:p>
          <text:p text:style-name="P435"><text:a xlink:type="simple" xlink:href="#__RefHeading___Toc18087_625515313" text:style-name="Index_20_Link" text:visited-style-name="Index_20_Link">Unicode Usage<text:tab/>28</text:a></text:p>
          <text:p text:style-name="P435"><text:a xlink:type="simple" xlink:href="#__RefHeading___Toc18509_625515313" text:style-name="Index_20_Link" text:visited-style-name="Index_20_Link">Synonyms<text:tab/>30</text:a></text:p>
          <text:p text:style-name="P435"><text:a xlink:type="simple" xlink:href="#__RefHeading___Toc18511_625515313" text:style-name="Index_20_Link" text:visited-style-name="Index_20_Link">Some Reader Macros<text:tab/>30</text:a></text:p>
          <text:p text:style-name="P437"><text:a xlink:type="simple" xlink:href="#__RefHeading___Toc18513_625515313" text:style-name="Index_20_Link" text:visited-style-name="Index_20_Link">q – a non literal quote<text:tab/>30</text:a></text:p>
          <text:p text:style-name="P437"><text:a xlink:type="simple" xlink:href="#__RefHeading___Toc18515_625515313" text:style-name="Index_20_Link" text:visited-style-name="Index_20_Link">{…} - unevaluated list<text:tab/>31</text:a></text:p>
          <text:p text:style-name="P437"><text:a xlink:type="simple" xlink:href="#__RefHeading___Toc7907_996372212" text:style-name="Index_20_Link" text:visited-style-name="Index_20_Link">[...] - head is variable holding a function name<text:tab/>32</text:a></text:p>
          <text:p text:style-name="P437"><text:a xlink:type="simple" xlink:href="#__RefHeading___Toc8140_1130766253" text:style-name="Index_20_Link" text:visited-style-name="Index_20_Link">Summary<text:tab/>34</text:a></text:p>
          <text:p text:style-name="P435"><text:a xlink:type="simple" xlink:href="#__RefHeading___Toc48459_1591534138" text:style-name="Index_20_Link" text:visited-style-name="Index_20_Link">Continuations<text:tab/>35</text:a></text:p>
          <text:p text:style-name="P437"><text:a xlink:type="simple" xlink:href="#__RefHeading___Toc8758_1505537302" text:style-name="Index_20_Link" text:visited-style-name="Index_20_Link">Concept<text:tab/>35</text:a></text:p>
          <text:p text:style-name="P437"><text:a xlink:type="simple" xlink:href="#__RefHeading___Toc8760_1505537302" text:style-name="Index_20_Link" text:visited-style-name="Index_20_Link">Argument Passing Design Considerations<text:tab/>38</text:a></text:p>
          <text:p text:style-name="P437"><text:a xlink:type="simple" xlink:href="#__RefHeading___Toc8762_1505537302" text:style-name="Index_20_Link" text:visited-style-name="Index_20_Link">Specializations and Continuations<text:tab/>38</text:a></text:p>
          <text:p text:style-name="P435"><text:a xlink:type="simple" xlink:href="#__RefHeading___Toc3782_1864530906" text:style-name="Index_20_Link" text:visited-style-name="Index_20_Link">Classes and CLOS<text:tab/>39</text:a></text:p>
          <text:p text:style-name="P437"><text:a xlink:type="simple" xlink:href="#__RefHeading___Toc88182_1591534138" text:style-name="Index_20_Link" text:visited-style-name="Index_20_Link">Format, Instance, and Type<text:tab/>39</text:a></text:p>
          <text:p text:style-name="P437"><text:a xlink:type="simple" xlink:href="#__RefHeading___Toc8764_1505537302" text:style-name="Index_20_Link" text:visited-style-name="Index_20_Link">Inheritance<text:tab/>41</text:a></text:p>
          <text:p text:style-name="P437"><text:soft-page-break/><text:a xlink:type="simple" xlink:href="#__RefHeading___Toc88184_1591534138" text:style-name="Index_20_Link" text:visited-style-name="Index_20_Link">Function Class<text:tab/>41</text:a></text:p>
          <text:p text:style-name="P437"><text:a xlink:type="simple" xlink:href="#__RefHeading___Toc88186_1591534138" text:style-name="Index_20_Link" text:visited-style-name="Index_20_Link">Type Class<text:tab/>42</text:a></text:p>
          <text:p text:style-name="P437"><text:a xlink:type="simple" xlink:href="#__RefHeading___Toc88188_1591534138" text:style-name="Index_20_Link" text:visited-style-name="Index_20_Link">Dispatch<text:tab/>43</text:a></text:p>
          <text:p text:style-name="P435"><text:a xlink:type="simple" xlink:href="#__RefHeading___Toc88190_1591534138" text:style-name="Index_20_Link" text:visited-style-name="Index_20_Link">Stepping (Iteration)<text:tab/>44</text:a></text:p>
          <text:p text:style-name="P435"><text:a xlink:type="simple" xlink:href="#__RefHeading___Toc17513_625515313" text:style-name="Index_20_Link" text:visited-style-name="Index_20_Link">The TM Interface<text:tab/>46</text:a></text:p>
          <text:p text:style-name="P437"><text:a xlink:type="simple" xlink:href="#__RefHeading___Toc3742_210948218" text:style-name="Index_20_Link" text:visited-style-name="Index_20_Link">tm-type.lisp<text:tab/>46</text:a></text:p>
          <text:p text:style-name="P437"><text:a xlink:type="simple" xlink:href="#__RefHeading___Toc6191_1864530906" text:style-name="Index_20_Link" text:visited-style-name="Index_20_Link">tm-mk.lisp<text:tab/>48</text:a></text:p>
          <text:p text:style-name="P437"><text:a xlink:type="simple" xlink:href="#__RefHeading___Toc3788_1864530906" text:style-name="Index_20_Link" text:visited-style-name="Index_20_Link">tm-decl-only.lisp<text:tab/>50</text:a></text:p>
          <text:p text:style-name="P437"><text:a xlink:type="simple" xlink:href="#__RefHeading___Toc6193_1864530906" text:style-name="Index_20_Link" text:visited-style-name="Index_20_Link">tm-generic.lisp<text:tab/>51</text:a></text:p>
          <text:p text:style-name="P435"><text:a xlink:type="simple" xlink:href="#__RefHeading___Toc3790_1864530906" text:style-name="Index_20_Link" text:visited-style-name="Index_20_Link">Quantifiers<text:tab/>54</text:a></text:p>
          <text:p text:style-name="P435"><text:a xlink:type="simple" xlink:href="#__RefHeading___Toc6195_1864530906" text:style-name="Index_20_Link" text:visited-style-name="Index_20_Link">Tape-Machine Specialization<text:tab/>57</text:a></text:p>
          <text:p text:style-name="P437"><text:a xlink:type="simple" xlink:href="#__RefHeading___Toc7400_1864530906" text:style-name="Index_20_Link" text:visited-style-name="Index_20_Link">nd-tm<text:tab/>58</text:a></text:p>
          <text:p text:style-name="P437"><text:a xlink:type="simple" xlink:href="#__RefHeading___Toc7402_1864530906" text:style-name="Index_20_Link" text:visited-style-name="Index_20_Link">solo-tm<text:tab/>61</text:a></text:p>
          <text:p text:style-name="P437"><text:a xlink:type="simple" xlink:href="#__RefHeading___Toc6414_1538245617" text:style-name="Index_20_Link" text:visited-style-name="Index_20_Link">ea-tm<text:tab/>63</text:a></text:p>
          <text:p text:style-name="P437"><text:a xlink:type="simple" xlink:href="#__RefHeading___Toc4727_563331704" text:style-name="Index_20_Link" text:visited-style-name="Index_20_Link">tea-tm-def<text:tab/>66</text:a></text:p>
          <text:p text:style-name="P438"><text:a xlink:type="simple" xlink:href="#__RefHeading___Toc10381_625515313" text:style-name="Index_20_Link" text:visited-style-name="Index_20_Link">assuring thread safety<text:tab/>66</text:a></text:p>
          <text:p text:style-name="P438"><text:a xlink:type="simple" xlink:href="#__RefHeading___Toc10383_625515313" text:style-name="Index_20_Link" text:visited-style-name="Index_20_Link">new interface environments<text:tab/>69</text:a></text:p>
          <text:p text:style-name="P435"><text:a xlink:type="simple" xlink:href="#__RefHeading___Toc4804_1864530906" text:style-name="Index_20_Link" text:visited-style-name="Index_20_Link">Implementations<text:tab/>69</text:a></text:p>
          <text:p text:style-name="P437"><text:a xlink:type="simple" xlink:href="#__RefHeading___Toc4729_563331704" text:style-name="Index_20_Link" text:visited-style-name="Index_20_Link">Implementation Specialization Tree<text:tab/>69</text:a></text:p>
          <text:p text:style-name="P437"><text:a xlink:type="simple" xlink:href="#__RefHeading___Toc4731_563331704" text:style-name="Index_20_Link" text:visited-style-name="Index_20_Link">File Name and Function Name Convention<text:tab/>70</text:a></text:p>
          <text:p text:style-name="P437"><text:a xlink:type="simple" xlink:href="#__RefHeading___Toc3796_1864530906" text:style-name="Index_20_Link" text:visited-style-name="Index_20_Link">list-tm types<text:tab/>71</text:a></text:p>
          <text:p text:style-name="P435"><text:a xlink:type="simple" xlink:href="#__RefHeading___Toc25239_625515313" text:style-name="Index_20_Link" text:visited-style-name="Index_20_Link">Second Order Tape Machine Structure<text:tab/>73</text:a></text:p>
          <text:p text:style-name="P435"><text:a xlink:type="simple" xlink:href="#__RefHeading___Toc3798_1864530906" text:style-name="Index_20_Link" text:visited-style-name="Index_20_Link">Streaming<text:tab/>75</text:a></text:p>
          <text:p text:style-name="P435"><text:a xlink:type="simple" xlink:href="#__RefHeading___Toc59718_1591534138" text:style-name="Index_20_Link" text:visited-style-name="Index_20_Link">Access Language<text:tab/>79</text:a></text:p>
          <text:p text:style-name="P435"><text:a xlink:type="simple" xlink:href="#__RefHeading___Toc88841_1591534138" text:style-name="Index_20_Link" text:visited-style-name="Index_20_Link">Generators<text:tab/>79</text:a></text:p>
        </text:index-body>
      </text:table-of-content>
      <text:p text:style-name="P217"/>
      <text:h text:style-name="P486" text:outline-level="1"><text:bookmark-start text:name="__RefHeading___Toc17091_625515313"/><text:s text:c="2"/>Introduction<text:bookmark-end text:name="__RefHeading___Toc17091_625515313"/></text:h>
      <text:p text:style-name="P220">Turing Complete Computing <text:span text:style-name="T805">has advantages in that it </text:span>sca<text:span text:style-name="T805">les </text:span>to any <text:span text:style-name="T796">size of</text:span> data, or length of computation, without <text:span text:style-name="T1061">the architecture </text:span>breaking. <text:s/>Artifact<text:span text:style-name="T874">s</text:span> <text:span text:style-name="T1061">include</text:span> errors be<text:span text:style-name="T1061">ing</text:span> related <text:span text:style-name="T802">only </text:span>to the <text:span text:style-name="T806">nature of the </text:span>computation<text:span text:style-name="T806">s</text:span> <text:span text:style-name="T802">or to real resource limitations,</text:span> rather than <text:span text:style-name="T806">being related </text:span>to the architecture. We need not sacrifice high performance to obtain these goals, and in cases where correct results are required we can reach levels of performance otherwise not achievable. <text:s/>With the advent of quantum computing such an architecture may become a minimum requirement rather than just an elegant option.</text:p>
      <text:p text:style-name="P243"><text:span text:style-name="T767">The Turing Machine abstraction may be used to establish the Theory of Computation.</text:span><text:span text:style-name="T767"><text:note text:id="ftn1" text:note-class="footnote"><text:note-citation>1</text:note-citation><text:note-body><text:p text:style-name="P64">Christos Papdimitriou, <text:span text:style-name="T4">Elements of the Theory of Computation</text:span></text:p></text:note-body></text:note></text:span><text:span text:style-name="T767"> </text:span>In <text:span text:style-name="T3">Elements of the Theory of Computation</text:span> Christos Papdimitriou builds computation theory up from founding assumptions while characterizing successively more powerful computing paradigms, arriving finally at the Turing Machine. Th<text:span text:style-name="T803">ough limitations are found</text:span>, such as not being able be <text:span text:style-name="T807">compute a solution to</text:span> the <text:span text:style-name="T3">halting problem</text:span>, <text:span text:style-name="T803">no stronger computational paradigm could be identified. Even multidimensional tapes and non-determinism do not increase the expressiveness of the machine. </text:span></text:p>
      <text:p text:style-name="P244">Lambda Calculus is another approach for establishing the Theory of Computation. <text:s/>From it, we can derive the same results as with the Turing Machine approach.</text:p>
      <text:p text:style-name="P243"><text:span text:style-name="T808">Due to these formalisms w</text:span>e know that all <text:span text:style-name="T804">approaches to </text:span>Turing Complete computing employ a potentially open series of finite computations performed over a potentially unbounded memory. <text:s/><text:span text:style-name="T809">This </text:span>memory need only have one topological property. <text:s/><text:span text:style-name="T810">Namely</text:span> that of every cell, save one, ha<text:span text:style-name="T955">ving</text:span> two distinct neighbors. <text:span text:style-name="T768">The</text:span> exceptional <text:span text:style-name="T769">one neighbored cell</text:span> <text:span text:style-name="T770">is the first cell of a tape that goes on forever.</text:span></text:p>
      <text:p text:style-name="P101"><text:span text:style-name="T440">Various authors have made inconsequential variations on the Turing Machine abstraction and we present some of them in the next chapter in the section,</text:span><text:span text:style-name="T440"><text:bookmark-ref text:reference-format="text" text:ref-name="__RefHeading___Toc2229_1864530906">A Conventional Turing Machine Definition</text:bookmark-ref></text:span><text:span text:style-name="T440">. These variations are said to be </text:span><text:span text:style-name="T43">inconsequential</text:span><text:span text:style-name="T440"> because they lead to the same results for complexity analysis and existence proofs. <text:s/>Only certain coefficients will differ. <text:s text:c="2"/>I present another variation used for creating a bridge to real machines in the section, </text:span><text:span text:style-name="T440"><text:bookmark-ref text:reference-format="text" text:ref-name="__RefHeading___Toc3780_1864530906">A Finite Tape Variation</text:bookmark-ref></text:span><text:span text:style-name="T440">. <text:s/>My variation replaces the infinite tape of conventional definitions with a tape that may grow to be arbitrarily large during a computation, but remains finite. <text:s/>For non-computational analysis my </text:span><text:soft-page-break/><text:span text:style-name="T440">expandable tape may be found to grow to be infinite, but these situations do not affect computer architecture.</text:span></text:p>
      <text:p text:style-name="P216">This 'growing' Turing Machine <text:span text:style-name="T657">ia</text:span> a bridge to introducing the TM library. <text:s/>The TM library is a generic container class to be used with high level language<text:span text:style-name="T657">s</text:span>. <text:s/>The examples in this book are in Common Lisp. <text:s/>There is a one to one correspondence between the growing Turing Machine definition and the elements of the TM library interface. </text:p>
      <text:p text:style-name="P215"><text:span text:style-name="T439">We say that a system is </text:span><text:span text:style-name="T23">Turing</text:span><text:span text:style-name="T439"> C</text:span><text:span text:style-name="T19">omplete</text:span><text:span text:style-name="T438"> when it can compute everything that a Turing Machine can. The TM library interface is part of a Turing complete computer architecture. <text:s/>As such, it has no feature that prevents a programmer from creating Turing Complete programs. <text:s text:c="2"/>The existence of the mapping from our Turing Machine variation, to the library interface, proves that this is the case. <text:s/></text:span></text:p>
      <text:p text:style-name="P100">However having the TM library interface is not the whole Turing Complete computing story. We still have to implement the functionality behind the interface. <text:s/>When using the current version of the TM Library with Common Lisp, our code implementation will be architecturally limited by the Common Lisp interpretor and compiler. <text:s/>In later chapters we described the pumped address space and unbounded memory allocation algorithms, thus completing the base definition of the Turing Complete computer architecture. <text:s/>From there we discuss hardware implementation.</text:p>
      <text:h text:style-name="P486" text:outline-level="1"><text:bookmark-start text:name="__RefHeading___Toc17093_625515313"/><text:s text:c="2"/>Theoretical <text:span text:style-name="T1060">Foundation</text:span><text:bookmark-end text:name="__RefHeading___Toc17093_625515313"/></text:h>
      <text:p text:style-name="P100"><text:s text:c="3"/></text:p>
      <text:h text:style-name="Heading_20_2" text:outline-level="2"><text:bookmark-start text:name="__RefHeading___Toc2229_1864530906"/><text:span text:style-name="T137">A Conventional </text:span>Turing Machine <text:span text:style-name="T136">Definition</text:span><text:bookmark-end text:name="__RefHeading___Toc2229_1864530906"/></text:h>
      <text:p text:style-name="P240"><draw:frame draw:style-name="fr1" draw:name="Frame4" text:anchor-type="as-char" svg:width="451.64pt" draw:z-index="1"><draw:text-box fo:min-height="342.79pt"><text:p text:style-name="Figure"><draw:g text:anchor-type="paragraph" draw:z-index="2" draw:name="Shape1" draw:style-name="gr1"><draw:g draw:style-name="gr2"><draw:line draw:style-name="gr3" draw:text-style-name="P507" svg:x1="49.29pt" svg:y1="342.62pt" svg:x2="451.56pt" svg:y2="218.89pt"><text:p/></draw:line><draw:line draw:style-name="gr3" draw:text-style-name="P507" svg:x1="0.79pt" svg:y1="329.67pt" svg:x2="403.06pt" svg:y2="205.94pt"><text:p/></draw:line><draw:connector draw:style-name="gr4" draw:text-style-name="P507" draw:type="curve" svg:x1="0.06pt" svg:y1="328.99pt" svg:x2="46.66pt" svg:y2="342.65pt" svg:d="M2 11606c1233 0 411 482 1644 482" svg:viewBox="0 0 1646 483"><text:p/></draw:connector><draw:connector draw:style-name="gr4" draw:text-style-name="P507" draw:type="curve" svg:x1="399.77pt" svg:y1="206.59pt" svg:x2="446.37pt" svg:y2="220.2pt" svg:d="M14103 7288c1233 0 411 480 1644 480" svg:viewBox="0 0 1646 482"><text:p/></draw:connector><draw:line draw:style-name="gr3" draw:text-style-name="P507" svg:x1="93.34pt" svg:y1="300.5pt" svg:x2="140.63pt" svg:y2="314.76pt"><text:p/></draw:line><draw:line draw:style-name="gr3" draw:text-style-name="P507" svg:x1="47.4pt" svg:y1="315.44pt" svg:x2="94.68pt" svg:y2="329.7pt"><text:p/></draw:line><draw:line draw:style-name="gr3" draw:text-style-name="P507" svg:x1="137.4pt" svg:y1="286.27pt" svg:x2="184.68pt" svg:y2="300.53pt"><text:p/></draw:line><draw:line draw:style-name="gr3" draw:text-style-name="P507" svg:x1="187.29pt" svg:y1="273.34pt" svg:x2="234.57pt" svg:y2="287.6pt"><text:p/></draw:line><draw:line draw:style-name="gr3" draw:text-style-name="P507" svg:x1="232.61pt" svg:y1="258.46pt" svg:x2="279.89pt" svg:y2="272.72pt"><text:p/></draw:line><draw:line draw:style-name="gr3" draw:text-style-name="P507" svg:x1="280.54pt" svg:y1="244.26pt" svg:x2="327.83pt" svg:y2="258.52pt"><text:p/></draw:line><draw:line draw:style-name="gr3" draw:text-style-name="P507" svg:x1="326.49pt" svg:y1="229.38pt" svg:x2="373.78pt" svg:y2="243.64pt"><text:p/></draw:line><draw:line draw:style-name="gr3" draw:text-style-name="P507" svg:x1="368.65pt" svg:y1="215.15pt" svg:x2="415.93pt" svg:y2="229.41pt"><text:p/></draw:line></draw:g><dr3d:scene draw:style-name="gr5" svg:width="92.01pt" svg:height="91.98pt" svg:x="138.02pt" svg:y="220.25pt" dr3d:transform="matrix (1 0 0 0 -0.939692620786134 -0.342020143325049 0 0.342020143325049 -0.939692620786134 0pt 0pt 0pt)" dr3d:vrp="(0 0 84028.5714285714)" dr3d:vpn="(0 0 71428.5714285714)" dr3d:projection="perspective" dr3d:distance="630pt" dr3d:focal-length="500pt"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 svg:viewBox="0 -6250 12500 12500" svg:d="M12500-6250l-64.5751953125 1277.4658203125-189.5263671875 1240.6982421875-308.1787109375 1197.6318359375-420.5322265625 1148.2666015625-526.5869140625 1092.6025390625-626.3427734375 1030.6396484375-719.7998046875 962.3779296875-806.9580078125 887.8173828125-887.8173828125 806.9580078125-962.3779296875 719.7998046875-1030.6396484375 626.3427734375-1092.6025390625 526.5869140625-1148.2666015625 420.5322265625-1197.6318359375 308.1787109375-1240.6982421875 189.5263671875-1277.4658203125 64.5751953125"/></dr3d:scene><draw:g draw:style-name="gr2"><draw:custom-shape draw:style-name="gr7" draw:text-style-name="P508" xml:id="id1" draw:id="id1" svg:width="53.12pt" svg:height="53.12pt" svg:x="91.42pt" svg:y="73.84p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508" xml:id="id2" draw:id="id2" svg:width="53.12pt" svg:height="53.12pt" svg:x="125.09pt" svg:y="0p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508" xml:id="id3" draw:id="id3" svg:width="53.12pt" svg:height="53.12pt" svg:x="224.25pt" svg:y="61.6pt"><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8" draw:text-style-name="P507" draw:type="curve" svg:x1="99.16pt" svg:y1="81.61pt" svg:x2="125.09pt" svg:y2="26.56pt" draw:start-shape="id1" draw:start-glue-point="5" draw:end-shape="id2" svg:d="M3498 2879c0-1295 305-1942 915-1942" svg:viewBox="0 0 917 1944"><text:p/></draw:connector><draw:connector draw:style-name="gr8" draw:text-style-name="P507" draw:type="curve" svg:x1="178.21pt" svg:y1="26.56pt" svg:x2="269.6pt" svg:y2="69.36pt" draw:start-shape="id2" draw:start-glue-point="10" draw:end-shape="id3" draw:end-glue-point="11" svg:d="M6287 937c2150 0 3224 502 3224 1510" svg:viewBox="0 0 3226 1512"><text:p/></draw:connector><draw:connector draw:style-name="gr8" draw:text-style-name="P507" draw:type="curve" svg:x1="231.99pt" svg:y1="106.95pt" svg:x2="151.65pt" svg:y2="53.09pt" draw:start-shape="id3" draw:start-glue-point="7" draw:end-shape="id2" draw:end-glue-point="8" svg:d="M8184 3773c-1890 0-2834-633-2834-1900" svg:viewBox="0 0 2836 1901"><text:p/></draw:connector><draw:connector draw:style-name="gr8" draw:text-style-name="P507" draw:type="curve" svg:x1="250.81pt" svg:y1="114.69pt" svg:x2="117.95pt" svg:y2="126.96pt" draw:start-shape="id3" draw:start-glue-point="8" draw:end-shape="id1" draw:end-glue-point="8" svg:d="M8848 4046c0 1403-4687 1186-4687 433" svg:viewBox="0 0 4688 1028"><text:p/></draw:connector><draw:frame draw:style-name="gr9" draw:text-style-name="P510" svg:width="24.21pt" svg:height="27.86pt" svg:x="170.42pt" svg:y="123.05pt"><draw:text-box><text:p text:style-name="P509"><text:span text:style-name="T1070">a</text:span></text:p></draw:text-box></draw:frame><draw:frame draw:style-name="gr10" draw:text-style-name="P510" svg:width="24.32pt" svg:height="27.86pt" svg:x="174.3pt" svg:y="75.8pt"><draw:text-box><text:p text:style-name="P509"><text:span text:style-name="T1070">b</text:span></text:p></draw:text-box></draw:frame><draw:frame draw:style-name="gr11" draw:text-style-name="P510" svg:width="53.32pt" svg:height="27.86pt" svg:x="203.47pt" svg:y="3.91pt"><draw:text-box><text:p text:style-name="P509"><text:span text:style-name="T1070">a v b</text:span></text:p></draw:text-box></draw:frame><draw:frame draw:style-name="gr11" draw:text-style-name="P510" svg:width="53.32pt" svg:height="27.86pt" svg:x="60.29pt" svg:y="40.79pt"><draw:text-box><text:p text:style-name="P509"><text:span text:style-name="T1070">a v b</text:span></text:p></draw:text-box></draw:frame><draw:frame draw:style-name="gr12" draw:text-style-name="P510" svg:width="23.22pt" svg:height="35.06pt" svg:x="140.66pt" svg:y="8.39pt"><draw:text-box><text:p text:style-name="P509"><text:span text:style-name="T1070">s</text:span></text:p></draw:text-box></draw:frame><draw:frame draw:style-name="gr13" draw:text-style-name="P510" svg:width="55.56pt" svg:height="30.59pt" svg:x="94.65pt" svg:y="84.81pt"><draw:text-box><text:p text:style-name="P509"><text:span text:style-name="T1070">w(a)</text:span></text:p></draw:text-box></draw:frame><draw:frame draw:style-name="gr14" draw:text-style-name="P510" svg:width="23.27pt" svg:height="33.11pt" svg:x="239.75pt" svg:y="74.44pt"><draw:text-box><text:p text:style-name="P509"><text:span text:style-name="T1070">s</text:span></text:p></draw:text-box></draw:frame></draw:g><draw:line draw:style-name="gr15" draw:text-style-name="P507" svg:x1="198.94pt" svg:y1="165.15pt" svg:x2="198.94pt" svg:y2="231.85pt"><text:p/></draw:line><draw:frame draw:style-name="gr16" draw:text-style-name="P510" svg:width="100.43pt" svg:height="31.78pt" svg:x="204.09pt" svg:y="172.91pt"><draw:text-box><text:p text:style-name="P509"><text:span text:style-name="T1070">command</text:span></text:p></draw:text-box></draw:frame><draw:line draw:style-name="gr15" draw:text-style-name="P507" svg:x1="167.24pt" svg:y1="226.69pt" svg:x2="169.2pt" svg:y2="161.23pt"><text:p/></draw:line><draw:frame draw:style-name="gr17" draw:text-style-name="P510" svg:width="90.37pt" svg:height="27.86pt" svg:x="77.81pt" svg:y="191.06pt"><draw:text-box><text:p text:style-name="P509"><text:span text:style-name="T1070">read data</text:span></text:p></draw:text-box></draw:frame></draw:g>Figure <text:sequence text:ref-name="refFigure0" text:name="Figure" text:formula="ooow:Figure+1" style:num-format="1">1</text:sequence>: A Turing Machine</text:p></draw:text-box></draw:frame></text:p>
      <text:p text:style-name="P214">A Turing Machine is a mathematical abstraction <text:span text:style-name="T1">of</text:span> a computer. <text:s/>It is a se<text:span text:style-name="T94">t</text:span> of <text:span text:style-name="T94">the following </text:span><text:span text:style-name="T47">elements</text:span><text:span text:style-name="T94">:</text:span></text:p>
      <text:list xml:id="list3211866305522614007" text:style-name="L1">
        <text:list-item>
          <text:p text:style-name="P460"><text:span text:style-name="T661">fixed </text:span>finite <text:span text:style-name="T4">alphabet</text:span></text:p>
        </text:list-item>
        <text:list-item>
          <text:p text:style-name="P460"><text:span text:style-name="T661">fixed </text:span>distinct <text:span text:style-name="T4">empty-symbol</text:span></text:p>
        </text:list-item>
        <text:list-item>
          <text:p text:style-name="P460"><text:span text:style-name="T661">variable single ended </text:span><text:span text:style-name="T4">tape</text:span> <text:s/></text:p>
        </text:list-item>
        <text:list-item>
          <text:p text:style-name="P460"><text:span text:style-name="T661">variable </text:span>read/write <text:span text:style-name="T4">head</text:span></text:p>
        </text:list-item>
        <text:list-item>
          <text:p text:style-name="P460"><text:span text:style-name="T664">fixed</text:span> state machine <text:span text:style-name="T48">controller</text:span></text:p>
        </text:list-item>
        <text:list-item>
          <text:p text:style-name="P463"><text:span text:style-name="T661">fixed </text:span><text:span text:style-name="T49">left from leftmost</text:span><text:span text:style-name="T4"> error</text:span></text:p>
        </text:list-item>
        <text:list-item>
          <text:p text:style-name="P460"><text:soft-page-break/><text:span text:style-name="T661">fixed</text:span> <text:span text:style-name="T4">start</text:span><text:span text:style-name="T50">-</text:span><text:span text:style-name="T4">state</text:span></text:p>
        </text:list-item>
        <text:list-item>
          <text:p text:style-name="P460"><text:span text:style-name="T661">fixed</text:span> <text:span text:style-name="T51">halt-state</text:span></text:p>
        </text:list-item>
        <text:list-item>
          <text:p text:style-name="P466"><text:span text:style-name="T661">variable </text:span><text:span text:style-name="T4">current</text:span><text:span text:style-name="T50">-</text:span><text:span text:style-name="T4">state</text:span></text:p>
        </text:list-item>
      </text:list>
      <text:p text:style-name="P85"><text:span text:style-name="T797"><text:s text:c="3"/>10. <text:s/></text:span>fixed <text:span text:style-name="T4">procedure</text:span> for using these. <text:s/></text:p>
      <text:p text:style-name="P213">The values assigned to the variables are not part of the definition.</text:p>
      <text:p text:style-name="P212"><text:span text:style-name="T2">A </text:span><text:span text:style-name="T6">symbol</text:span><text:span text:style-name="T2"> may be any mathematical object for which one may have multiple instances, where those instances compare to be equal to other instances of the same symbol, and compare to be not equal to instances of other symbols that might appear in the same context. <text:s/>As a matter of convenience in this document, I use sequences of letters and or digits as symbols. <text:s/></text:span></text:p>
      <text:p text:style-name="P211"><text:span text:style-name="T2">The </text:span><text:span text:style-name="T6">alphabet</text:span><text:span text:style-name="T2"> is a finite set of </text:span><text:span text:style-name="T6">symbols</text:span><text:span text:style-name="T2">. <text:s/></text:span></text:p>
      <text:p text:style-name="P209">The <text:span text:style-name="T146">distinct</text:span><text:span text:style-name="T4"> empty-symbol</text:span> may be any symbol that is not found in the alphabet. <text:s/><text:span text:style-name="T658">Like alphabet symbols, this symbol may appear in the tape sequence.</text:span></text:p>
      <text:p text:style-name="P210">Only alphabet symbols or the empty-symbol may be written to the tape. <text:s/><text:span text:style-name="T811">Intuitively we might consider</text:span> that the alphabet symbols are an egotistical lot, because a non-alphabet <text:span text:style-name="T812">symbol found </text:span>as a tape element is considered to <text:span text:style-name="T816">have no meaning, to be nothing, i.e. </text:span>an 'empty' element.</text:p>
      <text:p text:style-name="P208">The tape is an infinite sequence. <text:s/>We notice three special subsequences, <text:span text:style-name="T653">in order</text:span>:</text:p>
      <text:list xml:id="list8957606067323211336" text:style-name="L2">
        <text:list-item>
          <text:p text:style-name="P468"><text:span text:style-name="T135">an </text:span>element which is either an alphabet symbol or the empty-symbol</text:p>
        </text:list-item>
        <text:list-item>
          <text:p text:style-name="P468"><text:span text:style-name="T464">followed by a </text:span>finite sequence <text:span text:style-name="T143">extending to a rightmost alphabet symbol</text:span></text:p>
        </text:list-item>
        <text:list-item>
          <text:p text:style-name="P440"><text:span text:style-name="T464">followed by </text:span>an infinite sequence of empty-symbols. <text:s/></text:p>
        </text:list-item>
      </text:list>
      <text:p text:style-name="P255"><text:span text:style-name="T97">We say that the first symbol in the tape sequence is the </text:span><text:span text:style-name="T5">leftmost</text:span><text:span text:style-name="T95"> symbol. The second symbol in the sequence is then the </text:span><text:span text:style-name="T5">right neighbor</text:span><text:span text:style-name="T95"> of the leftmost symbol. <text:s/>Etc. <text:s/>this nomenclature is drawn from a left to right writing convention for sequences.</text:span><text:span text:style-name="T95"><text:note text:id="ftn2" text:note-class="footnote"><text:note-citation>2</text:note-citation><text:note-body><text:p text:style-name="P65">Latter we will add addresses, and the tape then will have a number line under it, where the leftmost cell has a zero under it, the right neighbor has a one under it, etc. <text:s/>For writing systems that progress from right to left, <text:span text:style-name="T813">or even up and down, </text:span>we will want to maintain a convention that keeps the addresses <text:span text:style-name="T814">increasing </text:span>in the positive direction <text:span text:style-name="T814">for a number line</text:span>.</text:p></text:note-body></text:note></text:span><text:span text:style-name="T95"> <text:s/>Th leftmost symbol has no left neighbor, <text:s/>but it does have a right neighbor. <text:s/>All other sequence members have both a left neighbor and a right neighbor. <text:s text:c="2"/>A Turing Machine tape has no rightmost symbol because it is an infinite sequence.</text:span></text:p>
      <text:p text:style-name="P256"><text:soft-page-break/>It is because of <text:span text:style-name="T875">the </text:span>third <text:span text:style-name="T875">sub-</text:span>sequence, <text:span text:style-name="T834">the infinite tail, </text:span>that the empty-symbol became distinct from the alphabet. <text:s/>There is no way for a Turing Machine to compute an infinite empty tail, so to have one, it must be <text:span text:style-name="T835">externally decreed, or supported by the definition. <text:s/>Here it is supported by the definition</text:span>. <text:s/><text:span text:style-name="T835">Still our Turing Machine definition does not </text:span><text:span text:style-name="T52">require</text:span><text:span text:style-name="T833"> that the initial value placed on a tape be something that can be computed; rather it is a useful case to consider. <text:s/>For example, when the input of one Turing Machine is the output from another.</text:span></text:p>
      <text:p text:style-name="P84"><text:span text:style-name="T98">The</text:span> read/write head <text:span text:style-name="T139">indicates (indexes) one of the elements</text:span> <text:span text:style-name="T95">in the</text:span> tape <text:span text:style-name="T95">sequence</text:span>. <text:s/><text:span text:style-name="T441">The head is not a natural number. <text:s/>Such a definition would be a circular because later we use a Turing Machine to define natural numbers and the concept of an address. <text:s text:c="2"/>Instead, we can think of the head as partitioning the tape into two subsequences. <text:s/>The first sequence is finite. <text:s/>We call it the </text:span><text:span text:style-name="T20">left hand side</text:span><text:span text:style-name="T441">. Its last element is the element that </text:span><text:span text:style-name="T20">the head is on</text:span><text:span text:style-name="T441">. <text:s text:c="2"/>The second sequence holds the rest of the tape. <text:s/>We call it the </text:span><text:span text:style-name="T20">right hand side</text:span><text:span text:style-name="T441">. <text:s/>To step the head to the right we remove the first element of the right hand side, and then append it to the left hand side. <text:s/>To step the head left, we remove the last element of the left hand side, and make it the first element of the right hand side. <text:s/>In the section, </text:span><text:span text:style-name="T441"><text:bookmark-ref text:reference-format="text" text:ref-name="__RefHeading___Toc874_1864530906">Addresses and Cells</text:bookmark-ref></text:span><text:span text:style-name="T441"> we will justify using the term </text:span><text:span text:style-name="T20">cell</text:span><text:span text:style-name="T441">, instead of </text:span><text:span text:style-name="T20">element</text:span><text:span text:style-name="T441"> when speaking of locations such as </text:span><text:span text:style-name="T20">the cell that the head is on</text:span><text:span text:style-name="T441">. </text:span></text:p>
      <text:p text:style-name="P207">The controlling state machine <text:span text:style-name="T98">is a graph. <text:s/>It </text:span>may be either <text:span text:style-name="T659">a </text:span>Mealy or Moore <text:span text:style-name="T140">style state machine graph</text:span>, as these are <text:span text:style-name="T653">functionally identical. <text:s/>Only the fixed procedure would change</text:span>. <text:s/>We describe a Moore style machine <text:span text:style-name="T668">and concomitant procedure </text:span>here. <text:span text:style-name="T98">The graph is a set containing three elements:</text:span></text:p>
      <text:list xml:id="list5447913613408897866" text:style-name="L3">
        <text:list-item>
          <text:p text:style-name="P469">s<text:span text:style-name="T141">et of s</text:span>tate<text:span text:style-name="T138">s</text:span></text:p>
        </text:list-item>
        <text:list-item>
          <text:p text:style-name="P470"><text:span text:style-name="T656">&lt;state, </text:span>command<text:span text:style-name="T659">&gt;</text:span> <text:span text:style-name="T655">pairings</text:span></text:p>
        </text:list-item>
        <text:list-item>
          <text:p text:style-name="P441"><text:span text:style-name="T141">set of </text:span>arcs. <text:s/></text:p>
        </text:list-item>
      </text:list>
      <text:p text:style-name="P206"><text:span text:style-name="T141">A</text:span> state is a symbol. <text:s/><text:span text:style-name="T142">These symbols appear in a different context than those of the alphabet or empty-symbol, and thus need not be distinct from them.</text:span></text:p>
      <text:p text:style-name="P205"><text:span text:style-name="T654">Each state has a command attached to it, &lt;state, command&gt;. <text:s/>Each state appears in exactly one such pairing. <text:s/>We have a fixed set of commands, <text:s/>{do-nothing, step-left, step-right, and write(</text:span><text:span text:style-name="T7">value</text:span><text:span text:style-name="T16">)</text:span><text:span text:style-name="T98">}, where the </text:span><text:span text:style-name="T7">value</text:span><text:span text:style-name="T98"> parameter is set when the controller is defined. <text:s/></text:span><text:span text:style-name="T7">value</text:span><text:span text:style-name="T98"> must be a member of the alphabet or be the empty-symbol. <text:s/>In addition, we should not forget the implied read command that returns a value from the tape.</text:span></text:p>
      <text:p text:style-name="P204"><text:soft-page-break/>In the section, <text:bookmark-ref text:reference-format="text" text:ref-name="__RefHeading___Toc3303_1864530906">More About Commands</text:bookmark-ref>, we discuss notational conventions for simplifying the expression of commands.</text:p>
      <text:p text:style-name="P87">The arcs are triples <text:span text:style-name="T138">of symbols</text:span>, <text:s/>&lt;<text:span text:style-name="T669">from-</text:span>state, <text:span text:style-name="T669">to-</text:span>state, <text:span text:style-name="T202">value</text:span>&gt;. <text:s text:c="2"/><text:span text:style-name="T669">Not surprisingly </text:span><text:span text:style-name="T36">from-state</text:span><text:span text:style-name="T669"> and </text:span><text:span text:style-name="T36">to-state</text:span><text:span text:style-name="T669"> are states.</text:span> <text:s/><text:span text:style-name="T663">The from-states, to-states, and values are set when the controller is defined. <text:s/>Again the value is either a symbol from the alphabet or the empty-symbol.</text:span> <text:s/><text:span text:style-name="T99">W</text:span>e require that for each <text:span text:style-name="T146">from</text:span><text:span text:style-name="T203">-</text:span><text:span text:style-name="T146">state </text:span>that there <text:span text:style-name="T99">exists</text:span> an arc for each member of the alphabet, one for <text:span text:style-name="T660">the </text:span>empty-symbol<text:span text:style-name="T465">, and, for states with a <text:s/>move-left command <text:s/>that there be an arc for the left from leftmost error</text:span>. <text:span text:style-name="T662">Arcs can be dropped if we can prove that they can not be used.</text:span> <text:s/><text:span text:style-name="T465">As a notational convenience we might reduce the work of listing so many arcs by adopting the convention of explicitly providing important arcs, and then saying the rest of the arcs are identical to a </text:span><text:span text:style-name="T8">default</text:span><text:span text:style-name="T99"> arc or an </text:span><text:span text:style-name="T8">error</text:span><text:span text:style-name="T99"> arc.</text:span></text:p>
      <text:p text:style-name="P245">We consider that the fixed procedure consists <text:span text:style-name="T815">of things already discuss, such as moving the head, and this:</text:span></text:p>
      <text:p text:style-name="P246"><text:tab/><text:span text:style-name="T817">Initialize</text:span></text:p>
      <text:list xml:id="list6352072877508476473" text:style-name="L4">
        <text:list-item>
          <text:p text:style-name="P480"><text:span text:style-name="T817">place the input on</text:span> the tape</text:p>
        </text:list-item>
        <text:list-item>
          <text:p text:style-name="P480">set the current state to the start state.</text:p>
        </text:list-item>
        <text:list-item>
          <text:p text:style-name="P483">execute the command <text:span text:style-name="T818">associated with the current-state</text:span></text:p>
        </text:list-item>
      </text:list>
      <text:p text:style-name="P344"><text:tab/>Take a Step</text:p>
      <text:list xml:id="list124561071902710" text:continue-list="list6352072877508476473" text:style-name="L4">
        <text:list-item text:start-value="1">
          <text:p text:style-name="P480">read the symbol indicated by the head</text:p>
        </text:list-item>
        <text:list-item>
          <text:p text:style-name="P480">select the arc that has a from-state that matches the current-state, and a value that matches the symbol just read.</text:p>
        </text:list-item>
        <text:list-item>
          <text:p text:style-name="P480">set the current state to the to-state of the selected arc</text:p>
        </text:list-item>
        <text:list-item>
          <text:p text:style-name="P484">execute the command <text:span text:style-name="T819">associated with the current-state</text:span></text:p>
        </text:list-item>
      </text:list>
      <text:p text:style-name="P371">Main</text:p>
      <text:list xml:id="list124560404892802" text:continue-list="list124561071902710" text:style-name="L4">
        <text:list-item text:start-value="1">
          <text:p text:style-name="P481">Initialize</text:p>
        </text:list-item>
        <text:list-item>
          <text:p text:style-name="P482">if the current-state is the halt state, then halt</text:p>
        </text:list-item>
        <text:list-item>
          <text:p text:style-name="P482">Take a Step</text:p>
        </text:list-item>
        <text:list-item>
          <text:p text:style-name="P485">if the current-state is the halt state, then halt, otherwise go to 3.</text:p>
        </text:list-item>
      </text:list>
      <text:p text:style-name="P345">To perform an evaluation, follow the steps in <text:span text:style-name="T4">Main</text:span><text:span text:style-name="T146">, </text:span><text:span text:style-name="T216">and its subprocedures,</text:span><text:span text:style-name="T146"> until being told to halt.</text:span></text:p>
      <text:p text:style-name="P247">We initialize the machine by placing the input on the tape, setting the start state, and executing the command associated with the start state. <text:s/>If the input has been computed on another Turing Machine, <text:soft-page-break/>then it will necessarily be finite in length. <text:s/>If the input is provided as a general mathematical object, it may be either finite or infinite.</text:p>
      <text:p text:style-name="P247">We take a step by following the arc selected by the indicated element, and then executing the command found in this next state.</text:p>
      <text:p text:style-name="P247">The main loop procedure directs a person to first initialize the Turing Machine, and then as long as the current-state is not the halt-state, so continue stepping the machine.</text:p>
      <text:p text:style-name="P203"><text:span text:style-name="T145">Walking through this procedure is known as </text:span><text:span text:style-name="T17">running the machine</text:span><text:span text:style-name="T145">, </text:span><text:span text:style-name="T17">evaluating the tape</text:span><text:span text:style-name="T145">, </text:span><text:span text:style-name="T17">evaluating the function</text:span><text:span text:style-name="T145">, or as </text:span><text:span text:style-name="T17">computing</text:span><text:span text:style-name="T145">. <text:s/></text:span></text:p>
      <text:p text:style-name="P248">Note that while walking through this procedure we are always in exactly one state. <text:s/>This is because we required that there is one arc for each letter in the alphabet, empty-symbol, and possibly the left from leftmost error. <text:s/><text:span text:style-name="T820">Suppose that instead, we generalize this and place on each arc a predicate, where the parameters of that predicate are the current state and the value indicated by the head. <text:s text:c="2"/>We then follow arcs that have true predicates. If we do this, then we might find that zero, one, or many of the arc predicates evaluate to being true, and thus that we have zero or more next states. <text:s/>We still have only one start state, but at any given step we will have a set of current states. <text:s/>We take a step for each of the states in this set, as though it were the current state in a deterministic machine. <text:s/>We then keep track of a set of next states. <text:s/>After all the current states are evaluated, the next state list is made into the current state set. <text:s/>We do not look for next states from the halt state. <text:s/>Should the current state set become empty, we say the machine has failed. <text:s/>If the current state consists of the halt state, we stop the procedure.</text:span></text:p>
      <text:p text:style-name="P248">Non-deterministic machines can be converted to deterministic ones, hence there is no greater power of expression with the non-deterministic machines, <text:span text:style-name="T670">i.e. existence proofs will turn out the same</text:span>. <text:s/><text:span text:style-name="T670">However,</text:span> non-deterministic machines can require fewer steps when evaluated.</text:p>
      <text:h text:style-name="Heading_20_2" text:outline-level="2"><text:bookmark-start text:name="__RefHeading___Toc3776_1864530906"/>Analysis <text:span text:style-name="T616">and</text:span> <text:span text:style-name="T418">Order</text:span><text:bookmark-end text:name="__RefHeading___Toc3776_1864530906"/></text:h>
      <text:p text:style-name="P201"><text:span text:style-name="T466">In this section</text:span> we use the term <text:span text:style-name="T4">order</text:span> to mean level or power. <text:s/>We are not talking about <text:span text:style-name="T821">something coming </text:span>first or second <text:span text:style-name="T434">in a sequence.</text:span></text:p>
      <text:p text:style-name="P202">When a person <text:span text:style-name="T467">studies </text:span>a <text:span text:style-name="T467">given </text:span>Turing Machine by walking through the Turing Machine procedure and watching, we say the person is <text:span text:style-name="T22">performing a computation</text:span><text:span text:style-name="T147">, or is, </text:span><text:span text:style-name="T22">evaluating</text:span><text:span text:style-name="T4"> the machine</text:span>. <text:s/><text:span text:style-name="T671">Such computing</text:span> is <text:span text:style-name="T423">a</text:span> 'first order <text:span text:style-name="T418">analysis'</text:span>. <text:s text:c="2"/>We say that Turing Machines that halt in finite <text:span text:style-name="T442">number of steps</text:span> <text:span text:style-name="T21">for any input</text:span><text:span text:style-name="T444"> </text:span>are <text:span text:style-name="T4">computational.</text:span><text:span text:style-name="T418"> <text:s/></text:span><text:soft-page-break/><text:span text:style-name="T418">I.e. for any given non-computational Turing Machine there will exist an input for which <text:s/>computation will never complete.</text:span></text:p>
      <text:p text:style-name="P201"><text:span text:style-name="T443">Alternatively w</text:span>e can analyze a Turing Machine instead of evaluating it. <text:s/>To perform an analysis<text:span text:style-name="T124"> we place the Turing Machine definition itself on a tape for another Turing Machine to look at. <text:s/>We then run this second Turing Machine so as to learn about the first one. <text:s/>(It is often the case that this second Turing </text:span>M<text:span text:style-name="T124">achine which performs the</text:span> analysis<text:span text:style-name="T124"> is in </text:span>a person's brain. <text:span text:style-name="T419">P</text:span>erhaps the person is <text:span text:style-name="T124">writing a proof </text:span>about the Turing Machine that is being studied<text:span text:style-name="T124">.) <text:s/></text:span>Analysis, <text:span text:style-name="T443">as the term is used</text:span> <text:span text:style-name="T424">without further qualification, </text:span>is <text:span text:style-name="T424">the same as 'second order analysis'. <text:s/>Analysis can be applied to both computational and non-compuational machines. In many cases it is possible to learn something useful about a non-computational machine by analyzing it rather that evaluating it. <text:s/>It also helps in forming general statements about Turing Machines.</text:span></text:p>
      <text:p text:style-name="P249"><text:span text:style-name="T417">It is possible to perform higher orders of analysis. <text:s/>Here is a question that belongs to the next order: <text:s/>does there exist a Turing Machine, A, <text:s/>that can analyze a Turing Machine, B, <text:s/>to decide if B will halt? We are standing above looking down, and asking a question about machines of the second order.</text:span> <text:s/><text:span text:style-name="T417">As it turns out, it </text:span>has been proven in computation theory that there does not exist a second order machine, <text:span text:style-name="T468">a machine A,</text:span> which in general can <text:span text:style-name="T468">compute and decide</text:span> if <text:span text:style-name="T468">any given</text:span> Turing Machine <text:span text:style-name="T469">B</text:span> <text:span text:style-name="T417">is computational</text:span>. <text:s text:c="2"/>Though <text:span text:style-name="T470">this</text:span> is not possible in general, it is certainly possible for broad classes of Turing Machines, <text:span text:style-name="T419">which is a good thing, as otherwise it would be even more troublesome to write programs than it is already.</text:span></text:p>
      <text:p text:style-name="P250">When analysis will always finish in finite time, we say that a problem is analyzable. <text:s/>Sometimes only a subset of allowed inputs will be analyzable. <text:s/><text:span text:style-name="T822">Some problems are not analyzable. <text:s/>We might include an order number in such statements. <text:s/>Accordingly saying that a problem is computable is the same as saying it is first order analyzable.</text:span></text:p>
      <text:h text:style-name="Heading_20_2" text:outline-level="2"><text:bookmark-start text:name="__RefHeading___Toc874_1864530906"/>Addresses <text:span text:style-name="T436">and Cells</text:span><text:bookmark-end text:name="__RefHeading___Toc874_1864530906"/></text:h>
      <text:h text:style-name="P403" text:outline-level="3"><text:bookmark-start text:name="__RefHeading___Toc6666_1591534138"/>Natural Number, Address<text:bookmark-end text:name="__RefHeading___Toc6666_1591534138"/></text:h>
      <text:p text:style-name="P230"><text:span text:style-name="T107">We can define a</text:span> Turing Machine <text:span text:style-name="T118">that is</text:span> <text:span text:style-name="T107">identical to </text:span>the recursive definition of natural numbers a<text:span text:style-name="T105">s</text:span> given by Peano. <text:s/>As such we can assign a natural number to each member of the tape sequence. <text:s/>There are multiple possible mappings, but we take the one where the first element of the tape sequence is the base element for the natural numbers, and is zero, the right neighbor to this element is its <text:soft-page-break/>successor, 1, the next <text:span text:style-name="T105">right neighbor </text:span>element is 2, etc. <text:s text:c="2"/>This mapping <text:span text:style-name="T119">assigns to</text:span> each element in the tape sequence a natural number <text:span text:style-name="T114">which </text:span>we call its <text:span text:style-name="T4">address</text:span>.</text:p>
      <text:p text:style-name="P230"><text:span text:style-name="T782">We can create a Turing Machine that has a head on the star cell, and then moves the head right an address number of times to reach the addressed sequence element. <text:s text:c="2"/>The controller for such a machine can be composed with the controller for other machines to give us random access ability on a tape. <text:s/>Though this can not be integrated into the our definition for a Turing Machines for analysis, because it will affect the computational complexity of some problems.</text:span> <text:s text:c="2"/></text:p>
      <text:h text:style-name="Heading_20_3" text:outline-level="3"><text:bookmark-start text:name="__RefHeading___Toc6668_1591534138"/>Distance<text:bookmark-end text:name="__RefHeading___Toc6668_1591534138"/></text:h>
      <text:p text:style-name="P229">The distance between two elements is defined to be the difference in the <text:span text:style-name="T105">corresponding</text:span> addresses. </text:p>
      <text:h text:style-name="Heading_20_3" text:outline-level="3"><text:bookmark-start text:name="__RefHeading___Toc6670_1591534138"/>Area and Length<text:bookmark-end text:name="__RefHeading___Toc6670_1591534138"/></text:h>
      <text:p text:style-name="P200">An <text:span text:style-name="T4">area</text:span> is a subsequence of a tape. <text:s/>The <text:span text:style-name="T4">length</text:span> of an area<text:span text:style-name="T437"> is one greater than the distance between the leftmost element of the area, and </text:span>that of the<text:span text:style-name="T437"> rightmost element of the area. <text:s/>It follows that the area of a single element on the tape is 1.</text:span></text:p>
      <text:p text:style-name="P199">Suppose we have a Turing Machine that is <text:span text:style-name="T111">designed</text:span> to mark an area <text:span text:style-name="T111">based on some property of the symbols in that area</text:span>. <text:s/>There are multiple possible definitions for such a Turing Machine, but lets take a very simple one. <text:s/>Our area marking Turing Machine will step <text:span text:style-name="T108">right until it finds </text:span>the leftmost element of the area, and <text:span text:style-name="T108">then </text:span>write <text:span text:style-name="T672">a</text:span> marker symbol. <text:s/>It will then <text:span text:style-name="T108">continue to </text:span>step <text:span text:style-name="T108">right </text:span>and write <text:span text:style-name="T672">a</text:span> marker symbol until it reaches the rightmost element, which it will also <text:span text:style-name="T108">mark. </text:span><text:s/><text:span text:style-name="T425">T</text:span>hen <text:span text:style-name="T425">the machine will </text:span>halt.</text:p>
      <text:p text:style-name="P199">Now suppose we employ a second order analysis. <text:s/>Instead of running our area marker Turing Machine, we examine <text:span text:style-name="T115">its</text:span> state controller and the mounted tape. <text:s/><text:span text:style-name="T673">Then w</text:span>e make a startling discovery – <text:span text:style-name="T674">inputs exist for which the </text:span>area marker will never halt. <text:s/><text:span text:style-name="T674">Namely, inputs for which there is no leftmost symbol with the property that defines the area we are looking for.</text:span> <text:s/><text:span text:style-name="T674">We may say for such inputs that </text:span><text:span text:style-name="T37">no such area exists</text:span><text:span text:style-name="T674">. <text:s/>We also say that the area of said property </text:span><text:span text:style-name="T12">has zero length</text:span><text:span text:style-name="T109">. <text:s/>These two statements are identical. <text:s/>Note, then, that zero length only exists as a second order concept.</text:span></text:p>
      <text:h text:style-name="P404" text:outline-level="3"><text:bookmark-start text:name="__RefHeading___Toc6672_1591534138"/><text:soft-page-break/>Need for Concept of <text:span text:style-name="T4">Cell</text:span><text:bookmark-end text:name="__RefHeading___Toc6672_1591534138"/></text:h>
      <text:p text:style-name="P198">Let us ask a question, <text:s/>what is it that an address is actually locating? <text:s/>Let us consider <text:span text:style-name="T675">this question in the light of </text:span>an example. <text:s/>Suppose we have the tape sequence of: <text:s/></text:p>
      <text:p text:style-name="P198"><text:s text:c="3"/>a, b , c, <text:span text:style-name="T426">ε, <text:s/>ε, <text:s/>ε … <text:s/></text:span></text:p>
      <text:p text:style-name="Text_20_body">Now consider that we have an address of '2'. <text:s/>If we read tape address 2 we get back the letter 'c'. <text:s/>So the address is locating the 'c'. <text:s/>Now suppose we write at address 2. <text:s/>say we write 'γ'. <text:s/>Now our sequence is:</text:p>
      <text:p text:style-name="Text_20_body"><text:s text:c="3"/>a, b , γ, ε, <text:s/>ε, <text:s/>ε …</text:p>
      <text:p text:style-name="Text_20_body">Now we write 'Г', resulting in the sequence:</text:p>
      <text:p text:style-name="Text_20_body"><text:s text:c="3"/>a, b , Г, ε, <text:s/>ε, <text:s/>ε …</text:p>
      <text:p text:style-name="Text_20_body">It would appear that the answer to our question is that address 2 is addressing different things at different times. <text:s/>First it was, c, <text:s/>then γ, then <text:s/>Г. <text:s/>Yet the address never changed. <text:s text:c="2"/>It feels a little unsatisfactory to suggest that our concept of location changes depending on the value of the thing being located. <text:s text:c="2"/>Also, notice, that when we created the natural number Turing Machine, that the values of the tape never came into play. <text:s/>Yet, we can't seem to answer the question of 'what is <text:span text:style-name="T823">being</text:span> address<text:span text:style-name="T823">ed</text:span>' without giving a value.</text:p>
      <text:p text:style-name="P251">Addresses speak to the the structure of the tape rather than the values held on the tape. In order to facilitate this interpretation, we note that a sequence consists of a sequence of <text:span text:style-name="T4">cells</text:span><text:span text:style-name="T146"> </text:span><text:span text:style-name="T215">holding elements, rather being just a sequence of elements. </text:span><text:span text:style-name="T824">G</text:span>iven the concept of a <text:span text:style-name="T4">cell</text:span> we can say that an address always locates the same cell, though the contents of that cell can change. <text:s/></text:p>
      <text:p text:style-name="P251">This is only a small extension to the already existing concept of a variable in mathematics. <text:s/>In mathematics we allow that a variable can take on different values, though its name never changes. <text:s/>Now we are going to say that a cell can take on different values, though its address never changes. <text:s/>Furthermore, as the cell is part of the sequence, <text:s/>we are going to say the cell itself has a left neighbor or right neighbor – not the value in the cell.</text:p>
      <text:h text:style-name="P405" text:outline-level="3"><text:bookmark-start text:name="__RefHeading___Toc6674_1591534138"/>Address of an Area<text:bookmark-end text:name="__RefHeading___Toc6674_1591534138"/></text:h>
      <text:p text:style-name="P231">The address of a cell <text:span text:style-name="T783">is the number of steps required to reach the cell when starting from the leftmost cell on the tape. <text:s/>The leftmost cell has an address of zero. <text:s/>It would seem natural to set the address of </text:span><text:soft-page-break/><text:span text:style-name="T783">an area of the tape to be that of the first cell in the area. <text:s/>However, what if the area has zero length? <text:s/>Then there is no first cell.</text:span></text:p>
      <text:p text:style-name="P232"><text:span text:style-name="T785">S</text:span>uppose that we are deleting the cells in an area. <text:s/>The delete command affects the cell to the right of the cell the head is on.<text:note text:id="ftn3" text:note-class="footnote"><text:note-citation>3</text:note-citation><text:note-body><text:p text:style-name="Footnote"><text:s/>The reason for this is that we can't delete the cell that the head resides on as that would break the machine. <text:s/>I chose this convention o<text:span text:style-name="T825">ver </text:span>other possibilities that required moving the head, as those potentially invoked an error for moving the head off of the end of the tape. </text:p></text:note-body></text:note> <text:s/><text:span text:style-name="T784">Say that we delete an area of three cells. <text:s/>We call delete three times. <text:s/>Now the area no longer exists, and it has length zero. <text:s/>However, the head never moved, so the left neighbor cell for an area is an invariant we can use for locating an area, even when the area has zero length (and no longer exists). <text:s text:c="2"/></text:span></text:p>
      <text:p text:style-name="P237">The inverse case also suggests that the cell to the left of an area defines its address. <text:s/>I.e. if we call append to grow an area, it grows to the right of the cell the head is on. <text:s/>Before the first call to append, we have an address for the cell the head is on, but the area does not exist yet.</text:p>
      <text:p text:style-name="P238">In a sense what we are doing with these delete and append examples is performing the discrete analog of a limit. <text:s/>This limit says that the address of an area is that of the left neighbor of the leftmost cell in the area.</text:p>
      <text:p text:style-name="P233">Now suppose we have two adjacent areas. <text:s/>The first one has address a0, <text:s/>and the second has address a1. <text:s/>We know the order of the areas because a0 &lt; a1. <text:s/>Now we delete all the area at address a1. <text:s/>During the deletion, and just after, the head will be on the rightmost cell of area a0. <text:s text:c="2"/></text:p>
      <text:p text:style-name="P233">Now suppose we delete the area at a0. <text:s text:c="2"/>Each time we delete a cell, the rightmost cell of the area at a0, the one that is at the same address as the address for a1, moves one closer to a0. <text:s text:c="2"/><text:span text:style-name="T786">This is due to our recursive definition for addresses, and the fact that we deleted cells rather than their contents. <text:s/>We are messing with the very fabric of our space.</text:span></text:p>
      <text:p text:style-name="P233">Finally when a0 has been all deleted, a1 has collapsed into a0. <text:s/>I.e. a0 = a1. <text:s/>We have now lost the order information between the areas.</text:p>
      <text:h text:style-name="Heading_20_2" text:outline-level="2"><text:bookmark-start text:name="__RefHeading___Toc759_1864530906"/>More About The Tape<text:bookmark-end text:name="__RefHeading___Toc759_1864530906"/></text:h>
      <text:p text:style-name="P242">The area on a tape extending from the first cell to th<text:span text:style-name="T800">e rightmost cell for which the cell is holding an alphabet symbol is referred to as the </text:span><text:span text:style-name="T46">active area</text:span><text:span text:style-name="T800">. <text:s/>If there is no alphabet character on the tape, then there </text:span><text:soft-page-break/><text:span text:style-name="T800">is no active area (i.e. the active area has length 0). <text:s/>The infinite right going tail of cells holding the empty-symbol is then the </text:span><text:span text:style-name="T46">inactive</text:span><text:span text:style-name="T800"> area. <text:s/></text:span></text:p>
      <text:p text:style-name="P89"><text:span text:style-name="T104">The initial active area is called the </text:span><text:span text:style-name="T11">input</text:span><text:span text:style-name="T104">. <text:s/>The final active area is called the </text:span><text:span text:style-name="T11">output</text:span><text:span text:style-name="T104">.</text:span></text:p>
      <text:p text:style-name="P88">Suppose we unmount a tape <text:span text:style-name="T112">from</text:span> one Turing Machine, and <text:span text:style-name="T113">mount</text:span> it <text:span text:style-name="T113">on</text:span> another Turing Machine so as to calculate the length of the active area. <text:s/><text:span text:style-name="T120">The output of the first machine becomes the input for the second</text:span>. <text:s/><text:span text:style-name="T120">However, w</text:span>e have a problem, as the second Turing Machine can never know if it has reached the rightmost alphabet symbol on the tape. <text:s/><text:span text:style-name="T676">The machine can not stop scanning right when it reads an empty-symbol, because </text:span>an alphabet symbol <text:span text:style-name="T677">might exist</text:span> further <text:span text:style-name="T120">to the</text:span> right.</text:p>
      <text:p text:style-name="P197">Here are some workarounds:</text:p>
      <text:list xml:id="list3928878349596567542" text:style-name="L5">
        <text:list-item>
          <text:p text:style-name="P471">We <text:span text:style-name="T678">provide</text:span> second order information about the length of the active area. <text:s/>This is usually how we do complexity analysis – <text:span text:style-name="T826">i.e.</text:span> the length of the input is decreed externally.</text:p>
        </text:list-item>
        <text:list-item>
          <text:p text:style-name="P472">We have <text:span text:style-name="T445">the location of the end of the active area</text:span> embedded in the active area. <text:s/>This can be an address, a sequence that is recognized by the controller, or a special symbol.</text:p>
        </text:list-item>
        <text:list-item>
          <text:p text:style-name="P473"><text:span text:style-name="T110">We adopt a convention of maintaining a </text:span><text:span text:style-name="T13">compact</text:span><text:span text:style-name="T110"> tape. <text:s/>As such we have no embedded empty-symbols in the active area. Then the empty-symbol marks the end of the active area.</text:span></text:p>
        </text:list-item>
        <text:list-item>
          <text:p text:style-name="P442"><text:span text:style-name="T110">We have external accounting, i.e. </text:span><text:span text:style-name="T13">a </text:span><text:span text:style-name="T53">type system.</text:span></text:p>
        </text:list-item>
      </text:list>
      <text:p text:style-name="P193">A <text:span text:style-name="T4">compact</text:span> area is one that has only alphabet symbols (no empty-symbols). <text:s/>We can extend this concept to say that the <text:span text:style-name="T4">density</text:span> of an area is the ratio of alphabet symbols to empty-symbols.</text:p>
      <text:h text:style-name="P489" text:outline-level="2"><text:bookmark-start text:name="__RefHeading___Toc7224_1605801441"/>Some Properties of Turing Machines<text:bookmark-end text:name="__RefHeading___Toc7224_1605801441"/></text:h>
      <text:p text:style-name="P196">For a given Turing Machine, the input is the sole determiner of the output. <text:s/>I.e. each time the same input is given, we get the same output. <text:s/>The input and output are mathematical objects, hence Turing Machines are functions. <text:s text:c="2"/>However, it is common in computer science to speak of Turing Machines as 'solving problems' rather than saying they are functions. <text:s/>This is because we often think of the inputs and outputs of Turing Machines as being something other than mathematical objects. <text:s/>For example, when a Turing machine sorts sequences found on its input, we might say that it solves a sorting problem.</text:p>
      <text:p text:style-name="P195"><text:soft-page-break/><text:span text:style-name="T666">T</text:span>here are a countably infinite number of Turing Machines <text:span text:style-name="T665">that fit our definition. <text:s/>Machines will differ due to differing alphabets, state controller graphs, associated commands, start, and halt states. <text:s/>The choice of empty-symbol is inconsequential as long as it is distinct from the alphabet. <text:s text:c="2"/>As we will see in the later discussion on variations, </text:span><text:span text:style-name="T665"><text:bookmark-ref text:reference-format="text" text:ref-name="__RefHeading___Toc3778_1864530906">Conventional Turing Machine Variations</text:bookmark-ref></text:span><text:span text:style-name="T665">, the choice of alphabet it is not very important. <text:s/>For two alphabets of the same cardinality we can create a one to one mapping, and for those of differing cardinality we can use sequences of alphabet symbols that map to alphabet symbols.</text:span></text:p>
      <text:p text:style-name="P194">There might be multiple Turing Machines that perform the same function. <text:s/>A set of such machines forms a functional equivalence class. Within a functional class there <text:span text:style-name="T679">will</text:span> be a class of members <text:span text:style-name="T679">related in that they all use the smallest number of steps when considered against the limit of input length. <text:s/>We discuss this further in the section on complexity, <text:s/></text:span><text:span text:style-name="T679"><text:bookmark-ref text:reference-format="text" text:ref-name="__RefHeading___Toc2231_1864530906">Complexity</text:bookmark-ref></text:span><text:span text:style-name="T679">.</text:span></text:p>
      <text:p text:style-name="P193"><text:span text:style-name="T679">Of special importance to computation theory is the existence among all these infinite Turing Machines of a class of machines that read their state controller definition from the tape as an input. <text:s text:c="2"/>This is the </text:span><text:span text:style-name="T35">Universal Turing Machine</text:span><text:span text:style-name="T200"> </text:span><text:span text:style-name="T201">class.</text:span></text:p>
      <text:h text:style-name="Heading_20_2" text:outline-level="2"><text:bookmark-start text:name="__RefHeading___Toc2231_1864530906"/>Complexity<text:bookmark-end text:name="__RefHeading___Toc2231_1864530906"/></text:h>
      <text:p text:style-name="P192"><text:span text:style-name="T144">An interesting aspect of the Turing Machine procedure is that it introduces the concept of </text:span><text:span text:style-name="T18">step</text:span><text:span text:style-name="T10">ping the machine</text:span><text:span text:style-name="T144">. <text:s/>With the addition of some simple constraints it becomes possible to map the parts of the Turing Machine abstraction to the parts of some real machines. <text:s/>These constraints may take the form of such things as a bounds on the length of the inputs, or the addition of out-of-resource errors. <text:s/>Because such constraints do not affect the 'normal' <text:s/>workings of the machine, the derived relationship between a Turing Machine step, and that of a unit of real time might not be that complicated. <text:s/>Indeed, except for some enumerable cases this relationship might even be so simple as to assign to a step an approximately constant amount of time. <text:s/>Because of the existence of a relationship between steps and time, particularly when it is a simple one, it is very interesting for us to know how many steps a Turing Machine will take.</text:span></text:p>
      <text:p text:style-name="P191">There are many ways to measure the complexity of a Turing Machine. <text:s/>Among these is something called the <text:span text:style-name="T4">time complexity, </text:span><text:span text:style-name="T146">which is a function </text:span><text:span text:style-name="T116">that relates the length of the input to the number of steps required to reach the halt state. <text:s/>To derive time complexity we typically start with a step count formula which maps the length of </text:span><text:soft-page-break/><text:span text:style-name="T116">Turing Machine input to the worst case largest number of steps. <text:s/>We then consider the behavior of this formula as input length goes towards infinity. <text:s/>To get this, we take the highest order term from the step count formula. <text:s/>Conventional results are constant time, polynomial time, or exponential time.</text:span></text:p>
      <text:p text:style-name="P190">We can derive <text:span text:style-name="T827">the</text:span> <text:span text:style-name="T827">'worst case length of the active area</text:span> <text:span text:style-name="T827">during computation' </text:span>function in an analogous manner as for the <text:span text:style-name="T680">step count</text:span> function. <text:s/>The order of this function is known as the <text:span text:style-name="T4">space complexity</text:span>. </text:p>
      <text:p text:style-name="P189">The time or space complexity will remain the same <text:span text:style-name="T667">against certain variations of our </text:span>Turing machine <text:span text:style-name="T681">definition.</text:span> <text:s/>For example, if we doubl<text:span text:style-name="T681">e</text:span> all the states by adding a second state that we always visit, <text:span text:style-name="T681">where this second state does nothing, <text:s/></text:span>the number of steps would double <text:span text:style-name="T681">but the functionality would not <text:s/>change. <text:s/>Complexity classes would also not change. <text:s/>A</text:span> fixed time machine <text:span text:style-name="T682">before doubling up on the states</text:span> <text:span text:style-name="T682">would </text:span>still be a fixed time machine <text:span text:style-name="T682">afterward, <text:s/>I</text:span>t is just that the particular fixed number of steps would be twice as large. <text:s/>A polynomial time machine would still be polynomial <text:span text:style-name="T828">time</text:span>, just with <text:span text:style-name="T683">double</text:span> size constants. <text:s/><text:span text:style-name="T684">W</text:span>e say <text:span text:style-name="T684">that changes which do not change complexity class analysis are </text:span><text:span text:style-name="T4">inconsequential</text:span>.</text:p>
      <text:p text:style-name="P188">Suppose we have a complete Turing Machine functionality class. <text:s/>We say that it is <text:span text:style-name="T4">complete</text:span> because all possible machines for implementing the function are in this class. <text:s/>Some machines in this class will have a different time complexity than others. <text:s/>Now we consider the set of minimum time complexity <text:span text:style-name="T829">machines </text:span>from this class. <text:s/>As the larger set was complete, this constrained set will also be complete. <text:s/>We then say that this minimum time complexity is a property of the problem being solved, <text:span text:style-name="T830">rather than being a property of a particular machine.</text:span></text:p>
      <text:h text:style-name="Heading_20_2" text:outline-level="2"><text:bookmark-start text:name="__RefHeading___Toc3778_1864530906"/><text:span text:style-name="T452">Conventional </text:span>Turing Machine Variations<text:bookmark-end text:name="__RefHeading___Toc3778_1864530906"/></text:h>
      <text:p text:style-name="P187">In the first section of this chapter,<text:bookmark-ref text:reference-format="number" text:ref-name="__RefHeading___Toc2229_1864530906"/><text:bookmark-ref text:reference-format="number" text:ref-name="__RefHeading___Toc2229_1864530906"/><text:bookmark-ref text:reference-format="number" text:ref-name="__RefHeading___Toc2229_1864530906"/><text:bookmark-ref text:reference-format="number" text:ref-name="__RefHeading___Toc2229_1864530906"/><text:bookmark-ref text:reference-format="number" text:ref-name="__RefHeading___Toc2229_1864530906"/><text:bookmark-ref text:reference-format="text" text:ref-name="__RefHeading___Toc2229_1864530906">A Conventional Turing Machine Definition</text:bookmark-ref>, we gave a <text:span text:style-name="T447">conventional </text:span>definition for a Turing Machine. <text:s text:c="2"/><text:span text:style-name="T446">In the prior section,</text:span><text:span text:style-name="T446"><text:bookmark-ref text:reference-format="text" text:ref-name="__RefHeading___Toc2231_1864530906">Complexity</text:bookmark-ref></text:span><text:span text:style-name="T446">, w</text:span>e noted that we can <text:span text:style-name="T430">analyze Turing machines to find their </text:span>time and space complexit<text:span text:style-name="T430">ies.</text:span> <text:s/><text:span text:style-name="T685">In this section we will discuss some variations that one finds in the literature.</text:span></text:p>
      <text:p text:style-name="P186"><text:span text:style-name="T448">A v</text:span>ariation on the <text:span text:style-name="T448">conventional</text:span> Turing Machine definition <text:span text:style-name="T448">is</text:span> allowed when <text:span text:style-name="T431">it </text:span>can be proven <text:span text:style-name="T431">that the variation never causes existence , time complexity, nor space complexity results to change, and in this respect are </text:span><text:span text:style-name="T38">inconsequential</text:span><text:span text:style-name="T431">. Earlier we gave the example of doubling </text:span><text:soft-page-break/><text:span text:style-name="T431">up the states as being such a variation, though that is not a conventional variation. </text:span></text:p>
      <text:h text:style-name="Heading_20_3" text:outline-level="3"><text:bookmark-start text:name="__RefHeading___Toc6611_210948218"/>Open in Both Directions Tapes<text:bookmark-end text:name="__RefHeading___Toc6611_210948218"/></text:h>
      <text:p text:style-name="P252"><text:span text:style-name="T96">Some Turing Machine descriptions describe a tape with no end in either the left or right directions, i.e. a tape that is that is </text:span><text:span text:style-name="T9">open</text:span><text:span text:style-name="T100"> in both directions. <text:s/></text:span></text:p>
      <text:p text:style-name="P262">This feature adds no richness of expression, because we can get the same behavior from a Turing Machine with a single ended tape. <text:s/>To do this we partition the single ended tape into odd addressed cells and even addressed cells. <text:s/>The odd cells are said to be the right side of the tape, and the even ones the left side. <text:s/>We then rewrite any tape controller based on a bidirectional tape to instead use the 'odd' and 'even' channels instead of the left and right sides of the tape.</text:p>
      <text:p text:style-name="P253">This same <text:span text:style-name="T686">approach</text:span> form can be used to show that multiple tapes, or even multi-dimensional tapes, add no expressive power. <text:s/>The good news is that such variations can be used whenever convenient, and we will get the same results.</text:p>
      <text:p text:style-name="P254"><text:span text:style-name="T836">Going in the other direction, </text:span>the open in both directions tape is not a simplification. <text:s/><text:span text:style-name="T832">There is still a start cell, being the cell that the head is initially placed on. </text:span>And as noted above, the topology around this start cell is no different, it is just a question of <text:span text:style-name="T831">the adjectives we use for describing it. <text:s/>Consequently there is an isopmorphism.</text:span></text:p>
      <text:h text:style-name="Heading_20_3" text:outline-level="3"><text:bookmark-start text:name="__RefHeading___Toc6613_210948218"/>Alphabet <text:span text:style-name="T121">Replacement</text:span><text:bookmark-end text:name="__RefHeading___Toc6613_210948218"/></text:h>
      <text:p text:style-name="P83">Without loss of generality, <text:span text:style-name="T93">we may replace the alphabet with a single symbol, say 's' (short for successor). <text:s/>This is because symbols in any alphabet can be placed into correspondence with a sequences of 's' symbols. <text:s/>For example, the symbols of the alphabet of {w, x, y, z} <text:s/>can be placed into one to one correspondence with the sequences in the manner of {&lt;w, s&gt;, &lt;x, ss&gt;, &lt;y, sss&gt;, &lt;z, ssss&gt;}. <text:s text:c="3"/>We will need to put the empty-symbol between any such sequences on the tape, so that two sequences can be distinguished from one longer sequence. <text:s/>Alternatively we can adopt a two symbol alphabet instead of a single symbol, <text:s/>where the second alphabet symbol is an end of sequence marker.</text:span></text:p>
      <text:p text:style-name="P185">In contemporary computing we use an alphabet of two symbols, {0, 1}, and fixed length sequences. <text:s text:c="2"/>No end marker is needed when the sequences to be placed into correspondence are of fixed length. <text:s text:c="2"/>So for example, the symbols in the alphabet {dog, cat, mouse, fish} <text:s/>may <text:soft-page-break/>have the correspondence of {&lt;dog, 00&gt;, &lt;cat, 01&gt;, &lt;mouse, 10&gt;, &lt;fish 11&gt;}. <text:s/>Conventional fixed sequence lengths are 8, 16, 32, and 64. <text:s/>So for example, when the sequence length is 8, any alphabet of 256 symbols or less may be placed into correspondence. <text:s/>A conventional correspondence table is that of the ASCII code. <text:s/>The fixed length to be used can depend on computational context. <text:s/><text:span text:style-name="T687">(</text:span>In contrast, UTF8 does not use fixed length sequences, so there must exist at least one end of sequence marker.<text:span text:style-name="T687">)</text:span></text:p>
      <text:p text:style-name="P82"><text:span text:style-name="T617">Another alternative to end of sequence markers for variable length sequences is to externally account for sequences lengths. <text:s/>We call such an accounting system a </text:span><text:span text:style-name="T27">type</text:span><text:span text:style-name="T617"> system.</text:span></text:p>
      <text:h text:style-name="Heading_20_3" text:outline-level="3"><text:bookmark-start text:name="__RefHeading___Toc6615_210948218"/><text:span text:style-name="T102">Leaving Out the</text:span> empty-symbol<text:bookmark-end text:name="__RefHeading___Toc6615_210948218"/></text:h>
      <text:p text:style-name="P184">When we use a fixed sequence of {1, 0} to stand for symbols, it is expensive to reserve a sequence for the empty-symbol. <text:s/>This expense is due both to losing the use of a symbol in the alphabet, and in the complexity of control circuitry when keeping track of it.</text:p>
      <text:p text:style-name="P183"><text:span text:style-name="T122">T</text:span>he empty-symbol <text:span text:style-name="T449">is a property of the machine rather than just another alphabet member, because</text:span> the tape initially has an infinite tail of empty-symbols. <text:s/>A computational Turing Machine <text:span text:style-name="T103">is limited to taking </text:span>a finite number of step<text:span text:style-name="T106">s. <text:s/>Thus </text:span>it <text:span text:style-name="T618">can not </text:span>compute a tape initialized with <text:span text:style-name="T106">an empty-symbol (or </text:span>a<text:span text:style-name="T101">ny</text:span> <text:span text:style-name="T106">other</text:span> value<text:span text:style-name="T106">)</text:span>.</text:p>
      <text:p text:style-name="P182"><text:span text:style-name="T457">However we can add a </text:span>constrain<text:span text:style-name="T450">t on all </text:span>Turing Machine controllers <text:span text:style-name="T450">that requires of controllers that they never write the empty-symbol, and always</text:span> write a<text:span text:style-name="T102">n</text:span> alphabet <text:span text:style-name="T102">symbol</text:span> to a <text:span text:style-name="T462">cell</text:span> before reading it. <text:s/><text:span text:style-name="T463">Then, because a cell is never read before being written, it does not matter what we write into it for initialization. <text:s/>Hence we can even use an alphabet symbol. <text:s/>Thus, with this constraint we can eliminate the empty-symbol. <text:s/>This gives us the following Turing Machine variation:</text:span></text:p>
      <text:list xml:id="list3694906733098722351" text:style-name="L6">
        <text:list-item>
          <text:p text:style-name="P461"><text:s/>finite alphabet</text:p>
        </text:list-item>
        <text:list-item>
          <text:p text:style-name="P474"><text:span text:style-name="T456">write </text:span>before <text:span text:style-name="T456">read</text:span> constraint</text:p>
        </text:list-item>
        <text:list-item>
          <text:p text:style-name="P461"><text:s/><text:span text:style-name="T420">single ended </text:span>tape</text:p>
        </text:list-item>
        <text:list-item>
          <text:p text:style-name="P461"><text:s/>read/write head</text:p>
        </text:list-item>
        <text:list-item>
          <text:p text:style-name="P461"><text:s/>controlling state machine</text:p>
        </text:list-item>
        <text:list-item>
          <text:p text:style-name="P464"><text:span text:style-name="T420">left from leftmost</text:span> error</text:p>
        </text:list-item>
        <text:list-item>
          <text:p text:style-name="P461"><text:s/>start state</text:p>
        </text:list-item>
        <text:list-item>
          <text:p text:style-name="P461"><text:s/><text:span text:style-name="T422">halt state</text:span></text:p>
        </text:list-item>
        <text:list-item>
          <text:p text:style-name="P467">current state</text:p>
        </text:list-item>
      </text:list>
      <text:p text:style-name="P86"><text:s text:c="3"/><text:span text:style-name="T798">10. </text:span><text:s/>fixed procedure for using these. <text:s/></text:p>
      <text:p text:style-name="P181"><text:span text:style-name="T451">To validate that this is a Turing Machine variation, rather than a description of new abstraction that is not a Turing Machine, we must </text:span><text:soft-page-break/><text:span text:style-name="T451">show two things:</text:span> Firs<text:span text:style-name="T451">tly</text:span>, <text:span text:style-name="T451">that</text:span> any of the now disallowed controllers <text:span text:style-name="T451">never </text:span>compute something which otherwise can not be computed. <text:s text:c="2"/>And secondly, <text:s/><text:span text:style-name="T451">that</text:span> there <text:span text:style-name="T459">is a </text:span>computationally just as fast, or faster, alternative with the same functionality <text:span text:style-name="T458">as any</text:span> disallowed controller.</text:p>
      <text:h text:style-name="Heading_20_3" text:outline-level="3"><text:bookmark-start text:name="__RefHeading___Toc6617_210948218"/>No Need to Step <text:span text:style-name="T432">into the</text:span> Inactive <text:span text:style-name="T432">Area</text:span><text:bookmark-end text:name="__RefHeading___Toc6617_210948218"/></text:h>
      <text:p text:style-name="P175"><text:span text:style-name="T433">1. </text:span>Instead keep a counter for the number of steps taken into the inactive area. <text:s/>Decrement the counter before moving the head again. <text:s/><text:span text:style-name="T433">2. Just write an alphabet character and change the inactive area traversed into an active area.</text:span></text:p>
      <text:h text:style-name="Heading_20_2" text:outline-level="2"><text:bookmark-start text:name="__RefHeading___Toc3780_1864530906"/><text:span text:style-name="T453">A Finite </text:span>Tape <text:span text:style-name="T117">Variation</text:span><text:bookmark-end text:name="__RefHeading___Toc3780_1864530906"/></text:h>
      <text:p text:style-name="P180">The active area on the tape can grow at most by one <text:span text:style-name="T123">unit </text:span>for each <text:span text:style-name="T123">machine </text:span>step. This largest growth occur<text:span text:style-name="T123">s</text:span> when the Turing Machine steps right and writes an alphabet character in every <text:span text:style-name="T132">visited</text:span> state. <text:span text:style-name="T132">This means that for computational machines, the active area will be finite. This also means that s</text:span>pace complexity can never <text:span text:style-name="T123">be larger than</text:span> time complexity. <text:s/></text:p>
      <text:p text:style-name="P179">A <text:span text:style-name="T4">fixed value</text:span> is one that is provided with <text:span text:style-name="T688">a</text:span> Turing Machine definition, <text:span text:style-name="T125">and does not change while it is run</text:span>. <text:s/><text:span text:style-name="T125">Suppose we chose a fixed length Turing Machine tape. <text:s/>The tape would then have a rightmost element. <text:s/>That element would have no right neighbor, but would have a left neighbor. <text:s text:c="3"/>We would also add another error, that of </text:span><text:span text:style-name="T14">right from rightmost</text:span><text:span text:style-name="T125">. <text:s text:c="2"/>This error would be invoked when the controller attempted to step right from the rightmost element.</text:span></text:p>
      <text:p text:style-name="P178"><text:span text:style-name="T126">Consider a machine that does not step out of the active area, has constant</text:span> space complexity, <text:span text:style-name="T126">and </text:span>where th<text:span text:style-name="T132">is </text:span>space complexity is less than the fixed length for the <text:span text:style-name="T126">finite t</text:span>ape – <text:span text:style-name="T132">such a a machine would never trip the right from rightmost error, and thus there would be no difference between a finite tape and an infinite one.</text:span></text:p>
      <text:p text:style-name="P177">Similarly, suppose that we bound the length of the tape, and that the space complexity for this bound is less than or equal to the length of the tape. <text:s/>Then again, the <text:span text:style-name="T421">right from rightmost</text:span> error would never be taken, and thus the tape would be indistinguishable from an infinite one. <text:s/><text:span text:style-name="T460">(Today we typically pad programs with lots of memory and long addresses words in hopes this will be the case.)</text:span></text:p>
      <text:p text:style-name="P176">Now consider the case where we do not fix the length of the input, and that space complexity is such that space usage grows with growing input length, at least for very long inputs. <text:s text:c="2"/>For such <text:soft-page-break/>machines <text:span text:style-name="T126">we can always find an input of sufficient length to trip the right from rightmost error.</text:span></text:p>
      <text:p text:style-name="P174"><text:span text:style-name="T133">As another approach to finite computing we can </text:span>first run the Turing Machine with a <text:span text:style-name="T689">given input on a</text:span>n infinite tap<text:span text:style-name="T461">e</text:span>. <text:s/><text:span text:style-name="T689">We know that for computation machines that the active area will be finite. <text:s/>We measure this finite value during the run. <text:s/>We then measure </text:span>the maximum length of the active area for <text:span text:style-name="T461">the given</text:span> input. <text:s text:c="2"/><text:span text:style-name="T689">Now w</text:span>e can <text:span text:style-name="T689">create a second machine, one with a truncated but large enough tape, <text:s/>and run the input on this second machine, and there will be no right of rightmost error, and thus there will be no difference between having the finite tape or an infinite one.</text:span> </text:p>
      <text:p text:style-name="P174"><text:span text:style-name="T133">Unlike for the constant space complexity, and the bounded tape length solutions, this solution is unconstrained. <text:s text:c="2"/>Though u</text:span>nfortunately in most cases <text:span text:style-name="T690">the</text:span> second run would be completely moot, <text:span text:style-name="T690">as we could simply use the output from the first run</text:span>. <text:s/></text:p>
      <text:p text:style-name="P174"><text:span text:style-name="T691">In a variation on the run it twice approach, instead of running the first machine, we might instead analyze it and should we be able to surmise a maximum tape length, we could use that.</text:span> <text:s/></text:p>
      <text:p text:style-name="P173"><text:span text:style-name="T134">In yet another approach </text:span>we can <text:span text:style-name="T135">extend</text:span> the finite tape as needed. <text:s/>We create a <text:span text:style-name="T128">control</text:span> layer over the finite tape. <text:s/>When a step right command from the Turing controller invokes the right from rightmost error, the lower layer <text:span text:style-name="T127">allocates memory,</text:span> lengthens the tape, and <text:span text:style-name="T692">then</text:span> performs the <text:span text:style-name="T692">requested </text:span>step <text:span text:style-name="T692">right.</text:span> As long as this occurs in fixed time, <text:span text:style-name="T135">(</text:span>or <text:span text:style-name="T135">of sufficient lesser order time </text:span>than the dominate order of the time complexity<text:span text:style-name="T135">)</text:span>, and as long as there is indeed more memory to allocate <text:span text:style-name="T128">- </text:span>this <text:span text:style-name="T128">Turing Machine variation will yield the same order of computational complexity as one with an an infinite tape. <text:s/></text:span></text:p>
      <text:p text:style-name="P171"><text:span text:style-name="T693">I propose the following </text:span>Turing Machine variation:</text:p>
      <text:list xml:id="list4803724238813474805" text:style-name="L7">
        <text:list-item>
          <text:p text:style-name="P462">finite alphabet</text:p>
        </text:list-item>
        <text:list-item>
          <text:p text:style-name="P475"><text:span text:style-name="T455">write</text:span> before <text:span text:style-name="T455">read</text:span> constraint</text:p>
        </text:list-item>
        <text:list-item>
          <text:p text:style-name="P462"><text:span text:style-name="T454">extendable finite </text:span>tape</text:p>
        </text:list-item>
        <text:list-item>
          <text:p text:style-name="P462">read/write head</text:p>
        </text:list-item>
        <text:list-item>
          <text:p text:style-name="P462">controlling state machine</text:p>
        </text:list-item>
        <text:list-item>
          <text:p text:style-name="P465">left from leftmost error</text:p>
        </text:list-item>
        <text:list-item>
          <text:p text:style-name="P476"><text:span text:style-name="T421">right from rightmost</text:span> error</text:p>
        </text:list-item>
        <text:list-item>
          <text:p text:style-name="P462">start state</text:p>
        </text:list-item>
        <text:list-item>
          <text:p text:style-name="P462"><text:span text:style-name="T435">halt</text:span> state</text:p>
        </text:list-item>
      </text:list>
      <text:p text:style-name="P392"><text:s text:c="4"/>10. <text:s/><text:span text:style-name="T2">current state</text:span></text:p>
      <text:p text:style-name="P241"><text:s text:c="4"/>11. <text:s/>f<text:span text:style-name="T2">ixed procedure for using these.</text:span></text:p>
      <text:p text:style-name="P172"><text:soft-page-break/>In <text:span text:style-name="T135">our original Turing Machine model, <text:s/>the controlling state machine commands were limited to, <text:s/></text:span><text:span text:style-name="T15">do</text:span><text:span text:style-name="T135">-</text:span><text:span text:style-name="T15">nothing</text:span><text:span text:style-name="T135">, </text:span><text:span text:style-name="T15">step-left</text:span><text:span text:style-name="T135">, </text:span><text:span text:style-name="T15">step-right</text:span><text:span text:style-name="T135">, </text:span><text:span text:style-name="T15">write</text:span><text:span text:style-name="T135">, with reading is an implied command. To this list we add </text:span><text:span text:style-name="T15">append</text:span><text:span text:style-name="T135">. <text:s/>Append may only be called when the head is on the rightmost tape cell. <text:s/>This is not limiting because the command may be called from a state that is at the end of an arc triggered by the </text:span><text:span text:style-name="T15">right from rightmost </text:span><text:span text:style-name="T148">error</text:span><text:span text:style-name="T135">. <text:s/>When we have no empty-symbol, </text:span><text:span text:style-name="T15">append</text:span><text:span text:style-name="T135"> accepts an alphabet symbol and performs a write into the new cell. <text:s/>This is not limiting because if need be, one can always perform an extraneous write of an alphabet symbol.</text:span></text:p>
      <text:p text:style-name="P170">With this extendable tape model all <text:span text:style-name="T694">Turing Machine components remain </text:span>finite <text:span text:style-name="T694">during computation</text:span>, though some <text:span text:style-name="T694">may be</text:span> arbitrarily large. <text:s/>In the first order object<text:span text:style-name="T695">s</text:span> <text:span text:style-name="T695">must be finite</text:span>, so this <text:s/><text:span text:style-name="T695">variation</text:span> is more suited for creating a mapping between a Turing Machine and a real program <text:span text:style-name="T696">running on a real machine.</text:span></text:p>
      <text:h text:style-name="Heading_20_2" text:outline-level="2"><text:bookmark-start text:name="__RefHeading___Toc3303_1864530906"/><text:span text:style-name="T652">More About </text:span>Commands<text:bookmark-end text:name="__RefHeading___Toc3303_1864530906"/></text:h>
      <text:p text:style-name="P90">The Turing Machine state controller has <text:span text:style-name="T615">a </text:span>command symbol tied to each state. The Turing Machine procedure the<text:span text:style-name="T619">n has us take action based on this symbol. </text:span><text:s/>This is our current command set:</text:p>
      <text:list xml:id="list7210562244022421555" text:style-name="L8">
        <text:list-item>
          <text:p text:style-name="P477">step-right, <text:s/>causes the head to move to the right neighbor cell.</text:p>
        </text:list-item>
        <text:list-item>
          <text:p text:style-name="P477">step-left, <text:s/>causes the head to move to the left neighbor cell.</text:p>
        </text:list-item>
        <text:list-item>
          <text:p text:style-name="P479">read, <text:s/>returns the symbol under the head. <text:s/>The returned symbol is then used to chose the transition arc.</text:p>
        </text:list-item>
        <text:list-item>
          <text:p text:style-name="P478">write(<text:span text:style-name="T24">x</text:span>), <text:s/>causes the <text:span text:style-name="T594">symbol </text:span><text:span text:style-name="T24">x</text:span><text:span text:style-name="T594"> to be written to the cell that the head is currently on. <text:s/>The symbol </text:span><text:span text:style-name="T24">x</text:span><text:span text:style-name="T594"> is any symbol from the alphabet. <text:s/></text:span></text:p>
        </text:list-item>
        <text:list-item>
          <text:p text:style-name="P443">append(<text:span text:style-name="T4">x</text:span>) <text:span text:style-name="T595">may only be </text:span>called when on the rightmost cell. <text:s/>Extends the tape by one cell, and writes the symbol <text:span text:style-name="T4">x</text:span> into that cell, where <text:span text:style-name="T4">x</text:span> is any symbol from the alphabet.</text:p>
        </text:list-item>
      </text:list>
      <text:p text:style-name="P165">We are going to relieve the constraint that append can only occur from rightmost. <text:s/>Our new append is functionally identical to adding a cell to the rightmost extremity, and then shifting all the symbols over by one cell starting at the new cell and ending when the new rightmost has been written <text:span text:style-name="T697">- a</text:span>nd then doing <text:span text:style-name="T698">the requested write of </text:span><text:span text:style-name="T39">x</text:span><text:span text:style-name="T698"> on </text:span>the <text:span text:style-name="T698">right neighbor cell.</text:span></text:p>
      <text:p text:style-name="P169">We will also include the inverse function for append. <text:s/>delete(append(x)) <text:s/>reads x while deleting the cell that x was in. <text:s/><text:span text:style-name="T619">The current Turing Machine model can emulate this function by shifting all the symbols in cells the right of the head left by one, and then just not using the rightmost cell. <text:s/></text:span></text:p>
      <text:p text:style-name="P169"><text:soft-page-break/>We are also going to support non-determinism in the state controller. <text:s/>Our <text:span text:style-name="T596">n</text:span>on-deterministic Turing Machine will have multiple heads. <text:s/>One for each separate thread of execution through the state controller. <text:s/>As explained in the following chapters, supporting non-determinism makes our machine <text:s/>more complex, especially in the presence of the delete command. <text:s/>However, we defer that discussion to the relevant chapters. <text:s/></text:p>
      <text:p text:style-name="P168">In cases where successive states are visited in a fixed order it is notationally convenient to combine the commands. <text:s/>In order to support all this, we have developed the concept of a command statement:</text:p>
      <text:p text:style-name="P167"><draw:frame draw:style-name="fr2" draw:name="Frame3" text:anchor-type="as-char" svg:width="382pt" draw:z-index="6"><draw:text-box fo:min-height="385.74pt"><text:p text:style-name="P57"><text:span text:style-name="T620">statement:: </text:span>[<text:span text:style-name="T604">direction</text:span>] command<text:span text:style-name="T603">+</text:span> [modifier] [&amp; contract]* <text:span text:style-name="T602">[arg]*</text:span></text:p><text:p text:style-name="P57"/><text:p text:style-name="P57"><text:span text:style-name="T604">direction</text:span>:: <text:span text:style-name="T597">- | ε</text:span></text:p><text:p text:style-name="P58"/><text:p text:style-name="P59">command:: r | w | s | a | d | m | e | ☥</text:p><text:p text:style-name="P59"/><text:p text:style-name="P59">modifier:: ◧ ◨ n</text:p><text:p text:style-name="P59"/><text:p text:style-name="P61">command</text:p><text:p text:style-name="P61"><text:tab/>r read cell under the head</text:p><text:p text:style-name="P61"><text:tab/>w write cell under the head</text:p><text:p text:style-name="P61"><text:s text:c="3"/></text:p><text:p text:style-name="P61"><text:tab/>s step </text:p><text:p text:style-name="P61"><text:tab/>a allocate/add/append a new cell</text:p><text:p text:style-name="P61"><text:tab/>d deallocate/drop/delete cell</text:p><text:p text:style-name="P61"/><text:p text:style-name="P61"><text:tab/>m move data, no allocation or deallocation of cells, requires fill</text:p><text:p text:style-name="P61"/><text:p text:style-name="P61"><text:tab/>e entangled copy</text:p><text:p text:style-name="P61"/><text:p text:style-name="P61"><text:tab/>☥ entangled copy on a new thread</text:p><text:p text:style-name="P59"/><text:p text:style-name="P59">modifier</text:p><text:p text:style-name="P59"><text:tab/>◧ <text:s/>operate on leftmost</text:p><text:p text:style-name="P59"><text:tab/>◨ <text:s/>operate on rightmost</text:p><text:p text:style-name="P59"><text:tab/>n <text:s/>repeats n times, n provided through an argument</text:p><text:p text:style-name="P59"/><text:p text:style-name="P59">contracts</text:p><text:p text:style-name="P60"><text:tab/>h◧ <text:s/>head is at leftmost</text:p><text:p text:style-name="P60"><text:tab/>h◨ <text:s/>head is at rightmost</text:p><text:p text:style-name="P59"/><text:p text:style-name="P59">examples</text:p><text:p text:style-name="P59"><text:tab/>-s <text:s text:c="2"/>; step left</text:p><text:p text:style-name="P59"><text:tab/>a◧ <text:s text:c="2"/>; creates a new leftmost cell</text:p><text:p text:style-name="P59"><text:tab/>a◨ <text:s text:c="2"/>; append to rightmost</text:p><text:p text:style-name="P59"><text:tab/>sn <text:s text:c="2"/>; step n times</text:p><text:p text:style-name="P59"/><text:p text:style-name="P59">to derive a longer command, combine</text:p><text:p text:style-name="P59"><text:tab/>as <text:s text:c="3"/>; <text:s/>append then step</text:p><text:p text:style-name="P59"><text:tab/>-a-s <text:s/>; append to the left, step to the left</text:p><text:p text:style-name="P59"><text:s text:c="3"/></text:p></draw:text-box></draw:frame></text:p>
      <text:p text:style-name="Text_20_body"><text:soft-page-break/>The left direction is specified with a minus sign, otherwise the direction is taken as right going. <text:s/>So the letter <text:span text:style-name="T592">s</text:span> is the step-right command, and <text:span text:style-name="T592">-s</text:span> is the step-left command. The command <text:span text:style-name="T592">s3</text:span> steps right three times.</text:p>
      <text:p text:style-name="Text_20_body">The command a appends and writes a new cell to the right of the head. <text:s/>We use two special characters from the UTF character set to signify the rightmost and leftmost of the tape. <text:s/>This one looks like a little tape with its left cell inked in, <text:span text:style-name="T592">◧,</text:span> so we use it to stand for leftmost. <text:s text:c="2"/>We use this one, <text:span text:style-name="T592">◨</text:span> ,to mean rightmost. <text:s/>Hence <text:span text:style-name="T592">a◨ </text:span>creates a new rightmost cell, and <text:span text:style-name="T592">a◧</text:span> creates a new leftmost cell.</text:p>
      <text:p text:style-name="Text_20_body">In some cases it is possible to implement higher performance implementations for commands when the programmer tells us some additional information. <text:s/>For example <text:span text:style-name="T474">a◨&amp;h◨</text:span> has identical functionality as <text:span text:style-name="T474">a◨</text:span>, while the programmer also guarantees that we are on the rightmost cell. This saves the function from having to scan to the end of the tape.</text:p>
      <text:p text:style-name="Text_20_body">We can concatenate the command letters into a string to summarize what would happen sequentially in adjacent state transitions. <text:s/>If these compound commands need arguments, then they are pulled from the argument list in order as they are needed. <text:s text:c="2"/>For example, as means to append, with the parameter for the append taken from the arg list, and then to step.</text:p>
      <text:p text:style-name="P257">We <text:span text:style-name="T596">have two different Turing Machine procedures for non-determinism. <text:s/>In one we never issue the commands from two different states at the same time, rather each takes turns sending commands. <text:s/>In the other procedure the states are conceptually traversed simultaneously, and commands are issued simultaneously. <text:s text:c="2"/>We also allow for a hybrid approach. <text:s/>The command </text:span><text:span text:style-name="T499">e</text:span><text:span text:style-name="T613">, <text:s/>creates a thread of execution of the first type. <text:s/></text:span><text:span text:style-name="T499">e</text:span><text:span text:style-name="T534"> </text:span><text:span text:style-name="T613">is short for </text:span><text:span text:style-name="T25">entangled</text:span><text:span text:style-name="T613">. <text:s/>We mean to say that two heads are entangled on the same tape. <text:s/>The second non-determinism operator is </text:span><text:span text:style-name="T500">☥</text:span><text:span text:style-name="T613">. <text:s/>This operator causes us to have entangled heads on controllers that might simultaneously issue commands. <text:s/></text:span></text:p>
      <text:p text:style-name="P257"><text:span text:style-name="T613">The command </text:span><text:span text:style-name="T499">esr</text:span><text:span text:style-name="T613"> reads the right neighbor cell without moving the head. More specifically, the </text:span><text:span text:style-name="T499">e</text:span><text:span text:style-name="T534"> </text:span><text:span text:style-name="T613">says to make an entangled copy of the head. <text:s/>The </text:span><text:span text:style-name="T499">s</text:span><text:span text:style-name="T613"> says to step this copy, and the </text:span><text:span text:style-name="T499">r</text:span><text:span text:style-name="T613"> says to do the read.</text:span></text:p>
      <text:p text:style-name="P166">The combination of non-determinism and cell deletion creates the hazard <text:span text:style-name="T614">where</text:span> one thread <text:span text:style-name="T799">can </text:span>del<text:span text:style-name="T614">ete </text:span>a cell the head is on in another thread. <text:s/><text:span text:style-name="T614">We add a </text:span><text:span text:style-name="T26">collision</text:span><text:span text:style-name="T614"> error to our non-deterministic Turing Machine for this situation.</text:span></text:p>
      <text:h text:style-name="P487" text:outline-level="1"><text:bookmark-start text:name="__RefHeading___Toc4518_210948218"/><text:s text:c="2"/>TM <text:span text:style-name="T634">L</text:span>ibrary<text:bookmark-end text:name="__RefHeading___Toc4518_210948218"/></text:h>
      <text:h text:style-name="P490" text:outline-level="2"><text:bookmark-start text:name="__RefHeading___Toc17095_625515313"/>Introduction<text:bookmark-end text:name="__RefHeading___Toc17095_625515313"/></text:h>
      <text:p text:style-name="P99"><text:span text:style-name="T881">The TM</text:span> <text:span text:style-name="T881">library provides functions for iteration and continuation over <text:s/>containers.</text:span></text:p>
      <text:p text:style-name="P277">The tape machine <text:span text:style-name="T881">class </text:span>may be used to traverse through <text:span text:style-name="T881">a container, access instances held in it, and to handle end cases</text:span>. Loop constructs follow naturally as <text:span text:style-name="T765">quantification</text:span> operations on containers. Unlike for the standard <text:span text:style-name="T884">l</text:span>oop structure <text:span text:style-name="T882">in Lisp </text:span>the unprocessed parts of lists are accessible after exiting a loop, <text:span text:style-name="T897">and may be used to continue the operation after a fix</text:span>. Unlike for stream libraries, the tape machine has random access capabilities between continuation limits. </text:p>
      <text:p text:style-name="Text_20_body"><text:span text:style-name="T238">T</text:span><text:span text:style-name="T146">he</text:span> iteration model is constructed from formal concepts, most that have been well studied in computation theory. Basically the tape machine <text:span text:style-name="T885">class </text:span>is a hybrid between a Turing Machine and a Lambda Calculus, with the Turing <text:span text:style-name="T898">M</text:span>achine used for iteration in a limited region, and then continuation functions, lambdas, <text:span text:style-name="T883">invoked </text:span>for extending <text:span text:style-name="T766">the boundaries</text:span>. I make the claim that there are no library architectural limitations for working with arbitrary long containers <text:span text:style-name="T837">or computations.</text:span></text:p>
      <text:p text:style-name="Text_20_body">If for no other reason, the formal derivation is useful because it guides the terminology. As it turns out, there is an explosion in the number of end cases when dealing with containers and generalized iteration. Our formalism provides a language for talking about them. </text:p>
      <text:p text:style-name="P102">The TM library may be used <text:span text:style-name="T471">as a tool when writing </text:span>Turing Complete programs. <text:s/><text:span text:style-name="T472">The current Common Lisp implementation of the library will be subject to the limitations of the Common Lisp interpretor or compiler. <text:s/>One will notice limitations for such things as address width and available virtual memory. <text:s/>The general Turing Complete architecture lifts the limitation on address width, and facilitates a graceful approach to the limits of the underlying physical memory. <text:s/>Even after depleting physical memory, one might continue again later, as the Turing Complete architecture puts no limitations on a physical implementation that supports the hot-swap addition of memory.</text:span></text:p>
      <text:h text:style-name="P491" text:outline-level="2"><text:bookmark-start text:name="__RefHeading___Toc18247_625515313"/><text:soft-page-break/><text:span text:style-name="T772">Nomenclature </text:span>and Conventions<text:bookmark-end text:name="__RefHeading___Toc18247_625515313"/></text:h>
      <text:p text:style-name="P302"><text:span text:style-name="T960">Instances of the </text:span><text:span text:style-name="T540">tape machine</text:span> <text:span text:style-name="T900">type, or specializations of it, are given as arguments to functions that belong to a set of functions that we call the </text:span><text:span text:style-name="T71">interface</text:span><text:span text:style-name="T900">. The interface functions may be used to operate upon such instances. </text:span></text:p>
      <text:p text:style-name="P302"><text:span text:style-name="T900">Many implementations of the </text:span><text:span text:style-name="T573">tape-machine</text:span><text:span text:style-name="T900"> type </text:span>ha<text:span text:style-name="T957">ve</text:span> a <text:span text:style-name="T3">tape</text:span>, an <text:span text:style-name="T3">indicator head</text:span> (or just <text:span text:style-name="T3">head</text:span>) <text:span text:style-name="T958">and these are placed into analogy with their namesakes in the Turing Machine model.</text:span></text:p>
      <text:p text:style-name="Text_20_body"><text:span text:style-name="T961">Conceptually, or actually, a</text:span> tape consists of an array of one or more <text:span text:style-name="T3">cell</text:span>(s). Each cell <text:span text:style-name="T899">holds</text:span> exactly one <text:span text:style-name="T3">instance</text:span><text:span text:style-name="T146">, </text:span><text:span text:style-name="T274">where</text:span> <text:span text:style-name="T962">such a</text:span>n <text:span text:style-name="T4">instance</text:span> is either a) a <text:span text:style-name="T3">subspace</text:span> or b) data <text:span text:style-name="T838">for which the</text:span> tape machine user <text:span text:style-name="T838">knows or can recover the type for</text:span>. </text:p>
      <text:p text:style-name="P258"><text:span text:style-name="T839">For a </text:span><text:span text:style-name="T54">projective</text:span><text:span text:style-name="T839"> tape machine of two or more cells, all cells, except two, have a </text:span><text:s/><text:span text:style-name="T3">left neighbor</text:span> and a <text:span text:style-name="T3">right neighbor</text:span>. The two potentially special cells are called <text:span text:style-name="T3">leftmost</text:span>, which has only a right neighbor, and <text:span text:style-name="T3">rightmost</text:span>, which has only a left neighbor. <text:s/><text:span text:style-name="T839">When such a machine has only one cell, well, that cell has no neighbors.</text:span></text:p>
      <text:p text:style-name="P259"><text:span text:style-name="T840">For the TM library we allow the inclusion of other</text:span> topologies. <text:span text:style-name="T840">For example, in an </text:span><text:span text:style-name="T55">affine</text:span><text:span text:style-name="T840"> machine of three cells or more, all cells have both distinct left and right neighbors. <text:s/>This is accomplished by hooking the cells in a circle. <text:s/>When there are only two cells in such a machine, <text:s/>then for each cell, the other cell is both its left and right neighbor. <text:s/>For a one cell affine tape, the one cell is its own neighbors.</text:span></text:p>
      <text:p text:style-name="P259"><text:span text:style-name="T840">T</text:span>he tape m<text:span text:style-name="T841">ight not be a container. <text:s/>For example it can</text:span> be an abstraction that is maintained through function calls, in which case <text:s/><text:span text:style-name="T962">even a projective</text:span> tape might <text:span text:style-name="T901">appear to be open and</text:span> not have a leftmost or rightmost. </text:p>
      <text:p text:style-name="P260"><text:span text:style-name="T847">Instances are not part of the container topology, i.e. they do not have connectedness. <text:s/>Hence they do not have neighbors or location. <text:s/>However, they may be placed into cells, and cells are connected. <text:s/>So, for example, rather than saying something like “the</text:span> <text:span text:style-name="T146">leftmost instance”</text:span>, <text:span text:style-name="T847">it is better to say, “</text:span><text:span text:style-name="T217">the instance in the leftmost cell</text:span><text:span text:style-name="T842">.”</text:span></text:p>
      <text:p text:style-name="Text_20_body">The terminology of <text:span text:style-name="T3">left</text:span> and <text:span text:style-name="T3">right</text:span> stem<text:span text:style-name="T886">s</text:span> from the convention in mathematics for number lines. Here the cell addresses fall on a number line. Going right on the number line leads to higher addresses, and going left to lower addresses. </text:p>
      <text:p text:style-name="Text_20_body">Putting the head on a specific cell is to <text:span text:style-name="T3">cue</text:span> the head. <text:span text:style-name="T843">A number of</text:span> cue functions are defined in the library: <text:span text:style-name="T3">park</text:span>, <text:span text:style-name="T3">cue-leftmost</text:span>, <text:span text:style-name="T3">cue-rightmost, </text:span><text:span text:style-name="T91">cue-to, and </text:span><text:span text:style-name="T92">s</text:span><text:span text:style-name="T91">n.</text:span> <text:s/><text:span text:style-name="T56">cue-to</text:span><text:span text:style-name="T844"> takes an address, where as s</text:span><text:span text:style-name="T56">n</text:span><text:span text:style-name="T844"> steps </text:span><text:soft-page-break/><text:span text:style-name="T844">the machine (takes a first difference in addresses). The distance argument is passed 'in a box' i.e. by reference so that it can be modified to show the steps remaining should we attempt to step beyond the rightmost or leftmost cell.</text:span></text:p>
      <text:p text:style-name="P261">Heads are either <text:span text:style-name="T3">stepped</text:span>, <text:span text:style-name="T3">cued</text:span>, or <text:span text:style-name="T3">parked</text:span>. We do not apply other motion verbs to heads. In contrast, instances are said to be <text:span text:style-name="T3">moved </text:span><text:span text:style-name="T239"><text:s/>or </text:span><text:span text:style-name="T63">copie</text:span><text:span text:style-name="T64">d</text:span><text:span text:style-name="T63">.</text:span> “<text:span text:style-name="T218">Stepping a tape machine</text:span><text:span text:style-name="T57">”</text:span><text:span text:style-name="T845"> means one follows the tape machine procedure, Take a Step, as shown in </text:span><text:span text:style-name="T845"><text:bookmark-ref text:reference-format="text" text:ref-name="__RefHeading___Toc2229_1864530906">A Conventional Turing Machine Definition</text:bookmark-ref></text:span><text:span text:style-name="T845">, which is different than “stepping the head”.</text:span> <text:span text:style-name="T888">Stepping a Turing Machine might, or might not, step the head, depending on the command issued in the next state. Only instances can be moved, so saying </text:span>that "a tape machine <text:span text:style-name="T3">moved</text:span>", <text:span text:style-name="T846">would</text:span> mean that said tape machine <text:span text:style-name="T848">was an instance held in </text:span>one cell, but then it was moved to another cell.</text:p>
      <text:p text:style-name="Text_20_body"><text:span text:style-name="T959">To be more precise</text:span> function interface consists of <text:span text:style-name="T273">function class declarations, </text:span>and functions <text:span text:style-name="T959">with generic implementations</text:span>. <text:span text:style-name="T72">decl-only</text:span> functions are those with no generic implementation. A tape machine <text:span text:style-name="T889">specialization </text:span>may be defined by providing an implementation for the primitive functions, and that would be sufficient as the derived functions have generic implementations in terms of the primitive functions. There are many derived functions including those for handling subspaces, for quantification and repetition, and for compound operations. </text:p>
      <text:p text:style-name="P278"><text:span text:style-name="T890">Tape machines may have </text:span><text:span text:style-name="T62">status</text:span><text:span text:style-name="T887">. <text:s/>Status is typically whether the machine is </text:span><text:span text:style-name="T62">empty</text:span><text:span text:style-name="T887">, </text:span><text:span text:style-name="T62">parked</text:span><text:span text:style-name="T887">, or </text:span><text:span text:style-name="T62">active</text:span><text:span text:style-name="T887">. <text:s/>In contrast, Tape Machine </text:span><text:span text:style-name="T62">state</text:span><text:span text:style-name="T887"> consists of all the variable component values. <text:s/>These include the contents of the tape and the current-state. <text:s/>This is somewhat of an artificial distinction, because it is true that status is a kind of state. I use the term </text:span><text:span text:style-name="T58">status</text:span><text:span text:style-name="T849"> for this type of state just to avoid ambiguity.</text:span></text:p>
      <text:p text:style-name="Text_20_body">Modifications to head location or to the tape contents are said to be <text:span text:style-name="T3">stateful</text:span> <text:span text:style-name="T891">changes.</text:span> Modifications that add or remove cells from the tape are said to be <text:span text:style-name="T3">structural</text:span>. (Adding cells to the tape is called <text:span text:style-name="T3">allocation</text:span>. Removing cells from the tape is called <text:span text:style-name="T3">deallocation</text:span>.) We know from experience that programs that only modify state tend to be simpler than those that modify structure. Yet there always seem to be cases, such as gathering results, where structural changes are <text:span text:style-name="T902">are more</text:span> convenient. Even Scheme allows one to use a cons cell to lengthen a list, albeit only from one end. </text:p>
      <text:p text:style-name="Text_20_body">W<text:span text:style-name="T851">hen we need to specify boundaries, we try to </text:span>use inclusive bounds so <text:span text:style-name="T850">that </text:span>we <text:span text:style-name="T850">will not</text:span> need to represent addresses that are outside of <text:soft-page-break/>our address space. <text:s/><text:span text:style-name="T852">Our use of quantifiers in place of loop structures facilitates this approach.</text:span></text:p>
      <text:p text:style-name="Text_20_body">The typical coding form is to do some work, and then to step. If the machine <text:span text:style-name="T892">steps right of r</text:span>ightmost, <text:span text:style-name="T892">or left of leftmost, </text:span>then we do something <text:span text:style-name="T903">else that is appropriate for this end case</text:span>. </text:p>
      <text:h text:style-name="P492" text:outline-level="2"><text:bookmark-start text:name="__RefHeading___Toc18087_625515313"/>Unicode Usage<text:bookmark-end text:name="__RefHeading___Toc18087_625515313"/></text:h>
      <text:p text:style-name="P103">For your convenience there is a file "emacs-keys" in the docs directory of the distribution. <text:span text:style-name="T771">It</text:span> sets the </text:p>
      <text:p text:style-name="P239">C-x g <text:span text:style-name="T3">name</text:span> SPC </text:p>
      <text:p text:style-name="P103"><text:span text:style-name="T771">command </text:span>to enter <text:span text:style-name="T893">one of the Unicode </text:span>characters <text:span text:style-name="T853">that are used</text:span> in the library. Here 'name' is a nickname. (I would have preferred to have modified the existing <text:span text:style-name="T474">C-x 8</text:span> so that such a nickname followed by a space would enter a character, but when delving into the emacs library I found it to be rather '<text:span text:style-name="T904">Unicode</text:span> technical'. Perhaps someone can help with this.) </text:p>
      <text:p text:style-name="Text_20_body">So to type the character <text:span text:style-name="T4">capital delta</text:span> <text:span text:style-name="T894">after</text:span> emacs-keys <text:span text:style-name="T894">has been</text:span> loaded, type <text:span text:style-name="T474">C-x g D SPC</text:span>. Actually <text:span text:style-name="T474">Δ</text:span> occurs twice in Unicode, once as capital delta, and once as a symbol for 'increment' in mathematics. We consider the increment version to only be there for typography purposes. We only use capital delta, even when it is for an increment variable. </text:p>
      <text:p text:style-name="Text_20_body">I've limited the use of Unicode <text:span text:style-name="T895">mostly to</text:span> things that <text:span text:style-name="T854">'</text:span>probably would have been this way had Unicode been around before<text:span text:style-name="T854">'. This includes</text:span> conventional notation and a couple of symbol extensions that were needed to facilitate the <text:span text:style-name="T854">TM</text:span> access language. </text:p>
      <text:p text:style-name="Text_20_body">In the file <text:span text:style-name="T474">src-</text:span><text:span text:style-name="T505">0</text:span><text:span text:style-name="T474">/fundamental.lisp</text:span> find synonym bindings for the usual operators and common symbols such as <text:span text:style-name="T474">∧</text:span>, <text:span text:style-name="T474">∨</text:span>, <text:span text:style-name="T474">≥</text:span>, <text:span text:style-name="T474">≤</text:span>, <text:span text:style-name="T474">λ</text:span>, <text:span text:style-name="T474">∅</text:span>, etc. </text:p>
      <text:p text:style-name="Text_20_body">There are three characters used in the library for which there are currently no synonyms. We use the character '<text:span text:style-name="T474">◧</text:span>' as shorthand for 'leftmost'. This is because it looks like a little tape with the inked over cell being the leftmost cell. In the same manner the character '<text:span text:style-name="T474">◨</text:span>' is shorthand for rightmost.</text:p>
      <text:p text:style-name="P279">The <text:span text:style-name="T474">◧ </text:span><text:span text:style-name="T506">and ◨ </text:span>symbols are used <text:span text:style-name="T905">for</text:span> <text:span text:style-name="T906">in compound command names and for </text:span>access language <text:span text:style-name="T906">language statements</text:span> to <text:span text:style-name="T906">indicate </text:span>operat<text:span text:style-name="T906">ion</text:span> on rightmost or leftmost rather than the cell the head is on, or, to specify contracts with the programmer of the sort: "this function is only called when the cell is on rightmost." </text:p>
      <text:p text:style-name="Text_20_body"><text:soft-page-break/><text:span text:style-name="T907">Since I had</text:span> symbols for leftmost and rightmost I started using them generally to mean leftmost or rightmost wherever <text:span text:style-name="T907">it</text:span> was convenient. For example, to shorten up the names of continuations so that argument lists would fit on a line. </text:p>
      <text:p text:style-name="Text_20_body"><draw:frame draw:style-name="fr2" draw:name="Frame33" text:anchor-type="as-char" svg:width="377.21pt" draw:z-index="7"><draw:text-box fo:min-height="410.6pt"><text:p text:style-name="P28"><text:s text:c="2"/>(global-set-key (kbd "C-x g d SPC") [?δ])</text:p><text:p text:style-name="P28"><text:s text:c="2"/>(global-set-key (kbd "C-x g D SPC") [?Δ])</text:p><text:p text:style-name="P28"/><text:p text:style-name="P28"><text:s text:c="2"/>(global-set-key (kbd "C-x g g SPC") [?γ])</text:p><text:p text:style-name="P28"><text:s text:c="2"/>(global-set-key (kbd "C-x g G SPC") [?Γ])</text:p><text:p text:style-name="P28"/><text:p text:style-name="P28"><text:s text:c="2"/>(global-set-key (kbd "C-x g l SPC") [?λ])</text:p><text:p text:style-name="P28"><text:s text:c="2"/>(global-set-key (kbd "C-x g L SPC") [?Λ])</text:p><text:p text:style-name="P28"/><text:p text:style-name="P28"><text:s text:c="2"/>(global-set-key (kbd "C-x g p SPC") [?π])</text:p><text:p text:style-name="P28"><text:s text:c="2"/>(global-set-key (kbd "C-x g P SPC") [?Π])</text:p><text:p text:style-name="P28"/><text:p text:style-name="P28"><text:s text:c="2"/>(global-set-key (kbd "C-x g &gt; = SPC") [?≥])</text:p><text:p text:style-name="P28"><text:s text:c="2"/>(global-set-key (kbd "C-x g &lt; = SPC") [?≤])</text:p><text:p text:style-name="P28"><text:s text:c="2"/>(global-set-key (kbd "C-x g ! = SPC") [?≠])</text:p><text:p text:style-name="P28"><text:s text:c="6"/></text:p><text:p text:style-name="P28"><text:s text:c="2"/>(global-set-key (kbd "C-x g nil SPC") [?∅])</text:p><text:p text:style-name="P28"/><text:p text:style-name="P28"><text:s text:c="2"/>(global-set-key (kbd "C-x g neg SPC") [?¬])</text:p><text:p text:style-name="P28"/><text:p text:style-name="P28"><text:s text:c="2"/>(global-set-key (kbd "C-x g and SPC") [?∧])</text:p><text:p text:style-name="P28"><text:s text:c="2"/>(global-set-key (kbd "C-x g or SPC") [?∨])</text:p><text:p text:style-name="P28"/><text:p text:style-name="P28"><text:s text:c="2"/>(global-set-key (kbd "C-x g ex SPC") [?∃])</text:p><text:p text:style-name="P28"><text:s text:c="2"/>(global-set-key (kbd "C-x g exists SPC") [?∃])</text:p><text:p text:style-name="P28"><text:s text:c="2"/>(global-set-key (kbd "C-x g all SPC") [?∀])</text:p><text:p text:style-name="P28"/><text:p text:style-name="P28"><text:s text:c="2"/>(global-set-key (kbd "C-x g do SPC") [?⟳])</text:p><text:p text:style-name="P28"/><text:p text:style-name="P28"><text:s text:c="2"/>(global-set-key (kbd "C-x g rm SPC") [?◨])</text:p><text:p text:style-name="P28"><text:s text:c="2"/>(global-set-key (kbd "C-x g lm SPC") [?◧])</text:p><text:p text:style-name="P28"/><text:p text:style-name="P28"><text:s text:c="2"/>(global-set-key (kbd "C-x g cont SPC") [?⋯])</text:p><text:p text:style-name="P28"><text:s text:c="2"/>(global-set-key (kbd "C-x g continuation SPC") [?⋯])</text:p><text:p text:style-name="P28"/><text:p text:style-name="P28"><text:s text:c="2"/>(global-set-key (kbd "C-x g thread SPC") [?☥]) </text:p><text:p text:style-name="P28"/><text:p text:style-name="P28"><text:s text:c="2"/>(setq lisp-indent-offset 2)</text:p><text:p text:style-name="P28"/><text:p text:style-name="P28"><text:s text:c="2"/>(modify-syntax-entry ?[ "(]" lisp-mode-syntax-table)</text:p><text:p text:style-name="P28"><text:s text:c="2"/>(modify-syntax-entry ?] ")[" lisp-mode-syntax-table)</text:p><text:p text:style-name="P28"><text:s text:c="2"/>(modify-syntax-entry ?{ "(}" lisp-mode-syntax-table)</text:p><text:p text:style-name="P28"><text:s text:c="2"/>(modify-syntax-entry ?} "){" lisp-mode-syntax-table)</text:p></draw:text-box></draw:frame></text:p>
      <text:h text:style-name="P493" text:outline-level="2"><text:bookmark-start text:name="__RefHeading___Toc18509_625515313"/><text:soft-page-break/>Synonyms<text:bookmark-end text:name="__RefHeading___Toc18509_625515313"/></text:h>
      <text:p text:style-name="P219"><draw:frame draw:style-name="fr2" draw:name="Frame34" text:anchor-type="as-char" svg:width="385.09pt" draw:z-index="8"><draw:text-box fo:min-height="324.79pt"><text:p text:style-name="P29">;;defsynonym from "Successful Lisp"</text:p><text:p text:style-name="P376">(defmacro defsynonym (old-name new-name)</text:p><text:p text:style-name="P376"><text:s text:c="2"/>"Define OLD-NAME to be equivalent to NEW-NAME."</text:p><text:p text:style-name="P376"><text:s text:c="2"/>`(defmacro ,new-name (&amp;rest args) `(,',old-name ,@args))</text:p><text:p text:style-name="P376"><text:s text:c="2"/>)</text:p><text:p text:style-name="P29"/><text:p text:style-name="P29">;; unicode support</text:p><text:p text:style-name="P29">;;</text:p><text:p text:style-name="P29"><text:s text:c="2"/>(defconstant ∅ nil)</text:p><text:p text:style-name="P29"/><text:p text:style-name="P29"><text:s text:c="2"/>(defsynonym /= ≠)</text:p><text:p text:style-name="P29"><text:s text:c="2"/>(defsynonym &lt;= ≤)</text:p><text:p text:style-name="P29"><text:s text:c="2"/>(defsynonym &gt;= ≥)</text:p><text:p text:style-name="P29"/><text:p text:style-name="P29"><text:s text:c="2"/>(defsynonym not ¬)</text:p><text:p text:style-name="P29"><text:s text:c="2"/>(defsynonym and ∧)</text:p><text:p text:style-name="P29"><text:s text:c="2"/>(defsynonym or ∨)</text:p><text:p text:style-name="P29"/><text:p text:style-name="P29"><text:s text:c="2"/>(defsynonym string/= string≠)</text:p><text:p text:style-name="P29"><text:s text:c="2"/>(defsynonym string&lt;= string≤)</text:p><text:p text:style-name="P29"><text:s text:c="2"/>(defsynonym string&gt;= string≥)</text:p><text:p text:style-name="P29"/><text:p text:style-name="P29"><text:s text:c="2"/>(defsynonym lambda λ)</text:p><text:p text:style-name="P29"/><text:p text:style-name="P29">;; prints a new line</text:p><text:p text:style-name="P29">;;</text:p><text:p text:style-name="P29"><text:s text:c="2"/>(defun nl (&amp;optional (stream t))</text:p><text:p text:style-name="P29"><text:s text:c="4"/>"prints a new line"</text:p><text:p text:style-name="P29"><text:s text:c="4"/>(format stream "~%")</text:p><text:p text:style-name="P29"><text:s text:c="4"/>)</text:p></draw:text-box></draw:frame></text:p>
      <text:h text:style-name="P494" text:outline-level="2"><text:bookmark-start text:name="__RefHeading___Toc18511_625515313"/>Some Reader Macros<text:bookmark-end text:name="__RefHeading___Toc18511_625515313"/></text:h>
      <text:p text:style-name="P304">Because of our method of continuations, and our adoption of workers, we have ended up with some extended argument lists <text:span text:style-name="T978">that contain functions to evaluated</text:span>. Also because of our allocate and deallocate options on the tape machine, we end up with some clean, but destructive operations. In order to reduce th<text:span text:style-name="T978">ese burdens</text:span> to some extent, in the TM library <text:span text:style-name="T855">I</text:span> provide <text:span text:style-name="T978">some reader</text:span> macros to make list creation a little bit easier '<text:span text:style-name="T540">q</text:span>', and '<text:span text:style-name="T540">L</text:span>' or <text:span text:style-name="T540">{...}</text:span>. <text:span text:style-name="T979">And to make function evaluation a little simpler, </text:span><text:span text:style-name="T576">[...].</text:span></text:p>
      <text:h text:style-name="Heading_20_3" text:outline-level="3"><text:bookmark-start text:name="__RefHeading___Toc18513_625515313"/>q –<text:span text:style-name="T983"> a non literal quote</text:span><text:bookmark-end text:name="__RefHeading___Toc18513_625515313"/></text:h>
      <text:p text:style-name="P222">In Lisp a quoted list is taken as being literal. However the result of modifying a literal is undefined, and often leads to bad results. Hence <text:soft-page-break/>we provide the macro <text:span text:style-name="T530">q</text:span><text:span text:style-name="T474"> </text:span>which returns a quoted list which is not a literal. </text:p>
      <text:p text:style-name="P415"/>
      <text:p text:style-name="P415"><text:s text:c="14"/>* (q a b c)</text:p>
      <text:p text:style-name="Preformatted_20_Text"><text:span text:style-name="T474"><text:s text:c="14"/>(A B C)</text:span> <text:s text:c="9"/></text:p>
      <text:h text:style-name="Heading_20_3" text:outline-level="3"><text:bookmark-start text:name="__RefHeading___Toc18515_625515313"/><text:span text:style-name="T473">{…} </text:span><text:span text:style-name="T591">- unevaluated list</text:span><text:bookmark-end text:name="__RefHeading___Toc18515_625515313"/></text:h>
      <text:p text:style-name="Text_20_body">When a form enclosed in parentheses, ( ... ), is evaluated the head is taken as the name of a function, looked up and called. The list members are also evaluated, and then passed as operands to said function. If we don't want the head treated specially, but rather just want to define a list, we can trick the evaluator into giving us a list by padding the list with a front item of #'list, which is the function to create a list. </text:p>
      <text:p text:style-name="P415"><text:s text:c="12"/>* (list 1 2 (+ 1 2))</text:p>
      <text:p text:style-name="P416"><text:s text:c="12"/>(1 2 3)</text:p>
      <text:p text:style-name="P421"/>
      <text:p text:style-name="P421">We have defined a macro called <text:span text:style-name="T523">L</text:span> that like list, creates a list, but which also has some extra functionality. </text:p>
      <text:p text:style-name="Preformatted_20_Text"/>
      <text:p text:style-name="P415"><text:s text:c="11"/>* (L 1 2 (+ 1 2))</text:p>
      <text:p text:style-name="P416"><text:s text:c="11"/>(1 2 3)</text:p>
      <text:p text:style-name="P416"/>
      <text:p text:style-name="Text_20_body">We also provide a reader macro over braces. </text:p>
      <text:p text:style-name="P415"><text:s text:c="12"/>* {1 2 (+ 1 2)}</text:p>
      <text:p text:style-name="P419"><text:s text:c="12"/>(1 2 3)</text:p>
      <text:p text:style-name="P419"/>
      <text:p text:style-name="P424">If the apparent function open, <text:span text:style-name="T474">#'o</text:span>, appears inside of a call to <text:span text:style-name="T474">L</text:span>, then the arguments of the <text:span text:style-name="T474">#'o</text:span> function are included directly in the resulting list: </text:p>
      <text:p text:style-name="Preformatted_20_Text"/>
      <text:p text:style-name="Preformatted_20_Text"><text:s/><text:span text:style-name="T474"><text:s text:c="11"/>* (defvar a {1 2 3})</text:span></text:p>
      <text:p text:style-name="P415"><text:s text:c="12"/>A</text:p>
      <text:p text:style-name="P415"/>
      <text:p text:style-name="P415"><text:s text:c="12"/>* (defvar b {4 5 6})</text:p>
      <text:p text:style-name="P415"><text:s text:c="12"/>B</text:p>
      <text:p text:style-name="P415"/>
      <text:p text:style-name="P415"><text:s text:c="12"/>* {a (o b)}</text:p>
      <text:p text:style-name="P415"><text:s text:c="12"/>((1 2 3) 4 5 6)</text:p>
      <text:p text:style-name="P415"/>
      <text:p text:style-name="Text_20_body">Quoted non-literals can also occur within such an <text:span text:style-name="T3">L</text:span> list: </text:p>
      <text:p text:style-name="P415"><text:s text:c="12"/>* {a (o b) <text:span text:style-name="T977">(q </text:span>a b<text:span text:style-name="T977">)</text:span>}</text:p>
      <text:p text:style-name="P415"><text:s text:c="12"/>((1 2 3) 4 5 6 (A B))</text:p>
      <text:p text:style-name="P415"><text:soft-page-break/></text:p>
      <text:p text:style-name="P415"><text:s text:c="12"/>* {a (o b) (o <text:span text:style-name="T977">(q </text:span>a b<text:span text:style-name="T977">)</text:span>)}</text:p>
      <text:p text:style-name="P417"><text:s text:c="12"/>((1 2 3) 4 5 6 A B)</text:p>
      <text:p text:style-name="P420"/>
      <text:p text:style-name="Text_20_body"><text:span text:style-name="T523">L</text:span> is a little bit like quasiquote turned inside out. Whereas the default in quasiquote is to quote items, and a comma operator turns that off, the default in <text:span text:style-name="T523">L</text:span> is to evaluate <text:span text:style-name="T801">items</text:span>, and a <text:span text:style-name="T3">q</text:span> operator turns that off. Quasiquote has an <text:span text:style-name="T523">@ </text:span>marker to open up lists, while <text:span text:style-name="T523">L</text:span> has an <text:span text:style-name="T523">o</text:span> operator to open up lists. Note however, inside of a quasiquote we could get in trouble if the name of a variable starts with an <text:span text:style-name="T523">@</text:span> character. If such a variable appears after a comma, quasi quote will consider the variable name without the <text:span text:style-name="T523">@</text:span> sign is to be opened and included. This is an example of where 'in-band signaling' causes us to have to make rules to leave values out of our data set (or in this case a character out of variable names). There is no analogous problem with <text:span text:style-name="T980">the</text:span> <text:span text:style-name="T523">o</text:span> operator because it <text:span text:style-name="T856">only </text:span>appears in the function channel. </text:p>
      <text:h text:style-name="P409" text:outline-level="3"><text:bookmark-start text:name="__RefHeading___Toc7907_996372212"/>[...] <text:span text:style-name="T984">- head is variable holding a function name</text:span><text:bookmark-end text:name="__RefHeading___Toc7907_996372212"/></text:h>
      <text:p text:style-name="P318">In Lisp the head of an evaluated list is taken as a function name. <text:s/>Consider this example that curries a two argument function into a unary function by replacing one argument with the number 3: </text:p>
      <text:p text:style-name="P374">(defun curry-three (f n) (f n 3)) ; <text:span text:style-name="T1005">has errors</text:span></text:p>
      <text:p text:style-name="P305"><text:span text:style-name="T985">W</text:span>hen <text:span text:style-name="T981">we compile this function we get two errors:</text:span></text:p>
      <text:p text:style-name="P372">The variable F is defined but never used.</text:p>
      <text:p text:style-name="Text_20_body">and</text:p>
      <text:p text:style-name="P372">undefined function: F</text:p>
      <text:p text:style-name="P313"><text:span text:style-name="T985">The first </text:span><text:span text:style-name="T593">f</text:span><text:span text:style-name="T985"> is in the argument list so it is taken as a variable name. <text:s/>The </text:span><text:span text:style-name="T513">f</text:span><text:span text:style-name="T985"> in the body is at the head of an evaluated list so it is taken as a function name. <text:s/>Hence the errors. <text:s/></text:span></text:p>
      <text:p text:style-name="P430"><text:span text:style-name="T985">The Lisp operator </text:span><text:span text:style-name="T513">#'</text:span><text:span text:style-name="T985"> indicates that the symbol that follows is a function name to be taken literally, and not a variable name. <text:s/>This gets our function name into the data space. <text:s text:c="2"/>The Lisp function </text:span><text:span text:style-name="T513">funcall</text:span><text:span text:style-name="T985"> takes the function to be called as a first argument, and the arguments it is to be applied to as the rest arguments. <text:s/>We can use these accomplish what we want.</text:span></text:p>
      <text:p text:style-name="P364"><text:span text:style-name="T474">(defun curry-three (f n) (funcall f n 3)) ; </text:span><text:span text:style-name="T509">good syntax</text:span></text:p>
      <text:p text:style-name="P360">(defun plus (x y) (+ x y))</text:p>
      <text:p text:style-name="P360">(curry-three #'plus 2)</text:p>
      <text:p text:style-name="P373">5</text:p>
      <text:p text:style-name="P314"><text:soft-page-break/>Now in the definition for <text:span text:style-name="T474">curry-three</text:span> we do not get interpretor/compiler errors. <text:s/>This is because <text:span text:style-name="T474">f</text:span> is consistently used as a variable name. <text:s/><text:span text:style-name="T474">funcall</text:span> will use the <text:span text:style-name="T474">f</text:span> variable's value will be the name of the function called.</text:p>
      <text:p text:style-name="P314">In the second line we define a function to pass into curry-three. <text:s/>I just put something simple here for sake of discussion. <text:s text:c="2"/><text:span text:style-name="T474">plus</text:span> is defined to be a function that takes two arguments and sums them. <text:s/>Now we have a function with the name of <text:span text:style-name="T474">plus</text:span>, but no variable by this name.</text:p>
      <text:p text:style-name="P314">In the third line we use the <text:span text:style-name="T592">#'</text:span> operator to tell Lisp that <text:span text:style-name="T474">plus</text:span> is a function name to be used literally as data.<text:note text:id="ftn4" text:note-class="footnote"><text:note-citation>4</text:note-citation><text:note-body><text:p text:style-name="P70">An implementation might use a different type of reference to the function than the functions name, such as a pointer to an entry in a symbol table, or perhaps a pointer to the function. <text:span text:style-name="T1012">All that is required is that #' produces a value that can be used by funcall.</text:span></text:p></text:note-body></text:note> <text:s/>This will be a value passed into <text:span text:style-name="T474">curry-three</text:span>, no differently than had we put a number or string as an argument. <text:s/>Inside of <text:span text:style-name="T473">curry-three</text:span> the <text:span text:style-name="T474">#'plus</text:span> becomes the value of the variable f. <text:s/>Then the <text:span text:style-name="T592">funcall</text:span> function will use this value as a function name, and then call it.</text:p>
      <text:p text:style-name="P314">This is how function pointers are handled in Lisp, a language that does not have explicit pointers.</text:p>
      <text:p text:style-name="P306">Actually we didn't need to define <text:span text:style-name="T986">the function</text:span> <text:span text:style-name="T474">plus</text:span>, <text:span text:style-name="T986">because '</text:span><text:span text:style-name="T511">+</text:span><text:span text:style-name="T986">' is already a function. <text:s/>We don't have reserved operator symbols in Lisp, instead we just have loose rules on what can be used for function names. <text:s text:c="2"/></text:span></text:p>
      <text:p text:style-name="P359">(curry-three #'+ 2)</text:p>
      <text:p text:style-name="P373">5</text:p>
      <text:p text:style-name="P307"><text:span text:style-name="T1006">We introduce a shortcut with the TM library. <text:s/>Normally a list to be evaluated is in parenthesis, and its head is taken as a function name. <text:s/>With the TM library loaded, when a list in </text:span>square brackets i<text:span text:style-name="T1006">s evaluated, the head is taken as a variable name, and the value of this variables is the function to be loaded.</text:span><text:span text:style-name="T1006"><text:note text:id="ftn5" text:note-class="footnote"><text:note-citation>5</text:note-citation><text:note-body><text:p text:style-name="P69">One might think of this as indirect addressing of the function. <text:s/>Square brackets have traditionally been used for such addressing.</text:p></text:note-body></text:note></text:span></text:p>
      <text:p text:style-name="P358"><text:span text:style-name="T982">* </text:span>(defun curry-three (f n) [f n 3])</text:p>
      <text:p text:style-name="P358">CURRY-THREE</text:p>
      <text:p text:style-name="P358">* (curry-three #'plus 2)</text:p>
      <text:p text:style-name="P375">5</text:p>
      <text:p text:style-name="P307"><text:span text:style-name="T1006">We implemented this feature with a reader macro which</text:span> <text:span text:style-name="T1007">simply turns the square bracket list into a regular list and </text:span>inserts the <text:span text:style-name="T474">funcall</text:span> <text:span text:style-name="T1008">as its head. <text:s/>This occurs </text:span>before <text:span text:style-name="T997">the</text:span> Lisp <text:span text:style-name="T1009">evaluate phase sees t</text:span>he syntax.</text:p>
      <text:p text:style-name="P429"><text:soft-page-break/><text:span text:style-name="T1010">Here is another example. S</text:span>uppose that instead of passing #'plus in as an argument, <text:span text:style-name="T988">that</text:span> we first assigned it to a variable and then passed <text:span text:style-name="T998">the variable as an</text:span> argument:</text:p>
      <text:p text:style-name="P366">* (defvar our-fun #'plus)</text:p>
      <text:p text:style-name="P361">* (curry-three our-fun 2)</text:p>
      <text:p text:style-name="P380">5</text:p>
      <text:p text:style-name="P346">Here the value assigned to the variable <text:span text:style-name="T512">our-fun</text:span><text:span text:style-name="T987"> </text:span>is a function <text:span text:style-name="T999">name</text:span>. <text:s/>The variable is then used as any other, and i<text:span text:style-name="T1000">ts value is</text:span> passed in as an argument to <text:span text:style-name="T474">curry-three</text:span>. <text:s/>And as we know, inside curry three, <text:s/><text:span text:style-name="T474">funcall</text:span> will <text:span text:style-name="T1011">take the function name value from the corresponding argument </text:span>and call it as a function. <text:s/></text:p>
      <text:p text:style-name="P347">Things can become a little confusing when the variable name has the same name as the function.</text:p>
      <text:p text:style-name="P362">* (defvar plus #'plus) </text:p>
      <text:p text:style-name="P362">* (curry-three plus 2)</text:p>
      <text:p text:style-name="P379">5</text:p>
      <text:p text:style-name="Standard">Here <text:span text:style-name="T474">#'plus</text:span> is the function name as data. <text:span text:style-name="T474">plus</text:span> <text:span text:style-name="T989">w</text:span>hen it is the head of an evaluated list is a function name, <text:span text:style-name="T989">otherwise it is a variable name. <text:s/>It is little wonder that the Lisp dialect Scheme put function names and variables name in the same space.</text:span></text:p>
      <text:h text:style-name="P410" text:outline-level="3"><text:bookmark-start text:name="__RefHeading___Toc8140_1130766253"/>Summary<text:bookmark-end text:name="__RefHeading___Toc8140_1130766253"/></text:h>
      <text:p text:style-name="P321">When evaluated:</text:p>
      <text:p text:style-name="P324">(q f g h) – <text:span text:style-name="T1032">non-literal </text:span>list of symbol <text:span text:style-name="T1031">literals, </text:span><text:span text:style-name="T81">f</text:span><text:span text:style-name="T1031">, </text:span><text:span text:style-name="T81">g</text:span><text:span text:style-name="T1031">, and </text:span><text:span text:style-name="T81">h</text:span><text:span text:style-name="T1031">.</text:span></text:p>
      <text:p text:style-name="P322">(o f g h) – <text:s/><text:span text:style-name="T1030">not a list, rather</text:span> <text:span text:style-name="T79">f</text:span><text:span text:style-name="T1025">, </text:span><text:span text:style-name="T79">g</text:span><text:span text:style-name="T1025">, and </text:span><text:span text:style-name="T79">h</text:span><text:span text:style-name="T1025"> are to be included in a {} form that contains this form.</text:span></text:p>
      <text:p text:style-name="P321">{f g h} <text:s/>– list, <text:span text:style-name="T4">f</text:span>, <text:span text:style-name="T4">g</text:span>, and <text:span text:style-name="T4">h</text:span> are <text:span text:style-name="T1027">variables that are replaced by their values.</text:span></text:p>
      <text:p text:style-name="P321">(f g h) <text:s/>- function call. <text:s/><text:span text:style-name="T4">f</text:span> is literally the function name. <text:s/><text:span text:style-name="T4">g</text:span> <text:span text:style-name="T1026">and </text:span><text:span text:style-name="T80">h</text:span><text:span text:style-name="T1026"> are variables that are replaced by their values, and then passed as arguments. The result of the function replaces the entire form.</text:span></text:p>
      <text:p text:style-name="P323">[f g h] – indirect function call. <text:span text:style-name="T4">f</text:span> is <text:span text:style-name="T1028">a variable </text:span>replaced by its value, and <text:span text:style-name="T1028">that value is then </text:span>looked up and called as a function. <text:s/><text:span text:style-name="T4">g</text:span> and <text:span text:style-name="T4">h</text:span> are <text:span text:style-name="T1029">variables </text:span>replaced by their values and passed as arguments. <text:s/><text:span text:style-name="T1034">The result of the function replaces the entire form.</text:span></text:p>
      <text:p text:style-name="P320"/>
      <text:h text:style-name="P495" text:outline-level="2"><text:bookmark-start text:name="__RefHeading___Toc48459_1591534138"/><text:soft-page-break/>Continuations<text:bookmark-end text:name="__RefHeading___Toc48459_1591534138"/></text:h>
      <text:h text:style-name="P411" text:outline-level="3"><text:bookmark-start text:name="__RefHeading___Toc8758_1505537302"/>Concept<text:bookmark-end text:name="__RefHeading___Toc8758_1505537302"/></text:h>
      <text:p text:style-name="P267"><text:span text:style-name="T1013">Conventionally programmers think of programs as linear sequences of calls to </text:span>subroutines, <text:span text:style-name="T1045">where each subroutine has a fixed entry and exit point.</text:span> <text:s/><text:span text:style-name="T1014">Even d</text:span>ecisions made in <text:span text:style-name="T876">'</text:span>if blocks<text:span text:style-name="T876">'</text:span>, <text:span text:style-name="T1033">are considered to only create hiccups by skipping smalls of block of code</text:span>. In the TM library we <text:span text:style-name="T1046">modify</text:span> this <text:span text:style-name="T870">view by allowing subroutines to have multiple exit points.</text:span></text:p>
      <text:p text:style-name="P281">Here is a simple mock-up for purposes of discussion. <text:s/>This routine either returns a result or a status code. <text:s/>Functions that do this sort of thing are common. <text:s/><text:span text:style-name="T938">Sometimes the status code is a null pointer, sometime it is in a separate variable. <text:s/>Either way, for purposes of this discussion this code is representative:</text:span></text:p>
      <text:p text:style-name="P270"><draw:frame draw:style-name="fr2" draw:name="Frame36" text:anchor-type="as-char" svg:width="398.75pt" draw:z-index="9"><draw:text-box fo:min-height="29.54pt"><text:p text:style-name="P20">(defun mock-read (n)</text:p><text:p text:style-name="P20"><text:s text:c="2"/>(if (= n 0)</text:p><text:p text:style-name="P20"><text:s text:c="4"/>'zero</text:p><text:p text:style-name="P20"><text:s text:c="4"/>(if (oddp n) </text:p><text:p text:style-name="P20"><text:s text:c="6"/>'fail </text:p><text:p text:style-name="P20"><text:s text:c="6"/>(write-to-string n)</text:p><text:p text:style-name="P20"><text:s text:c="6"/>)))</text:p></draw:text-box></draw:frame></text:p>
      <text:p text:style-name="P298">In the calling code we first check the return for a status symbol, and if one is not found, and thus all is ok, we use the result. <text:s/>The check of the result for a status code is an inverse decision tree to that found in the function where the the status was set. <text:s/><text:span text:style-name="T1015">In this inverse tree we unwind what happened in the function so that we may properly handle the condition returned by the function</text:span>:</text:p>
      <text:p text:style-name="P271"><draw:frame draw:style-name="fr2" draw:name="Frame37" text:anchor-type="as-char" svg:width="407.99pt" draw:z-index="10"><draw:text-box fo:min-height="32pt"><text:p text:style-name="P21">(defun use-mock-read (n)</text:p><text:p text:style-name="P21"><text:s text:c="2"/>(let(</text:p><text:p text:style-name="P21"><text:s text:c="8"/>(result (mock-read n))</text:p><text:p text:style-name="P21"><text:s text:c="8"/>)</text:p><text:p text:style-name="P21"><text:s text:c="4"/>(cond</text:p><text:p text:style-name="P21"><text:s text:c="6"/>((eq result 'zero) (print "<text:span text:style-name="T963">zero</text:span>"))</text:p><text:p text:style-name="P21"><text:s text:c="6"/>((eq result 'fail) (print "failed"))</text:p><text:p text:style-name="P21"><text:s text:c="6"/>(t (print result))</text:p><text:p text:style-name="P21"><text:s text:c="6"/>)</text:p><text:p text:style-name="P21"><text:s text:c="4"/>t</text:p><text:p text:style-name="P21"><text:s text:c="4"/>))</text:p></draw:text-box></draw:frame></text:p>
      <text:p text:style-name="P272"><text:soft-page-break/>We might have instead thrown <text:span text:style-name="T908">conditions </text:span>and used a handler. <text:s/><text:span text:style-name="T877">We would still have a redundant decision in the form of checking that we catch the correct condition, and the overhead would be even higher.</text:span></text:p>
      <text:p text:style-name="P273"><text:span text:style-name="T992">When we have multiple exits</text:span> <text:span text:style-name="T871">the redundant test is not necessary. <text:s text:c="2"/>Here the exits take the form of passed in functions we call </text:span><text:span text:style-name="T78">continuations</text:span><text:span text:style-name="T871">.</text:span></text:p>
      <text:p text:style-name="P273"><draw:frame draw:style-name="fr2" draw:name="Frame38" text:anchor-type="as-char" svg:width="404.31pt" draw:z-index="11"><draw:text-box fo:min-height="13.55pt"><text:p text:style-name="P22">(defun mock-read-with-continuations-0 (n cont-ok cont-zero cont-odd)</text:p><text:p text:style-name="P22"><text:s text:c="2"/>(if (= n 0)</text:p><text:p text:style-name="P22"><text:s text:c="4"/><text:span text:style-name="T990">[</text:span>cont-zero<text:span text:style-name="T990">]</text:span></text:p><text:p text:style-name="P22"><text:s text:c="4"/>(if (oddp n) </text:p><text:p text:style-name="P22"><text:s text:c="6"/><text:span text:style-name="T990">[</text:span>cont-odd<text:span text:style-name="T990">]</text:span></text:p><text:p text:style-name="P22"><text:s text:c="6"/><text:span text:style-name="T990">[</text:span>cont-ok (write-to-string n)<text:span text:style-name="T990">]</text:span></text:p><text:p text:style-name="P22"><text:s text:c="6"/>)))</text:p></draw:text-box></draw:frame></text:p>
      <text:p text:style-name="P290">Because we are building this over Lisp, the function exits are provided as arguments, and explicitly called. <text:s/>As a convention we always provide the continuations <text:span text:style-name="T909">on the tail of</text:span> the argument <text:span text:style-name="T909">list</text:span>, and <text:span text:style-name="T991">typically</text:span> prefix the<text:span text:style-name="T909">ir </text:span>name<text:span text:style-name="T909">s</text:span> <text:span text:style-name="T909">with</text:span> '<text:span text:style-name="T540">cont-</text:span>'. <text:s/>We tip our hat to the old concept that one exit is somehow <text:span text:style-name="T4">normal</text:span>, by calling it '<text:span text:style-name="T540">cont-ok</text:span>'. </text:p>
      <text:p text:style-name="P291">The <text:span text:style-name="T878">very </text:span>last thing that a function <text:span text:style-name="T878">that is passed continuations</text:span> must do is to call a continuation. <text:s/><text:span text:style-name="T1047">Each thread either terminates in the function or leaves the function through a continuation. <text:s/></text:span></text:p>
      <text:p text:style-name="P299"><text:span text:style-name="T964">Here is the call while </text:span>using the multiple exits <text:span text:style-name="T1001">subroutine</text:span>:</text:p>
      <text:p text:style-name="P290"><draw:frame draw:style-name="fr2" draw:name="Frame44" text:anchor-type="as-char" svg:width="398.75pt" draw:z-index="12"><draw:text-box fo:min-height="13.49pt"><text:p text:style-name="P39">(defun use-mock-read-with-continuations (n)</text:p><text:p text:style-name="P39"><text:s text:c="2"/>(mock-read-with-continuations-0 n</text:p><text:p text:style-name="P39"><text:s text:c="4"/>(λ() (print "<text:span text:style-name="T965">zero</text:span>") t)</text:p><text:p text:style-name="P39"><text:s text:c="4"/>(λ() (print "failed") t)</text:p><text:p text:style-name="P39"><text:s text:c="4"/>(λ(result) (print result))</text:p><text:p text:style-name="P39"><text:s text:c="4"/>))</text:p></draw:text-box></draw:frame></text:p>
      <text:p text:style-name="P292">There are <text:span text:style-name="T939">some </text:span>useful stub and error reporting functions <text:span text:style-name="T940">in the </text:span>distribution file <text:span text:style-name="T540">functions.lisp</text:span><text:span text:style-name="T940">. <text:s/>Among them</text:span>:</text:p>
      <text:p text:style-name="P268"><text:bookmark-start text:name="__RefHeading___Toc3786_1864530906"/><text:soft-page-break/><draw:frame draw:style-name="fr3" draw:name="Frame6" text:anchor-type="as-char" svg:y="-74.21pt" svg:width="378.4pt" draw:z-index="13"><draw:text-box fo:min-height="128.61pt"><text:p text:style-name="P24">(defun do-nothing (&amp;rest x) (declare (ignore x))(values))</text:p><text:p text:style-name="P24"/><text:p text:style-name="P24">(defun echo (&amp;rest x) (apply #'values x))</text:p><text:p text:style-name="P24"/><text:p text:style-name="P24">(defun be (&amp;rest it) </text:p><text:p text:style-name="P24"><text:s text:c="4"/>(λ (&amp;rest args)(declare (ignore args))(apply #'values it))</text:p><text:p text:style-name="P24"><text:s text:c="4"/>) <text:s/></text:p><text:p text:style-name="P24"/><text:p text:style-name="P24">(defun cant-happen () (error 'impossible-to-get-here))</text:p><text:p text:style-name="P24"><text:s text:c="2"/></text:p><text:p text:style-name="P24">(defun alloc-fail () (error 'alloc-fail)) </text:p></draw:text-box></draw:frame><text:bookmark-end text:name="__RefHeading___Toc3786_1864530906"/></text:p>
      <text:p text:style-name="P269"><text:span text:style-name="T474">do-nothing</text:span> lives up to its name. <text:s/><text:span text:style-name="T624">It accepts any number of arguments, performs no operation and does not return anything</text:span>. <text:s/><text:span text:style-name="T474">echo</text:span> returns its arguments. <text:span text:style-name="T879">Actually it is just a synonym for </text:span><text:span text:style-name="T557">values.</text:span> <text:span text:style-name="T474">be</text:span> returns a constant <text:span text:style-name="T879">independent of what is passed in for arguments</text:span>. <text:s/><text:span text:style-name="T474">cant-happen</text:span> throws an error saying it is impossible to get to this function. <text:s/><text:span text:style-name="T624">This is useful for finding mistaken assumptions.</text:span> <text:s text:c="2"/><text:span text:style-name="T474">alloc-fai</text:span><text:span text:style-name="T592">l </text:span>throws an error saying that allocation failed.<text:note text:id="ftn6" text:note-class="footnote"><text:note-citation>6</text:note-citation><text:note-body><text:p text:style-name="Footnote">However, in the version of the library as of this writing you will see the Lisp allocation <text:span text:style-name="T857">condition</text:span> rather than calls to the allocation fail continuations.</text:p></text:note-body></text:note></text:p>
      <text:p text:style-name="P276">In the library we make continuations optional and try to give them defaults that provide conventional behavior <text:span text:style-name="T966">should </text:span>they <text:span text:style-name="T967">be</text:span> left out.</text:p>
      <text:p text:style-name="P274"><draw:frame draw:style-name="fr2" draw:name="Frame39" text:anchor-type="as-char" svg:width="401.24pt" draw:z-index="14"><draw:text-box fo:min-height="19.05pt"><text:p text:style-name="P23">(defun mock-read-with-continuations-1</text:p><text:p text:style-name="P23"><text:s text:c="2"/>(</text:p><text:p text:style-name="P23"><text:s text:c="4"/>n</text:p><text:p text:style-name="P23"><text:s text:c="4"/>&amp;optional</text:p><text:p text:style-name="P23"><text:s text:c="4"/>(cont-ok #'echo)</text:p><text:p text:style-name="P23"><text:s text:c="4"/>(cont-zero (be 'zero))</text:p><text:p text:style-name="P23"><text:s text:c="4"/>(cont-odd (be 'fail))</text:p><text:p text:style-name="P23"><text:s text:c="4"/>)</text:p><text:p text:style-name="P23"><text:s text:c="2"/>(if (= n 0)</text:p><text:p text:style-name="P23"><text:s text:c="4"/><text:span text:style-name="T994">[</text:span>cont-zero<text:span text:style-name="T994">]</text:span></text:p><text:p text:style-name="P23"><text:s text:c="4"/>(if (oddp n) </text:p><text:p text:style-name="P23"><text:s text:c="6"/><text:span text:style-name="T993">[</text:span>cont-odd<text:span text:style-name="T993">]</text:span></text:p><text:p text:style-name="P23"><text:s text:c="6"/><text:span text:style-name="T993">[</text:span>cont-ok (write-to-string n)<text:span text:style-name="T993">]</text:span></text:p><text:p text:style-name="P23"><text:s text:c="6"/>)))</text:p></draw:text-box></draw:frame></text:p>
      <text:p text:style-name="P275">Here <text:span text:style-name="T540">mock-read-with-continuations-1</text:span> will act just like <text:span text:style-name="T540">mock-read</text:span> when no continuations are provided.</text:p>
      <text:p text:style-name="P150"><text:span text:style-name="T872">A</text:span>ll the functions in the library <text:span text:style-name="T880">use continuations for end cases rather than throwing errors, </text:span>because what is one person's error, is another person's opportunity to run some more code. <text:s/><text:span text:style-name="T625">In particular, this is how we add code for handling, what would be in the Turing Machine, </text:span><text:soft-page-break/><text:span text:style-name="T625">the left from leftmost, and the right from rightmost control arcs. <text:s/>Continuations important for achieving Turing Complete computing.</text:span></text:p>
      <text:h text:style-name="Heading_20_3" text:outline-level="3"><text:bookmark-start text:name="__RefHeading___Toc8760_1505537302"/><text:span text:style-name="T1050">Argument Passing </text:span>Design Considerations<text:bookmark-end text:name="__RefHeading___Toc8760_1505537302"/></text:h>
      <text:p text:style-name="P151"><text:span text:style-name="T1048">I would rather have given each function two arguments, perhaps one called </text:span><text:span text:style-name="T521">args</text:span><text:span text:style-name="T1048">, and the other called </text:span><text:span text:style-name="T521">conts</text:span><text:span text:style-name="T1048">. <text:s/>Then I would have used destructering-bind to pull out the arguments from </text:span><text:span text:style-name="T521">args</text:span><text:span text:style-name="T1048">, <text:s/>and continuations from </text:span><text:span text:style-name="T521">conts</text:span><text:span text:style-name="T1048">. Each would then be able to have their own </text:span><text:span text:style-name="T521">&amp;optional </text:span><text:span text:style-name="T1048">and </text:span><text:span text:style-name="T521">&amp;rest</text:span><text:span text:style-name="T1048">. Better yet, we could have a macro for this and a new call form. Indeed the initial Scheme version worked this way. <text:s/>Unfortunately, this approach does not work with CLOS function dispatch (CLOS function dispatch is explained in the next section) as the dispatcher does not take nor see type specifications when they are buried one layer deep.</text:span></text:p>
      <text:p text:style-name="P327">A fancy macro can be <text:span text:style-name="T1051">created</text:span> using <text:span text:style-name="T474">let</text:span> or <text:span text:style-name="T474">destructuring</text:span><text:span text:style-name="T522">-</text:span><text:span text:style-name="T474">bind</text:span> over the lambdas, but the run time cost would be considerable.</text:p>
      <text:p text:style-name="P326">Another variation I considered was to make the continuations a single first argument, passed in as a list. <text:s/>This would be straight forward enough using <text:span text:style-name="T474">{}</text:span>. <text:s/>I didn't do this because <text:span text:style-name="T1049">1) </text:span>the continuations are often lambdas and they are quite long. <text:s/>The lambdas might differ for each call. <text:s/>Hence, for a function with a simple argument list, the argument values end up very from from the opening parenthesis and the function name. <text:s/>In some situations it is hard to read. <text:span text:style-name="T1049">2) function calls that don't use continuations would have an empty list at the front. <text:s/>I could live with this, but this would prevent backward incompatible.</text:span></text:p>
      <text:p text:style-name="P326">Another variation was to always pass the continuations in as a list, and make that list the last argument passed in. <text:s/>When there are no continuations we would pass in an empty list. <text:s/>In this manner the argument list <text:span text:style-name="T1051">may</text:span> be variable. <text:s/>Problem is, there is no destructuring support for this.</text:p>
      <text:h text:style-name="P413" text:outline-level="3"><text:bookmark-start text:name="__RefHeading___Toc8762_1505537302"/>Specializations and Continuations<text:bookmark-end text:name="__RefHeading___Toc8762_1505537302"/></text:h>
      <text:p text:style-name="P152"><text:span text:style-name="T1048">The current convention constrains the use of </text:span><text:span text:style-name="T521">&amp;optional</text:span><text:span text:style-name="T1048">, and prevents the use of </text:span><text:span text:style-name="T521">&amp;rest</text:span><text:span text:style-name="T1048"> for non-continuation arguments. <text:s/>The </text:span><text:span text:style-name="T521">&amp;optional </text:span><text:span text:style-name="T1048">arguments are constrained in that they must all be explicitly specified if any continuations are specified, so I avoided using them.</text:span></text:p>
      <text:p text:style-name="P328">Specializations will <text:span text:style-name="T1052">have</text:span> additional continuations. <text:s/>We will add these with key parameters.</text:p>
      <text:p text:style-name="P152"/>
      <text:h text:style-name="P496" text:outline-level="2"><text:bookmark-start text:name="__RefHeading___Toc3782_1864530906"/><text:soft-page-break/>Classes <text:bookmark-end text:name="__RefHeading___Toc3782_1864530906"/></text:h>
      <text:p text:style-name="P334"><text:span text:style-name="T319">The great fashion </text:span><text:span text:style-name="T338">craze </text:span><text:span text:style-name="T319">in </text:span><text:span text:style-name="T338">computer</text:span><text:span text:style-name="T319"> </text:span><text:span text:style-name="T358">science </text:span><text:span text:style-name="T319">after </text:span><text:span text:style-name="T338">that of </text:span><text:span text:style-name="T319">structured programming </text:span><text:span text:style-name="T338">wa</text:span><text:span text:style-name="T319">s arguably that of object oriented programming. <text:s/>This chapter discusses the terminology used for object oriented programming with </text:span><text:span text:style-name="T359">Turing Complete computing and </text:span><text:span text:style-name="T319">the </text:span><text:span text:style-name="T360">TM</text:span><text:span text:style-name="T319"> library. <text:s/></text:span><text:span text:style-name="T282">Lisp's </text:span><text:span text:style-name="T338">object oriented programming extension</text:span><text:span text:style-name="T282"> is called CLOS.</text:span><text:span text:style-name="T282"><text:note text:id="ftn7" text:note-class="footnote"><text:note-citation>7</text:note-citation><text:note-body><text:p text:style-name="P73"><text:span text:style-name="T4">C</text:span>ommon <text:span text:style-name="T4">L</text:span>isp <text:span text:style-name="T4">O</text:span>bject <text:span text:style-name="T4">S</text:span>ystem</text:p></text:note-body></text:note></text:span><text:span text:style-name="T282"> </text:span><text:span text:style-name="T319">We explain in this chapter how the CLOS approach is the dual of</text:span><text:span text:style-name="T283"> that </text:span><text:span text:style-name="T293">used in </text:span><text:span text:style-name="T361">a number of </text:span><text:span text:style-name="T283">other languages </text:span><text:span text:style-name="T293">such as C++</text:span><text:span text:style-name="T283">. <text:s/></text:span><text:span text:style-name="T339">As we build up the terminology here, we actually leave out the word </text:span><text:span text:style-name="T85">object</text:span><text:span text:style-name="T339"> in favor of the word </text:span><text:span text:style-name="T85">instance</text:span><text:span text:style-name="T339">, and thus </text:span><text:span text:style-name="T342">w</text:span><text:span text:style-name="T339">e </text:span><text:span text:style-name="T341">relinquish</text:span><text:span text:style-name="T319"> the </text:span><text:span text:style-name="T339">word</text:span><text:span text:style-name="T319"> </text:span><text:span text:style-name="T340">'</text:span><text:span text:style-name="T319">object', </text:span><text:span text:style-name="T366">giving it</text:span><text:span text:style-name="T319"> back to the English language.</text:span></text:p>
      <text:h text:style-name="P414" text:outline-level="3"><text:bookmark-start text:name="__RefHeading___Toc88182_1591534138"/>Format, Instance, Type, <text:span text:style-name="T1067">and Abstract Data Type</text:span><text:bookmark-end text:name="__RefHeading___Toc88182_1591534138"/></text:h>
      <text:p text:style-name="P163"><text:span text:style-name="T204">As we noted </text:span><text:span text:style-name="T308">in the section</text:span><text:span text:style-name="T204">, </text:span><text:span text:style-name="T204"><text:bookmark-ref text:reference-format="text" text:ref-name="__RefHeading___Toc6613_210948218">Alphabet Replacement</text:bookmark-ref></text:span><text:span text:style-name="T204">, </text:span><text:span text:style-name="T40">da</text:span><text:span text:style-name="T34">ta</text:span><text:span text:style-name="T4"> type</text:span><text:span text:style-name="T146"> </text:span><text:span text:style-name="T299">is related to</text:span><text:span text:style-name="T146"> formatting. <text:s/></text:span><text:span text:style-name="T294">When we use format consistently, </text:span><text:span text:style-name="T300">writing </text:span><text:span text:style-name="T293">one variable's value </text:span><text:span text:style-name="T294">will not</text:span><text:span text:style-name="T293"> corrupt another variable</text:span><text:span text:style-name="T294">'s</text:span><text:span text:style-name="T293"> </text:span><text:span text:style-name="T294">value</text:span><text:span text:style-name="T293">. <text:s/></text:span><text:span text:style-name="T320">Hence, </text:span><text:span text:style-name="T344">any system for </text:span><text:span text:style-name="T343">consistently applying</text:span><text:span text:style-name="T320"> data formatting is a </text:span><text:span text:style-name="T385">kind of</text:span><text:span text:style-name="T320"> memory protection </text:span><text:span text:style-name="T344">system.</text:span></text:p>
      <text:p text:style-name="P329"><text:span text:style-name="T293">T</text:span><text:span text:style-name="T146">he fundamental parameter for data format is the length of </text:span><text:span text:style-name="T345">an area of memory required for holding formatted data</text:span><text:span text:style-name="T146">. <text:s/></text:span><text:span text:style-name="T370">W</text:span><text:span text:style-name="T297">e </text:span><text:span text:style-name="T346">may apply</text:span><text:span text:style-name="T297"> operators to </text:span><text:span text:style-name="T146">com</text:span><text:span text:style-name="T320">pose </text:span><text:span text:style-name="T370">fundamental</text:span><text:span text:style-name="T320"> </text:span><text:span text:style-name="T347">format </text:span><text:span text:style-name="T367">descri</text:span><text:span text:style-name="T370">ptions</text:span><text:span text:style-name="T347"> </text:span><text:span text:style-name="T370">to create </text:span><text:span text:style-name="T367">compound</text:span><text:span text:style-name="T347"> format </text:span><text:span text:style-name="T370">descriptions.</text:span><text:span text:style-name="T347"> </text:span><text:span text:style-name="T297">Such operators are provided in languages that facilitate user defined type. <text:s/>As examples, in the C language, we have </text:span><text:span text:style-name="T528">struct</text:span><text:span text:style-name="T293"> </text:span><text:span text:style-name="T297">which </text:span><text:span text:style-name="T368">compounds</text:span><text:span text:style-name="T348"> format of differing length,</text:span><text:span text:style-name="T297"> and </text:span><text:span text:style-name="T528">[</text:span><text:span text:style-name="T601">·</text:span><text:span text:style-name="T528">]</text:span><text:span text:style-name="T297"> which </text:span><text:span text:style-name="T368">compounds</text:span><text:span text:style-name="T348"> formats of the same length.</text:span></text:p>
      <text:p text:style-name="P162"><text:span text:style-name="T295">In high level languages we give names to format</text:span><text:span text:style-name="T301">s</text:span><text:span text:style-name="T295">. <text:s/>This</text:span><text:span text:style-name="T293"> facilitate the consistent use of </text:span><text:span text:style-name="T295">format </text:span><text:span text:style-name="T321">in assignment, </text:span><text:span text:style-name="T295">across subroutine boundaries, and </text:span><text:span text:style-name="T321">across </text:span><text:span text:style-name="T295">other module concepts. <text:s/></text:span><text:span text:style-name="T321">By using</text:span><text:span text:style-name="T295"> names </text:span><text:span text:style-name="T321">for format</text:span><text:span text:style-name="T349">s a compiler tool, or</text:span><text:span text:style-name="T321"> </text:span><text:span text:style-name="T293">a human programmer, can </text:span><text:span text:style-name="T321">ask the</text:span><text:span text:style-name="T293"> 'is-a' </text:span><text:span text:style-name="T321">question</text:span><text:span text:style-name="T293"> </text:span><text:span text:style-name="T350">about an area of memory </text:span><text:span text:style-name="T293">and the answer </text:span><text:span text:style-name="T321">will be </text:span><text:span text:style-name="T293">a symbol. <text:s/></text:span><text:span text:style-name="T307">Though, as it turns out, the compiler tool and the human may have different goals when </text:span><text:span text:style-name="T322">asking </text:span><text:span text:style-name="T307">'is-a' </text:span><text:span text:style-name="T322">questions, </text:span><text:span text:style-name="T362">or </text:span><text:span text:style-name="T351">when </text:span><text:span text:style-name="T322">stating 'is-a' </text:span><text:span text:style-name="T362">facts</text:span><text:span text:style-name="T307">.</text:span></text:p>
      <text:p text:style-name="P331"><text:span text:style-name="T295">We say that data in </text:span><text:span text:style-name="T352">an area in</text:span><text:span text:style-name="T295"> memory </text:span><text:span text:style-name="T352">that </text:span><text:span text:style-name="T353">is accessed according to a </text:span><text:span text:style-name="T352"><text:s/>given </text:span><text:span text:style-name="T295">format is an </text:span><text:span text:style-name="T82">instance </text:span><text:span text:style-name="T293">of t</text:span><text:span text:style-name="T295">hat format.</text:span><text:span text:style-name="T296"> </text:span><text:span text:style-name="T323">Instantiating a compound format creates a composite instance made of </text:span><text:span text:style-name="T354">the</text:span><text:span text:style-name="T323"> small</text:span><text:span text:style-name="T354">er</text:span><text:span text:style-name="T323"> instances that correspond to the components of the compound format.</text:span></text:p>
      <text:p text:style-name="P451"><text:span text:style-name="T268">N</text:span><text:span text:style-name="T146">ow here is an interesting development. <text:s/>Suppose we describe two formats that are identical. <text:s/></text:span><text:span text:style-name="T309">Perhaps </text:span><text:span text:style-name="T298">we </text:span><text:span text:style-name="T309">determined they are identical </text:span><text:soft-page-break/><text:span text:style-name="T309">by having </text:span><text:span text:style-name="T298">analyz</text:span><text:span text:style-name="T309">ed</text:span><text:span text:style-name="T298"> </text:span><text:span text:style-name="T386">the lengths of the components and any </text:span><text:span text:style-name="T298">operators used when </text:span><text:span text:style-name="T386">compounding</text:span><text:span text:style-name="T298"> </text:span><text:span text:style-name="T302">them</text:span><text:span text:style-name="T298">. <text:s/></text:span><text:span text:style-name="T310">However, </text:span><text:span text:style-name="T387">we also give the</text:span><text:span text:style-name="T324"> two formats</text:span><text:span text:style-name="T298"> </text:span><text:span text:style-name="T387">descriptions</text:span><text:span text:style-name="T363"> </text:span><text:span text:style-name="T146">different names. <text:s/>In computer programming this happens often. </text:span><text:span text:style-name="T388">Say one is a complex number format, and the other is a vector of two components format. As we think about these differently we defined them separately.</text:span><text:span text:style-name="T146"> </text:span><text:span text:style-name="T389">As a result of having defined these with different names o</text:span><text:span text:style-name="T146">ur compiler may refuse to copy data even though the</text:span><text:span text:style-name="T302">re is no danger of corrupting memory. </text:span><text:span text:style-name="T146"><text:s/></text:span><text:span text:style-name="T364">In this situation</text:span><text:span text:style-name="T146"> the format name is </text:span><text:span text:style-name="T388">carrying with it </text:span><text:span text:style-name="T390">a distinction</text:span><text:span text:style-name="T146"> that is independent of that of the format </text:span><text:span text:style-name="T388">description, </text:span><text:span text:style-name="T390">and this information is not otherwise available to the compiler.</text:span></text:p>
      <text:p text:style-name="P449"><text:span text:style-name="T299">As it turns out, 'is-a' is a richer operator for humans than it is for compilers. </text:span><text:span text:style-name="T325">Despite </text:span><text:span text:style-name="T369">it being unnecessary for protecting memory </text:span><text:span text:style-name="T325">we often keep such different names. </text:span><text:span text:style-name="T369">When we do this, we are doing </text:span><text:span text:style-name="T355">something more with these names than just describing forma</text:span><text:span text:style-name="T369">t; hence we create a new term that subsumes that of format</text:span><text:span text:style-name="T355">. <text:s/>W</text:span><text:span text:style-name="T325">e say that we have created a </text:span><text:span text:style-name="T84">data</text:span><text:span text:style-name="T325"> </text:span><text:span text:style-name="T84">type</text:span><text:span text:style-name="T325">, rather than a </text:span><text:span text:style-name="T84">data format</text:span><text:span text:style-name="T325">.</text:span></text:p>
      <text:p text:style-name="P450"><text:span text:style-name="T391">We might notice that there are actually three entities in our example, there is a complex number type, a two component vector type, and a format for holding a number pair. <text:s/></text:span><text:span text:style-name="T311">U</text:span><text:span text:style-name="T302">ltimately, we accept this </text:span><text:span text:style-name="T330">compiler </text:span><text:span text:style-name="T302">behavior because, </text:span><text:span text:style-name="T357">for us,</text:span><text:span text:style-name="T302"> the answer to the 'is-a' <text:s/>question is different </text:span><text:span text:style-name="T327">for the two </text:span><text:span text:style-name="T331">types</text:span><text:span text:style-name="T302">. <text:s/>We then might introduce conversion operators, and then allow automatic conversion in cases where the formats </text:span><text:span text:style-name="T391">is shared but the types are different.</text:span></text:p>
      <text:p text:style-name="P449"><text:span text:style-name="T326"><text:s text:c="2"/></text:span><text:span text:style-name="T326"><draw:frame draw:style-name="fr1" draw:name="Frame24" text:anchor-type="as-char" svg:width="405.35pt" draw:z-index="47"><draw:text-box fo:min-height="188.56pt"><text:p text:style-name="Figure"><draw:g text:anchor-type="paragraph" draw:z-index="48" draw:style-name="gr18"><draw:g draw:style-name="gr2"><draw:frame draw:style-name="gr19" draw:text-style-name="P511" svg:width="27.27pt" svg:height="20.98pt" svg:x="24.35pt" svg:y="20.55pt"><draw:text-box><text:p text:style-name="P509"><text:span text:style-name="T1071">'re</text:span></text:p></draw:text-box></draw:frame><draw:frame draw:style-name="gr20" draw:text-style-name="P511" svg:width="29.28pt" svg:height="20.98pt" svg:x="23.75pt" svg:y="44.62pt"><draw:text-box><text:p text:style-name="P509"><text:span text:style-name="T1071">'im</text:span></text:p></draw:text-box></draw:frame></draw:g><draw:g draw:style-name="gr2"><draw:frame draw:style-name="gr21" draw:text-style-name="P511" svg:width="22.62pt" svg:height="20.98pt" svg:x="27.47pt" svg:y="77.95pt"><draw:text-box><text:p text:style-name="P509"><text:span text:style-name="T1071">'x</text:span></text:p></draw:text-box></draw:frame><draw:frame draw:style-name="gr22" draw:text-style-name="P511" svg:width="22.62pt" svg:height="20.98pt" svg:x="26.84pt" svg:y="101.96pt"><draw:text-box><text:p text:style-name="P509"><text:span text:style-name="T1071">'y</text:span></text:p></draw:text-box></draw:frame></draw:g><draw:g draw:style-name="gr2"><draw:frame draw:style-name="gr23" draw:text-style-name="P511" svg:width="31.01pt" svg:height="20.98pt" svg:x="109.5pt" svg:y="47.62pt"><draw:text-box><text:p text:style-name="P509"><text:span text:style-name="T1071">0:3</text:span></text:p></draw:text-box></draw:frame><draw:frame draw:style-name="gr24" draw:text-style-name="P511" svg:width="31.01pt" svg:height="20.98pt" svg:x="108.91pt" svg:y="71.6pt"><draw:text-box><text:p text:style-name="P509"><text:span text:style-name="T1071">4:7</text:span></text:p></draw:text-box></draw:frame></draw:g><draw:g draw:style-name="gr2"><draw:frame draw:style-name="gr25" draw:text-style-name="P511" svg:width="64.37pt" svg:height="20.98pt" svg:x="267.17pt" svg:y="94.9pt"><draw:text-box><text:p text:style-name="P509"><text:span text:style-name="T1071">3f21e472</text:span></text:p></draw:text-box></draw:frame><draw:frame draw:style-name="gr26" draw:text-style-name="P511" svg:width="67.72pt" svg:height="20.98pt" svg:x="266.57pt" svg:y="118.91pt"><draw:text-box><text:p text:style-name="P509"><text:span text:style-name="T1071">e41721a6</text:span></text:p></draw:text-box></draw:frame></draw:g><draw:frame draw:style-name="gr27" draw:text-style-name="P511" svg:width="117.52pt" svg:height="34.78pt" svg:x="127.22pt" svg:y="99.3pt"><draw:text-box><text:p text:style-name="P509"><text:span text:style-name="T1071">fmt-read(</text:span><text:span text:style-name="T1072">·, ·</text:span><text:span text:style-name="T1071">)</text:span></text:p><text:p text:style-name="P509"><text:span text:style-name="T1071">fmt-write(</text:span><text:span text:style-name="T1072">·</text:span><text:span text:style-name="T1073">, </text:span><text:span text:style-name="T1072">·, ·</text:span><text:span text:style-name="T1073">)</text:span></text:p></draw:text-box></draw:frame><draw:line draw:style-name="gr28" draw:text-style-name="P507" svg:x1="53.72pt" svg:y1="100.12pt" svg:x2="107.35pt" svg:y2="70.89pt"><text:p/></draw:line><draw:frame draw:style-name="gr29" draw:text-style-name="P511" svg:width="33.02pt" svg:height="20.98pt" svg:x="63.75pt" svg:y="36.62pt"><draw:text-box><text:p text:style-name="P509"><text:span text:style-name="T1071">xlat</text:span></text:p></draw:text-box></draw:frame><draw:line draw:style-name="gr30" draw:text-style-name="P507" svg:x1="53.35pt" svg:y1="41.3pt" svg:x2="104.94pt" svg:y2="67.83pt"><text:p/></draw:line><draw:frame draw:style-name="gr31" draw:text-style-name="P511" svg:width="33.02pt" svg:height="20.98pt" svg:x="63.75pt" svg:y="83.96pt"><draw:text-box><text:p text:style-name="P509"><text:span text:style-name="T1071">xlat</text:span></text:p></draw:text-box></draw:frame><draw:frame draw:style-name="gr32" draw:text-style-name="P511" svg:width="43.03pt" svg:height="20.98pt" svg:x="187.4pt" svg:y="165.66pt"><draw:text-box><text:p text:style-name="P509"><text:span text:style-name="T1071">value</text:span></text:p></draw:text-box></draw:frame><draw:line draw:style-name="gr33" draw:text-style-name="P508" svg:x1="208.37pt" svg:y1="130.31pt" svg:x2="208.8pt" svg:y2="168.77pt"><text:p/></draw:line><draw:line draw:style-name="gr34" draw:text-style-name="P507" svg:x1="138.53pt" svg:y1="68.6pt" svg:x2="184.76pt" svg:y2="101.37pt"><text:p/></draw:line><draw:line draw:style-name="gr35" draw:text-style-name="P508" svg:x1="261.72pt" svg:y1="112.54pt" svg:x2="210.9pt" svg:y2="112.65pt"><text:p/></draw:line><draw:frame draw:style-name="gr36" draw:text-style-name="P510" svg:width="19.33pt" svg:height="69.28pt" svg:x="289.76pt" svg:y="29.71pt"><draw:text-box><text:p text:style-name="P509"><text:span text:style-name="T1070">.</text:span><text:span text:style-name="T1070"><text:line-break/></text:span><text:span text:style-name="T1070">.</text:span><text:span text:style-name="T1070"><text:line-break/></text:span><text:span text:style-name="T1070">.</text:span></text:p></draw:text-box></draw:frame><draw:frame draw:style-name="gr37" draw:text-style-name="P510" svg:width="19.33pt" svg:height="69.28pt" svg:x="289.76pt" svg:y="122.77pt"><draw:text-box><text:p text:style-name="P509"><text:span text:style-name="T1070">.</text:span><text:span text:style-name="T1070"><text:line-break/></text:span><text:span text:style-name="T1070">.</text:span><text:span text:style-name="T1070"><text:line-break/></text:span><text:span text:style-name="T1070">.</text:span></text:p></draw:text-box></draw:frame><draw:custom-shape draw:style-name="gr38" draw:text-style-name="P507" svg:width="68.43pt" svg:height="167.67pt" svg:x="266.97pt" svg:y="27.07pt"><text:p/><draw:enhanced-geometry svg:viewBox="0 0 21600 21600" draw:type="rectangle" draw:enhanced-path="M 0 0 L 21600 0 21600 21600 0 21600 0 0 Z N"/></draw:custom-shape><draw:frame draw:style-name="gr39" draw:text-style-name="P513" svg:width="70.81pt" svg:height="20.98pt" svg:x="269.72pt" svg:y="25.11pt"><draw:text-box><text:p text:style-name="P512"><text:span text:style-name="T1071">memory</text:span></text:p></draw:text-box></draw:frame><draw:custom-shape draw:style-name="gr40" draw:text-style-name="P507" svg:width="39.57pt" svg:height="58.48pt" svg:x="104.97pt" svg:y="33.56pt"><text:p/><draw:enhanced-geometry svg:viewBox="0 0 21600 21600" draw:type="rectangle" draw:enhanced-path="M 0 0 L 21600 0 21600 21600 0 21600 0 0 Z N"/></draw:custom-shape><draw:frame draw:style-name="gr41" draw:text-style-name="P511" svg:width="48.33pt" svg:height="20.98pt" svg:x="99.61pt" svg:y="30.36pt"><draw:text-box><text:p text:style-name="P509"><text:span text:style-name="T1071">format</text:span></text:p></draw:text-box></draw:frame><draw:frame draw:style-name="gr42" draw:text-style-name="P511" svg:width="38.38pt" svg:height="20.98pt" svg:x="45.61pt" svg:y="119.31pt"><draw:text-box><text:p text:style-name="P509"><text:span text:style-name="T1071">type</text:span></text:p></draw:text-box></draw:frame><draw:frame draw:style-name="gr43" draw:text-style-name="P511" svg:width="38.41pt" svg:height="20.98pt" svg:x="12.02pt" svg:y="6.66pt"><draw:text-box><text:p text:style-name="P509"><text:span text:style-name="T1071">type</text:span></text:p></draw:text-box></draw:frame><draw:path draw:style-name="gr44" draw:text-style-name="P507" svg:width="151.54pt" svg:height="56.98pt" draw:transform="rotate (-3.14159265358979) translate (411.452816723032pt 145.531667544032pt)" svg:viewBox="0 0 5347 2011" svg:d="M1419 1667c320 0 638-18 954 0 285 15 520 34 846 108 305 68 381 197 693 163 295-32 653 165 889 18 302-188 339-527 433-886 75-287 251-625-87-760-219-88-366-316-671-271-299 44-607 0-911 0-273 0-549 0-823 0-231 0-489-87-694 0-235 100-428 118-650 144-225 25-428 40-672 127-248 88-550 85-606 416-40 237-283 487 65 651 274 129 524 60 758 199l238 18v91"><text:p/></draw:path><draw:frame draw:style-name="gr45" draw:text-style-name="P511" svg:width="59.02pt" svg:height="20.98pt" svg:x="341.6pt" svg:y="108.57pt"><draw:text-box><text:p text:style-name="P509"><text:span text:style-name="T1071">instance</text:span></text:p></draw:text-box></draw:frame><draw:frame draw:style-name="gr46" draw:text-style-name="P511" svg:width="59.02pt" svg:height="34.78pt" svg:x="189.55pt" svg:y="47pt"><draw:text-box><text:p text:style-name="P509"><text:span text:style-name="T1071">instance</text:span></text:p><text:p text:style-name="P509"><text:span text:style-name="T1071">base</text:span></text:p></draw:text-box></draw:frame><draw:line draw:style-name="gr47" draw:text-style-name="P507" svg:x1="215.35pt" svg:y1="77.3pt" svg:x2="199.7pt" svg:y2="102.39pt"><text:p/></draw:line><draw:path draw:style-name="gr48" draw:text-style-name="P507" svg:width="223.54pt" svg:height="128.55pt" draw:transform="rotate (-3.14159265358979) translate (229.757211971741pt 135.528919512375pt)" svg:viewBox="0 0 7887 4536" svg:d="M6460 4496c200 0 402-16 602 0 202 16 410 70 602 18 368-99 186-447 112-687-88-286-329-506-376-796-48-296-367-330-545-507-194-191-457-23-659-144-238-141-486-129-734-109-265 22-412-206-639-344-320-194-44-469-490-506-303-25-286-431-564-525-302-103-261-452-545-597-230-117-410-328-735-271-203 36-413-16-620-18-249-3-502 0-752 0-251 0-509 57-753 0-281-66-392 213-358 416 37 231-59 659 227 669 620 20 162 511 582 543 261 20 497 132 697 271 205 143 470 254 583 471 151 292 569 347 545 669-25 327 219 380 245 669 17 204 311 242 508 344 225 117 380 149 583 127 323-36 448 165 752 126 245-31 492-4 734 19 197 19 423-71 584 90l244 18 188 54h19z"><text:p/></draw:path><draw:path draw:style-name="gr49" draw:text-style-name="P507" svg:width="211.83pt" svg:height="121.27pt" draw:transform="rotate (-3.14159265358979) translate (233.94418585917pt 151.150353671462pt)" svg:viewBox="0 0 7474 4279" svg:d="M2694 4252c251 1 501 0 752 0 194 0 389 0 583 0 195 0 401 62 584 0 305-104 229-455 169-687-87-333 222-423 470-434 333-15 479-320 791-489 252-137 407-129 620-145 245-18 555 158 735 0 198-175-53-503-39-759 13-246 0-495 0-742-2-348-329-408-564-543-214-123-454-21-715-181-200-122-475 0-714 0s-478 0-716 0c-200 0-406-40-602 0-231 47-348-121-583-90-242 32-488-39-734-36-199 3-402 11-602 0-205-11-381 2-602-109-165-83-375 0-564 0-200 0-403-15-603 0-491 37-320 422-338 688-17 241-6 483 0 723 7 249-90 534 75 742 174 218 516 60 735 181 253 141 557-16 677 271 130 313 506 428 564 760 45 256 61 518 38 778l225 36 282 54h19z"><text:p/></draw:path></draw:g>Figure <text:sequence text:ref-name="refFigure1" text:name="Figure" text:formula="ooow:Figure+1" style:num-format="1">2</text:sequence>: <text:span text:style-name="T1062">T</text:span>ype, <text:span text:style-name="T1062">F</text:span>ormat, <text:span text:style-name="T1062">I</text:span>nstance</text:p></draw:text-box></draw:frame></text:span></text:p>
      <text:p text:style-name="P335"><text:soft-page-break/><text:span text:style-name="T328">A more descriptive term </text:span><text:span text:style-name="T370">for data type </text:span><text:span text:style-name="T356">would be </text:span><text:span text:style-name="T370">something like</text:span><text:span text:style-name="T328"> </text:span><text:span text:style-name="T86">format with </text:span><text:span text:style-name="T87">component name </text:span><text:span text:style-name="T88">translation</text:span><text:span text:style-name="T328">. <text:s/></text:span><text:span text:style-name="T371">In </text:span><text:span text:style-name="T371"><text:sequence-ref text:reference-format="text" text:ref-name="refFigure1">Figure 2: Type, Format, Instance</text:sequence-ref></text:span><text:span text:style-name="T371"> we show user defined, or programming language defined, component names </text:span><text:span text:style-name="T392">used within types </text:span><text:span text:style-name="T371">being mapped to a forma</text:span><text:span text:style-name="T392">t. <text:s/></text:span><text:span text:style-name="T393">Here we diagram our complex vs. vector example and show that they share the same format</text:span><text:span text:style-name="T371">.</text:span><text:span text:style-name="T371"><text:note text:id="ftn0" text:note-class="footnote"><text:note-citation>8</text:note-citation><text:note-body><text:p text:style-name="P504">In most compiler implementations there would be a table for each type, and format would not be explicitly delineated.</text:p></text:note-body></text:note></text:span></text:p>
      <text:p text:style-name="P329"><text:span text:style-name="T146">In order to use </text:span><text:span text:style-name="T315">format</text:span><text:span text:style-name="T373">t</text:span><text:span text:style-name="T315">ed </text:span><text:span text:style-name="T146">data we must have access functions. </text:span><text:span text:style-name="T315">We will only need</text:span><text:span text:style-name="T146"> </text:span><text:span text:style-name="T4">read</text:span><text:span text:style-name="T146"> </text:span><text:span text:style-name="T315">and</text:span><text:span text:style-name="T146"> </text:span><text:span text:style-name="T4">write</text:span><text:span text:style-name="T146">.</text:span><text:span text:style-name="T146"><text:note text:id="ftn8" text:note-class="footnote"><text:note-citation>9</text:note-citation><text:note-body><text:p text:style-name="P71">For a multithreaded environment we will also need some sort of locking or atomic read modify write.</text:p></text:note-body></text:note></text:span><text:span text:style-name="T146"> <text:s/></text:span><text:span text:style-name="T372">In this </text:span><text:span text:style-name="T373">example</text:span><text:span text:style-name="T372"> </text:span><text:span text:style-name="T1063">fmt-read</text:span><text:span text:style-name="T146"> will accept a</text:span><text:span text:style-name="T372">n instance base, an offset value from the format table, and then return a value from memory. <text:s/></text:span><text:span text:style-name="T1064">fmt-write</text:span><text:span text:style-name="T372"> will accept a value as a third operand and write that value to memory.</text:span></text:p>
      <text:p text:style-name="P456"><text:span text:style-name="T374">We have included </text:span><text:span text:style-name="T1063">fmt-read </text:span><text:span text:style-name="T374">and </text:span><text:span text:style-name="T1064">fmt-write</text:span><text:span text:style-name="T372"> </text:span><text:span text:style-name="T374">as part of the type definition. This was necessary because type subsumes the definition of format, and format is about consistent use, and thus protection, of memory. </text:span><text:span text:style-name="T381">Consequently</text:span><text:span text:style-name="T374">, </text:span><text:span text:style-name="T381">the definition of data </text:span><text:span text:style-name="T374">type is part logic, and part implementation.</text:span><text:span text:style-name="T303"> </text:span><text:span text:style-name="T381">We would like to change this, because f</text:span><text:span text:style-name="T316">rom </text:span><text:span text:style-name="T381">the</text:span><text:span text:style-name="T316"> perspective of logic functionality, the calling program has no vested interest in the implementation. </text:span><text:span text:style-name="T303">Suppose we </text:span><text:span text:style-name="T374">pulled out the format and access functions from the definition of type. <text:s/></text:span><text:span text:style-name="T381">W</text:span><text:span text:style-name="T374">e might then have two different programs that had the exact same logic, but would compile into different implementations. </text:span><text:span text:style-name="T381">W</text:span><text:span text:style-name="T374">hen we separate out the implementation we create an abstract notion of data type</text:span><text:span text:style-name="T329">.</text:span><text:span text:style-name="T316"><text:note text:id="ftn9" text:note-class="footnote"><text:note-citation>10</text:note-citation><text:note-body><text:p text:style-name="P72">Knuth uses the term <text:span text:style-name="T4">abstract data type</text:span> to describe type defined through functions rather than format.</text:p></text:note-body></text:note></text:span><text:span text:style-name="T316"> <text:s/></text:span></text:p>
      <text:p text:style-name="P454"><text:span text:style-name="T303">For example, suppose we have </text:span><text:span text:style-name="T312">an instance </text:span><text:span text:style-name="T314">packed </text:span><text:span text:style-name="T312">in</text:span><text:span text:style-name="T303"> memory </text:span><text:span text:style-name="T382">for our complex number type</text:span><text:span text:style-name="T303">, such as that </text:span><text:span text:style-name="T313">instantiated from format declared</text:span><text:span text:style-name="T303"> with </text:span><text:span text:style-name="T529">struct</text:span><text:span text:style-name="T316"> </text:span><text:span text:style-name="T303">in C. <text:s/>Our access read function accepts a given field name, </text:span><text:span text:style-name="T382">say either </text:span><text:span text:style-name="T1065">re</text:span><text:span text:style-name="T382"> or </text:span><text:span text:style-name="T1065">im</text:span><text:span text:style-name="T382">, </text:span><text:span text:style-name="T303">which </text:span><text:span text:style-name="T382">are </text:span><text:span text:style-name="T303">symbol</text:span><text:span text:style-name="T382">s</text:span><text:span text:style-name="T303">, and </text:span><text:span text:style-name="T382">then </text:span><text:span text:style-name="T303">returns the contents of that field. <text:s/>Write does the inverse action. <text:s/>Now compare this to using using <text:s/>C++ STL map, where the access functions accept the </text:span><text:span text:style-name="T382">either of the </text:span><text:span text:style-name="T303">same </text:span><text:span text:style-name="T382">names as a </text:span><text:span text:style-name="T303">key name, and </text:span><text:span text:style-name="T382">then </text:span><text:span text:style-name="T303">traverses a red black tree to access the instance. <text:s text:c="2"/>In both cases the call to the read function accepts the same symbol and re</text:span><text:span text:style-name="T382">ads </text:span><text:span text:style-name="T394">or </text:span><text:span text:style-name="T382">writes the same</text:span><text:span text:style-name="T303"> instance.</text:span></text:p>
      <text:p text:style-name="P454"><text:span text:style-name="T303">A C </text:span><text:span text:style-name="T529">struct</text:span><text:span text:style-name="T303"> and an STL map are decidedly different formats. </text:span><text:span text:style-name="T395">Hence, t</text:span><text:span text:style-name="T303">hey can not be the same data type. <text:s/>However, </text:span><text:span text:style-name="T375">either can be used as the </text:span><text:span text:style-name="T303">implement</text:span><text:span text:style-name="T375">ation for returning values given keys (or field names), i.e. for implementing</text:span><text:span text:style-name="T303"> the same abstract data type.</text:span></text:p>
      <text:p text:style-name="P453"><text:soft-page-break/><text:span text:style-name="T365"><draw:frame draw:style-name="fr1" draw:name="Frame48" text:anchor-type="as-char" svg:width="375.79pt" draw:z-index="49"><draw:text-box fo:min-height="214.55pt"><text:p text:style-name="P439"><draw:g text:anchor-type="as-char" svg:y="-133.34pt" draw:z-index="50" draw:name="Shape2" draw:style-name="gr50"><draw:g draw:style-name="gr2"><draw:frame draw:style-name="gr51" draw:text-style-name="P511" svg:width="27.27pt" svg:height="20.98pt" svg:x="58.51pt" svg:y="56.69pt"><draw:text-box><text:p text:style-name="P509"><text:span text:style-name="T1071">'re</text:span></text:p></draw:text-box></draw:frame><draw:frame draw:style-name="gr52" draw:text-style-name="P511" svg:width="29.28pt" svg:height="20.98pt" svg:x="57.94pt" svg:y="79.09pt"><draw:text-box><text:p text:style-name="P509"><text:span text:style-name="T1071">'im</text:span></text:p></draw:text-box></draw:frame></draw:g><draw:g draw:style-name="gr2"><draw:frame draw:style-name="gr53" draw:text-style-name="P511" svg:width="22.62pt" svg:height="20.98pt" svg:x="61.26pt" svg:y="110.24pt"><draw:text-box><text:p text:style-name="P509"><text:span text:style-name="T1071">'x</text:span></text:p></draw:text-box></draw:frame><draw:frame draw:style-name="gr54" draw:text-style-name="P511" svg:width="22.62pt" svg:height="20.98pt" svg:x="60.69pt" svg:y="132.69pt"><draw:text-box><text:p text:style-name="P509"><text:span text:style-name="T1071">'y</text:span></text:p></draw:text-box></draw:frame></draw:g><draw:line draw:style-name="gr55" draw:text-style-name="P507" svg:x1="85.78pt" svg:y1="130.96pt" svg:x2="179.4pt" svg:y2="158.71pt"><text:p/></draw:line><draw:line draw:style-name="gr56" draw:text-style-name="P507" svg:x1="84.47pt" svg:y1="76.03pt" svg:x2="181.81pt" svg:y2="158.68pt"><text:p/></draw:line><draw:frame draw:style-name="gr57" draw:text-style-name="P511" svg:width="43.03pt" svg:height="20.98pt" svg:x="193.24pt" svg:y="216pt"><draw:text-box><text:p text:style-name="P509"><text:span text:style-name="T1071">value</text:span></text:p></draw:text-box></draw:frame><draw:line draw:style-name="gr58" draw:text-style-name="P508" svg:x1="214.02pt" svg:y1="185.02pt" svg:x2="214.38pt" svg:y2="220.9pt"><text:p/></draw:line><draw:line draw:style-name="gr59" draw:text-style-name="P508" svg:x1="264.76pt" svg:y1="170.28pt" svg:x2="214.16pt" svg:y2="170.67pt"><text:p/></draw:line><draw:g draw:style-name="gr2"><draw:g draw:style-name="gr2"><draw:frame draw:style-name="gr60" draw:text-style-name="P511" svg:width="64.77pt" svg:height="20.98pt" svg:x="266.26pt" svg:y="153.35pt"><draw:text-box><text:p text:style-name="P509"><text:span text:style-name="T1071">3f21e472</text:span></text:p></draw:text-box></draw:frame><draw:frame draw:style-name="gr61" draw:text-style-name="P511" svg:width="68.06pt" svg:height="20.98pt" svg:x="265.69pt" svg:y="175.8pt"><draw:text-box><text:p text:style-name="P509"><text:span text:style-name="T1071">e41721a6</text:span></text:p></draw:text-box></draw:frame></draw:g><draw:frame draw:style-name="gr62" draw:text-style-name="P510" svg:width="17.97pt" svg:height="109.47pt" svg:x="286.55pt" svg:y="92.49pt"><draw:text-box><text:p text:style-name="P509"><text:span text:style-name="T1070">.</text:span><text:span text:style-name="T1070"><text:line-break/></text:span><text:span text:style-name="T1070">.</text:span><text:span text:style-name="T1070"><text:line-break/></text:span><text:span text:style-name="T1070">.</text:span></text:p></draw:text-box></draw:frame><draw:frame draw:style-name="gr63" draw:text-style-name="P510" svg:width="19.33pt" svg:height="69.28pt" svg:x="286.55pt" svg:y="179.35pt"><draw:text-box><text:p text:style-name="P509"><text:span text:style-name="T1070">.</text:span><text:span text:style-name="T1070"><text:line-break/></text:span><text:span text:style-name="T1070">.</text:span><text:span text:style-name="T1070"><text:line-break/></text:span><text:span text:style-name="T1070">.</text:span></text:p></draw:text-box></draw:frame><draw:custom-shape draw:style-name="gr64" draw:text-style-name="P507" svg:width="61.43pt" svg:height="156.47pt" svg:x="266.06pt" svg:y="90pt"><text:p/><draw:enhanced-geometry svg:viewBox="0 0 21600 21600" draw:type="rectangle" draw:enhanced-path="M 0 0 L 21600 0 21600 21600 0 21600 0 0 Z N"/></draw:custom-shape><draw:frame draw:style-name="gr65" draw:text-style-name="P513" svg:width="63.58pt" svg:height="20.98pt" svg:x="268.55pt" svg:y="88.21pt"><draw:text-box><text:p text:style-name="P512"><text:span text:style-name="T1071">memory</text:span></text:p></draw:text-box></draw:frame></draw:g><draw:path draw:style-name="gr66" draw:text-style-name="P507" svg:width="73.08pt" svg:height="104.83pt" draw:transform="skewX (-0.217118958948095) rotate (-2.14884937505542) translate (142.349586610551pt 58.5343353911003pt)" svg:viewBox="0 0 2579 3699" svg:d="M310 3503c341 76 684 114 1036 179 330 62 567-50 776-244 141-130 505 9 424-484-55-336 63-390 25-696-37-301-113-327-98-627 21-401-114-554-181-821-50-198-187-243-353-461-227-297-321-218-583-328-236-100-491 175-692 350-162 142-280 97-408 520-133 441-34 469-140 785-96 284-179 616-49 908 110 248 24 536 189 751l69 158z"><text:p/></draw:path><draw:path draw:style-name="gr67" draw:text-style-name="P507" svg:width="85.18pt" svg:height="78.94pt" draw:transform="rotate (-3.14159265358979) translate (102.417784142385pt 184.531963818869pt)" svg:viewBox="0 0 3006 2786" svg:d="M710 2756c182 1 365 5 547 0 201-6 371-44 591-119 214-72 296-187 474-266 312-137 257-583 473-825 209-236 115-359 177-546 61-183 22-385 15-577-10-266-386-224-577-310-221-98-401-89-605-102-172-12-348-17-519 0-170 15-357-65-502 102-226 261-459 509-651 797-98 148 82 376 0 533-126 239-241 575 45 722 216 112 195 413 428 502l89 119z"><text:p/></draw:path><draw:frame draw:style-name="gr68" draw:text-style-name="P511" svg:width="83.17pt" svg:height="20.98pt" svg:x="15.31pt" svg:y="157.21pt"><draw:text-box><text:p text:style-name="P509"><text:span text:style-name="T1071">abstract type</text:span></text:p></draw:text-box></draw:frame><draw:frame draw:style-name="gr69" draw:text-style-name="P511" svg:width="83.17pt" svg:height="20.98pt" svg:x="23.44pt" svg:y="39.06pt"><draw:text-box><text:p text:style-name="P509"><text:span text:style-name="T1071">abstract type</text:span></text:p></draw:text-box></draw:frame><draw:frame draw:style-name="gr70" draw:text-style-name="P511" svg:width="81.01pt" svg:height="34.78pt" svg:x="150.46pt" svg:y="156.81pt"><draw:text-box><text:p text:style-name="P509"><text:span text:style-name="T1071">read(</text:span><text:span text:style-name="T1072">·, ·, ·</text:span><text:span text:style-name="T1071">)</text:span></text:p><text:p text:style-name="P509"><text:span text:style-name="T1071">write(</text:span><text:span text:style-name="T1072">·</text:span><text:span text:style-name="T1073">, </text:span><text:span text:style-name="T1072">·, ·, ·</text:span><text:span text:style-name="T1073">)</text:span></text:p></draw:text-box></draw:frame><draw:line draw:style-name="gr71" draw:text-style-name="P507" svg:x1="217.42pt" svg:y1="116.42pt" svg:x2="201.46pt" svg:y2="158.68pt"><text:p/></draw:line><draw:frame draw:style-name="gr72" draw:text-style-name="P511" svg:width="59.16pt" svg:height="34.78pt" svg:x="128.75pt" svg:y="89.29pt"><draw:text-box><text:p text:style-name="P509"><text:span text:style-name="T1071">instance</text:span></text:p><text:p text:style-name="P509"><text:span text:style-name="T1071">base</text:span></text:p></draw:text-box></draw:frame><draw:line draw:style-name="gr73" draw:text-style-name="P507" svg:x1="157.44pt" svg:y1="115.34pt" svg:x2="194.26pt" svg:y2="161.09pt"><text:p/></draw:line><draw:frame draw:style-name="gr74" draw:text-style-name="P511" svg:width="96.77pt" svg:height="60.86pt" svg:x="176.06pt" svg:y="84.5pt"><draw:text-box><text:p text:style-name="P509"><text:span text:style-name="T1071">compatible</text:span></text:p><text:p text:style-name="P509"><text:span text:style-name="T1071">implementation </text:span></text:p><text:p text:style-name="P509"><text:span text:style-name="T1071">type</text:span></text:p></draw:text-box></draw:frame><draw:path draw:style-name="gr75" draw:text-style-name="P507" svg:width="134.9pt" svg:height="47.88pt" draw:transform="rotate (-3.14159265358979) translate (389.205821503315pt 197.74441325844pt)" svg:viewBox="0 0 4760 1690" svg:d="M900 1580c300 198 396-198 692-119 168 45 351 14 524-17 167-29 337-14 506-16 174-2 350 0 524 0 179 0 361 0 540 0 282 0 569 57 844 0 281-59 150-385 152-591 4-231 185-581-17-692-212-117-273-183-507-118-171 48-361 0-540 0-168 0-338-4-507 0-238 7-535-105-708 84-202 223-396 42-574 321-118 187-371 157-625 286-290 149-425 174-658 169-302-6-372 261-490 405-189 234 143 446 355 389 169-44 389 83 507-118h16z"><text:p/></draw:path><draw:frame draw:style-name="gr76" draw:text-style-name="P511" svg:width="59.16pt" svg:height="20.98pt" svg:x="331.14pt" svg:y="152.5pt"><draw:text-box><text:p text:style-name="P509"><text:span text:style-name="T1071">instance</text:span></text:p></draw:text-box></draw:frame><draw:polyline draw:style-name="gr77" draw:text-style-name="P507" svg:width="146.41pt" svg:height="190.91pt" draw:transform="rotate (0.00314159265358979) translate (-0.0000802933734121325pt 16.7095210938086pt)" svg:viewBox="0 0 5166 6736" draw:points="0,1 5166,0 5077,6736 164,6705"><text:p/></draw:polyline><draw:polyline draw:style-name="gr78" draw:text-style-name="P507" svg:width="136.35pt" svg:height="208.15pt" draw:transform="rotate (-3.14159265358979) translate (289.97995588325pt 266.088524989323pt)" svg:viewBox="0 0 4811 7344" draw:points="1064,7344 4811,7344 4811,0 0,0"><text:p/></draw:polyline><draw:frame draw:style-name="gr79" draw:text-style-name="P511" svg:width="39.03pt" svg:height="20.98pt" svg:x="33.51pt" svg:y="0pt"><draw:text-box><text:p text:style-name="P509"><text:span text:style-name="T1071">logic</text:span></text:p></draw:text-box></draw:frame><draw:frame draw:style-name="gr80" draw:text-style-name="P511" svg:width="96.12pt" svg:height="20.98pt" svg:x="157.41pt" svg:y="39.06pt"><draw:text-box><text:p text:style-name="P509"><text:span text:style-name="T1071">implementation</text:span></text:p></draw:text-box></draw:frame></draw:g></text:p><text:p text:style-name="Figure">Figure <text:sequence text:ref-name="refFigure2" text:name="Figure" text:formula="ooow:Figure+1" style:num-format="1">3</text:sequence>: Abstract Data Type</text:p></draw:text-box></draw:frame></text:span></text:p>
      <text:p text:style-name="P455"><text:span text:style-name="T1066">In </text:span><text:span text:style-name="T1066"><text:sequence-ref text:reference-format="text" text:ref-name="refFigure2">Figure 3: Abstract Data Type</text:sequence-ref></text:span><text:span text:style-name="T1066"> the programmer sees only a symbolic form of the type and a read/write interface. <text:s/>Different implementations may be created by providing different compatible implementation types.</text:span></text:p>
      <text:p text:style-name="P457"><text:span text:style-name="T284">With CLOS,</text:span><text:span text:style-name="T160"> </text:span><text:span text:style-name="T383">a </text:span><text:span text:style-name="T379">new </text:span><text:span text:style-name="T304">type is </text:span><text:span text:style-name="T317">defined </text:span><text:span text:style-name="T332">by </text:span><text:span text:style-name="T317">giving </text:span><text:span text:style-name="T378">a type</text:span><text:span text:style-name="T304"> name </text:span><text:span text:style-name="T333">and </text:span><text:span text:style-name="T304">field names </text:span><text:span text:style-name="T397">in </text:span><text:span text:style-name="T384"><text:s/>the</text:span><text:span text:style-name="T253"> </text:span><text:span text:style-name="T584">def-type</text:span><text:span text:style-name="T255"> form.</text:span><text:span text:style-name="T253"><text:note text:id="ftn10" text:note-class="footnote"><text:note-citation>11</text:note-citation><text:note-body><text:p text:style-name="P505"><text:span text:style-name="T587">def-type</text:span> is an alias we provide for CLOS's <text:span text:style-name="T587">def</text:span><text:span text:style-name="T588">class. <text:s/></text:span><text:span text:style-name="T589">I would like to avoid conflating the concepts of type and class, so have provided this synonym.</text:span></text:p></text:note-body></text:note></text:span><text:span text:style-name="T253"> </text:span><text:span text:style-name="T304"><text:s/></text:span><text:span text:style-name="T376">This defines an abstract typ</text:span><text:span text:style-name="T396">e. </text:span><text:span text:style-name="T380">CLOS</text:span><text:span text:style-name="T376"> also provides an implementation, </text:span><text:span text:style-name="T396">but we </text:span><text:span text:style-name="T406">emulate abstract data type by</text:span><text:span text:style-name="T396"> try</text:span><text:span text:style-name="T406">ing</text:span><text:span text:style-name="T396"> not to think </text:span><text:span text:style-name="T406">too much </text:span><text:span text:style-name="T396">about </text:span><text:span text:style-name="T406">how CLOS implements the type,</text:span><text:span text:style-name="T396"> </text:span><text:span text:style-name="T407">and </text:span><text:span text:style-name="T396">instead concentrate on the program logic</text:span><text:span text:style-name="T376">.</text:span><text:span text:style-name="T376"><text:note text:id="ftn15" text:note-class="footnote"><text:note-citation>12</text:note-citation><text:note-body><text:p text:style-name="P506">Alas, perhaps some day the compiler will be smart enough that such an approach does have such a performance impact. Though sometimes flexibility does translate into performance. It certainly translates into faster development time.</text:p></text:note-body></text:note></text:span><text:span text:style-name="T376"> </text:span><text:span text:style-name="T304"><text:s/></text:span><text:span text:style-name="T397">This is </text:span><text:span text:style-name="T333">Lisp </text:span><text:span text:style-name="T397">so </text:span><text:span text:style-name="T333">there will be many parenthesis. </text:span><text:span text:style-name="T256">Here </text:span><text:span text:style-name="T397">is</text:span><text:span text:style-name="T256"> a type called </text:span><text:span text:style-name="T585">complex-number</text:span><text:span text:style-name="T256">:</text:span></text:p>
      <text:p text:style-name="P283"><text:span text:style-name="T581">(def-type complex-number () </text:span><text:span text:style-name="T582">(</text:span><text:span text:style-name="T581">(real-part) (imaginary-part))</text:span><text:span text:style-name="T582">)</text:span><text:span text:style-name="T257"> </text:span></text:p>
      <text:p text:style-name="P330"><text:span text:style-name="T266">Y</text:span><text:span text:style-name="T146">ou will see more examples of this in the remainder of the book. <text:s/>Note that in CLOS the 'field names' <text:s/>are called 'slots'. <text:s/>I guess they didn't want to </text:span><text:span text:style-name="T377">conflate</text:span><text:span text:style-name="T146"> </text:span><text:span text:style-name="T334">what looks like an</text:span><text:span text:style-name="T146"> abstract </text:span><text:span text:style-name="T306">type declaration </text:span><text:soft-page-break/><text:span text:style-name="T335">using</text:span><text:span text:style-name="T306"> </text:span><text:span text:style-name="T523">def-type</text:span><text:span text:style-name="T146"> with the </text:span><text:span text:style-name="T306">combined </text:span><text:span text:style-name="T305">type and format building of </text:span><text:span text:style-name="T306">C's</text:span><text:span text:style-name="T146"> </text:span><text:span text:style-name="T523">struct</text:span><text:span text:style-name="T146"> </text:span><text:span text:style-name="T408">or perhaps with fields from database records.</text:span><text:span text:style-name="T146"> <text:s/></text:span></text:p>
      <text:h text:style-name="P412" text:outline-level="3"><text:bookmark-start text:name="__RefHeading___Toc8764_1505537302"/>Inheritance<text:bookmark-end text:name="__RefHeading___Toc8764_1505537302"/></text:h>
      <text:p text:style-name="P285"><text:span text:style-name="T266">The </text:span><text:span text:style-name="T285">second</text:span><text:span text:style-name="T266"> argument of </text:span><text:span text:style-name="T252">the </text:span><text:span text:style-name="T580">def-type</text:span><text:span text:style-name="T252"> form </text:span><text:span text:style-name="T267">provide</text:span><text:span text:style-name="T318">s a place to put</text:span><text:span text:style-name="T146"> </text:span><text:span text:style-name="T229">a list of other </text:span><text:span text:style-name="T190">type</text:span><text:span text:style-name="T229">s</text:span><text:span text:style-name="T146">, and </text:span><text:span text:style-name="T151">then </text:span><text:span text:style-name="T210">the</text:span><text:span text:style-name="T146"> slots </text:span><text:span text:style-name="T229">from those other</text:span><text:span text:style-name="T210"> type</text:span><text:span text:style-name="T229">s</text:span><text:span text:style-name="T210"> </text:span><text:span text:style-name="T211">will be</text:span><text:span text:style-name="T153"> </text:span><text:span text:style-name="T146">automatically included </text:span><text:span text:style-name="T229">in the new type</text:span><text:span text:style-name="T146">. <text:s/></text:span><text:span text:style-name="T229">This process of including slots from other types is called </text:span><text:span text:style-name="T59">inheritance</text:span><text:span text:style-name="T231">. </text:span><text:span text:style-name="T246">W</text:span><text:span text:style-name="T231">e say the new type is more </text:span><text:span text:style-name="T60">specialized</text:span><text:span text:style-name="T231"> than the types it inherited slots from. </text:span><text:span text:style-name="T229"><text:s/></text:span><text:span text:style-name="T230">If we </text:span><text:span text:style-name="T231">do not want</text:span><text:span text:style-name="T230"> to inherit slots from other types, </text:span><text:span text:style-name="T266">as </text:span><text:span text:style-name="T337">wa</text:span><text:span text:style-name="T266">s the case in </text:span><text:span text:style-name="T336">the complex-number</text:span><text:span text:style-name="T266"> example, </text:span><text:span text:style-name="T230">t</text:span><text:span text:style-name="T231">he </text:span><text:span text:style-name="T286">second</text:span><text:span text:style-name="T231"> argument will be an empty list.</text:span></text:p>
      <text:p text:style-name="P285"><text:span text:style-name="T156">Typically </text:span><text:span text:style-name="T270">instances</text:span><text:span text:style-name="T151"> of </text:span><text:span text:style-name="T271">a</text:span><text:span text:style-name="T151"> </text:span><text:span text:style-name="T152">specialized</text:span><text:span text:style-name="T146"> </text:span><text:span text:style-name="T191">ty</text:span><text:span text:style-name="T222">p</text:span><text:span text:style-name="T191">e</text:span><text:span text:style-name="T146"> can be used by </text:span><text:span text:style-name="T270">functions</text:span><text:span text:style-name="T146"> </text:span><text:span text:style-name="T270">that were</text:span><text:span text:style-name="T192"> </text:span><text:span text:style-name="T146">designed </text:span><text:span text:style-name="T222">for</text:span><text:span text:style-name="T192"> </text:span><text:span text:style-name="T271">instances</text:span><text:span text:style-name="T212"> of </text:span><text:span text:style-name="T146">the </text:span><text:span text:style-name="T154">more general </text:span><text:span text:style-name="T198">type</text:span><text:span text:style-name="T146">. <text:s/></text:span><text:span text:style-name="T193">This is because</text:span><text:span text:style-name="T146"> all the required slots will be present </text:span><text:span text:style-name="T231">in the more specialized t</text:span><text:span text:style-name="T247">yp</text:span><text:span text:style-name="T231">e</text:span><text:span text:style-name="T146">, </text:span><text:span text:style-name="T231">while code written for the </text:span><text:span text:style-name="T248">more</text:span><text:span text:style-name="T231"> generalized type </text:span><text:span text:style-name="T154">ignores slots it does not </text:span><text:span text:style-name="T194">use</text:span><text:span text:style-name="T154">.</text:span><text:span text:style-name="T146"> </text:span><text:span text:style-name="T157">In fact, CLOS </text:span><text:span text:style-name="T213">will </text:span><text:span text:style-name="T157">assume </text:span><text:span text:style-name="T213">we want to do this, and during dispatch</text:span><text:span text:style-name="T157"> it will fall back to </text:span><text:span text:style-name="T272">type</text:span><text:span text:style-name="T157"> matching against more general </text:span><text:span text:style-name="T196">type</text:span><text:span text:style-name="T197">s</text:span><text:span text:style-name="T157"> when it does not find a </text:span><text:span text:style-name="T195">match</text:span><text:span text:style-name="T157"> on </text:span><text:span text:style-name="T223">the </text:span><text:span text:style-name="T157">specialized </text:span><text:span text:style-name="T196">type</text:span><text:span text:style-name="T157">.</text:span></text:p>
      <text:p text:style-name="P308"><text:span text:style-name="T157">T</text:span><text:span text:style-name="T146">his explanation of </text:span><text:span text:style-name="T287">extra slots being ignored works</text:span><text:span text:style-name="T146"> well when arguments are passed by reference. <text:s/>However, when arguments are </text:span><text:span text:style-name="T287">passed by value</text:span><text:span text:style-name="T146">, we </text:span><text:span text:style-name="T287">can't ignore </text:span><text:span text:style-name="T288">eac</text:span><text:span text:style-name="T290">h</text:span><text:span text:style-name="T287"> instance</text:span><text:span text:style-name="T288">'</text:span><text:span text:style-name="T287">s actual size. <text:s/></text:span><text:span text:style-name="T289">In Lisp all instances created from user defined types are passed by reference.</text:span></text:p>
      <text:p text:style-name="P282"><text:span text:style-name="T154">T</text:span><text:span text:style-name="T152">here</text:span><text:span text:style-name="T214"> can be multiple specializations for a given </text:span><text:span text:style-name="T199">type, </text:span><text:span text:style-name="T232">each adding different additional slots</text:span><text:span text:style-name="T214">. <text:s/></text:span><text:span text:style-name="T155">This happens in the TM library. </text:span></text:p>
      <text:h text:style-name="P406" text:outline-level="3"><text:bookmark-start text:name="__RefHeading___Toc88184_1591534138"/><text:span text:style-name="T1068">Abstract </text:span>Function<text:span text:style-name="T1068">s and Function</text:span> Class<text:span text:style-name="T1068">es</text:span><text:bookmark-end text:name="__RefHeading___Toc88184_1591534138"/></text:h>
      <text:p text:style-name="P458"><text:span text:style-name="T168">W</text:span><text:span text:style-name="T146">hen programming in a language like C we are forced to give </text:span><text:span text:style-name="T409">format correct</text:span><text:span text:style-name="T146"> definitions for our functions. <text:s/>Functions are then linked by name. <text:s/>However, sometimes we would prefer a more abstract, or more generic behavior. <text:s/>Say for example, we want a print function that takes an argument, we don't care of which type, and then outputs a Unicode image of the argument. <text:s/></text:span></text:p>
      <text:p text:style-name="P458"><text:span text:style-name="T410">In such cases </text:span><text:span text:style-name="T411">the</text:span><text:span text:style-name="T146"> functionality is defined in the abstract, but how can we implement this in a program? <text:s/>One solution is to implement many print functions, and then chose which print function to link based not on just on the function's name, but also the type of its argument.</text:span><text:span text:style-name="T258"> <text:s/></text:span><text:span text:style-name="T146">Accordingly </text:span><text:span text:style-name="T185">w</text:span><text:span text:style-name="T258">e </text:span><text:span text:style-name="T158">place a simple </text:span><text:span text:style-name="T258">call </text:span><text:span text:style-name="T158">of the form</text:span><text:span text:style-name="T258"> </text:span><text:span text:style-name="T68">print(x)</text:span><text:span text:style-name="T258"> </text:span><text:span text:style-name="T150">in </text:span><text:span text:style-name="T158">our</text:span><text:span text:style-name="T150"> source code. <text:s/></text:span><text:span text:style-name="T261">I</text:span><text:span text:style-name="T260">n a compiled and linked language, the </text:span><text:span text:style-name="T205">linker</text:span><text:span text:style-name="T149"> </text:span><text:span text:style-name="T185">will </text:span><text:span text:style-name="T259">select</text:span><text:span text:style-name="T149"> the</text:span><text:span text:style-name="T258"> </text:span><text:span text:style-name="T69">print</text:span><text:span text:style-name="T258"> function </text:span><text:span text:style-name="T185">to be used </text:span><text:span text:style-name="T258">based on the type of </text:span><text:span text:style-name="T68">x</text:span><text:span text:style-name="T258">, </text:span><text:span text:style-name="T185"><text:s text:c="2"/></text:span><text:span text:style-name="T258"><text:s/></text:span><text:span text:style-name="T158">Thus </text:span><text:span text:style-name="T31">print(5)</text:span><text:span text:style-name="T158"> will </text:span><text:soft-page-break/><text:span text:style-name="T158">call a function that converts</text:span><text:span text:style-name="T168"> </text:span><text:span text:style-name="T158">integers </text:span><text:span text:style-name="T224">to strings </text:span><text:span text:style-name="T185">and copies </text:span><text:span text:style-name="T224">them to the output</text:span><text:span text:style-name="T158">, <text:s/></text:span><text:span text:style-name="T168">while</text:span><text:span text:style-name="T158"> </text:span><text:span text:style-name="T31">print(“Tom”)</text:span><text:span text:style-name="T158"> will </text:span><text:span text:style-name="T262">call</text:span><text:span text:style-name="T224"> a </text:span><text:span text:style-name="T233">different</text:span><text:span text:style-name="T224"> print function that just copies </text:span><text:span text:style-name="T158">string</text:span><text:span text:style-name="T224">s</text:span><text:span text:style-name="T158"> </text:span><text:span text:style-name="T224">to the output</text:span><text:span text:style-name="T158">.</text:span></text:p>
      <text:p text:style-name="P164"><text:span text:style-name="T206">The </text:span><text:span text:style-name="T398">set of</text:span><text:span text:style-name="T206"> functions </text:span><text:span text:style-name="T412">used are</text:span><text:span text:style-name="T206"> equivalen</text:span><text:span text:style-name="T412">t in the sense that they all provide the same abstract functionality</text:span><text:span text:style-name="T206">. </text:span><text:span text:style-name="T398">W</text:span><text:span text:style-name="T225">hen</text:span><text:span text:style-name="T159"> we put <text:s/>functions </text:span><text:span text:style-name="T398">that are equivalent according to some property together we have something called an equivalence class, in this case </text:span><text:span text:style-name="T186">a</text:span><text:span text:style-name="T234">n </text:span><text:span text:style-name="T159"><text:s/></text:span><text:span text:style-name="T61">abstract</text:span><text:span text:style-name="T234"> </text:span><text:span text:style-name="T41">function e</text:span><text:span text:style-name="T32">quivalence class</text:span><text:span text:style-name="T159">. </text:span><text:span text:style-name="T249">We will shorten this term to </text:span><text:span text:style-name="T67">function class</text:span><text:span text:style-name="T249">.</text:span><text:span text:style-name="T159"> <text:s/></text:span><text:span text:style-name="T399">In our print example, </text:span><text:span text:style-name="T89">print</text:span><text:span text:style-name="T399"> is the name for the class rather than for a particular member of the class.</text:span></text:p>
      <text:p text:style-name="Text_20_body"><text:span text:style-name="T263">In </text:span><text:span text:style-name="T275">our </text:span><text:span text:style-name="T399">version of</text:span><text:span text:style-name="T263"> CLOS a</text:span><text:span text:style-name="T189"> function class is declared using <text:s/>a</text:span><text:span text:style-name="T161"> </text:span><text:span text:style-name="T525">def-function-class</text:span><text:span text:style-name="T161"> </text:span><text:span text:style-name="T263">form</text:span><text:span text:style-name="T161">.</text:span><text:span text:style-name="T167"><text:note text:id="ftn11" text:note-class="footnote"><text:note-citation>13</text:note-citation><text:note-body><text:p text:style-name="P68"><text:span text:style-name="T587">def-function-class</text:span> is an alias we provide for CLOS's <text:span text:style-name="T587">defgeneric</text:span></text:p></text:note-body></text:note></text:span><text:span text:style-name="T161"> </text:span><text:span text:style-name="T263">If we were trying to create the behavior as described for our print example, then we would define the print class as:</text:span></text:p>
      <text:p text:style-name="P159"><text:span text:style-name="T526">(def-function-class print(x))</text:span><text:span text:style-name="T163"> </text:span></text:p>
      <text:p text:style-name="P284"><text:span text:style-name="T163">I</text:span><text:span text:style-name="T146">n C++ </text:span><text:span text:style-name="T400">we can implement function classes, but for some reason the language does not ask us to declare </text:span><text:span text:style-name="T414">function </text:span><text:span text:style-name="T413">classes</text:span><text:span text:style-name="T146">.</text:span></text:p>
      <text:h text:style-name="P407" text:outline-level="3"><text:bookmark-start text:name="__RefHeading___Toc88186_1591534138"/>Type Class<text:span text:style-name="T1069">es</text:span><text:bookmark-end text:name="__RefHeading___Toc88186_1591534138"/></text:h>
      <text:p text:style-name="P160"><text:span text:style-name="T169">Alternatively</text:span><text:span text:style-name="T159"> we </text:span><text:span text:style-name="T170">can</text:span><text:span text:style-name="T159"> create the dual of this concept, and place all of the functions with the same type </text:span><text:span text:style-name="T171">of </text:span><text:span text:style-name="T159">argument into a set. <text:s/>This set would define a </text:span><text:span text:style-name="T32">type </text:span><text:span text:style-name="T65">of argument equivalence </text:span><text:span text:style-name="T32">class, </text:span><text:span text:style-name="T240">or </text:span><text:span text:style-name="T66">type class</text:span><text:span text:style-name="T240"> for short.</text:span><text:span text:style-name="T162"> </text:span><text:span text:style-name="T159">We name a type class after the type that is used to define it. <text:s/></text:span></text:p>
      <text:p text:style-name="P160"><text:span text:style-name="T184">A type class will</text:span><text:span text:style-name="T162"> </text:span><text:span text:style-name="T187">contain</text:span><text:span text:style-name="T162"> the functions </text:span><text:span text:style-name="T172">that </text:span><text:span text:style-name="T162">define the abstract data type</text:span><text:span text:style-name="T159">. </text:span><text:span text:style-name="T219">For example, if we defined functions that operate on a type called, 'complex-number', </text:span><text:span text:style-name="T226">and </text:span><text:span text:style-name="T240">put</text:span><text:span text:style-name="T235"> them </text:span><text:span text:style-name="T226">in a set,</text:span><text:span text:style-name="T219"> we would have </text:span><text:span text:style-name="T226">a </text:span><text:span text:style-name="T73">comple</text:span><text:span text:style-name="T74">x</text:span><text:span text:style-name="T73">-number</text:span><text:span text:style-name="T219"> </text:span><text:span text:style-name="T75">class</text:span><text:span text:style-name="T219">.</text:span></text:p>
      <text:p text:style-name="P161"><text:span text:style-name="T264">CLOS does not require us to define type classes, but other languages, such as C</text:span><text:span text:style-name="T159">++, </text:span><text:span text:style-name="T264">place </text:span><text:span text:style-name="T276">a great deal of </text:span><text:span text:style-name="T264">emphasis on </text:span><text:span text:style-name="T276">it</text:span><text:span text:style-name="T264">. In C++ a programmer</text:span><text:span text:style-name="T160"> </text:span><text:span text:style-name="T173">includes</text:span><text:span text:style-name="T160"> the literal </text:span><text:span text:style-name="T524">class</text:span><text:span text:style-name="T160">, followed by an open brace, </text:span><text:span text:style-name="T173">a </text:span><text:span text:style-name="T160">list </text:span><text:span text:style-name="T173">of</text:span><text:span text:style-name="T160"> all the member </text:span><text:span text:style-name="T162">functions</text:span><text:span text:style-name="T160">, and then a closing brace. <text:s/>This works well when there is only one argument of the </text:span><text:span text:style-name="T188">defining</text:span><text:span text:style-name="T160"> type, but</text:span><text:span text:style-name="T159">, when there are two or more typed arguments </text:span><text:span text:style-name="T174">the </text:span><text:span text:style-name="T159">function</text:span><text:span text:style-name="T174">s</text:span><text:span text:style-name="T159"> will belong to multiple type classes </text:span><text:span text:style-name="T160">- <text:s/></text:span><text:span text:style-name="T162">so where should </text:span><text:span text:style-name="T183">the programmer</text:span><text:span text:style-name="T162"> declare </text:span><text:span text:style-name="T175">them</text:span><text:span text:style-name="T162">? <text:s/></text:span><text:span text:style-name="T183">S</text:span><text:span text:style-name="T175">urely</text:span><text:span text:style-name="T162"> </text:span><text:span text:style-name="T183">we </text:span><text:span text:style-name="T162">don't </text:span><text:span text:style-name="T159">want </text:span><text:span text:style-name="T183">the programmer </text:span><text:span text:style-name="T159">to </text:span><text:span text:style-name="T176">have to </text:span><text:span text:style-name="T159">declare </text:span><text:span text:style-name="T176">the same function</text:span><text:span text:style-name="T159"> more than once! <text:s/>In such cases C++ drops into a </text:span><text:span text:style-name="T236">'</text:span><text:span text:style-name="T159">friend function</text:span><text:span text:style-name="T236">'</text:span><text:span text:style-name="T159"> approach. </text:span><text:span text:style-name="T220">We would probably need this, for example, to define binary operators on our complex-numbers.</text:span><text:span text:style-name="T159"> <text:s/></text:span><text:span text:style-name="T227">When calling a</text:span><text:span text:style-name="T221"> </text:span><text:soft-page-break/><text:span text:style-name="T221">friend function </text:span><text:span text:style-name="T207">there is no </text:span><text:span text:style-name="T227">prefix argument preceding a </text:span><text:span text:style-name="T207">dot, </text:span><text:span text:style-name="T227">instead</text:span><text:span text:style-name="T207"> all arguments appear in the argument list.</text:span></text:p>
      <text:p text:style-name="P303"><text:span text:style-name="T207">I</text:span><text:span text:style-name="T146">t is probably because of this multiple argument issue that CLOS does not have a construct for declaring type classes.</text:span></text:p>
      <text:p text:style-name="P459"><text:span text:style-name="T237">T</text:span><text:span text:style-name="T146">he set of functions that operate on formatted data gives that data its personality. <text:s/></text:span><text:span text:style-name="T401">This is to say, that one can analyze the functional use of data and recover a definition of abstract data type. <text:s/>The view of abstract data type recovered from analysis may differ from that which is declared (created from construction). <text:s/>For example, suppose we never use one of the second component of a vector pair. <text:s/>Analysis would then not see it. <text:s/>This difference might affect our future choices when modifying a program. <text:s/></text:span><text:span text:style-name="T402">As there are differences, we will create a new term for this view of data type, </text:span><text:span text:style-name="T90">analytical type</text:span><text:span text:style-name="T402">. R</text:span><text:span text:style-name="T404">ecovering type from analysis is important for languages where we do not declare type explicitly. <text:s/></text:span><text:span text:style-name="T403">, </text:span></text:p>
      <text:h text:style-name="P408" text:outline-level="3"><text:bookmark-start text:name="__RefHeading___Toc88188_1591534138"/>Dispatch<text:bookmark-end text:name="__RefHeading___Toc88188_1591534138"/></text:h>
      <text:p text:style-name="P157"><text:span text:style-name="T269">Though </text:span><text:span text:style-name="T146">CLOS does not</text:span><text:span text:style-name="T166"> facilitate the </text:span><text:span text:style-name="T182">explicit</text:span><text:span text:style-name="T166"> definition of type classes </text:span><text:span text:style-name="T269">it does select </text:span><text:span text:style-name="T228">each</text:span><text:span text:style-name="T164"> f</text:span><text:span text:style-name="T161">unction </text:span><text:span text:style-name="T146">based on </text:span><text:span text:style-name="T277">types of its arguments</text:span><text:span text:style-name="T146">, in a manner similar to </text:span><text:span text:style-name="T254">selecting</text:span><text:span text:style-name="T146"> friend functions in C++, though </text:span><text:span text:style-name="T269">because it is</text:span><text:span text:style-name="T146"> Lisp, </text:span><text:span text:style-name="T269">this is done </text:span><text:span text:style-name="T146">dynamic</text:span><text:span text:style-name="T277">ally</text:span><text:span text:style-name="T146">. </text:span><text:span text:style-name="T177">The </text:span><text:span text:style-name="T269">process of </text:span><text:span text:style-name="T177">matching </text:span><text:span text:style-name="T250">of </text:span><text:span text:style-name="T265">the function </text:span><text:span text:style-name="T250">n</text:span><text:span text:style-name="T265">a</text:span><text:span text:style-name="T250">me, matching of arguments </text:span><text:span text:style-name="T241">types </text:span><text:span text:style-name="T250">with possible generalization</text:span><text:span text:style-name="T177">, </text:span><text:span text:style-name="T241">and calling</text:span><text:span text:style-name="T177"> a function is called </text:span><text:span text:style-name="T33">dispatching</text:span><text:span text:style-name="T177"> a function. <text:s/>Function dispatch incurs considerable </text:span><text:span text:style-name="T208">run time </text:span><text:span text:style-name="T177">cost.</text:span></text:p>
      <text:p text:style-name="P159"><text:span text:style-name="T178">Though CLOS </text:span><text:span text:style-name="T405">does not have </text:span><text:span text:style-name="T278">built in support to help</text:span><text:span text:style-name="T178"> the programmer </text:span><text:span text:style-name="T278">declare</text:span><text:span text:style-name="T178"> the </text:span><text:span text:style-name="T76">type</text:span><text:span text:style-name="T178"> classes, it </text:span><text:span text:style-name="T163">will throw warnings if </text:span><text:span text:style-name="T179">the programmer does not</text:span><text:span text:style-name="T163"> </text:span><text:span text:style-name="T279">declare</text:span><text:span text:style-name="T161"> the </text:span><text:span text:style-name="T77">function</text:span><text:span text:style-name="T161"> classes. <text:s/></text:span></text:p>
      <text:p text:style-name="P159"><text:span text:style-name="T165">Lisp does not normally </text:span><text:span text:style-name="T229">perform</text:span><text:span text:style-name="T165"> argument type matching, so we </text:span><text:span text:style-name="T180">need</text:span><text:span text:style-name="T165"> a </text:span><text:span text:style-name="T280">new</text:span><text:span text:style-name="T165"> form for declaring functions </text:span><text:span text:style-name="T242">with type</text:span><text:span text:style-name="T251">d arguments</text:span><text:span text:style-name="T167">.</text:span><text:span text:style-name="T165"> <text:s/></text:span><text:span text:style-name="T209">One</text:span><text:span text:style-name="T163"> define</text:span><text:span text:style-name="T209">s</text:span><text:span text:style-name="T163"> functions </text:span><text:span text:style-name="T209">with </text:span><text:span text:style-name="T243">type </text:span><text:span text:style-name="T209">signatures</text:span><text:span text:style-name="T163"> </text:span><text:span text:style-name="T167">by </text:span><text:span text:style-name="T163">using the </text:span><text:span text:style-name="T526">defun-typed</text:span><text:span text:style-name="T163"> </text:span><text:span text:style-name="T244">form</text:span><text:span text:style-name="T163">.</text:span><text:span text:style-name="T163"><text:note text:id="ftn12" text:note-class="footnote"><text:note-citation>14</text:note-citation><text:note-body><text:p text:style-name="P67"><text:span text:style-name="T587">defun-typed</text:span> is an alias we provide for CLOS's <text:span text:style-name="T587">defmethod</text:span></text:p></text:note-body></text:note></text:span><text:span text:style-name="T163"> <text:s/></text:span></text:p>
      <text:p text:style-name="P158"><text:span text:style-name="T244">Here are a couple of </text:span><text:span text:style-name="T181">examples:</text:span></text:p>
      <text:p text:style-name="P156"><text:span text:style-name="T526">(defun-typed print (</text:span><text:span text:style-name="T527">(</text:span><text:span text:style-name="T526">x </text:span><text:span text:style-name="T527">integer) ...</text:span><text:span text:style-name="T526">)</text:span></text:p>
      <text:p text:style-name="P156"><text:span text:style-name="T526">(defun-typed print (</text:span><text:span text:style-name="T527">(</text:span><text:span text:style-name="T526">x </text:span><text:span text:style-name="T527">string)</text:span><text:span text:style-name="T526">) ...</text:span><text:span text:style-name="T527">)</text:span></text:p>
      <text:p text:style-name="P286"><text:span text:style-name="T245">Note that</text:span><text:span text:style-name="T181"> the ellipses </text:span><text:span text:style-name="T245">indicate that</text:span><text:span text:style-name="T181"> code was left out. <text:s/>The</text:span><text:span text:style-name="T245">y</text:span><text:span text:style-name="T181"> are not part of the </text:span><text:span text:style-name="T245">functions</text:span><text:span text:style-name="T181">. <text:s/></text:span><text:span text:style-name="T281">T</text:span><text:span text:style-name="T266">he argument list </text:span><text:span text:style-name="T281">consists of</text:span><text:span text:style-name="T266"> pairs. <text:s/>The first in the pair is the argument name, and the second is its type. <text:s/>Hence the first print function accepts a first argument which is named </text:span><text:span text:style-name="T586">x</text:span><text:span text:style-name="T266">, and it </text:span><text:soft-page-break/><text:span text:style-name="T266">must have a type of </text:span><text:span text:style-name="T586">integer</text:span><text:span text:style-name="T266">. <text:s/></text:span><text:span text:style-name="T281">If an argument may be of any type, it is listed in the old fashioned manner without a pair.</text:span></text:p>
      <text:h text:style-name="P497" text:outline-level="2"><text:bookmark-start text:name="__RefHeading___Toc88190_1591534138"/>Stepping (Iteration)<text:bookmark-end text:name="__RefHeading___Toc88190_1591534138"/></text:h>
      <text:p text:style-name="P332"><text:span text:style-name="T942">Each tape machine tape is typically </text:span>bounded. <text:s/><text:span text:style-name="T1053">Exceptions exist for abstract machines implemented through functions. <text:s/>Such machines may have have tapes that appear to be infinite or looped. Also, <text:s/>a</text:span><text:span text:style-name="T83">ffine</text:span><text:span text:style-name="T1053"> machines have circular tapes, and thus no bounds.</text:span> <text:span text:style-name="T943"><text:s/></text:span></text:p>
      <text:p text:style-name="P332"><text:span text:style-name="T943">T</text:span>o step a <text:span text:style-name="T943">tape machine, say one called </text:span><text:span text:style-name="T570">tm</text:span>, one calls the function <text:span text:style-name="T540">s</text:span> and passes it <text:span text:style-name="T944">the </text:span><text:span text:style-name="T571">tm</text:span><text:span text:style-name="T944"> </text:span>instance and <text:span text:style-name="T944">optionally </text:span>two <text:span text:style-name="T944">continuations</text:span>. <text:span text:style-name="T943">U</text:span>pon striking a bound a continuation function is executed, and that continuation function may overcome the bound, or perhaps take some other action. Here the two <text:span text:style-name="T945">continuations</text:span> are called <text:span text:style-name="T583">cont-ok</text:span> and <text:span text:style-name="T583">cont-rightmost</text:span>: </text:p>
      <text:p text:style-name="Text_20_body"><text:span text:style-name="T474"><text:s text:c="8"/></text:span><text:span text:style-name="Source_20_Text"><text:span text:style-name="T474"><text:s text:c="4"/>(s tm cont-ok cont-rightmost)</text:span></text:span></text:p>
      <text:p text:style-name="Text_20_body">The function name, <text:span text:style-name="T540">s</text:span>, stands for 'step'. The tape machine, <text:span text:style-name="T583">tm</text:span>, is a combination of iterator and container <text:span text:style-name="T946">and</text:span> <text:span text:style-name="T540">s</text:span> causes the internal iterator to step. <text:span text:style-name="T968">If we put</text:span> the container <text:span text:style-name="T968">into correspondence with</text:span> a Turing Machine tape, the internal iterator <text:span text:style-name="T968">with the</text:span> tape head, <text:span text:style-name="T968">and placed the </text:span>program, which is external to our container, <text:span text:style-name="T1054">in correspondence with</text:span> the control; <text:span text:style-name="T968">then </text:span><text:span text:style-name="T574">s</text:span><text:span text:style-name="T968"> can be thought of as stepping the head of a Turing Machine.</text:span></text:p>
      <text:p text:style-name="P295"><text:span text:style-name="T583">cont-ok</text:span> <text:span text:style-name="T947">s</text:span>tands for <text:span text:style-name="T947">'</text:span>continue OK<text:span text:style-name="T947">'</text:span>, while <text:span text:style-name="T583">cont-rightmost</text:span> stands for <text:span text:style-name="T949">'</text:span>continue <text:span text:style-name="T948">after stepping right of</text:span> rightmost<text:span text:style-name="T949">'</text:span>. At any point in time our container will typically have a bounded size. When this bound is struck, we call <text:span text:style-name="T583">cont-rightmost</text:span> so that the program has an opportunity to overcome this bound and implement Turing Complete behavior. <text:s text:c="10"/></text:p>
      <text:p text:style-name="P390"><text:span text:style-name="Source_20_Text"><text:s text:c="6"/></text:span><text:span text:style-name="Source_20_Text"><text:span text:style-name="T473"><text:s text:c="4"/></text:span></text:span><text:span text:style-name="Source_20_Text"><text:span text:style-name="T474">(s tm</text:span></text:span></text:p>
      <text:p text:style-name="P390"><text:span text:style-name="Source_20_Text"><text:span text:style-name="T474"><text:s text:c="14"/>(λ()(print "everything went well"))</text:span></text:span></text:p>
      <text:p text:style-name="P390"><text:span text:style-name="Source_20_Text"><text:span text:style-name="T474"><text:s text:c="14"/>(λ()(print "go get more data!"))</text:span></text:span></text:p>
      <text:p text:style-name="Text_20_body"><text:span text:style-name="Source_20_Text"><text:span text:style-name="T474"><text:s text:c="12"/>) </text:span></text:span><text:span text:style-name="Source_20_Text"><text:s text:c="2"/></text:span></text:p>
      <text:p text:style-name="P295">For convenience we provide some general purpose continuation functions. One of these is the function <text:span text:style-name="T531">be</text:span>, which returns a function that returns a given value. Hence, </text:p>
      <text:p text:style-name="Text_20_body"><text:s text:c="8"/><text:span text:style-name="Source_20_Text"><text:s text:c="7"/></text:span><text:span text:style-name="Source_20_Text"><text:span text:style-name="T474">(s tm (be t) (be ∅))</text:span></text:span></text:p>
      <text:p text:style-name="Text_20_body">will return true should the step succeed, and return ∅ should it not. <text:span text:style-name="T950">These are in fact already the defaults.</text:span> When used in this manner, <text:span text:style-name="T540">s</text:span> will almost surely be followed by a test of the return value, <text:span text:style-name="T969">so when </text:span><text:soft-page-break/><text:span text:style-name="T969">used in this mode we will have to do tests twice to decide just one thing; once inside the step function, and once outside.</text:span></text:p>
      <text:p text:style-name="P295">Tape machines can also be implemented over functions rather than containers. So for example, we <text:span text:style-name="T970">can have</text:span> a tape machine that represents the natural numbers. Each time it is stepped it just goes to the next <text:span text:style-name="T951">natural number</text:span>. In which case there w<text:span text:style-name="T971">ill</text:span> be no rightmost cell, <text:span text:style-name="T972">so a step call might appear as</text:span>: <text:s text:c="8"/></text:p>
      <text:p text:style-name="P295"><draw:frame draw:style-name="fr2" draw:name="Frame40" text:anchor-type="as-char" svg:width="393.05pt" draw:z-index="15"><draw:text-box fo:min-height="55.19pt"><text:p text:style-name="P7"><text:span text:style-name="Source_20_Text"><text:span text:style-name="T474"><text:s text:c="2"/>(s natural-number-generator </text:span></text:span></text:p><text:p text:style-name="P423"><text:span text:style-name="Source_20_Text"><text:span text:style-name="T474"><text:s text:c="4"/>#'do-nothing</text:span></text:span></text:p><text:p text:style-name="P423"><text:span text:style-name="Source_20_Text"><text:span text:style-name="T474"><text:s text:c="4"/></text:span></text:span><text:span text:style-name="Source_20_Text"><text:span text:style-name="T508">(λ() (error </text:span></text:span><text:span text:style-name="Source_20_Text"><text:span text:style-name="T507">'cant-happen</text:span></text:span><text:span text:style-name="Source_20_Text"><text:span text:style-name="T508">))</text:span></text:span></text:p><text:p text:style-name="P422"><text:span text:style-name="Source_20_Text"><text:span text:style-name="T474"><text:s text:c="4"/>)</text:span></text:span></text:p></draw:text-box></draw:frame></text:p>
      <text:p text:style-name="P295">Here #'do-nothing is a stub <text:span text:style-name="T931">function</text:span> that simply returns. After it returns we move on to the next form <text:span text:style-name="T973">after the call</text:span> in the <text:span text:style-name="T540">progn</text:span>. Though the continuation does nothing, the step function has done something. <text:span text:style-name="T952">I</text:span>t stepped the <text:span text:style-name="T3">natural-number-generator</text:span>. <text:span text:style-name="T929">The next time we read the machine we will see a one larger number. <text:s/></text:span></text:p>
      <text:p text:style-name="P295">As for the rightmost continuation, if we ever <text:span text:style-name="T952">call it</text:span> there is a bug in <text:span text:style-name="T583">natural-number-generator</text:span>, so we <text:span text:style-name="T952">throw</text:span> an error. <text:s/><text:span text:style-name="T953">This sort of error is of a different nature than that of an end case. <text:s/>It would be unusual code that knows what to do in a presence of a bug in a local block – but that would be interesting code.</text:span></text:p>
      <text:p text:style-name="P295">Note that continuations are functions, and this <text:span text:style-name="T953">right from rightmost </text:span>continuation takes no arguments, so the error call must be wrapped in a lambda. It is a common mistake for beginning users of the library to put <text:span text:style-name="T930">a </text:span>form that evaluates to a value <text:span text:style-name="T974">as</text:span> an argument, rather than putting an <text:span text:style-name="T1055">form</text:span> that evaluates to a function.</text:p>
      <text:p text:style-name="P300"><text:span text:style-name="T975">T</text:span>here is already a <text:span text:style-name="T540">cant-happen</text:span> function in the library, so instead of the lambda expression we could have passed in #'cant-happen.</text:p>
      <text:p text:style-name="P295">Like <text:span text:style-name="T540">s</text:span> above, many of the tape machine functions are single letters. This facilitates stringing <text:span text:style-name="T954">function names </text:span>together to create compound access functions, in analogy to lisp's <text:span text:style-name="T540">car</text:span> and <text:span text:style-name="T540">cdr</text:span> access language (<text:span text:style-name="T540">cadr</text:span>, <text:span text:style-name="T540">caddr</text:span>, etc.).<text:note text:id="ftn13" text:note-class="footnote"><text:note-citation>15</text:note-citation><text:note-body><text:p text:style-name="Footnote"><text:s/>"Towards a Better Understanding of CAR, CDR, CADR and the Others". </text:p></text:note-body></text:note> The access language is then extended into a general out of band signaling pattern matching language that works on arbitrarily long data types. See the chapter <text:bookmark-ref text:reference-format="text" text:ref-name="__RefHeading___Toc59718_1591534138">Access Language</text:bookmark-ref>.</text:p>
      <text:p text:style-name="P295">Here is a simple program that makes use of a tape machine:</text:p>
      <text:p text:style-name="P295"><text:soft-page-break/><draw:frame draw:style-name="fr2" draw:name="Frame41" text:anchor-type="as-char" svg:width="405.55pt" draw:z-index="16"><draw:text-box fo:min-height="22.14pt"><text:p text:style-name="P378"><text:span text:style-name="Source_20_Text"><text:span text:style-name="T503">(let (</text:span></text:span></text:p><text:p text:style-name="P378"><text:span text:style-name="Source_20_Text"><text:span text:style-name="T503"><text:tab/>(a-tape-machine (mk 'list-tm {1 2 3}))</text:span></text:span></text:p><text:p text:style-name="P378"><text:span text:style-name="Source_20_Text"><text:span text:style-name="T503"><text:tab/>)</text:span></text:span></text:p><text:p text:style-name="P378"><text:span text:style-name="Source_20_Text"><text:span text:style-name="T503"><text:s text:c="3"/>(print (r a-tape-machine))</text:span></text:span></text:p><text:p text:style-name="P378"><text:span text:style-name="Source_20_Text"><text:span text:style-name="T503"><text:s text:c="3"/>(s a-tape-machine)</text:span></text:span></text:p><text:p text:style-name="P378"><text:span text:style-name="Source_20_Text"><text:span text:style-name="T503"><text:s text:c="3"/>(print (r a-tape-machine))</text:span></text:span></text:p><text:p text:style-name="P378"><text:span text:style-name="Source_20_Text"><text:span text:style-name="T503"><text:s text:c="3"/>(s a-tape-machine)</text:span></text:span></text:p><text:p text:style-name="P378"><text:span text:style-name="Source_20_Text"><text:span text:style-name="T503"><text:s text:c="3"/>(print (r a-tape-machine))</text:span></text:span></text:p><text:p text:style-name="P378"><text:span text:style-name="Source_20_Text"><text:span text:style-name="T503"><text:s text:c="3"/>(s a-tape-machine)</text:span></text:span></text:p><text:p text:style-name="P377"><text:span text:style-name="Source_20_Text"><text:span text:style-name="T503"><text:s text:c="3"/>)</text:span></text:span></text:p></draw:text-box></draw:frame></text:p>
      <text:p text:style-name="P76">When run it produces: <text:span text:style-name="T474"><draw:frame draw:style-name="fr2" draw:name="Frame42" text:anchor-type="as-char" svg:width="408.61pt" draw:z-index="17"><draw:text-box fo:min-height="41.19pt"><text:p text:style-name="P3"><text:s text:c="3"/></text:p><text:p text:style-name="P3"><text:s text:c="4"/>1 </text:p><text:p text:style-name="P418"><text:s text:c="4"/>2 </text:p><text:p text:style-name="P418"><text:s text:c="4"/>3 </text:p><text:p text:style-name="P418"><text:s text:c="4"/>NIL</text:p><text:p text:style-name="P75"><text:s/></text:p></draw:text-box></draw:frame></text:span><text:span text:style-name="T474"> <text:s text:c="9"/></text:span></text:p>
      <text:p text:style-name="P295"><text:span text:style-name="T540">m</text:span><text:span text:style-name="T563">k</text:span> accepts a <text:span text:style-name="T863">tape machine type</text:span> <text:span text:style-name="T864">and an initializer then</text:span> returns an <text:span text:style-name="T864">initialized instance</text:span>. <text:s/><text:span text:style-name="T864">In this case the leftmost cell will have a '1' in it. <text:s/>Its right neighbor will have '2' in it. <text:s/>The rightmost cell will have '3' in it.</text:span> </text:p>
      <text:p text:style-name="P295"><text:span text:style-name="T540">r</text:span> is a function that accepts a tape machine and returns the <text:span text:style-name="T864">instance indicated by the head</text:span>. <text:span text:style-name="T131">w</text:span> does the inverse operation. It accepts a tape machine and an object, and then writes the object into the indicated cell. Hence, the first <text:span text:style-name="Source_20_Text"><text:span text:style-name="T540">(print (r a-tape-machine))</text:span></text:span> will print the number 1. </text:p>
      <text:p text:style-name="P287"><text:span text:style-name="T586">s</text:span><text:span text:style-name="T266"> moves the tape head to the right neighbor cell, so the second </text:span><text:span text:style-name="Source_20_Text"><text:span text:style-name="T586">(print (r a-tape-machine))</text:span></text:span><text:span text:style-name="T266"> will print the number 2. Etc. Note we do not provide any continuation function arguments to </text:span><text:span text:style-name="T586">s</text:span><text:span text:style-name="T266">. They are optional, and the defaults are </text:span><text:span text:style-name="Source_20_Text"><text:span text:style-name="T586">(be t)</text:span></text:span><text:span text:style-name="T266"> and </text:span><text:span text:style-name="Source_20_Text"><text:span text:style-name="T586">(be ∅)</text:span></text:span><text:span text:style-name="T266">. That is why at the final step, when stepping fails, the program returns </text:span><text:span text:style-name="T586">NIL</text:span><text:span text:style-name="T266">. (The printer is not aware of our alias ∅, so it prints </text:span><text:span text:style-name="T586">NIL</text:span><text:span text:style-name="T266">.) </text:span><text:span text:style-name="T579"><text:s text:c="3"/></text:span></text:p>
      <text:h text:style-name="Heading_20_2" text:outline-level="2"><text:bookmark-start text:name="__RefHeading___Toc17513_625515313"/>The TM Interface<text:bookmark-end text:name="__RefHeading___Toc17513_625515313"/></text:h>
      <text:h text:style-name="Heading_20_3" text:outline-level="3"><text:bookmark-start text:name="__RefHeading___Toc3742_210948218"/>tm-<text:span text:style-name="T976">type</text:span>.lisp<text:bookmark-end text:name="__RefHeading___Toc3742_210948218"/></text:h>
      <text:p text:style-name="P263"><text:span text:style-name="T130">tape-machine</text:span> is <text:span text:style-name="T648">the most general type in the TM library. <text:s text:c="2"/></text:span></text:p>
      <text:p text:style-name="P263"><text:soft-page-break/><draw:frame draw:style-name="fr4" draw:name="Frame1" text:anchor-type="as-char" svg:width="395.46pt" draw:z-index="18"><draw:text-box fo:min-height="24.29pt"><text:p text:style-name="P2"><text:span text:style-name="T415"><text:s/>(def-type tape-machine () (</text:span><text:span text:style-name="T416">))</text:span> </text:p></draw:text-box></draw:frame></text:p>
      <text:p text:style-name="P264"><text:span text:style-name="T649">No instance will be made of </text:span><text:span text:style-name="T476">tape-machine.</text:span><text:span text:style-name="T129"> Rather </text:span><text:span text:style-name="T476">tape</text:span><text:span text:style-name="T475">-</text:span><text:span text:style-name="T476">machine </text:span><text:span text:style-name="T129">has been defined only as a basis for specialization. <text:s/>Functions that <text:s/>have arguments with the type </text:span><text:span text:style-name="T558">tape-machine </text:span><text:span text:style-name="T129">will instead be passed instances of specialized types. <text:s/>Once such an instance has been passed into a function, the only thing the function can do with it is to pass it to other functions without accessing any slots. <text:s/>This is because </text:span><text:span text:style-name="T558">tape-machine</text:span><text:span text:style-name="T129"> does not have any slots. <text:s/>This turns out to be useful for writing generic functions.</text:span></text:p>
      <text:p text:style-name="P264"><text:span text:style-name="T648">We discuss some implementations in more detail in a later chapter, </text:span><text:span text:style-name="T648"><text:bookmark-ref text:reference-format="text" text:ref-name="__RefHeading___Toc4804_1864530906">Implementations</text:bookmark-ref></text:span><text:span text:style-name="T648">. <text:s/>Implementations are created by specializing the </text:span><text:span text:style-name="T554">tape-machine</text:span><text:span text:style-name="T648">, with slots that hold data and interface functions that perform as advertised. <text:s/>Here is the type definition for the singly linked list implementation. <text:s/></text:span><text:span text:style-name="T554">tape</text:span><text:span text:style-name="T648"> is a reference to the list, and </text:span><text:span text:style-name="T554">head</text:span><text:span text:style-name="T648"> indicates a node in the list. <text:s/>Taking a step will move the head to the next node.</text:span></text:p>
      <text:p text:style-name="P265"><text:span text:style-name="T866"><draw:frame draw:style-name="fr2" draw:name="Frame35" text:anchor-type="as-char" svg:width="400.59pt" draw:z-index="19"><draw:text-box fo:min-height="30.76pt"><text:p text:style-name="P19"><text:s text:c="2"/>(def-type list-tm (tape-machine)</text:p><text:p text:style-name="P19"><text:s text:c="4"/>(</text:p><text:p text:style-name="P19"><text:s text:c="6"/>(head ; locates a cell on the tape</text:p><text:p text:style-name="P19"><text:s text:c="8"/>:initarg :head </text:p><text:p text:style-name="P19"><text:s text:c="8"/>:accessor head</text:p><text:p text:style-name="P19"><text:s text:c="8"/>)</text:p><text:p text:style-name="P19"><text:s text:c="6"/>(tape ; a sequence of cells, each that may hold an instance</text:p><text:p text:style-name="P19"><text:s text:c="8"/>:initarg :tape</text:p><text:p text:style-name="P19"><text:s text:c="8"/>:accessor tape</text:p><text:p text:style-name="P19"><text:s text:c="8"/>)</text:p><text:p text:style-name="P19"><text:s text:c="6"/>))</text:p></draw:text-box></draw:frame></text:span><text:span text:style-name="T866">Programmers will notice that a tape machine resembles an iterator. <text:s/>The </text:span><text:span text:style-name="T504">head</text:span><text:span text:style-name="T866"> is state for the iterator, such as a pointer to a member in the container (to a cell holding an instance), <text:s/>and </text:span><text:span text:style-name="T504">tape</text:span><text:span text:style-name="T866"> is a pointer to the container. <text:s/>Such an iterator will not be given a parameter naming the container, as it already has a reference to it.</text:span></text:p>
      <text:p text:style-name="P266"><text:span text:style-name="T915">Linked lists in Lisp refer to their data by reference, so any instance from a set of given types may be found on the tape for this machine. Thus we can set up a morphism where type is placed into correspondence with the Turing Machine symbol, and instances of type are placed into correspondence with instances of said symbols. Turing Machine symbols are defined in the section </text:span><text:span text:style-name="T915"><text:bookmark-ref text:reference-format="text" text:ref-name="__RefHeading___Toc2229_1864530906">A Conventional Turing Machine Definition</text:bookmark-ref></text:span><text:span text:style-name="T915">. They should not be confused with Lisp </text:span><text:soft-page-break/><text:span text:style-name="T915">symbols, which are part of the Lisp language definition. <text:s/>Typically it is clear from the context which symbol definition is intended.</text:span></text:p>
      <text:p text:style-name="P266"><text:span text:style-name="T867">The calling program plays the role of the Turing Machine state controller. <text:s/>The calling program sends commands, or statements, by invoking </text:span><text:span text:style-name="T555">tape-machine</text:span><text:span text:style-name="T867"> type class member functions. <text:s/>Hence our type class functions will correspond to the commands discussed with the Turing Machines in the chapter, </text:span><text:span text:style-name="T867"><text:bookmark-ref text:reference-format="text" text:ref-name="__RefHeading___Toc17093_625515313">  Theoretical Foundation</text:bookmark-ref></text:span><text:span text:style-name="T867">.</text:span></text:p>
      <text:h text:style-name="Heading_20_3" text:outline-level="3"><text:bookmark-start text:name="__RefHeading___Toc6191_1864530906"/>tm-mk.lisp<text:bookmark-end text:name="__RefHeading___Toc6191_1864530906"/></text:h>
      <text:p text:style-name="P154"><text:span text:style-name="T868">For tape-machine specializations with implementations we can create new instances using the</text:span> function <text:span text:style-name="T474">mk:</text:span> </text:p>
      <text:p text:style-name="P154"><draw:frame draw:style-name="fr2" draw:name="Frame5" text:anchor-type="as-char" svg:width="381.29pt" draw:z-index="20"><draw:text-box fo:min-height="163.59pt"><text:p text:style-name="P16"><text:s text:c="2"/>(defun mk</text:p><text:p text:style-name="P16"><text:s text:c="4"/>(</text:p><text:p text:style-name="P16"><text:s text:c="6"/>tm-<text:span text:style-name="T910">type</text:span></text:p><text:p text:style-name="P16"><text:s text:c="6"/>init-value</text:p><text:p text:style-name="P16"><text:s text:c="6"/>&amp;optional</text:p><text:p text:style-name="P16"><text:s text:c="6"/>(cont-ok #'echo)</text:p><text:p text:style-name="P16"><text:s text:c="6"/>(cont-fail (λ()(error 'bad-init-value)))</text:p><text:p text:style-name="P16"><text:s text:c="6"/>(cont-no-alloc #'alloc-fail))</text:p><text:p text:style-name="P16"><text:s text:c="4"/>(declare (ignore cont-no-alloc)) ; need to fix this</text:p><text:p text:style-name="P16"><text:s text:c="4"/>(let(</text:p><text:p text:style-name="P16"><text:s text:c="10"/>(instance (make-instance tm-type))</text:p><text:p text:style-name="P16"><text:s text:c="10"/>)</text:p><text:p text:style-name="P16"><text:s text:c="6"/>(init instance init-value cont-ok cont-fail)</text:p><text:p text:style-name="P16"><text:s text:c="6"/>))</text:p><text:p text:style-name="P16"/></draw:text-box></draw:frame></text:p>
      <text:p text:style-name="P153"><text:span text:style-name="T484">mk</text:span> accepts two arguments and three function continuations. </text:p>
      <text:p text:style-name="P153">The first argument is <text:span text:style-name="T699">a Lisp</text:span> <text:span text:style-name="T622">symbol that is a type name for a specialization that has an implementation</text:span>.<text:span text:style-name="T621"> Later we will see that </text:span><text:span text:style-name="T538">list</text:span><text:span text:style-name="T539">-solo-tm</text:span><text:span text:style-name="T621"> is such a specialization with an implementation. <text:s/>Hence, an example legal first argument is</text:span><text:span text:style-name="T535"> </text:span><text:span text:style-name="T538">'list</text:span><text:span text:style-name="T539">-solo-tm</text:span><text:span text:style-name="T621">. <text:s/></text:span></text:p>
      <text:p text:style-name="P153"><text:span text:style-name="T621">The second argument is initialization data for the tape. <text:s/>We might, for example give this argument a value of </text:span><text:span text:style-name="T538">(list 1 2 3)</text:span><text:span text:style-name="T621">. <text:s text:c="2"/>Because list data is so common, we have defined a reader macro for list making. <text:s/>A person can alternatively provide </text:span><text:span text:style-name="T538">{1 2 3}</text:span><text:span text:style-name="T621"> as the argument value.</text:span></text:p>
      <text:p text:style-name="P289">The continuation arguments <text:span text:style-name="T873">are </text:span>functions. <text:s/>Exactly one of these functions will be called <text:span text:style-name="T700">as the last thing that</text:span> <text:span text:style-name="T537">mk</text:span> <text:span text:style-name="T700">does</text:span>. <text:s/><text:span text:style-name="T537">cont-ok</text:span> is called and passed the newly made instance if all goes well. <text:s/><text:span text:style-name="T537">cont-fail</text:span> is called if there is a <text:span text:style-name="T701">semantic </text:span>problem initializing the instance. <text:s/>And <text:span text:style-name="T537">cont-no-alloc</text:span> is called if there is <text:span text:style-name="T702">not enough memory for creating a new instance</text:span>. <text:s/><text:span text:style-name="T623">Note each of these continuations is set to a </text:span><text:soft-page-break/><text:span text:style-name="T623">default function. <text:s/>Hence, when they are not specified we get the old fashioned type of function behavior, where we make a call and get a return value, or instead throw an error.</text:span></text:p>
      <text:p text:style-name="P155">You will notice that <text:span text:style-name="T474">mk</text:span> <text:span text:style-name="T924">has been</text:span> <text:span text:style-name="T869">declared with </text:span><text:span text:style-name="T556">defun</text:span><text:span text:style-name="T869">, and not </text:span><text:span text:style-name="T556">defun-typed</text:span><text:span text:style-name="T869">.</text:span> <text:s text:c="2"/><text:span text:style-name="T645">As such, in Common Lisp, we can not have multiple versions and then select among them depending on the type of the argument. <text:s/>However, </text:span><text:span text:style-name="T484">mk</text:span><text:span text:style-name="T645"> creates an instance and then calls </text:span><text:span text:style-name="T559">ini</text:span><text:span text:style-name="T561">t</text:span><text:span text:style-name="T607">. </text:span><text:span text:style-name="T609">and </text:span><text:span text:style-name="T559">init</text:span><text:span text:style-name="T645"> </text:span><text:span text:style-name="T42">is</text:span><text:span text:style-name="T645"> defined with </text:span><text:span text:style-name="T559">defun-typed</text:span><text:span text:style-name="T645">, so we may have a different versions of </text:span><text:span text:style-name="T559">init</text:span><text:span text:style-name="T645"> for the various </text:span><text:span text:style-name="T559">t</text:span><text:span text:style-name="T572">ape-machine</text:span><text:span text:style-name="T645"> implementations.</text:span></text:p>
      <text:p text:style-name="P149"><draw:frame draw:style-name="fr2" draw:name="Frame7" text:anchor-type="as-char" svg:width="388.66pt" draw:z-index="21"><draw:text-box fo:min-height="148.59pt"><text:p text:style-name="P18">(def-function-class init </text:p><text:p text:style-name="P18"><text:s text:c="2"/>(instance init-value &amp;optional cont-ok cont-fail &amp;rest ⋯)</text:p><text:p text:style-name="P18"><text:s text:c="2"/>)</text:p><text:p text:style-name="P17"/><text:p text:style-name="P17">(defun-typed init </text:p><text:p text:style-name="P17"><text:s text:c="2"/>(</text:p><text:p text:style-name="P17"><text:s text:c="4"/><text:span text:style-name="T646">(</text:span>tm <text:span text:style-name="T859">tape-machine)</text:span></text:p><text:p text:style-name="P17"><text:s text:c="4"/>init-value</text:p><text:p text:style-name="P17"><text:s text:c="4"/>&amp;optional</text:p><text:p text:style-name="P17"><text:s text:c="4"/>(cont-ok #'echo)</text:p><text:p text:style-name="P17"><text:s text:c="4"/>(cont-fail (λ()(error 'bad-init-value)))</text:p><text:p text:style-name="P17"><text:s text:c="4"/>&amp;rest ⋯</text:p><text:p text:style-name="P17"><text:s text:c="4"/>)</text:p><text:p text:style-name="P17"><text:s text:c="2"/>(declare (ignore ⋯ cont-ok))</text:p><text:p text:style-name="P17"><text:s text:c="2"/><text:span text:style-name="T995">[</text:span>cont-fail<text:span text:style-name="T995">]</text:span></text:p><text:p text:style-name="P17"><text:s text:c="2"/>)</text:p></draw:text-box></draw:frame></text:p>
      <text:p text:style-name="P147"><text:span text:style-name="T925">The </text:span><text:span text:style-name="T502">def-function-class</text:span><text:span text:style-name="T646"> </text:span>does <text:span text:style-name="T646">little more than provide an argument count. <text:s/>We can't even declare defaults for optional arguments</text:span>. <text:s/>So here in the first line we have <text:span text:style-name="T858">a declaration for a class of functions called</text:span> <text:span text:style-name="T474">init</text:span> <text:span text:style-name="T858">where each function in the class will take two arguments followed by two optional arguments, perhaps followed by more arguments. <text:s/>The name of the list that will capture rest arguments is a variable called '</text:span><text:span text:style-name="T485">⋯</text:span><text:span text:style-name="T646">'. <text:s/>The three dots between the single quotes here is a single Unicode character. <text:s/>I am using it as a variable name for holding the rest list of additional arguments. This rest list did not exist in the prior version of the library, and the short name is non-intrusive. The reason that we now allow more continuations is that some specializations turned out to have specialized end cases.</text:span></text:p>
      <text:p text:style-name="P148">Just below the <text:span text:style-name="T916">function class</text:span> declaration is a definition for a<text:span text:style-name="T646">n</text:span> <text:span text:style-name="T474">init</text:span> <text:span text:style-name="T917">function.</text:span> <text:s/>This <text:span text:style-name="T487">init</text:span> <text:span text:style-name="T650">function w</text:span>ill be called if no other <text:span text:style-name="T474">init</text:span> function has <text:span text:style-name="T647">a more specialized </text:span><text:span text:style-name="T486">tm</text:span><text:span text:style-name="T647"> class specifier.</text:span> <text:s/><text:span text:style-name="T501">t</text:span><text:span text:style-name="T486">ape-machine</text:span><text:span text:style-name="T647"> has no implementation, so this </text:span><text:span text:style-name="T486">init</text:span> <text:span text:style-name="T651">does the only thing it can do and </text:span>calls <text:span text:style-name="T474">cont-fail</text:span>. <text:s/><text:span text:style-name="T474">cont-fai</text:span><text:span text:style-name="T592">l</text:span> by default throws an error. <text:s/><text:span text:style-name="T647">Notice that the </text:span><text:soft-page-break/><text:span text:style-name="T647">second argument, </text:span><text:span text:style-name="T486">init-value</text:span><text:span text:style-name="T647">, has no type specifier. <text:s/>This means it will match any type.</text:span></text:p>
      <text:p text:style-name="P280"><text:span text:style-name="T918">One can also find a shallow copy function in the </text:span><text:span text:style-name="T540">tm-</text:span><text:span text:style-name="T575">mk.lisp</text:span><text:span text:style-name="T914"> file.</text:span> When given a tm-machine, it returns another tm machine that has a new head and a new tape. <text:s/>However, the tape references for both machines will point at the same instances. <text:s/><text:span text:style-name="T861">Chances are good that the entanglement copies are a better choice when one desires to have copies that share references.</text:span></text:p>
      <text:h text:style-name="Heading_20_3" text:outline-level="3"><text:bookmark-start text:name="__RefHeading___Toc3788_1864530906"/>tm-<text:span text:style-name="T919">decl-only</text:span>.lisp<text:bookmark-end text:name="__RefHeading___Toc3788_1864530906"/></text:h>
      <text:p text:style-name="P146"><text:span text:style-name="T920">The tm-decl-only.lisp file contains function class declarations. <text:s/>There are no member functions that take a </text:span><text:span text:style-name="T562">tape-machine</text:span><text:span text:style-name="T920"> argument. Rather implementations must define functions that belong to these declared classes.</text:span></text:p>
      <text:p text:style-name="P145"><draw:frame draw:style-name="fr2" draw:name="Frame8" text:anchor-type="as-char" svg:width="391.8pt" draw:z-index="23"><draw:text-box fo:min-height="197.6pt"><text:p text:style-name="P25">(def-function-class r (tm &amp;rest ⋯))</text:p><text:p text:style-name="P25">(def-function-class esr (tm &amp;optional cont-ok cont-rightmost &amp;rest ⋯))</text:p><text:p text:style-name="P25"/><text:p text:style-name="P25">(def-function-class w (tm instance &amp;rest ⋯))</text:p><text:p text:style-name="P26">(def-function-class esw </text:p><text:p text:style-name="P27"><text:s text:c="2"/>(tm instance &amp;optional cont-ok cont-rightmost &amp;rest ⋯)</text:p><text:p text:style-name="P27"><text:s text:c="2"/>)</text:p><text:p text:style-name="P25"/><text:p text:style-name="P25">(def-function-class cue-leftmost (tm &amp;rest ⋯))</text:p><text:p text:style-name="P25"/><text:p text:style-name="P25">(def-function-class s (tm &amp;optional cont-ok cont-rightmost))</text:p><text:p text:style-name="P25"/><text:p text:style-name="P25">(def-function-class a (tm instance &amp;optional cont-ok cont-no-alloc))</text:p><text:p text:style-name="P25"><text:s text:c="6"/></text:p><text:p text:style-name="P25">(def-function-class on-leftmost (tm &amp;optional cont-true cont-false))</text:p><text:p text:style-name="P25"/><text:p text:style-name="P25">(def-function-class on-rightmost (tm &amp;optional cont-true cont-false))</text:p></draw:text-box></draw:frame></text:p>
      <text:p text:style-name="P144">These are pretty much what one would expect given the lead up to this point. <text:s/><text:span text:style-name="T474">r</text:span><text:span text:style-name="T610">,</text:span><text:span text:style-name="T474"> w</text:span><text:span text:style-name="T610">, </text:span><text:span text:style-name="T611">and</text:span><text:span text:style-name="T474"> s</text:span><text:span text:style-name="T610">, </text:span>have been discussed at length already. <text:s text:c="2"/><text:span text:style-name="T474">esr</text:span> was <text:span text:style-name="T626">described</text:span> in the section on commands, <text:bookmark-ref text:reference-format="text" text:ref-name="__RefHeading___Toc3303_1864530906">More About Commands</text:bookmark-ref>. <text:span text:style-name="T626"><text:s/>Some Turing Machine commands operate on the cell under the head, while other operate on an area to the right of the head. <text:s/>This latter type of operation came into being when we supported an expanding tape. <text:s/>The cascading implications suggested it was best for </text:span><text:span text:style-name="T488">esr</text:span><text:span text:style-name="T626"> and </text:span><text:span text:style-name="T488">esw</text:span><text:span text:style-name="T626"> to be primitive.</text:span></text:p>
      <text:p text:style-name="P142"><text:span text:style-name="T474">r</text:span> and <text:span text:style-name="T474">w</text:span> do not require continuations, as the head is always on some cell, and in the presence of our <text:span text:style-name="T703">contract with the programmer that he or she always do a </text:span>write <text:span text:style-name="T912">on a given cell </text:span>before <text:span text:style-name="T911">a </text:span>read <text:span text:style-name="T912">on that same </text:span><text:soft-page-break/><text:span text:style-name="T912">cell,</text:span> there <text:span text:style-name="T926">can be</text:span> no error condition associated with these operations. <text:span text:style-name="T704">In contrast</text:span>, <text:span text:style-name="T474">s</text:span> has a <text:span text:style-name="T474">cont-rightmost</text:span> function that is invoked <text:span text:style-name="T913">when</text:span> one attempts to step right from rightmost. <text:s text:c="2"/><text:span text:style-name="T705">If </text:span><text:span text:style-name="T489">cont-rightmost</text:span><text:span text:style-name="T705"> is not called, then</text:span> <text:span text:style-name="T474">cont-ok</text:span> is called. <text:s/>Note <text:span text:style-name="T705">it always works this way, that continuations are exhaustive of all cases and that</text:span> at least one of the continuations will always be called <text:span text:style-name="T860">as the last thing that a function does.</text:span></text:p>
      <text:p text:style-name="P142"><text:span text:style-name="T474">on-leftmost</text:span> and <text:span text:style-name="T474">on-rightmost</text:span> are Boolean functions of convenience. <text:span text:style-name="T474">on-leftmost</text:span> is true when the head is on the leftmost cell. <text:s/><text:span text:style-name="T474">on-rightmost</text:span> is true when the head is on the rightmost cell. <text:s/><text:span text:style-name="T627">Note that these functions have the same form as the Common Lisp </text:span><text:span text:style-name="T560">if</text:span><text:span text:style-name="T627">. <text:s/>If the test is true, the first continuation is evaluated, and if the test is false the second continuation is evaluated. <text:s text:c="2"/></text:span></text:p>
      <text:p text:style-name="P143"><draw:frame draw:style-name="fr2" draw:name="Frame9" text:anchor-type="as-char" svg:width="389.45pt" draw:z-index="24"><draw:text-box fo:min-height="55.19pt"><text:p text:style-name="P8">(on-leftmost tm</text:p><text:p text:style-name="P8"><text:s text:c="3"/>(<text:span text:style-name="T598">λ</text:span>() code to be executed when on-leftmost is true)</text:p><text:p text:style-name="P8"><text:s text:c="3"/>(<text:span text:style-name="T598">λ</text:span>() code to be executed when on-leftmost is false)</text:p><text:p text:style-name="P8"><text:s text:c="3"/>)</text:p></draw:text-box></draw:frame></text:p>
      <text:p text:style-name="P141"><text:span text:style-name="T627">If one wants conventional behavior from these tests, then use the </text:span><text:span text:style-name="T536">be</text:span><text:span text:style-name="T627"> functions: </text:span></text:p>
      <text:p text:style-name="P141"><draw:frame draw:style-name="fr2" draw:name="Frame10" text:anchor-type="as-char" svg:width="389.45pt" draw:z-index="25"><draw:text-box fo:min-height="20.24pt"><text:p text:style-name="P8">(on-leftmost tm (be t) (be <text:span text:style-name="T599">ϕ</text:span>))</text:p></draw:text-box></draw:frame></text:p>
      <text:p text:style-name="P288">This call will return <text:span text:style-name="T608">t </text:span><text:span text:style-name="T606">or</text:span> <text:span text:style-name="T600">ϕ</text:span>. <text:s/><text:span text:style-name="T627">Actually, these are already the defaults.</text:span></text:p>
      <text:h text:style-name="Heading_20_3" text:outline-level="3"><text:bookmark-start text:name="__RefHeading___Toc6193_1864530906"/>tm-<text:span text:style-name="T921">generic</text:span>.lisp<text:bookmark-end text:name="__RefHeading___Toc6193_1864530906"/></text:h>
      <text:p text:style-name="P140"><text:span text:style-name="T927">This file contains more declarartions for function classes on the tm-machine interface. However, unlike for </text:span><text:span text:style-name="T568">tm-decl-only.lisp</text:span><text:span text:style-name="T927">, the file also has <text:s/>generic function definitions. <text:s/></text:span></text:p>
      <text:p text:style-name="P140"><draw:frame draw:style-name="fr2" draw:name="Frame14" text:anchor-type="as-char" svg:width="400.45pt" draw:z-index="26"><draw:text-box fo:min-height="125.35pt"><text:p text:style-name="P32"><text:s text:c="2"/>(def-function-class cue-rightmost (tm))</text:p><text:p text:style-name="P32"><text:s text:c="4"/>(:documentation</text:p><text:p text:style-name="P32"><text:s text:c="6"/>"Cue tm's head to the rightmost cell."</text:p><text:p text:style-name="P32"><text:s text:c="6"/>))</text:p><text:p text:style-name="P32"/><text:p text:style-name="P32"><text:s text:c="2"/>(defun-typed cue-rightmost ((tm <text:span text:style-name="T862">abstract-</text:span>tape-machine))</text:p><text:p text:style-name="P32"><text:s text:c="4"/>(labels(</text:p><text:p text:style-name="P32"><text:s text:c="13"/>(work() (s tm #'work (be t)))</text:p><text:p text:style-name="P32"><text:s text:c="13"/>)</text:p><text:p text:style-name="P32"><text:s text:c="6"/>(work)</text:p><text:p text:style-name="P32"><text:s text:c="6"/>))</text:p></draw:text-box></draw:frame></text:p>
      <text:p text:style-name="P139"><text:soft-page-break/>This default implementation for <text:span text:style-name="T474">cue-rightmost </text:span>might not be <text:span text:style-name="T922">the </text:span>fastest <text:span text:style-name="T927">one, </text:span>but it will always work. <text:s/>A programmer is free to implement a faster <text:span text:style-name="T923">version for </text:span>specialized <text:span text:style-name="T923">argument types. <text:s/>In general we need not implement functions in these classes, but are free to do so if we see some advantage in it. <text:s/>Here are more of the </text:span><text:span text:style-name="T569">tm-generic.lisp</text:span><text:span text:style-name="T923"> function classes and function definitions:</text:span></text:p>
      <text:p text:style-name="P139"><text:soft-page-break/><draw:frame draw:style-name="fr3" draw:name="Frame15" text:anchor-type="as-char" svg:y="-304.81pt" svg:width="395.04pt" draw:z-index="27"><draw:text-box fo:min-height="482.91pt"><text:p text:style-name="P42"><text:s text:c="2"/>(def-function-class as (tm instance &amp;optional cont-ok cont-no-alloc)</text:p><text:p text:style-name="P42"><text:s text:c="4"/>(:documentation</text:p><text:p text:style-name="P42"><text:s text:c="6"/>"Like #'a, but tm is stepped to the new cell</text:p><text:p text:style-name="P42"><text:s text:c="6"/>"))</text:p><text:p text:style-name="P42"/><text:p text:style-name="P42"><text:s text:c="2"/>(defun-typed as(</text:p><text:p text:style-name="P42"><text:s text:c="6"/>(tm tape-machine)</text:p><text:p text:style-name="P42"><text:s text:c="6"/>instance</text:p><text:p text:style-name="P42"><text:s text:c="6"/>&amp;optional</text:p><text:p text:style-name="P42"><text:s text:c="6"/>(cont-ok (be t))</text:p><text:p text:style-name="P42"><text:s text:c="6"/>(cont-no-alloc #'alloc-fail)</text:p><text:p text:style-name="P42"><text:s text:c="6"/>)</text:p><text:p text:style-name="P42"><text:s text:c="4"/>(a tm instance </text:p><text:p text:style-name="P42"><text:s text:c="6"/>(λ()(s tm cont-ok #'cant-happen))</text:p><text:p text:style-name="P42"><text:s text:c="6"/>cont-no-alloc</text:p><text:p text:style-name="P42"><text:s text:c="6"/>))</text:p><text:p text:style-name="P42"/><text:p text:style-name="P42"><text:s text:c="2"/>(def-function-class a&amp;h◨ (tm instance &amp;optional cont-ok cont-no-alloc)</text:p><text:p text:style-name="P42"><text:s text:c="4"/>(:documentation</text:p><text:p text:style-name="P42"><text:s text:c="6"/>"#'a with a contract that the head is on rightmost.</text:p><text:p text:style-name="P42"><text:s text:c="6"/>"))</text:p><text:p text:style-name="P42"/><text:p text:style-name="P42"><text:s text:c="2"/>(defun-typed a&amp;h◨ </text:p><text:p text:style-name="P42"><text:s text:c="4"/>(</text:p><text:p text:style-name="P42"><text:s text:c="6"/>(tm tape-machine)</text:p><text:p text:style-name="P42"><text:s text:c="6"/>instance</text:p><text:p text:style-name="P42"><text:s text:c="6"/>&amp;optional</text:p><text:p text:style-name="P42"><text:s text:c="6"/>(cont-ok (be t))</text:p><text:p text:style-name="P42"><text:s text:c="6"/>(cont-no-alloc #'alloc-fail)</text:p><text:p text:style-name="P42"><text:s text:c="6"/>)</text:p><text:p text:style-name="P42"><text:s text:c="4"/>;; specializations might make better use of the contract</text:p><text:p text:style-name="P42"><text:s text:c="4"/>(a tm instance cont-ok cont-no-alloc)</text:p><text:p text:style-name="P42"><text:s text:c="4"/>)</text:p><text:p text:style-name="P42"/><text:p text:style-name="P43"><text:s text:c="2"/>(def-function-class as&amp;h◨ (tm instance &amp;optional cont-ok cont-no-alloc)</text:p><text:p text:style-name="P42"><text:s text:c="4"/>(:documentation</text:p><text:p text:style-name="P42"><text:s text:c="6"/>"#'as with a contract that the head is on rightmost.</text:p><text:p text:style-name="P42"><text:s text:c="6"/>"))</text:p><text:p text:style-name="P42"/><text:p text:style-name="P42"><text:s text:c="2"/>(defun-typed as&amp;h◨ </text:p><text:p text:style-name="P42"><text:s text:c="4"/>(</text:p><text:p text:style-name="P42"><text:s text:c="6"/>(tm tape-machine)</text:p><text:p text:style-name="P42"><text:s text:c="6"/>instance</text:p><text:p text:style-name="P42"><text:s text:c="6"/>&amp;optional</text:p><text:p text:style-name="P42"><text:s text:c="6"/>(cont-ok (be t))</text:p><text:p text:style-name="P42"><text:s text:c="6"/>(cont-no-alloc #'alloc-fail)</text:p><text:p text:style-name="P42"><text:s text:c="6"/>)</text:p><text:p text:style-name="P42"><text:s text:c="4"/>;; specializations might make better use of the contract</text:p><text:p text:style-name="P42"><text:s text:c="4"/>(as tm instance cont-ok cont-no-alloc)</text:p><text:p text:style-name="P42"><text:s text:c="4"/>)</text:p><text:p text:style-name="P42"/></draw:text-box></draw:frame></text:p>
      <text:h text:style-name="Heading_20_2" text:outline-level="2"><text:bookmark-start text:name="__RefHeading___Toc3790_1864530906"/><text:soft-page-break/>Quantifiers<text:bookmark-end text:name="__RefHeading___Toc3790_1864530906"/></text:h>
      <text:p text:style-name="P319">I build the quantifiers on top of <text:span text:style-name="T1035">a </text:span>self recursion (looping) function <text:span text:style-name="T1035">that I</text:span> call 'do' <text:s/>and represent with the '⟳' symbol. Initially the reason I used this Unicode symbol is that all of the good names for looping ha<text:span text:style-name="T1056">ve </text:span>already been used in Lisp. <text:s/>However I have come to like my little looping operator. <text:s/>It is too bad most programmers won't see <text:span text:style-name="T1036">it</text:span>, <text:span text:style-name="T1036">because, when</text:span> possible, programmers should use the existential quantifiers shown further below instead. <text:s/><text:span text:style-name="T1037">T</text:span>he <text:span text:style-name="T1037">quantifiers</text:span> are easier to control.</text:p>
      <text:p text:style-name="P309"><draw:frame draw:style-name="fr2" draw:name="Frame45" text:anchor-type="as-char" svg:width="395.09pt" draw:z-index="28"><draw:text-box fo:min-height="33.25pt"><text:p text:style-name="P40"><text:s/>(defun ⟳ (work &amp;rest ⋯)</text:p><text:p text:style-name="P40"><text:s text:c="5"/>(labels(</text:p><text:p text:style-name="P40"><text:s text:c="13"/>(again() (apply <text:span text:style-name="T1004">#'</text:span>funcall {work #'again (o ⋯)}))</text:p><text:p text:style-name="P40"><text:s text:c="13"/>)</text:p><text:p text:style-name="P40"><text:s text:c="6"/>(again)</text:p><text:p text:style-name="P40"><text:s text:c="6"/>))</text:p></draw:text-box></draw:frame></text:p>
      <text:p text:style-name="P310"><text:span text:style-name="T1003">Here </text:span><text:span text:style-name="T577">work</text:span> <text:span text:style-name="T1003">will be passed an additional first argument followed by the other arguments given to ⟳. <text:s/>This additional first argument is a function, which when called, will cause work to be called again with the same arguments. <text:s/>The rest of the arguments may be anything the programmer finds useful. However, as the rest of the arguments are invariant, it is probably better to pull them from the context than to use them as arguments.</text:span></text:p>
      <text:p text:style-name="P311">The return value from <text:span text:style-name="T1002">⟳ </text:span>will be the return value from the last call to work <text:span text:style-name="T1057">for which</text:span> <text:span text:style-name="T1057">it </text:span>did not call <text:span text:style-name="T1016">the first argument to cause a repeat call.</text:span> <text:span text:style-name="T1016">T</text:span>he rest arguments might contain continuation<text:span text:style-name="T1017">s,</text:span> <text:span text:style-name="T1017">in which case</text:span> <text:span text:style-name="T474">work</text:span> <text:span text:style-name="T1058">will</text:span> <text:span text:style-name="T1017">e</text:span>xit with a continuation <text:span text:style-name="T1017">rather than directly returning a value</text:span>. </text:p>
      <text:p text:style-name="P312">All quantification is based on existential quantification, which in turn is based on <text:span text:style-name="T1002">⟳:</text:span></text:p>
      <text:p text:style-name="P312"><draw:frame draw:style-name="fr2" draw:name="Frame46" text:anchor-type="as-char" svg:width="390.61pt" draw:z-index="29"><draw:text-box fo:min-height="113.61pt"><text:p text:style-name="P41">(defun ∃ </text:p><text:p text:style-name="P41"><text:s text:c="2"/>(</text:p><text:p text:style-name="P41"><text:s text:c="4"/>tm</text:p><text:p text:style-name="P41"><text:s text:c="4"/>pred</text:p><text:p text:style-name="P41"><text:s text:c="4"/>&amp;optional</text:p><text:p text:style-name="P41"><text:s text:c="4"/>(cont-true (be t))</text:p><text:p text:style-name="P41"><text:s text:c="4"/>(cont-false (be ∅))</text:p><text:p text:style-name="P41"><text:s text:c="4"/>)</text:p><text:p text:style-name="P41"><text:s text:c="2"/>(⟳(λ(again)[pred tm cont-true (λ()(s tm again cont-false))]))</text:p><text:p text:style-name="P41"><text:s text:c="2"/>)</text:p></draw:text-box></draw:frame></text:p>
      <text:p text:style-name="P316"><text:soft-page-break/>When <text:span text:style-name="T474">pred</text:span> is true, the quantifier <text:span text:style-name="T1020">exits</text:span> with <text:span text:style-name="T474">cont-true</text:span>. <text:s/>Otherwise <text:span text:style-name="T474">pred</text:span> continues on to step the machine. <text:s/>Should the step go right of rightmost, the quantifier <text:span text:style-name="T1020">exits</text:span> with <text:span text:style-name="T474">cont-false</text:span>. <text:s/>Otherwise the <text:span text:style-name="T474">pred</text:span> test <text:span text:style-name="T1019">is </text:span>run again.</text:p>
      <text:p text:style-name="P315">These variations are available:</text:p>
      <text:p text:style-name="P138"><draw:frame draw:style-name="fr5" draw:name="Frame11" text:anchor-type="paragraph" svg:x="1.76pt" svg:y="8.5pt" svg:width="384.69pt" draw:z-index="3"><draw:text-box fo:min-height="45.81pt"><text:p text:style-name="P30">(defun <text:s/>∃ (tm pred &amp;optional (cont-true (be t)) (cont-false (be ∅)))</text:p><text:p text:style-name="P31">(defun ¬∀ (tm pred &amp;optional (cont-true (be t)) (cont-false (be ∅)))</text:p><text:p text:style-name="P31">(defun <text:span text:style-name="T628">¬∃ </text:span>(tm pred &amp;optional (cont-true (be t)) (cont-false (be ∅)))</text:p><text:p text:style-name="P31">(defun <text:s/><text:span text:style-name="T628">∀</text:span> (tm pred &amp;optional (cont-true (be t)) (cont-false (be ∅)))</text:p></draw:text-box></draw:frame><text:span text:style-name="T629">Each</text:span> quantifier accept<text:span text:style-name="T629">s</text:span> a machine, a predicate, and two continuation arguments. <text:span text:style-name="T1018">In turn, the predicate must accept a machine and two continuations. <text:s/></text:span></text:p>
      <text:p text:style-name="P138"><text:span text:style-name="T1059">Presumably the predicate will examine the instance in the cell under the head, and perhaps those in other cells that are within easy reach. <text:s/>It will <text:s/>then call the first continuation, which signifies a </text:span><text:span text:style-name="T28">true</text:span><text:span text:style-name="T291"> </text:span><text:span text:style-name="T292">result,</text:span><text:span text:style-name="T631"> or it will call the second continuation, which signifies a </text:span><text:span text:style-name="T28">false</text:span><text:span text:style-name="T291"> </text:span><text:span text:style-name="T292">result.</text:span></text:p>
      <text:p text:style-name="Text_20_body"><text:span text:style-name="T1038">The predicate is passed the machine, not the instance in the cell under the head. <text:s/>This facilitates predicates that use sliding windows. <text:s/>Also note that the quantification starts from the location that the head is on. <text:s/>Hence quantification can be mixed with prefix tests. <text:s/>If one wants quantification over the entire tape, one should call </text:span><text:span text:style-name="T578">cue-</text:span><text:span text:style-name="T533">leftmost</text:span><text:span text:style-name="T628"> before calling </text:span><text:span text:style-name="T477">∃</text:span><text:span text:style-name="T633">. <text:s/>When </text:span><text:span text:style-name="T477">∃</text:span> <text:span text:style-name="T1039">exits with </text:span><text:span text:style-name="T490">cont-true</text:span><text:span text:style-name="T633">, the machine head will be left on the cell where </text:span><text:span text:style-name="T532">pred</text:span><text:span text:style-name="T633"> was found to be true.</text:span></text:p>
      <text:p text:style-name="P333">Here is a short summary for each of the quantifiers:</text:p>
      <text:p text:style-name="P317"><text:span text:style-name="T477">∃</text:span><text:span text:style-name="T1021">, 'there exists'. <text:s/>Logical OR. Loop until. <text:s/></text:span><text:span text:style-name="T510">S</text:span><text:span text:style-name="T1021">earch for an instance with a particular property, immediately </text:span><text:span text:style-name="T516">cont-true</text:span><text:span text:style-name="T1021"> if it is found. <text:s/>Diognese wanders Greece looking for a good person. <text:s/>He stops his search upon finding one. </text:span></text:p>
      <text:p text:style-name="P135"><text:span text:style-name="T477">∀</text:span><text:span text:style-name="T1022">, 'for all'. <text:s/>Loop while. Logical AND. True test says the instance is good. <text:s/>We hope they are all good. <text:s/>Return immediately </text:span><text:span text:style-name="T514">cont-false</text:span><text:span text:style-name="T1022"> upon finding one that is not good. <text:s/>Otherwise scan the whole tape and return the all good signal, <text:s/></text:span><text:span text:style-name="T514">cont-true</text:span><text:span text:style-name="T1022">.</text:span></text:p>
      <text:p text:style-name="P133"><text:span text:style-name="T477">¬∀</text:span><text:span text:style-name="T1023">, 'not all'. Loop unless. Logical NAND. True test means the instance has an undesirable property. <text:s/>We hope they don't all have it. Return immediately, </text:span><text:span text:style-name="T515">cont-true</text:span><text:span text:style-name="T1023">, upon finding one that does not have it.</text:span></text:p>
      <text:p text:style-name="P134"><text:span text:style-name="T478">¬∃</text:span><text:span text:style-name="T1024">, 'does not exist'. Loop while. Logical NOR. <text:s/>True test means the instance has an intolerable property. <text:s/>We hope not to see one of </text:span><text:soft-page-break/><text:span text:style-name="T1024">these. <text:s/>Step immediately, </text:span><text:span text:style-name="T517">cont-false</text:span><text:span text:style-name="T1024">, upon finding one. Otherwise scan the whole tape and send the all clear, </text:span><text:span text:style-name="T517">cont-true</text:span><text:span text:style-name="T1024">.</text:span></text:p>
      <text:p text:style-name="P137">Star suffixed versions of these functions, <text:span text:style-name="T477">∃</text:span><text:span text:style-name="T474">*</text:span><text:span text:style-name="T477">, ∀</text:span><text:span text:style-name="T474">*</text:span><text:span text:style-name="T477">, ¬∀</text:span><text:span text:style-name="T474">*</text:span><text:span text:style-name="T477">, </text:span><text:span text:style-name="T478">¬∃</text:span><text:span text:style-name="T474">*</text:span><text:span text:style-name="T477"> </text:span>always traverse the whole tape before taking a continuation.</text:p>
      <text:p text:style-name="P136">Here are two trivial predicates, <text:span text:style-name="T941">presented so you can see the general form:</text:span></text:p>
      <text:p text:style-name="P293"><draw:frame draw:style-name="fr2" draw:name="Frame12" text:anchor-type="as-char" svg:width="399.8pt" draw:z-index="30"><draw:text-box fo:min-height="109.05pt"><text:p text:style-name="P33">(defun always-false (tm &amp;optional(cont-true (be t)) (cont-false (be ∅)))</text:p><text:p text:style-name="P33"><text:s text:c="2"/>(declare (ignore tm cont-true))</text:p><text:p text:style-name="P33"><text:s text:c="2"/><text:span text:style-name="T996">[</text:span>cont-false<text:span text:style-name="T996">]</text:span></text:p><text:p text:style-name="P33"><text:s text:c="2"/>)</text:p><text:p text:style-name="P33"/><text:p text:style-name="P33"><text:span text:style-name="T928">(</text:span>defun always-true (tm &amp;optional(cont-true (be t)) (cont-false (be ∅)))</text:p><text:p text:style-name="P33"><text:s text:c="2"/>(declare (ignore tm cont-false))</text:p><text:p text:style-name="P33"><text:s text:c="2"/><text:span text:style-name="T996">[</text:span>cont-true<text:span text:style-name="T996">]</text:span></text:p><text:p text:style-name="P33"><text:s text:c="2"/>)</text:p></draw:text-box></draw:frame>The quantifiers may be used to implement the same functionality as <text:span text:style-name="T491">map</text:span><text:span text:style-name="T630"> and as </text:span><text:span text:style-name="T474">while</text:span> loops. <text:s/>I<text:span text:style-name="T632">n</text:span> a later chapter we discuss machines that create ranges of numbers. <text:s/>When used with these machines the quantifiers can be used to create <text:span text:style-name="T474">for</text:span> loops. <text:s/>Note also, the <text:span text:style-name="T474">together</text:span> <text:span text:style-name="T630">machine</text:span> which is used to bind multiple machines together <text:span text:style-name="T630">so they step as one machine.</text:span></text:p>
      <text:p text:style-name="P431"><text:span text:style-name="T1040">T</text:span>his function will return true: </text:p>
      <text:p text:style-name="P294"><draw:frame draw:style-name="fr2" draw:name="Frame43" text:anchor-type="as-char" svg:width="398.15pt" draw:z-index="31"><draw:text-box fo:min-height="32pt"><text:p text:style-name="P393">defun test-∃-0 ()</text:p><text:p text:style-name="P393"><text:s/>(let*(</text:p><text:p text:style-name="P393"><text:s text:c="8"/>(y {1 2 {3 4} 5})</text:p><text:p text:style-name="P393"><text:s text:c="8"/>(ytm (mk 'list-tm y))</text:p><text:p text:style-name="P393"><text:s text:c="8"/>)</text:p><text:p text:style-name="P393"><text:s text:c="3"/>(∧</text:p><text:p text:style-name="P393"><text:s text:c="5"/>(∃</text:p><text:p text:style-name="P393"><text:s text:c="7"/>ytm</text:p><text:p text:style-name="P393"><text:s text:c="7"/>(λ(tm cont-true cont-false)</text:p><text:p text:style-name="P393"><text:s text:c="9"/>(if </text:p><text:p text:style-name="P393"><text:s text:c="11"/>(∧ (typep (r tm) 'cons) (eql 3 (car (r tm))))</text:p><text:p text:style-name="P393"><text:s text:c="11"/>[cont-true]</text:p><text:p text:style-name="P393"><text:s text:c="11"/>[cont-false]</text:p><text:p text:style-name="P393"><text:s text:c="11"/>)))</text:p><text:p text:style-name="P393"><text:s text:c="5"/>(equal (r ytm) '(3 4))</text:p><text:p text:style-name="P393"><text:s text:c="3"/>)))</text:p></draw:text-box></draw:frame></text:p>
      <text:p text:style-name="P432"><text:soft-page-break/>So will this one:</text:p>
      <text:p text:style-name="P325"><draw:frame draw:style-name="fr2" draw:name="Frame47" text:anchor-type="as-char" svg:width="401.84pt" draw:z-index="32"><draw:text-box fo:min-height="47.99pt"><text:p text:style-name="P44"><text:s/>(defun test-∃-1 ()</text:p><text:p text:style-name="P44"><text:s text:c="4"/>(let*(</text:p><text:p text:style-name="P44"><text:s text:c="11"/>(y {1 2 {3 4} 5})</text:p><text:p text:style-name="P44"><text:s text:c="11"/>(ytm (mk 'list-tm y))</text:p><text:p text:style-name="P44"><text:s text:c="11"/>)</text:p><text:p text:style-name="P44"><text:s text:c="6"/>(∃</text:p><text:p text:style-name="P44"><text:s text:c="8"/>ytm</text:p><text:p text:style-name="P44"><text:s text:c="8"/>(λ(tm cont-true cont-false)</text:p><text:p text:style-name="P44"><text:s text:c="10"/>(if </text:p><text:p text:style-name="P44"><text:s text:c="12"/>(∧ (typep (r tm) 'cons) (eql 3 (car (r tm))))</text:p><text:p text:style-name="P44"><text:s text:c="12"/>[cont-true]</text:p><text:p text:style-name="P44"><text:s text:c="12"/>[cont-false]</text:p><text:p text:style-name="P44"><text:s text:c="12"/>))</text:p><text:p text:style-name="P44"><text:s text:c="8"/>(λ()(equal (r ytm) '(3 4)))</text:p><text:p text:style-name="P44"><text:s text:c="8"/>#'cant-happen</text:p><text:p text:style-name="P44"><text:s text:c="8"/>)))</text:p></draw:text-box></draw:frame></text:p>
      <text:h text:style-name="P498" text:outline-level="2"><text:bookmark-start text:name="__RefHeading___Toc6195_1864530906"/><text:span text:style-name="T865">Tape-Machine </text:span>Specialization<text:bookmark-end text:name="__RefHeading___Toc6195_1864530906"/></text:h>
      <text:p text:style-name="P132">As we mentioned in the <text:bookmark-ref text:reference-format="text" text:ref-name="__RefHeading___Toc3303_1864530906">More About Commands</text:bookmark-ref> section of the prior chapter, the combination of non-determinism and a <text:span text:style-name="T635">cell delete </text:span>command <text:span text:style-name="T635">creates</text:span> <text:span text:style-name="T635">collision </text:span>hazard<text:span text:style-name="T635">s</text:span>. <text:s/><text:span text:style-name="T727">We can avoid this hazard by leaving out the delete command, or alternatively, by not allowing non-determinism. <text:s/>Or we can just deal with it, by adding an accounting mechanism to check before deleting. <text:s/>These choices lead to a specialization hierarchy for the interface:</text:span></text:p>
      <text:p text:style-name="P132"><draw:frame draw:style-name="fr2" draw:name="Frame13" text:anchor-type="as-char" svg:width="383.61pt" draw:z-index="33"><draw:text-box fo:min-height="82.09pt"><text:p text:style-name="P62"><text:s text:c="24"/>tape-machine</text:p><text:p text:style-name="P62"><text:s text:c="23"/>/ <text:s text:c="10"/>\</text:p><text:p text:style-name="P62"><text:s text:c="11"/>nd-tape-machine <text:s text:c="6"/>solo-tape-machine</text:p><text:p text:style-name="P62"><text:s text:c="24"/>\ <text:s text:c="9"/>/</text:p><text:p text:style-name="P62"><text:s text:c="23"/>ea-tape-machine</text:p><text:p text:style-name="P62"><text:s text:c="29"/><text:span text:style-name="T706">|</text:span></text:p><text:p text:style-name="P63"><text:s text:c="22"/><text:span text:style-name="T734">tea-tape-machine</text:span></text:p></draw:text-box></draw:frame></text:p>
      <text:p text:style-name="P131"><text:span text:style-name="T728">When we remove the delete cell command from the interface, the programmer can not create an event where the cell under the head gets deleted. <text:s/>Such an interface can have non-determinism without hazards. <text:s/>This clearly shows the benefits of using a non-destructive programming style. <text:s/>Accordingly, the </text:span><text:span text:style-name="T479">nd-tape-machine</text:span><text:span text:style-name="T636"> type class does not have a delete command, but it does support of non-determinism.</text:span></text:p>
      <text:p text:style-name="P130"><text:span text:style-name="T707">Conversely if we never have more than one head, then one head can not be used to delete the cell to the right, and wipe out a cell that a </text:span><text:soft-page-break/><text:span text:style-name="T707">second head is on, so again we can not have a collision hazard. <text:s/>The </text:span><text:span text:style-name="T480">solo-tape-machine</text:span><text:span text:style-name="T637"> takes this approach and includes commands for deletion, but not for non-determinism. <text:s/>However without non-determinism we can not make copies of the head state (i.e. have an additional machine head), which limits us to writing library functions that do not move the heads of machines passed in.</text:span></text:p>
      <text:p text:style-name="P129"><text:span text:style-name="T932">When two machines share a tape, we say they are </text:span><text:span text:style-name="T70">entangled</text:span><text:span text:style-name="T932">. We can have both the ability to</text:span> delete cells, <text:span text:style-name="T4">and</text:span> <text:span text:style-name="T638">the ability</text:span> to make cop<text:span text:style-name="T638">ies if we add </text:span><text:span text:style-name="T29">entanglement accounting</text:span><text:span text:style-name="T638">. <text:s/>Accordingly in the </text:span><text:span text:style-name="T564">ea-tape-machine</text:span><text:span text:style-name="T638"> we have added a slot that holds a list of entangled machines. <text:s/>Before each delete cell command we check the listed entangled machines for collisions. <text:s/>If one is found we take a collision continuation, otherwise we perform the delete and take </text:span><text:span text:style-name="T492">cont-ok</text:span><text:span text:style-name="T638">.</text:span></text:p>
      <text:p text:style-name="P128">As a further specialized version <text:span text:style-name="T708">we support non-determinism through threads.</text:span> <text:span text:style-name="T933">In the </text:span><text:span text:style-name="T565">tea-tape-machine</text:span><text:span text:style-name="T933"> specialization we</text:span> use <text:span text:style-name="T932">m</text:span>utex locks <text:span text:style-name="T708">to assure the integrity of the entanglement accounting.</text:span></text:p>
      <text:h text:style-name="Heading_20_3" text:outline-level="3"><text:bookmark-start text:name="__RefHeading___Toc7400_1864530906"/>nd-t<text:span text:style-name="T641">m</text:span><text:bookmark-end text:name="__RefHeading___Toc7400_1864530906"/></text:h>
      <text:p text:style-name="P127"><text:span text:style-name="T643">Here 'nd' stands for </text:span><text:span text:style-name="T30">non-destructive</text:span><text:span text:style-name="T643">. <text:s text:c="2"/>This is the generic declaration for a tape machine that supports non-determinism, but does not have a delete cell command. <text:s/></text:span>There are no additional fields (slots) added:</text:p>
      <text:p text:style-name="P127"><draw:frame draw:style-name="fr2" draw:name="Frame16" text:anchor-type="as-char" svg:width="383.16pt" draw:z-index="34"><draw:text-box fo:min-height="25.8pt"><text:p text:style-name="P34">(def-type nd-tape-machine (tape-machine)())</text:p></draw:text-box></draw:frame></text:p>
      <text:p text:style-name="P125"><text:span text:style-name="T640">W</text:span>e <text:span text:style-name="T640">required a new feature for </text:span><text:span text:style-name="T482">in</text:span><text:span text:style-name="T481">it</text:span><text:span text:style-name="T640"> methods so as to support non-determinism. <text:s/>Namely, when a new tape machine instance is passed in to be initialized, and the </text:span><text:span text:style-name="T481">init-value</text:span><text:span text:style-name="T640"> argument is a tape machine argument of the same type, </text:span><text:span text:style-name="T481">init</text:span><text:span text:style-name="T640"> makes an entangled copy of the </text:span><text:span text:style-name="T481">init-value</text:span><text:span text:style-name="T640"> machine. <text:s/></text:span><text:span text:style-name="T481">init</text:span><text:span text:style-name="T640"> will do this by copying the tape reference and making a new head. <text:s/>The new head initially points to the same cell as for the </text:span><text:span text:style-name="T481">init-value</text:span><text:span text:style-name="T640"> machine. <text:s/>(This is a sort of fork() function for tape machines. <text:s/>In this analogy the head is the program pointer.)</text:span></text:p>
      <text:p text:style-name="P126">We also add a<text:span text:style-name="T709">n</text:span> environment <text:span text:style-name="T709">scope </text:span>for the clean creation and destruction of entangled machines:</text:p>
      <text:p text:style-name="P125"><text:soft-page-break/><draw:frame draw:style-name="fr2" draw:name="Frame18" text:anchor-type="as-char" svg:width="398.61pt" draw:z-index="35"><draw:text-box fo:min-height="166.11pt"><text:p text:style-name="P35"><text:s/>(def-function-class with-mk-entangled (tm continuation)</text:p><text:p text:style-name="P35"><text:s text:c="4"/>(:documentation</text:p><text:p text:style-name="P35"><text:s text:c="6"/>"Calls continuation with a locally scoped entangled copy of tm.</text:p><text:p text:style-name="P35"><text:s text:c="7"/>"))</text:p><text:p text:style-name="P35"/><text:p text:style-name="P35"><text:s text:c="2"/>(defun-typed with-mk-entangled</text:p><text:p text:style-name="P35"><text:s text:c="4"/>(</text:p><text:p text:style-name="P35"><text:s text:c="6"/>(tm0 nd-tape-machine)</text:p><text:p text:style-name="P35"><text:s text:c="6"/>continuation</text:p><text:p text:style-name="P35"><text:s text:c="6"/>)</text:p><text:p text:style-name="P35"><text:s text:c="4"/>(let(</text:p><text:p text:style-name="P35"><text:s text:c="10"/>(tm1 (mk (type-of tm0) tm0))</text:p><text:p text:style-name="P35"><text:s text:c="10"/>)</text:p><text:p text:style-name="P35"><text:s text:c="6"/><text:span text:style-name="T996">[</text:span>continuation tm1<text:span text:style-name="T996">]</text:span></text:p><text:p text:style-name="P35"><text:s text:c="6"/>))</text:p></draw:text-box></draw:frame></text:p>
      <text:p text:style-name="P124">We pick up <text:span text:style-name="T639">only one new primitive method, that of a predicate to test if two machines have their heads on the same cell.</text:span></text:p>
      <text:p text:style-name="P124"><draw:frame draw:style-name="fr2" draw:name="Frame17" text:anchor-type="as-char" svg:width="399.8pt" draw:z-index="36"><draw:text-box fo:min-height="103.1pt"><text:p text:style-name="P36"><text:s/>(def-function-class heads-on-same-cell</text:p><text:p text:style-name="P36"><text:s text:c="4"/>(</text:p><text:p text:style-name="P36"><text:s text:c="6"/>tm0</text:p><text:p text:style-name="P36"><text:s text:c="6"/>tm1 </text:p><text:p text:style-name="P36"><text:s text:c="6"/>&amp;optional</text:p><text:p text:style-name="P36"><text:s text:c="6"/>cont-true</text:p><text:p text:style-name="P36"><text:s text:c="6"/>cont-false</text:p><text:p text:style-name="P36"><text:s text:c="6"/>&amp;rest ⋯</text:p><text:p text:style-name="P36"><text:s text:c="6"/>))</text:p></draw:text-box></draw:frame></text:p>
      <text:p text:style-name="P123"><text:span text:style-name="T483">heads-on-same-cell</text:span> could not be <text:span text:style-name="T642">placed</text:span> <text:span text:style-name="T642">with</text:span> the base <text:span text:style-name="T642">declarations b</text:span>ecause <text:span text:style-name="T642">one must have two entangled copies before it makes sense to have a comparison to see if two entangled copies have their heads on the same cell, and the base machine has no mechanism for making copies. </text:span></text:p>
      <text:p text:style-name="P433">We also pick up some <text:span text:style-name="T642">quantified </text:span>functions:</text:p>
      <text:p text:style-name="P122"/>
      <text:p text:style-name="P122"><text:soft-page-break/><draw:frame draw:style-name="fr2" draw:name="Frame19" text:anchor-type="as-char" svg:width="409.75pt" draw:z-index="37"><draw:text-box fo:min-height="505.16pt"><text:p text:style-name="P13"><text:s text:c="2"/>(def-function-class esnr </text:p><text:p text:style-name="P13"><text:s text:c="4"/>(</text:p><text:p text:style-name="P13"><text:s text:c="6"/>tm</text:p><text:p text:style-name="P13"><text:s text:c="6"/>index</text:p><text:p text:style-name="P13"><text:s text:c="6"/>&amp;optional</text:p><text:p text:style-name="P13"><text:s text:c="6"/>cont-ok</text:p><text:p text:style-name="P13"><text:s text:c="6"/>cont-rightmost</text:p><text:p text:style-name="P13"><text:s text:c="6"/>)<text:span text:style-name="T934">))</text:span></text:p><text:p text:style-name="P13"/><text:p text:style-name="P13"><text:s text:c="2"/>(defun-typed esnr </text:p><text:p text:style-name="P13"><text:s text:c="4"/>(</text:p><text:p text:style-name="P13"><text:s text:c="6"/>tm</text:p><text:p text:style-name="P13"><text:s text:c="6"/>index</text:p><text:p text:style-name="P13"><text:s text:c="6"/>&amp;optional</text:p><text:p text:style-name="P13"><text:s text:c="6"/>(cont-ok #'echo)</text:p><text:p text:style-name="P14"><text:s text:c="6"/>(cont-rightmost </text:p><text:p text:style-name="P14"><text:s text:c="8"/>(λ(index)(declare (ignore index))(error 'step-from-rightmost)))</text:p><text:p text:style-name="P13"><text:s text:c="6"/>)</text:p><text:p text:style-name="P13"><text:s text:c="4"/>(with-mk-entangled tm</text:p><text:p text:style-name="P13"><text:s text:c="6"/>(λ(tm1)</text:p><text:p text:style-name="P13"><text:s text:c="8"/>(sn tm1 index</text:p><text:p text:style-name="P13"><text:s text:c="10"/>(λ()<text:span text:style-name="T996">[</text:span>cont-ok (r tm1<text:span text:style-name="T996">)])</text:span></text:p><text:p text:style-name="P13"><text:s text:c="10"/>(λ(n)<text:span text:style-name="T996">[</text:span>cont-rightmost n<text:span text:style-name="T996">]</text:span>)</text:p><text:p text:style-name="P13"><text:s text:c="10"/>))))</text:p><text:p text:style-name="P13"/><text:p text:style-name="P13"><text:s text:c="2"/>(def-function-class esnw </text:p><text:p text:style-name="P13"><text:s text:c="4"/>(</text:p><text:p text:style-name="P13"><text:s text:c="6"/>tm</text:p><text:p text:style-name="P13"><text:s text:c="6"/>index</text:p><text:p text:style-name="P13"><text:s text:c="6"/>instance</text:p><text:p text:style-name="P13"><text:s text:c="6"/>&amp;optional</text:p><text:p text:style-name="P13"><text:s text:c="6"/>cont-ok</text:p><text:p text:style-name="P13"><text:s text:c="6"/>cont-rightmost</text:p><text:p text:style-name="P13"><text:s text:c="6"/>)))</text:p><text:p text:style-name="P13"/><text:p text:style-name="P13"><text:s text:c="2"/>(defun-typed esnw </text:p><text:p text:style-name="P13"><text:s text:c="4"/>(</text:p><text:p text:style-name="P13"><text:s text:c="6"/>tm</text:p><text:p text:style-name="P13"><text:s text:c="6"/>index</text:p><text:p text:style-name="P13"><text:s text:c="6"/>instance</text:p><text:p text:style-name="P13"><text:s text:c="6"/>&amp;optional</text:p><text:p text:style-name="P13"><text:s text:c="6"/>(cont-ok (be t))</text:p><text:p text:style-name="P15"><text:s text:c="6"/>(cont-rightmost </text:p><text:p text:style-name="P15"><text:s text:c="8"/>(λ(index)(declare (ignore index))(error 'step-from-rightmost)))</text:p><text:p text:style-name="P13"><text:s text:c="6"/>)</text:p><text:p text:style-name="P13"><text:s text:c="4"/>(with-mk-entangled tm</text:p><text:p text:style-name="P13"><text:s text:c="6"/>(λ(tm1)</text:p><text:p text:style-name="P13"><text:s text:c="8"/>(sn tm1 index</text:p><text:p text:style-name="P13"><text:s text:c="10"/>(λ()(w tm1 instance cont-ok #'cant-happen))</text:p><text:p text:style-name="P13"><text:s text:c="10"/>(λ(n)<text:span text:style-name="T996">[</text:span>cont-rightmost n<text:span text:style-name="T996">]</text:span>)</text:p><text:p text:style-name="P13"><text:s text:c="10"/>))))</text:p></draw:text-box></draw:frame></text:p>
      <text:p text:style-name="P122"><text:soft-page-break/><draw:frame draw:style-name="fr2" draw:name="Frame20" text:anchor-type="as-char" svg:width="391.8pt" draw:z-index="38"><draw:text-box fo:min-height="384.29pt"><text:p text:style-name="P12"><text:s text:c="2"/>(def-function-class eas* </text:p><text:p text:style-name="P12"><text:s text:c="4"/>(tm tm-fill &amp;optional cont-ok cont-no-alloc)</text:p><text:p text:style-name="P11"><text:s text:c="4"/>)</text:p><text:p text:style-name="P11"/><text:p text:style-name="P11"><text:s text:c="2"/>(defun-typed eas*</text:p><text:p text:style-name="P11"><text:s text:c="4"/>(</text:p><text:p text:style-name="P11"><text:s text:c="6"/>(tm0 tape-machine) </text:p><text:p text:style-name="P11"><text:s text:c="6"/>fill</text:p><text:p text:style-name="P11"><text:s text:c="6"/>&amp;optional</text:p><text:p text:style-name="P11"><text:s text:c="6"/>(cont-ok (be t))</text:p><text:p text:style-name="P11"><text:s text:c="6"/>(cont-no-alloc #'alloc-fail)</text:p><text:p text:style-name="P11"><text:s text:c="6"/>)</text:p><text:p text:style-name="P11"><text:s text:c="4"/>(with-mk-entangled tm0</text:p><text:p text:style-name="P11"><text:s text:c="6"/>(λ(tm1)</text:p><text:p text:style-name="P11"><text:s text:c="8"/>(as* tm1 fill cont-ok cont-no-alloc)</text:p><text:p text:style-name="P11"><text:s text:c="8"/>)))</text:p><text:p text:style-name="P11"/><text:p text:style-name="P12"><text:s text:c="2"/>(def-function-class an </text:p><text:p text:style-name="P12"><text:s text:c="4"/>(tm count tm-fill &amp;optional cont-ok cont-rightmost cont-no-alloc)</text:p><text:p text:style-name="P11"><text:s text:c="4"/><text:span text:style-name="T935">)</text:span></text:p><text:p text:style-name="P11"/><text:p text:style-name="P11"><text:s text:c="2"/>(defun-typed an</text:p><text:p text:style-name="P11"><text:s text:c="4"/>(</text:p><text:p text:style-name="P11"><text:s text:c="6"/>(tm nd-tape-machine)</text:p><text:p text:style-name="P11"><text:s text:c="6"/>(n integer)</text:p><text:p text:style-name="P11"><text:s text:c="6"/>fill</text:p><text:p text:style-name="P11"><text:s text:c="6"/>&amp;optional </text:p><text:p text:style-name="P11"><text:s text:c="6"/>(cont-ok (be t))</text:p><text:p text:style-name="P11"><text:s text:c="6"/>(cont-rightmost (λ(tm1 n)(declare (ignore tm1 n))(be ∅)))</text:p><text:p text:style-name="P12"><text:s text:c="6"/>(cont-no-alloc </text:p><text:p text:style-name="P12"><text:s text:c="8"/>(λ(tm1 n)(declare (ignore tm1 n))(error 'alloc-fail)))</text:p><text:p text:style-name="P11"><text:s text:c="8"/>)</text:p><text:p text:style-name="P11"><text:s text:c="4"/>(with-mk-entangled tm</text:p><text:p text:style-name="P11"><text:s text:c="6"/>(λ(tm1) (asn tm1 n fill cont-ok cont-rightmost cont-no-alloc))</text:p><text:p text:style-name="P11"><text:s text:c="6"/>)<text:span text:style-name="T935">)</text:span></text:p></draw:text-box></draw:frame></text:p>
      <text:h text:style-name="Heading_20_3" text:outline-level="3"><text:bookmark-start text:name="__RefHeading___Toc7402_1864530906"/>solo-tm<text:bookmark-end text:name="__RefHeading___Toc7402_1864530906"/></text:h>
      <text:p text:style-name="P121">Here 'solo' <text:span text:style-name="T644">indicates that the machine has exactly one head. <text:s/>In other words, the machine is deterministic. <text:s/>With only one head we have a limitation inside of subroutines. <text:s/>We can not make a second head for the caller's machine, move the copied head around to see what is in other cells on the tape, and then return to the caller with the original machine unperturbed. <text:s/>However, it also means that we can delete cells without collision. <text:s/>Note that neither base machines nor non-destructive machines can delete cells, so this is an advantage.</text:span></text:p>
      <text:p text:style-name="P120">Again there is no overhead:</text:p>
      <text:p text:style-name="P120"><text:soft-page-break/><draw:frame draw:style-name="fr2" draw:name="Frame21" text:anchor-type="as-char" svg:width="399.2pt" draw:z-index="39"><draw:text-box fo:min-height="22.39pt"><text:p text:style-name="P45"><text:s text:c="2"/>(def-type solo-tape-machine (tape-machine)())</text:p></draw:text-box></draw:frame></text:p>
      <text:p text:style-name="P119">We gain these primitives:</text:p>
      <text:p text:style-name="P119"><draw:frame draw:style-name="fr2" draw:name="Frame22" text:anchor-type="as-char" svg:width="395.49pt" draw:z-index="40"><draw:text-box fo:min-height="197.6pt"><text:p text:style-name="P56"><text:span text:style-name="T1043">(</text:span>def-function-class d (</text:p><text:p text:style-name="P56"><text:s text:c="16"/>tm </text:p><text:p text:style-name="P56"><text:s text:c="16"/>&amp;optional </text:p><text:p text:style-name="P56"><text:s text:c="16"/>spill </text:p><text:p text:style-name="P56"><text:s text:c="16"/>cont-ok ; #'echo</text:p><text:p text:style-name="P56"><text:s text:c="16"/>cont-rightmost ;(λ()(error 'dealloc-on-rightmost))</text:p><text:p text:style-name="P56"><text:s text:c="16"/>cont-no-alloc ;#'alloc-fail</text:p><text:p text:style-name="P56"><text:s text:c="16"/>&amp;rest ⋯</text:p><text:p text:style-name="P56"><text:s text:c="16"/>)<text:span text:style-name="T1043">)</text:span></text:p><text:p text:style-name="P56"><text:s/></text:p><text:p text:style-name="P56">(def-function-class d◧ (</text:p><text:p text:style-name="P56"><text:s text:c="16"/>tm </text:p><text:p text:style-name="P56"><text:s text:c="16"/>&amp;optional </text:p><text:p text:style-name="P56"><text:s text:c="16"/>spill </text:p><text:p text:style-name="P56"><text:s text:c="16"/>cont-ok ; #'echo</text:p><text:p text:style-name="P56"><text:s text:c="16"/>cont-collision ; (λ()(error 'dealloc-collision))</text:p><text:p text:style-name="P56"><text:s text:c="16"/>cont-no-alloc ; #'alloc-fail</text:p><text:p text:style-name="P56"><text:s text:c="16"/>)<text:span text:style-name="T1043">)</text:span></text:p></draw:text-box></draw:frame></text:p>
      <text:p text:style-name="P434"><text:soft-page-break/>We also gain quantified versions of these functions:</text:p>
      <text:p text:style-name="P118"><draw:frame draw:style-name="fr2" draw:name="Frame23" text:anchor-type="as-char" svg:width="388.26pt" draw:z-index="41"><draw:text-box fo:min-height="323.15pt"><text:p text:style-name="P9">(defun-typed d* <text:s/>(</text:p><text:p text:style-name="P9"><text:span text:style-name="T1042"><text:s text:c="2"/>(</text:span>tm solo-tape-machine)</text:p><text:p text:style-name="P9"><text:s text:c="3"/>&amp;optional </text:p><text:p text:style-name="P9"><text:s text:c="3"/>spill </text:p><text:p text:style-name="P9"><text:s text:c="3"/>(cont-ok (be t))</text:p><text:p text:style-name="P9"><text:s text:c="5"/>(cont-no-alloc #'alloc-fail)</text:p><text:p text:style-name="P9"><text:s text:c="5"/>)</text:p><text:p text:style-name="P9"><text:span text:style-name="T1042">(</text:span>defun-typed d◧*</text:p><text:p text:style-name="P9"><text:s text:c="3"/>(</text:p><text:p text:style-name="P9"><text:s text:c="5"/>(tm solo-tape-machine)</text:p><text:p text:style-name="P9"><text:s text:c="5"/>&amp;optional </text:p><text:p text:style-name="P9"><text:s text:c="5"/>spill </text:p><text:p text:style-name="P9"><text:s text:c="5"/>(cont-collision (be t))</text:p><text:p text:style-name="P9"><text:s text:c="5"/>(cont-no-alloc #'alloc-fail)</text:p><text:p text:style-name="P9"><text:s text:c="5"/>&amp;rest</text:p><text:p text:style-name="P9"><text:s text:c="5"/>⋯</text:p><text:p text:style-name="P9"><text:s text:c="5"/>)</text:p><text:p text:style-name="P9"><text:span text:style-name="T1042">(</text:span>defun-typed dn</text:p><text:p text:style-name="P9"><text:s text:c="2"/>(</text:p><text:p text:style-name="P9"><text:s text:c="4"/>(tm solo-tape-machine)</text:p><text:p text:style-name="P9"><text:s text:c="4"/>(n integer)</text:p><text:p text:style-name="P9"><text:s text:c="4"/>&amp;optional </text:p><text:p text:style-name="P9"><text:s text:c="4"/>spill</text:p><text:p text:style-name="P9"><text:s text:c="4"/>(cont-ok (be t))</text:p><text:p text:style-name="P9"><text:s text:c="4"/>(cont-rightmost (be ∅))</text:p><text:p text:style-name="P9"><text:s text:c="4"/>(cont-no-alloc #'alloc-fail)</text:p><text:p text:style-name="P9"><text:s text:c="4"/>)</text:p></draw:text-box></draw:frame></text:p>
      <text:h text:style-name="P401" text:outline-level="3"><text:bookmark-start text:name="__RefHeading___Toc6414_1538245617"/>ea-tm<text:bookmark-end text:name="__RefHeading___Toc6414_1538245617"/></text:h>
      <text:p text:style-name="Text_20_body"><text:span text:style-name="T474">Nd-tm</text:span> and <text:span text:style-name="T474">solo-tm</text:span> did not require additional overhead over tape-machine. <text:s/>In contrast entanglement accounting does. <text:s/><text:span text:style-name="T710">Here is our first example of adding to inherited slots. <text:s/>In Common Lisp only uniquely named slots are inherited. <text:s/>Hence, the slots for </text:span><text:span text:style-name="T493">ea-tape-machine</text:span><text:span text:style-name="T710"> are </text:span><text:span text:style-name="T493">head</text:span><text:span text:style-name="T710">, </text:span><text:span text:style-name="T493">tape</text:span><text:span text:style-name="T710">, and </text:span><text:span text:style-name="T493">entanglements</text:span><text:span text:style-name="T710">. <text:s/>The more important thing about this inheritance is the fall back to more generally defined methods that is done by the dispatcher when methods do not exist specifically for </text:span><text:span text:style-name="T493">ea-tape-machine</text:span><text:span text:style-name="T710">.</text:span></text:p>
      <text:p text:style-name="P117"><draw:frame draw:style-name="fr5" draw:name="Frame25" text:anchor-type="paragraph" svg:x="0.4pt" svg:y="5.41pt" svg:width="397.76pt" draw:z-index="4"><draw:text-box fo:min-height="85.24pt"><text:p text:style-name="P46"><text:s/>(def-type ea-tape-machine (nd-tape-machine solo-tape-machine)</text:p><text:p text:style-name="P46"><text:s text:c="4"/>(</text:p><text:p text:style-name="P46"><text:s text:c="6"/>(entanglements ; list of tape-machines that share the tape</text:p><text:p text:style-name="P46"><text:s text:c="8"/>:initarg entanglements</text:p><text:p text:style-name="P46"><text:s text:c="8"/>:accessor entanglements</text:p><text:p text:style-name="P46"><text:s text:c="8"/>)</text:p><text:p text:style-name="P46"><text:s text:c="6"/>))</text:p></draw:text-box></draw:frame><text:soft-page-break/>We implement <text:span text:style-name="T474">entanglements</text:span> as a <text:span text:style-name="T474">list-solo-tm machine</text:span>. <text:s/><text:span text:style-name="T474">list-solo-tm </text:span><text:s/><text:span text:style-name="T711">is an implementation of a </text:span><text:span text:style-name="T474">solo-tm </text:span><text:span text:style-name="T711">machine that uses a list as a tape. <text:s/>We talk about implementations more in the section, </text:span><text:span text:style-name="T711"><text:bookmark-ref text:reference-format="text" text:ref-name="__RefHeading___Toc4804_1864530906">Implementations</text:bookmark-ref></text:span><text:span text:style-name="T711">. <text:s/>Although </text:span><text:span text:style-name="T494">entanglements</text:span><text:span text:style-name="T711"> has a tape implementation, </text:span><text:span text:style-name="T494">ea-tm</text:span><text:span text:style-name="T711"> is not a </text:span><text:span text:style-name="T566">tape-machine</text:span><text:span text:style-name="T711"> implementation. <text:s/>It has been defined in the manner so that all specializations for ea-tm can share the more general <text:s/>entanglement accounting functions.</text:span></text:p>
      <text:p text:style-name="P116"><text:span text:style-name="T495">The ea</text:span><text:span text:style-name="T474">-tape-machine</text:span><text:span text:style-name="T712"> inherits both the </text:span><text:span text:style-name="T495">nd-tm</text:span><text:span text:style-name="T712"> and </text:span><text:span text:style-name="T495">solo-tm primitives</text:span><text:span text:style-name="T712">. <text:s/>Thus an </text:span><text:span text:style-name="T495">ea-tape-machine</text:span><text:span text:style-name="T712"> is both potentially non-deterministic, and has a delete method. <text:s/>This comes at the cost of an additional collision continuation to the interface, and run time checking of the entanglements machine whenever a cell is deleted.</text:span></text:p>
      <text:p text:style-name="P115">Here is the specialized with-mk-entangled environment to be used with th ea-tape-machine:</text:p>
      <text:p text:style-name="P113"><draw:frame draw:style-name="fr2" draw:name="Frame26" text:anchor-type="as-char" svg:width="391.29pt" draw:z-index="42"><draw:text-box fo:min-height="138.36pt"><text:p text:style-name="P47">(defun-typed with-mk-entangled</text:p><text:p text:style-name="P47"><text:s text:c="4"/>(</text:p><text:p text:style-name="P47"><text:s text:c="6"/>(tm0 ea-tape-machine)</text:p><text:p text:style-name="P47"><text:s text:c="6"/>continuation</text:p><text:p text:style-name="P47"><text:s text:c="6"/>)</text:p><text:p text:style-name="P47"><text:s text:c="4"/>(let(</text:p><text:p text:style-name="P47"><text:s text:c="10"/>(tm1 (mk (type-of tm0) tm0))</text:p><text:p text:style-name="P47"><text:s text:c="10"/>)</text:p><text:p text:style-name="P47"><text:s text:c="6"/>(unwind-protect</text:p><text:p text:style-name="P47"><text:s text:c="8"/><text:span text:style-name="T996">[</text:span>continuation tm1<text:span text:style-name="T996">]</text:span></text:p><text:p text:style-name="P47"><text:s text:c="8"/>(self-disentangle tm1)</text:p><text:p text:style-name="P47"><text:s text:c="8"/>)))</text:p></draw:text-box></draw:frame>Inside the environment <text:span text:style-name="T474">tm1</text:span> and <text:span text:style-name="T474">tm0</text:span>. are entangled. <text:s/>When a cell is deleted each one will check the other machine, and if there is a collision it will take the collision continuation. <text:s/>At the bottom of the environment we call <text:span text:style-name="T474">self-disentangle</text:span> to remove <text:span text:style-name="T474">tm1</text:span> from entanglements, so that it will be garbage collected. <text:s/></text:p>
      <text:p text:style-name="P114">Here is the delete cell routine with the addition of the <text:span text:style-name="T474">cont-collision</text:span> continuation. <text:s/>This specializes the delete cell routine that was in solo-tm.</text:p>
      <text:p text:style-name="P113"><text:soft-page-break/><draw:frame draw:style-name="fr3" draw:name="Frame28" text:anchor-type="as-char" svg:y="-111pt" svg:width="404.84pt" draw:z-index="43"><draw:text-box fo:min-height="229.1pt"><text:p text:style-name="P48">(defun-typed d</text:p><text:p text:style-name="P48"><text:s text:c="2"/>(</text:p><text:p text:style-name="P48"><text:s text:c="4"/>(tm ea-tape-machine)</text:p><text:p text:style-name="P48"><text:s text:c="4"/>&amp;optional </text:p><text:p text:style-name="P48"><text:s text:c="4"/>spill </text:p><text:p text:style-name="P48"><text:s text:c="4"/>(cont-ok #'echo)</text:p><text:p text:style-name="P48"><text:s text:c="4"/>(cont-rightmost (λ()(error 'dealloc-on-rightmost)))</text:p><text:p text:style-name="P48"><text:s text:c="4"/>(cont-no-alloc #'alloc-fail)</text:p><text:p text:style-name="P48"><text:s text:c="4"/>&amp;rest ⋯</text:p><text:p text:style-name="P48"><text:s text:c="4"/>)</text:p><text:p text:style-name="P48"><text:s text:c="2"/>(destructuring-bind</text:p><text:p text:style-name="P48"><text:s text:c="4"/>(</text:p><text:p text:style-name="P48"><text:s text:c="6"/>&amp;optional</text:p><text:p text:style-name="P48"><text:s text:c="6"/>(cont-collision (λ()(error 'dealloc-collision)))</text:p><text:p text:style-name="P48"><text:s text:c="4"/>)</text:p><text:p text:style-name="P48"><text:s text:c="4"/>⋯</text:p><text:p text:style-name="P48"><text:s text:c="4"/>(∃-collision-right-neighbor tm</text:p><text:p text:style-name="P48"><text:s text:c="6"/>cont-collision</text:p><text:p text:style-name="P49"><text:s text:c="6"/>(λ()</text:p><text:p text:style-name="P49"><text:s text:c="8"/>(call-next-method tm spill cont-ok cont-rightmost cont-no-alloc))</text:p><text:p text:style-name="P48"><text:s text:c="8"/>)))</text:p></draw:text-box></draw:frame>Machines often reference the tape via a pointer to the first cell in the tape. <text:s/>If we have multiple machines sharing a tape, and we were to simply prepend a new cell to the front of the tape on one machine, the other machines would not know about this change, and thus would have a different, erroneous, view of the tape. <text:s/>This is why prepend is not a command for <text:span text:style-name="T474">tape-machine</text:span>, <text:span text:style-name="T474">nd-machine</text:span>, nor <text:span text:style-name="T474">solo-machine</text:span>. With entanglement accounting we know about all the tape sharers, so we can perform a prepend and then update all the machines. <text:s/><text:span text:style-name="T713">We have an analogous situation for deleting the leftmost cell.</text:span></text:p>
      <text:p text:style-name="P112"><text:soft-page-break/><draw:frame draw:style-name="fr2" draw:name="Frame27" text:anchor-type="as-char" svg:width="391.8pt" draw:z-index="44"><draw:text-box fo:min-height="292.11pt"><text:p text:style-name="P50">(defun-typed a◧</text:p><text:p text:style-name="P50"><text:s text:c="2"/>(</text:p><text:p text:style-name="P50"><text:s text:c="4"/>(tm ea-tape-machine)</text:p><text:p text:style-name="P50"><text:s text:c="4"/>instance</text:p><text:p text:style-name="P50"><text:s text:c="4"/>&amp;optional</text:p><text:p text:style-name="P50"><text:s text:c="4"/>(cont-ok <text:s/>(be t))</text:p><text:p text:style-name="P50"><text:s text:c="4"/>(cont-no-alloc #'alloc-fail)</text:p><text:p text:style-name="P50"><text:s text:c="4"/>)</text:p><text:p text:style-name="P50"><text:s text:c="2"/>(call-next-method tm instance cont-ok cont-no-alloc)</text:p><text:p text:style-name="P50"><text:s text:c="2"/>(∀-entanglements-update-tape tm)</text:p><text:p text:style-name="P50"><text:s text:c="2"/><text:span text:style-name="T714">)</text:span></text:p><text:p text:style-name="P51"><text:s text:c="2"/><text:line-break/><text:span text:style-name="T713">(defun-typed d◧</text:span></text:p><text:p text:style-name="P52"><text:s text:c="2"/>(</text:p><text:p text:style-name="P52"><text:s text:c="4"/>(tm ea-tape-machine)</text:p><text:p text:style-name="P52"><text:s text:c="4"/>&amp;optional </text:p><text:p text:style-name="P52"><text:s text:c="4"/>spill </text:p><text:p text:style-name="P52"><text:s text:c="4"/>(cont-ok #'echo)</text:p><text:p text:style-name="P52"><text:s text:c="4"/>(cont-collision (λ()(error 'dealloc-collision)))</text:p><text:p text:style-name="P52"><text:s text:c="4"/>(cont-no-alloc #'alloc-fail)</text:p><text:p text:style-name="P52"><text:s text:c="4"/>)</text:p><text:p text:style-name="P52"><text:s text:c="2"/>(∃-collision◧ tm</text:p><text:p text:style-name="P52"><text:s text:c="4"/>cont-collision</text:p><text:p text:style-name="P52"><text:s text:c="4"/>(λ()</text:p><text:p text:style-name="P52"><text:s text:c="6"/>(call-next-method tm spill cont-ok cont-collision cont-no-alloc)</text:p><text:p text:style-name="P52"><text:s text:c="6"/>(∀-entanglements-update-tape tm)</text:p><text:p text:style-name="P52"><text:s text:c="6"/>)))</text:p></draw:text-box></draw:frame>As an alternative, <text:span text:style-name="T716">an</text:span> implementation might want to keep a reference to a reference to a tape, then it would not be necessary to broadcast <text:span text:style-name="T715">the addition or removal of the leftmost cell</text:span>. <text:span text:style-name="T717">However, we would still need the entanglements list for collision detection, so we wouldn't be saving any overhead.</text:span></text:p>
      <text:h text:style-name="P400" text:outline-level="3"><text:bookmark-start text:name="__RefHeading___Toc4727_563331704"/>t<text:span text:style-name="T729">ea</text:span>-tm-def<text:bookmark-end text:name="__RefHeading___Toc4727_563331704"/></text:h>
      <text:p text:style-name="P111">The <text:span text:style-name="T474">tea-tm</text:span> ha<text:span text:style-name="T750">s</text:span> entanglement accounting, as <text:span text:style-name="T750">for</text:span> <text:span text:style-name="T474">ea-tm</text:span>; however, unlike <text:span text:style-name="T474">ea-tm</text:span> one can create entangled machines that are running on separate threads.</text:p>
      <text:h text:style-name="P78" text:outline-level="4"><text:bookmark-start text:name="__RefHeading___Toc10381_625515313"/>assuring thread safety<text:bookmark-end text:name="__RefHeading___Toc10381_625515313"/></text:h>
      <text:p text:style-name="P91">Suppose <text:span text:style-name="T4">n</text:span> machines are sharing a tape, and an entanglement list.<text:span text:style-name="T735"> </text:span>Then it will be the case that the entanglement list has <text:span text:style-name="T4">n</text:span> entries, as it will have one reference for each of the <text:span text:style-name="T4">n</text:span> machines.</text:p>
      <text:p text:style-name="P91">Now suppose that <text:span text:style-name="T751">delete</text:span> is called on one of the entangled machines. <text:s/>We want to check<text:span text:style-name="T605"> </text:span>for collisions with the other entangled machines, then</text:p>
      <text:list xml:id="list7691223454379724617" text:style-name="L9">
        <text:list-item>
          <text:p text:style-name="P444"><text:soft-page-break/>If we are not in a multithreaded environment, then all the other machines will remain stationary while we check for collisions. Such a check will get an accurate result.</text:p>
        </text:list-item>
        <text:list-item>
          <text:p text:style-name="P444">If we do not implement locks, and we are in a multithreaded environment, either a true multithreaded environment, or an emulated one, then the other machines might move during the collision check, and <text:span text:style-name="T752">thus </text:span>we might get the wrong answer.</text:p>
        </text:list-item>
      </text:list>
      <text:p text:style-name="P92">We have two synchronization criteria</text:p>
      <text:list xml:id="list6368874080147762433" text:style-name="L10">
        <text:list-item>
          <text:p text:style-name="P445">only one user of the entanglements list at a time</text:p>
        </text:list-item>
        <text:list-item>
          <text:p text:style-name="P446">no head motion <text:span text:style-name="T733">on entangled machines </text:span>while the entanglements list <text:span text:style-name="T733">is being checked for collisions.</text:span></text:p>
        </text:list-item>
      </text:list>
      <text:p text:style-name="P92">The first <text:span text:style-name="T733">criteria follows from the fact the entanglements list is implemented as a solo-tm. <text:s text:c="2"/>The second criteria arises from the need for coherency during collision checks.</text:span></text:p>
      <text:p text:style-name="P110"><text:span text:style-name="T731">W</text:span>e add two environment functions <text:span text:style-name="T730">to be used internally</text:span>:</text:p>
      <text:list xml:id="list3196998588319570683" text:style-name="L11">
        <text:list-item>
          <text:p text:style-name="P447"><text:span text:style-name="T745">with</text:span>-entanglement<text:span text:style-name="T736">s</text:span></text:p>
        </text:list-item>
        <text:list-item>
          <text:p text:style-name="P447"><text:span text:style-name="T745">with</text:span>-head<text:span text:style-name="T745">-motion</text:span></text:p>
        </text:list-item>
      </text:list>
      <text:p text:style-name="P109"><text:span text:style-name="T496">with</text:span><text:span text:style-name="T474">-entanglements</text:span> accepts a function, and runs it. <text:s/><text:span text:style-name="T745">Said </text:span>function may use the entanglements list <text:span text:style-name="T737">without concern for coherency hazards</text:span>.</text:p>
      <text:p text:style-name="P109"><text:span text:style-name="T496">with</text:span><text:span text:style-name="T474">-head</text:span><text:span text:style-name="T496">-motion</text:span> accepts a function, and runs it. <text:s/><text:span text:style-name="T745">Said</text:span> function may move the tape head without <text:span text:style-name="T746">concern about </text:span>coheren<text:span text:style-name="T746">cy during collision checks</text:span>.</text:p>
      <text:p text:style-name="P108">Here is the <text:span text:style-name="T497">with</text:span><text:span text:style-name="T474">-entanglements </text:span>procedure <text:span text:style-name="T749">written in psuedocode</text:span>:</text:p>
      <text:p text:style-name="P357"><text:span text:style-name="T741">with</text:span> <text:span text:style-name="T541">entanglements-lock</text:span></text:p>
      <text:p text:style-name="P357"><text:tab/><text:span text:style-name="T743">with </text:span><text:span text:style-name="T542">entanglements-flag-lock</text:span></text:p>
      <text:p text:style-name="P387"><text:span text:style-name="T739"><text:tab/>s</text:span>et <text:span text:style-name="T540">entanglements-flag</text:span></text:p>
      <text:p text:style-name="P386"><text:span text:style-name="T742">with </text:span><text:span text:style-name="T543">ifc-lock</text:span></text:p>
      <text:p text:style-name="P389">if <text:span text:style-name="T540">i</text:span><text:span text:style-name="T544">fc</text:span> &gt; 0 <text:span text:style-name="T540">(condition-wait i</text:span><text:span text:style-name="T545">fc-is-zero</text:span><text:span text:style-name="T540"> </text:span><text:span text:style-name="T546">ifc-</text:span><text:span text:style-name="T540">lock)</text:span> ; <text:span text:style-name="T744">drains pipe of heads in flight</text:span></text:p>
      <text:p text:style-name="P385"><text:span text:style-name="T738">c</text:span>all the function passed in</text:p>
      <text:p text:style-name="P384">with <text:span text:style-name="T540">entanglements-flag-lock</text:span></text:p>
      <text:p text:style-name="P383"><text:tab/>clear <text:span text:style-name="T540">entanglements-flag</text:span></text:p>
      <text:p text:style-name="P383"><text:span text:style-name="T740"><text:tab/></text:span><text:span text:style-name="T547">(condition-notify entanglement-flag-cleared)</text:span></text:p>
      <text:p text:style-name="P391"/>
      <text:p text:style-name="P342"><text:span text:style-name="T748">First</text:span> <text:span text:style-name="T747">we acquire the entanglements-lock. <text:s/>This assures there will be at most one owner of the entanglements list. <text:s/>If there is a current </text:span><text:soft-page-break/><text:span text:style-name="T747">owner it will be another use-entanglements environment, and we will wait for it to finish. <text:s/></text:span></text:p>
      <text:p text:style-name="P336">After acquiring the entanglements-lock we set the entanglements-flag. <text:s/>This flag blocks with-head-motion from running any new head motion functions until we finish the with-entanglements function. <text:s/></text:p>
      <text:p text:style-name="P336">In the statement, 'with ifc-lock' <text:s/>we wait for any currently running head motion functions to complete. <text:s text:c="3"/>I.e. wait for them to drain from the pipe so to speak. Each with-head-motion call increments the 'in flight counter', ifc, before calling the head motion function, then decrements it afterward. <text:s/>No new with-head-motion environments can run due to the entanglements—flag we set, so it is only a question of waiting for the already dispatched ones to complete. <text:s/>We know they are all complete when the counter drops to zero. <text:s/>Note that condition-wait releases the ifc-lock.</text:p>
      <text:p text:style-name="P337">Finally we get to call the function passed in. <text:s/>When this function runs we own the entanglements list, and no head motion functions are running. <text:s/>After the function returns we clear the entanglements-flag, and notify any blocked with-head-motion calls that they may now continue.</text:p>
      <text:p text:style-name="P107">Here is the <text:span text:style-name="T498">with</text:span><text:span text:style-name="T474">-head</text:span><text:span text:style-name="T498">-motion</text:span> procedure <text:span text:style-name="T749">written in psuedocode</text:span>:</text:p>
      <text:p text:style-name="P356"><text:span text:style-name="T743">with </text:span><text:span text:style-name="T542">entanglements-flag-lock</text:span><text:span text:style-name="T540"> <text:s/></text:span></text:p>
      <text:p text:style-name="P382">if entanglements-flag </text:p>
      <text:p text:style-name="P388"><text:span text:style-name="T540">(condition-wait entanglements-</text:span><text:span text:style-name="T549">flag-cleared</text:span><text:span text:style-name="T540"> </text:span><text:span text:style-name="T550">entanglements-flag-lock</text:span><text:span text:style-name="T540">)</text:span> </text:p>
      <text:p text:style-name="P356"><text:span text:style-name="T741">with</text:span> <text:span text:style-name="T540">i</text:span><text:span text:style-name="T545">fc</text:span><text:span text:style-name="T540">-lock</text:span></text:p>
      <text:p text:style-name="P381">increment <text:span text:style-name="T540">i</text:span><text:span text:style-name="T545">fc</text:span></text:p>
      <text:p text:style-name="P355">call the function passed in</text:p>
      <text:p text:style-name="P354">with <text:span text:style-name="T540">i</text:span><text:span text:style-name="T548">fc</text:span><text:span text:style-name="T540">-lock <text:s/></text:span></text:p>
      <text:p text:style-name="P353"><text:tab/>decrement <text:span text:style-name="T540">i</text:span><text:span text:style-name="T545">fc</text:span> </text:p>
      <text:p text:style-name="P352"><text:span text:style-name="T612"><text:tab/>if </text:span><text:span text:style-name="T551">i</text:span><text:span text:style-name="T545">fc</text:span><text:span text:style-name="T612">==0 <text:s/></text:span><text:span text:style-name="T551">(condition-notify </text:span><text:span text:style-name="T545">ifc-is-zero</text:span><text:span text:style-name="T551">)</text:span></text:p>
      <text:p text:style-name="P394"/>
      <text:p text:style-name="P394">If the entanglements-flag is set, we block until it is clear. <text:s/>i.e. we wait until any <text:span text:style-name="T754">already dispatched (or immanently to be dispatched) functions that potentially use the</text:span> entanglements list <text:span text:style-name="T754">to complete</text:span> before we move the tape head. <text:s/>Note that the condition-wait releases the entanglements-flag-loc<text:span text:style-name="T755">k.</text:span></text:p>
      <text:p text:style-name="P394">We then increment the 'in flight counter', <text:span text:style-name="T753">ifc,</text:span> to show that a with-head-motion function is running, <text:span text:style-name="T753">so a head might be in flight</text:span>. <text:s/></text:p>
      <text:p text:style-name="P397">Finally we get to call the function passed in. <text:s/>Presumably it will move the tape head, but it is not required to do so. <text:s/>After it returns we <text:soft-page-break/>decrement the ifc and should this counter reach zero, we notify any waiting use-entanglements environments.</text:p>
      <text:p text:style-name="P396">Note that many with-head-motion environments can be active simultaneously. <text:s/>This stands in contrast to with-entanglements where at most one at a time may run.</text:p>
      <text:p text:style-name="P395">After inheriting from <text:span text:style-name="T756">ea-tape-machine we add these slots: </text:span><text:span text:style-name="T541">entanglements-lock, entanglements-</text:span><text:span text:style-name="T552">flag, </text:span><text:span text:style-name="T541">entanglements-</text:span><text:span text:style-name="T552">flag-</text:span><text:span text:style-name="T541">lock, </text:span><text:span text:style-name="T553">entanglements-flag-cleared, ifc, ifc-lock, ifc-is-zero.</text:span></text:p>
      <text:h text:style-name="P77" text:outline-level="4"><text:bookmark-start text:name="__RefHeading___Toc10383_625515313"/>new interface environments<text:bookmark-end text:name="__RefHeading___Toc10383_625515313"/></text:h>
      <text:p text:style-name="P106">With tea-tape-machine <text:span text:style-name="T757">we add a keyword parameter to with-mk, to specify whether the copy should be on the same thread, or on its own thread. <text:s/>If it is on its own thread, we specify the thread type.</text:span></text:p>
      <text:p text:style-name="P106">...</text:p>
      <text:h text:style-name="P499" text:outline-level="2"><text:bookmark-start text:name="__RefHeading___Toc4804_1864530906"/>Implementations<text:bookmark-end text:name="__RefHeading___Toc4804_1864530906"/></text:h>
      <text:h text:style-name="P399" text:outline-level="3"><text:bookmark-start text:name="__RefHeading___Toc4729_563331704"/>Implementation <text:span text:style-name="T725">Specialization Tree</text:span><text:bookmark-end text:name="__RefHeading___Toc4729_563331704"/></text:h>
      <text:p text:style-name="P105"><text:span text:style-name="T721">Our first implementation uses a singly linked list for a tape.</text:span> <text:span text:style-name="T759">A single linked list has the disadvantage that stepping left is not possible. <text:s/>However, lisp programmers have a lot of experience in working around this limitation. </text:span>The primitive functions without implementations appear in an <text:span text:style-name="T726">specialization</text:span> hierarchy, so we add our specialization as though leaves <text:span text:style-name="T722">in</text:span> that hierarchy. <text:s/><text:span text:style-name="T759">We will have an analogous hierarchy for each implementation. <text:s/></text:span>It ends up looking like this: <text:s/></text:p>
      <text:p text:style-name="P221"><draw:frame draw:style-name="fr5" draw:name="Frame29" text:anchor-type="paragraph" svg:x="-8.84pt" svg:y="10.26pt" svg:width="413.86pt" draw:z-index="5"><draw:text-box fo:min-height="183.34pt"><text:p text:style-name="P10"><text:s text:c="16"/>[tape-machine]</text:p><text:p text:style-name="P10"><text:s text:c="28"/>\</text:p><text:p text:style-name="P10"><text:s text:c="27"/>list-tm(list-tm-def)</text:p><text:p text:style-name="P10"><text:s text:c="27"/>/ <text:s text:c="18"/>\</text:p><text:p text:style-name="P10"><text:s text:c="26"/>/ <text:s text:c="20"/>\</text:p><text:p text:style-name="P10"><text:s/>[nd-tape-machine] <text:s text:c="6"/>/ <text:s/>[solo-tape-machine] <text:s/>\</text:p><text:p text:style-name="P10"><text:s text:c="14"/>\ <text:s text:c="8"/>/ <text:s text:c="14"/>\ <text:s text:c="8"/>\</text:p><text:p text:style-name="P10"><text:s text:c="7"/>list-nd-tm(list-nd-tm-def) <text:s text:c="2"/>list-solo-tm(list-solo-tm-def)</text:p><text:p text:style-name="P10"><text:s text:c="24"/>\ <text:s text:c="23"/>/</text:p><text:p text:style-name="P10"><text:s text:c="25"/>\ <text:s text:c="21"/>/</text:p><text:p text:style-name="P10"><text:s text:c="5"/>[ea-tape-machine] <text:s text:c="3"/>\ <text:s text:c="19"/>/ <text:s text:c="2"/></text:p><text:p text:style-name="P10"><text:s text:c="21"/>\ <text:s text:c="4"/>\ <text:s text:c="17"/>/ <text:s text:c="3"/></text:p><text:p text:style-name="P10"><text:s text:c="22"/>list-ea-tm(list-ea-tm-def) <text:s text:c="2"/>ts-tm <text:s text:c="2"/></text:p><text:p text:style-name="P10"><text:s text:c="41"/>\ <text:s text:c="10"/>/</text:p><text:p text:style-name="P10"><text:span text:style-name="T1041"><text:s/></text:span><text:s text:c="42"/>list-ts-tm</text:p></draw:text-box></draw:frame><text:soft-page-break/>The machines shown in square brackets are the interface definitions we have already talked about. <text:s/>The other machines on this diagram are specialized not to change the interface, but rather to provide implementations.</text:p>
      <text:h text:style-name="P398" text:outline-level="3"><text:bookmark-start text:name="__RefHeading___Toc4731_563331704"/>File Name <text:span text:style-name="T732">and Function Name </text:span>Convention<text:bookmark-end text:name="__RefHeading___Toc4731_563331704"/></text:h>
      <text:p text:style-name="P94">The code discussed in this chapter is organized into directories. <text:s/>The src-list directory holds both the interface definition code and the list implementation. <text:s/>These came together because the entanglements list had to be embodied. <text:s/></text:p>
      <text:p text:style-name="P94"><text:tab/><text:span text:style-name="T760">[src- | test- ]implementation</text:span></text:p>
      <text:p text:style-name="P94"><text:tab/><text:span text:style-name="T760">implementation:: list …</text:span></text:p>
      <text:p text:style-name="P96">Each source directory starts literally with 'src-' <text:s/>and then the implementation name follows. <text:s/>Each source directory is paired with a test directory. <text:s/>The test directory holds files with the same names as those in the source directory, and the contents of those files are tests for the functions found in the corresponding source files. <text:s/>Additional test files will also be in the directory.</text:p>
      <text:p text:style-name="P96">The files are pulled together in the tm.asd file. <text:s/>The tm package uses asdf for build management.</text:p>
      <text:p text:style-name="P93"><text:span text:style-name="T723">TM source f</text:span>ile names have four parts. <text:s/>If a part is empty, then it does not appear in the name.</text:p>
      <text:p text:style-name="P369"><text:span text:style-name="T719">[</text:span>implementation<text:span text:style-name="T719">][</text:span>hedge<text:span text:style-name="T719">]</text:span>tm-category.<text:span text:style-name="T720">lisp</text:span></text:p>
      <text:p text:style-name="P368">implementation:: <text:span text:style-name="T427">ε </text:span><text:span text:style-name="T428">| </text:span>list<text:span text:style-name="T723">-</text:span> | array<text:span text:style-name="T723">-</text:span> | ….</text:p>
      <text:p text:style-name="P368"><text:soft-page-break/>h<text:span text:style-name="T718">edge:: <text:s/></text:span><text:span text:style-name="T427">ε </text:span><text:span text:style-name="T428">| nd</text:span><text:span text:style-name="T429">-</text:span><text:span text:style-name="T428"> | solo</text:span><text:span text:style-name="T429">-</text:span><text:span text:style-name="T428"> | ea</text:span><text:span text:style-name="T429">-</text:span><text:span text:style-name="T428"> | ts</text:span><text:span text:style-name="T429">-</text:span></text:p>
      <text:p text:style-name="P367"><text:span text:style-name="T428">c</text:span><text:span text:style-name="T426">ategory:: describes types of functions held in the file</text:span></text:p>
      <text:p text:style-name="P338"><text:span text:style-name="T724">For example, </text:span><text:span text:style-name="T44">tm-def.lisp </text:span><text:span text:style-name="T720">holds </text:span><text:span text:style-name="T44">def</text:span><text:span text:style-name="T720"> type files. <text:s/>This file holds general tape-machine source code, that which has no implementation, and does not have either delete cell, nor non-determinism. As another example, </text:span><text:span text:style-name="T44">list-solo-tm-primitives.lisp</text:span><text:span text:style-name="T720">. is a file that holds functions for a list implementation that uses the solo hedge to avoid the collision hazard. <text:s/>The file holds primitive functions.</text:span></text:p>
      <text:p text:style-name="P343"><text:span text:style-name="T936">Types without implementations have tape machine spelled out, <text:s/></text:span><text:span text:style-name="T590">tape-machine</text:span><text:span text:style-name="T936">, </text:span><text:span text:style-name="T590">nd-tape-machine</text:span><text:span text:style-name="T936">, etc. <text:s/>In implementations and for file names, <text:s/>tape machine is always abbreviated as </text:span><text:span text:style-name="T567">tm</text:span><text:span text:style-name="T936">.</text:span></text:p>
      <text:p text:style-name="P340"><text:s/>TM test file names are of the form:</text:p>
      <text:p text:style-name="P339"><text:tab/><text:span text:style-name="T761">test-name-series</text:span></text:p>
      <text:p text:style-name="P339"><text:tab/><text:span text:style-name="T761">name:: name of the function being tested or a descriptive name</text:span></text:p>
      <text:p text:style-name="P339"><text:tab/><text:span text:style-name="T761">series:: a number, typically sequential starting from zero.</text:span></text:p>
      <text:p text:style-name="P340">Test functions return t when they pass. <text:s/><text:span text:style-name="T762">If there is an exception or the test returns something else, it has failed. <text:s/></text:span>To add a test to the regression suit, use the following command:</text:p>
      <text:p text:style-name="P341"><draw:frame draw:style-name="fr2" draw:name="Frame31" text:anchor-type="as-char" svg:width="344.89pt" draw:z-index="45"><draw:text-box fo:min-height="22.39pt"><text:p text:style-name="P37">(test-hook <text:span text:style-name="T4">function-name</text:span>)</text:p></draw:text-box></draw:frame></text:p>
      <text:p text:style-name="P341">Where <text:span text:style-name="T4">function-name</text:span> is the name of the function being added to the regression. <text:s/><text:span text:style-name="T762">To run the regression type:</text:span></text:p>
      <text:p text:style-name="P340"><draw:frame draw:style-name="fr2" draw:name="Frame32" text:anchor-type="as-char" svg:width="345.66pt" draw:z-index="46"><draw:text-box fo:min-height="23.61pt"><text:p text:style-name="P38">&gt; <text:s/>(test-all)</text:p></draw:text-box></draw:frame></text:p>
      <text:h text:style-name="P402" text:outline-level="3"><text:bookmark-start text:name="__RefHeading___Toc3796_1864530906"/>list-tm <text:span text:style-name="T937">types</text:span><text:bookmark-end text:name="__RefHeading___Toc3796_1864530906"/></text:h>
      <text:p text:style-name="P104"><draw:frame draw:style-name="fr4" draw:name="Frame2" text:anchor-type="as-char" svg:width="386.9pt" draw:z-index="0"><draw:text-box fo:min-height="53.46pt"><text:p text:style-name="P4"><text:s/>(def-type list-tm (tape-machine)()<text:span text:style-name="T763">))</text:span></text:p><text:p text:style-name="P4"><text:span text:style-name="T763"><text:s/>(def-type list-nd-tm (nd-tape-machine list-tm)())</text:span>)</text:p><text:p text:style-name="P5"><text:s/>(def-type list-solo-tm (solo-tape-machine list-tm)()) </text:p><text:p text:style-name="P6"><text:s/>(def-type list-ea-tm (ea-tape-machine list-nd-tm list-solo-tm)())</text:p></draw:text-box></draw:frame></text:p>
      <text:p text:style-name="P301">We may make instances of these types by calling mk.</text:p>
      <text:p text:style-name="P97">Here are some examples:</text:p>
      <text:p text:style-name="P95"><text:soft-page-break/><draw:frame draw:style-name="fr2" draw:name="Frame30" text:anchor-type="as-char" svg:width="393.65pt" draw:z-index="22"><draw:text-box fo:min-height="523.11pt"><text:p text:style-name="P53">(defun test-heads-on-same-cell-0 ()</text:p><text:p text:style-name="P53"><text:s text:c="2"/>(let*(</text:p><text:p text:style-name="P53"><text:s text:c="9"/>(tm0 (mk 'list-nd-tm {7 2 -3}))</text:p><text:p text:style-name="P53"><text:s text:c="9"/>(tm1 (make-instance 'list-nd-tm))</text:p><text:p text:style-name="P53"><text:s text:c="9"/>)</text:p><text:p text:style-name="P53"><text:s text:c="4"/>(init tm1 tm0) ; <text:span text:style-name="T764">entangles tm1 with tm0</text:span></text:p><text:p text:style-name="P53"><text:s text:c="4"/>(∧</text:p><text:p text:style-name="P53"><text:s text:c="6"/>(s tm0)</text:p><text:p text:style-name="P53"><text:s text:c="6"/>(¬ (heads-on-same-cell tm0 tm1))</text:p><text:p text:style-name="P53"><text:s text:c="6"/>(s tm1)</text:p><text:p text:style-name="P53"><text:s text:c="6"/>(heads-on-same-cell tm0 tm1)</text:p><text:p text:style-name="P53"><text:s text:c="6"/>(s tm1)</text:p><text:p text:style-name="P53"><text:s text:c="6"/>(¬ (heads-on-same-cell tm0 tm1))</text:p><text:p text:style-name="P53"><text:s text:c="6"/>)))</text:p><text:p text:style-name="P53">(test-hook test-heads-on-same-cell-0)</text:p><text:p text:style-name="P54"/><text:p text:style-name="P54">(defun test-dn-0 ()</text:p><text:p text:style-name="P54"><text:s text:c="2"/>(let*(</text:p><text:p text:style-name="P54"><text:s text:c="9"/>(tm0 (mk 'list-solo-tm {1 2 3 4 5}))</text:p><text:p text:style-name="P54"><text:s text:c="9"/>(tm1 (mk 'list-solo-tm {-100}))</text:p><text:p text:style-name="P54"><text:s text:c="9"/>)</text:p><text:p text:style-name="P54"><text:s text:c="4"/>(∧</text:p><text:p text:style-name="P54"><text:s text:c="6"/>(s tm0)</text:p><text:p text:style-name="P54"><text:s text:c="6"/>(dn tm0 2 tm1)</text:p><text:p text:style-name="P54"><text:s text:c="6"/>(equal (tape tm0) {1 2 5})</text:p><text:p text:style-name="P54"><text:s text:c="6"/>(equal (tape tm1) {-100 3 4})</text:p><text:p text:style-name="P54"><text:s text:c="6"/>(on-rightmost tm1)</text:p><text:p text:style-name="P54"><text:s text:c="6"/>(= (dn tm0 10 ∅ (be -1) #'echo (be -2)) 9)</text:p><text:p text:style-name="P54"><text:s text:c="6"/>)))</text:p><text:p text:style-name="P54">(test-hook test-dn-0)</text:p><text:p text:style-name="P37"/><text:p text:style-name="P55">(defun test-ea-a◧-0 ()</text:p><text:p text:style-name="P55"><text:s text:c="2"/>(let*(</text:p><text:p text:style-name="P55"><text:s text:c="9"/>(tm0 (mk 'list-ea-tm {1 2 3}))</text:p><text:p text:style-name="P55"><text:s text:c="9"/>)</text:p><text:p text:style-name="P55"><text:s text:c="4"/>(with-mk-entangled tm0</text:p><text:p text:style-name="P55"><text:s text:c="6"/>(λ(tm1)</text:p><text:p text:style-name="P55"><text:s text:c="8"/>(s tm0)</text:p><text:p text:style-name="P55"><text:s text:c="8"/>(w tm0 22)</text:p><text:p text:style-name="P55"><text:s text:c="8"/>(a◧ tm0 7)</text:p><text:p text:style-name="P55"><text:s text:c="8"/>(∧</text:p><text:p text:style-name="P55"><text:s text:c="10"/>(equal (tape tm0) {7 1 22 3})</text:p><text:p text:style-name="P55"><text:s text:c="10"/>(equal (tape tm1) {7 1 22 3})</text:p><text:p text:style-name="P55"><text:s text:c="10"/>(¬ (on-leftmost tm0))</text:p><text:p text:style-name="P55"><text:s text:c="10"/>(¬ (on-leftmost tm1))</text:p><text:p text:style-name="P55"><text:s text:c="10"/>(eql (r tm0) 22)</text:p><text:p text:style-name="P55"><text:s text:c="10"/>(eql (r tm1) 1)</text:p><text:p text:style-name="P55"><text:s text:c="10"/>)))))</text:p><text:p text:style-name="P55">(test-hook test-ea-a◧-0)</text:p></draw:text-box></draw:frame></text:p>
      <text:p text:style-name="P95"/>
      <text:h text:style-name="P500" text:outline-level="2"><text:bookmark-start text:name="__RefHeading___Toc25239_625515313"/><text:soft-page-break/>Second Order Tape Machine Structure<text:bookmark-end text:name="__RefHeading___Toc25239_625515313"/></text:h>
      <text:p text:style-name="P223">When defining a conventional Turing Machine in the section, <text:bookmark-ref text:reference-format="text" text:ref-name="__RefHeading___Toc2229_1864530906">A Conventional Turing Machine Definition</text:bookmark-ref>, we <text:span text:style-name="T781">were lead to make the empty-symbol</text:span> as <text:span text:style-name="T774">a property of the Turing Machine in general rather than a member of the alphabet.</text:span> <text:s/>This was because emptiness existed on the infinite tape, and thus could not have been put there by a Turing Machine computation. <text:s/><text:span text:style-name="T781">In this manner the alphabet was associated to with computation, and emptiness was a second order construct relative to the alphabet, and conceptually existed independent of the computation model.</text:span></text:p>
      <text:p text:style-name="P223">When we were discussing addresses in section, <text:bookmark-ref text:reference-format="text" text:ref-name="__RefHeading___Toc874_1864530906">Addresses and Cells</text:bookmark-ref>, <text:span text:style-name="T773">we defined the area of a region to be one greater than the differences in the addresses. <text:s/>This definition has the property that a single cell has an area of 1. We then created a higher order construct though analysis and found that an area of 0 size was the same thing as saying the area did not exist. <text:s/>We also found that, though a zero length area does not exist, if can still have a location.</text:span></text:p>
      <text:p text:style-name="P226">Consider a Turing Machine according to the conventional definition. <text:s/>There is no way to compute that the tape is empty. <text:s/><text:span text:style-name="T787">In analogy to defining an empty-symbol, and an area of zero length, w</text:span>e will need a higher order construct in order to keep track of emptiness. <text:s/></text:p>
      <text:p text:style-name="P227">As an example, we could adopt a convention that the start cell keeps an emptiness marker. <text:s/>If we ever do a write to the tape, we are obligated to remove this marker. <text:s/><text:span text:style-name="T788">We would add this marker to the Turing Machine definition. <text:s/>It would take up the leftmost cell. <text:s/>Thus the leftmost cell for computation would become the right neighbor. <text:s/>In point of fact, what we have done is to add a state bit to the Machine. <text:s/>The state bit is initially set by definition. <text:s/>We then have a higher order control mechanism for maintaining the bit.</text:span></text:p>
      <text:p text:style-name="P228">Now consider our Turing Machine variation <text:span text:style-name="T789">where</text:span> our tape grows. <text:s/>What is the minimum sized tape? We never really said how many cells we start with. <text:s/><text:span text:style-name="T788">T</text:span>he initial tape <text:span text:style-name="T788">must have</text:span> one cell as the head is said to always be over a cell. <text:s/>However, we <text:span text:style-name="T790">can</text:span> modify our 'always write before read rule', and make it into 'always append a first cell before the first write, and always write before read'. <text:s text:c="2"/>We also add a flag to indicate that the tape has not been created yet <text:span text:style-name="T790">so we know to append that first cell. <text:s/>We are back to the prior solution.</text:span></text:p>
      <text:p text:style-name="P224"><text:span text:style-name="T774">The</text:span> Turing Machine is a mathematical object, where as the <text:span text:style-name="T777">tape-machine</text:span> is a <text:span text:style-name="T775">class and we deal with instances of this class.</text:span></text:p>
      <text:p text:style-name="P225"><text:soft-page-break/><text:span text:style-name="T780">Consider for a moment our append function. <text:s/>It is passed in a tape machine instance, say </text:span><text:span text:style-name="T777">tm-0</text:span><text:span text:style-name="T775">, and an instance of something to be appended, say </text:span><text:span text:style-name="T779">x</text:span><text:span text:style-name="T775">. <text:s/>It then expands the tape by writing </text:span><text:span text:style-name="T779">x</text:span><text:span text:style-name="T775"> on to the end of </text:span><text:span text:style-name="T777">tm-0</text:span><text:span text:style-name="T775">'s tape active region. <text:s/>If </text:span><text:span text:style-name="T777">tm-0</text:span><text:span text:style-name="T775"> has never been written, then the append function should write </text:span><text:span text:style-name="T777">x</text:span><text:span text:style-name="T775"> into the leftmost cell. <text:s/>This is appending to an empty active area. I.e. an active area of zero length. <text:s/>However, in contrast, if we pass in a machine with the head on the leftmost cell, and that cell has already been written, then our append function should create a new right neighbor for the leftmost cell, and write </text:span><text:span text:style-name="T777">x</text:span><text:span text:style-name="T775"> into that. <text:s/>Here it is appending to an active area of length 1. <text:s/>However, to keep track of an active area of zero length we need an external construct. <text:s/>Perhaps a status bit, or perhaps an null pointer, etc. <text:s/>So, yes, the theoretical result does have practical implications.</text:span></text:p>
      <text:p text:style-name="P234"><text:span text:style-name="T795">We have chosen to provide the higher order structure in the form of a tape machine, which we call the uber tape machine. <text:s/>Its class name is </text:span><text:span text:style-name="T778">uber-tm</text:span><text:span text:style-name="T793">. <text:s/></text:span><text:s/><text:span text:style-name="T791">This higher order structure <text:s/>provides a simple analysis of the wrapped machine, and then based on this analysis provides correct functionality. <text:s/>Based on its analysis the uber machine provides the following </text:span><text:span text:style-name="T45">status</text:span><text:span text:style-name="T791"><text:note text:id="ftn14" text:note-class="footnote"><text:note-citation>16</text:note-citation><text:note-body><text:p text:style-name="P66">'Status' means the same thing as 'state', but the word state is already overloaded due to the state machine in the Turing Machine definition. <text:s/><text:span text:style-name="T794">I.e. we are calling state in the second order 'status' <text:s/>so as to distinguish it from state in the first order.</text:span></text:p></text:note-body></text:note></text:span><text:span text:style-name="T791"> information :</text:span></text:p>
      <text:p text:style-name="P365">1. <text:span text:style-name="T776">empty</text:span></text:p>
      <text:p text:style-name="P363">2. <text:span text:style-name="T776">parked</text:span></text:p>
      <text:p text:style-name="P370">3. <text:span text:style-name="T776">active</text:span></text:p>
      <text:p text:style-name="P235">An <text:span text:style-name="T776">empty</text:span> machine has no cells on the tape. <text:s/>A <text:span text:style-name="T776">parked</text:span> machine has a tape, but the head is conceptually located one cell left of the leftmost cell. <text:s/>On our single ended tape that means the head is not on the tape. <text:s/><text:span text:style-name="T792">This definition for a parked tape gives us the ability to conceptually use the head to locate an area that includes the leftmost cell in what appears to be the same manner that other areas are located by placing the head one cell to the left. <text:s/>But note that the work is actually done by the higher level construct, i.e. the uber machine, and not by the base machine.</text:span></text:p>
      <text:p text:style-name="P235"/>
      <text:p text:style-name="P236"/>
      <text:p text:style-name="P235"/>
      <text:list xml:id="list3963540996709167698" text:style-name="L12">
        <text:list-header>
          <text:p text:style-name="P448"><text:s text:c="2"/></text:p>
        </text:list-header>
      </text:list>
      <text:h text:style-name="P501" text:outline-level="2"><text:bookmark-start text:name="__RefHeading___Toc3798_1864530906"/><text:soft-page-break/>Streaming<text:bookmark-end text:name="__RefHeading___Toc3798_1864530906"/></text:h>
      <text:p text:style-name="P98">In 2003 I designed a configurable high performance processor for Quickturn Technologies (which was only one of the multiple processor designs being done by the company). The processor had a unique two dimensional microcode. Instead of having a fixed pipeline that ran instructions, the first dimension of the microcode configured the available ALUs into a pipe appropriate for the given task, be it a correlation filter, matrix processing, etc. The second dimension of the microcode implemented the instruction set over the configured ALUs. </text:p>
      <text:p text:style-name="Text_20_body">I wrote an assembler for the processor, but what was missing was a high level programming paradigm. The Tape machine combined with a special kind of function called a <text:span text:style-name="T3">worker</text:span> provides this paradigm in this library. A worker function is defined to accept one or more tape machines, and to produce values for one or more tape machines. Then each call of the worker takes few or no arguments, rather it pulls data as needed from the configured source tape machine(s). Per call it does one unit of work. It then writes the result(s) to the destination tape machine(s). In the absence of dedicated hardware, a worker appears much like a function that was derived by currying away its constant tape machine arguments. See the chapter on workers for more information. </text:p>
      <text:p text:style-name="P98">Here is a simple program that creates a fresh list by squaring the items in a source list. </text:p>
      <text:p text:style-name="P425">***&gt; example needs to be updated .. <text:span text:style-name="T1044">also </text:span>I've typed on it some ..</text:p>
      <text:p text:style-name="P348"><text:span text:style-name="Source_20_Text"><text:span text:style-name="T474">(let(</text:span></text:span></text:p>
      <text:p text:style-name="P348"><text:span text:style-name="Source_20_Text"><text:span text:style-name="T474"><text:s text:c="6"/>(source (</text:span></text:span><text:span text:style-name="Source_20_Text"><text:span text:style-name="T518">tm-mk 'list-tm</text:span></text:span><text:span text:style-name="Source_20_Text"><text:span text:style-name="T474"> {1 2 3}))</text:span></text:span></text:p>
      <text:p text:style-name="P348"><text:span text:style-name="Source_20_Text"><text:span text:style-name="T474"><text:s text:c="6"/>(destination (tm-mk 'tm-list))</text:span></text:span></text:p>
      <text:p text:style-name="P348"><text:span text:style-name="Source_20_Text"><text:span text:style-name="T474"><text:s text:c="6"/>)</text:span></text:span></text:p>
      <text:p text:style-name="P348"><text:span text:style-name="Source_20_Text"><text:span text:style-name="T474"><text:s text:c="8"/>(⟳ (λ(cont-loop cont-return)</text:span></text:span></text:p>
      <text:p text:style-name="P348"><text:span text:style-name="Source_20_Text"><text:span text:style-name="T474"><text:s text:c="13"/>(as destination (expt (r source) 2))</text:span></text:span></text:p>
      <text:p text:style-name="P348"><text:span text:style-name="Source_20_Text"><text:span text:style-name="T474"><text:s text:c="13"/>(s source cont-loop cont-return)</text:span></text:span></text:p>
      <text:p text:style-name="P348"><text:span text:style-name="Source_20_Text"><text:span text:style-name="T474"><text:s text:c="14"/>))</text:span></text:span></text:p>
      <text:p text:style-name="P348"><text:span text:style-name="Source_20_Text"><text:span text:style-name="T474"><text:s text:c="8"/>(</text:span></text:span><text:span text:style-name="Source_20_Text"><text:span text:style-name="T519">tape</text:span></text:span><text:span text:style-name="Source_20_Text"><text:span text:style-name="T474"> destination)</text:span></text:span></text:p>
      <text:p text:style-name="P349"><text:span text:style-name="Source_20_Text"><text:span text:style-name="T474"><text:s text:c="8"/>)</text:span></text:span></text:p>
      <text:p text:style-name="P350"><text:span text:style-name="Source_20_Text"><text:span text:style-name="T474"><text:s/></text:span></text:span></text:p>
      <text:p text:style-name="Text_20_body">When run it produces: </text:p>
      <text:p text:style-name="Preformatted_20_Text"><text:s text:c="14"/>(1 4 9) <text:s text:c="13"/></text:p>
      <text:p text:style-name="P74"><text:s text:c="10"/></text:p>
      <text:p text:style-name="Text_20_body"><text:soft-page-break/>The function #'tm-mk is a more primitive form of #'mount. Where as mount accepts a sequence, and returns the most appropriate type of tape machine, #'tm-mk requires the user to specify the tape machine type. It also accepts an optional list of initialization parameters. The initialization parameters can be of any type that is supported by the #'tm-mk methods. If no initialization parameter is supplied, as is the case here, a tape machine is created with an empty tape and a parked head. </text:p>
      <text:p text:style-name="Text_20_body">The function #'a allocates a new cell just to the right of the head, and it initializes that cell with the object specified in the call. In this example this is the square of the number specified on the source. #'as is a compound command. The compound contains allocate and step. So in our example here, after the call to #'as the head will be on the newly allocated cell. We can repeat the call to #'as and grow the length of the tape. The nice part about this approach, as unlike using the conventional cons cell at the front, the element order in the destination list will be the same as the element order in the source list. </text:p>
      <text:p text:style-name="Text_20_body">#'unmount is the inverse of #'mount. It returns the tape, and as it is the last statement in our code, it provides the return value. Should this output then be evaluated, we will have a list. Alternatively we could have returned <text:span text:style-name="Source_20_Text">(cdr (unmount destination))</text:span> and the head of the returned list would be the number 1. </text:p>
      <text:p text:style-name="Text_20_body">A <text:span text:style-name="T3">worker</text:span> is a program type. Any program that accepts input from a source tape machine, and then produces output on a destination tape machine, and does so one step at a time, is a <text:span text:style-name="T3">worker</text:span>. The worker in this example is <text:span text:style-name="T3">(as destination (expt (r source) 2))</text:span>. The amount of work done upon each call to the worker is <text:span text:style-name="T3">one unit of work</text:span>. </text:p>
      <text:p text:style-name="Text_20_body">Notice, that each time we call a worker its source and destination machine arguments are the same. These can be curried away. Or put another way, we might think of a worker as being connected into the program rather than as accepting arguments that evaluate to values upon each call. We provide a macro for creating a worker connection function. This macro does the currying, or the connecting, whichever way you want to think about it. </text:p>
      <text:p text:style-name="Preformatted_20_Text"><text:span text:style-name="Source_20_Text"><text:span text:style-name="T474">(defmacro def-worker (name src dst state conts &amp;body body) ...)</text:span></text:span></text:p>
      <text:p text:style-name="P415"/>
      <text:p text:style-name="Preformatted_20_Text"><text:span text:style-name="Source_20_Text"><text:span text:style-name="T474">src := tape-machine-name | (tape-machine-name ..) | ()</text:span></text:span></text:p>
      <text:p text:style-name="Preformatted_20_Text"><text:span text:style-name="Source_20_Text"><text:span text:style-name="T474">dst := tape-machine-name | (tape-machine-name ..) | ()</text:span></text:span></text:p>
      <text:p text:style-name="Preformatted_20_Text"><text:span text:style-name="Source_20_Text"><text:span text:style-name="T474">state := symbol | (symbol ..) | ()</text:span></text:span></text:p>
      <text:p text:style-name="Preformatted_20_Text"><text:span text:style-name="Source_20_Text"><text:span text:style-name="T474">conts := contination-name | (continuation-name ..) | ()</text:span></text:span></text:p>
      <text:p text:style-name="P415"/>
      <text:p text:style-name="Preformatted_20_Text"><text:soft-page-break/><text:span text:style-name="Source_20_Text"><text:span text:style-name="T474">tape-machine-name := symbol (evaluates to a tape machine)</text:span></text:span></text:p>
      <text:p text:style-name="P427"><text:span text:style-name="Source_20_Text"><text:span text:style-name="T474">contination-name := symbol <text:s/>(evaluates to a continuation function)</text:span></text:span></text:p>
      <text:p text:style-name="P428"/>
      <text:p text:style-name="P427"><text:span text:style-name="T3">name</text:span> is a symbol, and is the name of the resulting connection function. The connection function will be used to get a worker function, and that worker function will takes no arguments. </text:p>
      <text:p text:style-name="Text_20_body"><text:span text:style-name="T3">src</text:span> is either a symbol that will evaluate to a source tape machine, a list of such symbols, or an empty set of parentheses, ie. an empty list. When <text:span text:style-name="T3">src</text:span> is a symbol, the connection function will accept a single tape machine as a first argument. When <text:span text:style-name="T3">src</text:span> is specified as a list, then the connector expects a list of tape machines as a first argument. The list will be deconstructed, so the programmer may use &amp;optional, &amp;rest, and other such parameter keywords when specifying the list of symbols. When <text:span text:style-name="T3">src</text:span> is an empty set of parentheses, the connection function does not have a src parameter, it is skipped. The other parameters are handled in an analogous way. See src-2/worker.lisp for the macro definition. </text:p>
      <text:p text:style-name="Text_20_body">Here is a simple example of defining a worker. </text:p>
      <text:p text:style-name="Preformatted_20_Text"/>
      <text:p text:style-name="Preformatted_20_Text"><text:span text:style-name="Source_20_Text"><text:span text:style-name="T474"><text:s text:c="12"/>(def-worker counter tm-src () boxed-counter ()</text:span></text:span></text:p>
      <text:p text:style-name="Preformatted_20_Text"><text:span text:style-name="Source_20_Text"><text:span text:style-name="T474"><text:s text:c="14"/>(s tm-src</text:span></text:span></text:p>
      <text:p text:style-name="Preformatted_20_Text"><text:span text:style-name="Source_20_Text"><text:span text:style-name="T474"><text:s text:c="16"/>(λ()(incf (unbox boxed-counter)) t)</text:span></text:span></text:p>
      <text:p text:style-name="Preformatted_20_Text"><text:span text:style-name="Source_20_Text"><text:span text:style-name="T474"><text:s text:c="16"/>(be ∅)</text:span></text:span></text:p>
      <text:p text:style-name="P426"><text:span text:style-name="Source_20_Text"><text:span text:style-name="T474"><text:s text:c="16"/>))</text:span></text:span></text:p>
      <text:p text:style-name="P426"><text:span text:style-name="Source_20_Text"><text:span text:style-name="T474"><text:s text:c="9"/></text:span></text:span></text:p>
      <text:p text:style-name="Text_20_body">Here the connection function is called <text:span text:style-name="T3">counter</text:span>. The connection function will take a single source tape machine, it does not accept any destination tape machines. It accepts a single state variable. As this function does not write to a destination machine, its purpose is solely to evolve the state. </text:p>
      <text:p text:style-name="Text_20_body">Each unit of work here evolves the state by incrementing the counter. We require that all variables be passed by reference, which is the default in Lisp for complex objects, but alas, not for integers. Hence we pass the counter "in a box". Box is defined in src-0/functions.lisp. </text:p>
      <text:p text:style-name="Text_20_body">This function returns true when called: </text:p>
      <text:p text:style-name="Preformatted_20_Text"/>
      <text:p text:style-name="Preformatted_20_Text"><text:span text:style-name="Source_20_Text"><text:s text:c="2"/></text:span><text:span text:style-name="Source_20_Text"><text:span text:style-name="T474"><text:s text:c="10"/>(defun test-worker-1 ()</text:span></text:span></text:p>
      <text:p text:style-name="Preformatted_20_Text"><text:span text:style-name="Source_20_Text"><text:span text:style-name="T474"><text:s text:c="14"/>(let*(</text:span></text:span></text:p>
      <text:p text:style-name="Preformatted_20_Text"><text:span text:style-name="Source_20_Text"><text:span text:style-name="T474"><text:s text:c="20"/>(tm (mount {0 1 2 3}))</text:span></text:span></text:p>
      <text:p text:style-name="Preformatted_20_Text"><text:span text:style-name="Source_20_Text"><text:span text:style-name="T474"><text:s text:c="20"/>(cnt 0)</text:span></text:span></text:p>
      <text:p text:style-name="Preformatted_20_Text"><text:span text:style-name="Source_20_Text"><text:span text:style-name="T474"><text:s text:c="20"/>(worker (counter tm (box cnt)))</text:span></text:span></text:p>
      <text:p text:style-name="Preformatted_20_Text"><text:soft-page-break/><text:span text:style-name="Source_20_Text"><text:span text:style-name="T474"><text:s text:c="20"/>)</text:span></text:span></text:p>
      <text:p text:style-name="Preformatted_20_Text"><text:span text:style-name="Source_20_Text"><text:span text:style-name="T474"><text:s text:c="18"/>(∧</text:span></text:span></text:p>
      <text:p text:style-name="Preformatted_20_Text"><text:span text:style-name="Source_20_Text"><text:span text:style-name="T474"><text:s text:c="20"/>(= cnt 0)</text:span></text:span></text:p>
      <text:p text:style-name="Preformatted_20_Text"><text:span text:style-name="Source_20_Text"><text:span text:style-name="T474"><text:s text:c="20"/>(funcall worker)</text:span></text:span></text:p>
      <text:p text:style-name="Preformatted_20_Text"><text:span text:style-name="Source_20_Text"><text:span text:style-name="T474"><text:s text:c="20"/>(= cnt 1)</text:span></text:span></text:p>
      <text:p text:style-name="Preformatted_20_Text"><text:span text:style-name="Source_20_Text"><text:span text:style-name="T474"><text:s text:c="20"/>(funcall worker)</text:span></text:span></text:p>
      <text:p text:style-name="Preformatted_20_Text"><text:span text:style-name="Source_20_Text"><text:span text:style-name="T474"><text:s text:c="20"/>(= cnt 2)</text:span></text:span></text:p>
      <text:p text:style-name="Preformatted_20_Text"><text:span text:style-name="Source_20_Text"><text:span text:style-name="T474"><text:s text:c="20"/>(funcall worker)</text:span></text:span></text:p>
      <text:p text:style-name="Preformatted_20_Text"><text:span text:style-name="Source_20_Text"><text:span text:style-name="T474"><text:s text:c="20"/>(= cnt 3)</text:span></text:span></text:p>
      <text:p text:style-name="Preformatted_20_Text"><text:span text:style-name="Source_20_Text"><text:span text:style-name="T474"><text:s text:c="20"/>(¬ (funcall worker))</text:span></text:span></text:p>
      <text:p text:style-name="Preformatted_20_Text"><text:span text:style-name="Source_20_Text"><text:span text:style-name="T474"><text:s text:c="20"/>)</text:span></text:span></text:p>
      <text:p text:style-name="Preformatted_20_Text"><text:span text:style-name="Source_20_Text"><text:span text:style-name="T474"><text:s text:c="18"/>))</text:span></text:span></text:p>
      <text:p text:style-name="P74"><text:span text:style-name="Source_20_Text"><text:span text:style-name="T474"><text:s text:c="10"/></text:span></text:span></text:p>
      <text:p text:style-name="Text_20_body">We call #'counter to connect the worker. After this each call to the worker does one unit of work. In the last term of the conjunction the worker refuses to do anymore work, and returns false. We use not, ¬, to cause the term to be true. </text:p>
      <text:p text:style-name="Text_20_body">The worker in this example does not conform to our convention of continuing end cases. Also it would be better to produce a result so as to simplify the test. Here is a conforming implementation: </text:p>
      <text:p text:style-name="Preformatted_20_Text"/>
      <text:p text:style-name="Preformatted_20_Text"><text:span text:style-name="Source_20_Text"><text:span text:style-name="T474">(def-worker counter-2 tm-src tm-dst boxed-counter (cont-ok cont-◨)</text:span></text:span></text:p>
      <text:p text:style-name="Preformatted_20_Text"><text:span text:style-name="Source_20_Text"><text:span text:style-name="T474"><text:s text:c="2"/>(as tm-dst (unbox boxed-counter))</text:span></text:span></text:p>
      <text:p text:style-name="Preformatted_20_Text"><text:span text:style-name="Source_20_Text"><text:span text:style-name="T474"><text:s text:c="2"/>(s tm-src </text:span></text:span></text:p>
      <text:p text:style-name="Preformatted_20_Text"><text:span text:style-name="Source_20_Text"><text:span text:style-name="T474"><text:s text:c="4"/>(λ()</text:span></text:span></text:p>
      <text:p text:style-name="Preformatted_20_Text"><text:span text:style-name="Source_20_Text"><text:span text:style-name="T474"><text:s text:c="6"/>(incf (unbox boxed-counter)) </text:span></text:span></text:p>
      <text:p text:style-name="Preformatted_20_Text"><text:span text:style-name="Source_20_Text"><text:span text:style-name="T474"><text:s text:c="6"/></text:span></text:span><text:span text:style-name="Source_20_Text"><text:span text:style-name="T520">[</text:span></text:span><text:span text:style-name="Source_20_Text"><text:span text:style-name="T474">cont-ok</text:span></text:span><text:span text:style-name="Source_20_Text"><text:span text:style-name="T520">]</text:span></text:span></text:p>
      <text:p text:style-name="Preformatted_20_Text"><text:span text:style-name="Source_20_Text"><text:span text:style-name="T474"><text:s text:c="6"/>)</text:span></text:span></text:p>
      <text:p text:style-name="Preformatted_20_Text"><text:span text:style-name="Source_20_Text"><text:span text:style-name="T474"><text:s text:c="4"/>cont-◨</text:span></text:span></text:p>
      <text:p text:style-name="Preformatted_20_Text"><text:span text:style-name="Source_20_Text"><text:span text:style-name="T474"><text:s text:c="4"/>))</text:span></text:span></text:p>
      <text:p text:style-name="P74"><text:span text:style-name="Source_20_Text"><text:s/></text:span></text:p>
      <text:p text:style-name="Text_20_body">Here we have used our abbreviations of ◨ to stands for 'rightmost', so cont-◨ is read as "continue rightmost". Each time the worker is called there is a new unprocessed value on the source tape machine waiting. In this case we just push it to the destination machine. Then we step, if we find that stepping is not possible, then we call cont-◨. Once the worker has called cont-◨ either it will not be called again, because the work is done, or new data will be placed on the tape machine. </text:p>
      <text:p text:style-name="Text_20_body">Note that we applied the #'incf inside the ok continuation of the step. This is a demonstration of our convention of using inclusive bounds. <text:soft-page-break/>In this manner no false step is taken at the end, so the counter will never exceed in size the maximum index that would be needed to index the input tape. However, if it were the case that the tape was to be loaded with more data and the operation continued, we would need to adjust the count to keep it in synch, before continuing our operation. </text:p>
      <text:p text:style-name="Text_20_body">The following function returns true: </text:p>
      <text:p text:style-name="Preformatted_20_Text"/>
      <text:p text:style-name="Preformatted_20_Text"><text:span text:style-name="Source_20_Text"><text:span text:style-name="T474"><text:s text:c="2"/>(defun test-worker-2 ()</text:span></text:span></text:p>
      <text:p text:style-name="Preformatted_20_Text"><text:span text:style-name="Source_20_Text"><text:span text:style-name="T474"><text:s text:c="4"/>(let*(</text:span></text:span></text:p>
      <text:p text:style-name="Preformatted_20_Text"><text:span text:style-name="Source_20_Text"><text:span text:style-name="T474"><text:s text:c="10"/>(tm-src (mount {0 1 2 3}))</text:span></text:span></text:p>
      <text:p text:style-name="Preformatted_20_Text"><text:span text:style-name="Source_20_Text"><text:span text:style-name="T474"><text:s text:c="10"/>(tm-dst (tm-mk 'tm-list))</text:span></text:span></text:p>
      <text:p text:style-name="Preformatted_20_Text"><text:span text:style-name="Source_20_Text"><text:span text:style-name="T474"><text:s text:c="10"/>(cnt 0)</text:span></text:span></text:p>
      <text:p text:style-name="Preformatted_20_Text"><text:span text:style-name="Source_20_Text"><text:span text:style-name="T474"><text:s text:c="10"/>(worker (counter-2 tm-src tm-dst (box cnt)))</text:span></text:span></text:p>
      <text:p text:style-name="Preformatted_20_Text"><text:span text:style-name="Source_20_Text"><text:span text:style-name="T474"><text:s text:c="10"/>)</text:span></text:span></text:p>
      <text:p text:style-name="Preformatted_20_Text"><text:span text:style-name="Source_20_Text"><text:span text:style-name="T474"><text:s text:c="7"/>(⟳ (λ(cont-loop cont-return)</text:span></text:span></text:p>
      <text:p text:style-name="Preformatted_20_Text"><text:span text:style-name="Source_20_Text"><text:span text:style-name="T474"><text:s text:c="12"/>(funcall worker cont-loop cont-return)</text:span></text:span></text:p>
      <text:p text:style-name="Preformatted_20_Text"><text:span text:style-name="Source_20_Text"><text:span text:style-name="T474"><text:s text:c="12"/>))</text:span></text:span></text:p>
      <text:p text:style-name="Preformatted_20_Text"><text:span text:style-name="Source_20_Text"><text:span text:style-name="T474"><text:s text:c="8"/>(∧</text:span></text:span></text:p>
      <text:p text:style-name="Preformatted_20_Text"><text:span text:style-name="Source_20_Text"><text:span text:style-name="T474"><text:s text:c="10"/>(= cnt 3)</text:span></text:span></text:p>
      <text:p text:style-name="Preformatted_20_Text"><text:span text:style-name="Source_20_Text"><text:span text:style-name="T474"><text:s text:c="10"/>(equal</text:span></text:span></text:p>
      <text:p text:style-name="Preformatted_20_Text"><text:span text:style-name="Source_20_Text"><text:span text:style-name="T474"><text:s text:c="13"/>(unmount tm-src)</text:span></text:span></text:p>
      <text:p text:style-name="Preformatted_20_Text"><text:span text:style-name="Source_20_Text"><text:span text:style-name="T474"><text:s text:c="13"/>(unmount tm-dst)</text:span></text:span></text:p>
      <text:p text:style-name="P74"><text:span text:style-name="Source_20_Text"><text:span text:style-name="T474"><text:s text:c="13"/>))))</text:span></text:span></text:p>
      <text:h text:style-name="P502" text:outline-level="2"><text:bookmark-start text:name="__RefHeading___Toc59718_1591534138"/><text:span text:style-name="Source_20_Text"><text:span text:style-name="T896">Access Language</text:span></text:span><text:bookmark-end text:name="__RefHeading___Toc59718_1591534138"/></text:h>
      <text:p text:style-name="P296"><text:span text:style-name="Source_20_Text">... </text:span></text:p>
      <text:h text:style-name="P503" text:outline-level="2"><text:bookmark-start text:name="__RefHeading___Toc88841_1591534138"/><text:span text:style-name="Source_20_Text"><text:span text:style-name="T956">Generators</text:span></text:span><text:bookmark-end text:name="__RefHeading___Toc88841_1591534138"/></text:h>
      <text:p text:style-name="P297"><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Liberation Sans2" svg:font-family="'Liberation Sans'" style:font-adornments="Regular" style:font-family-generic="swiss"/>
    <style:font-face style:name="DejaVu Sans Mono" svg:font-family="'DejaVu Sans Mono'" style:font-pitch="fixed"/>
    <style:font-face style:name="Liberation Mono1" svg:font-family="'Liberation Mono'"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ejaVu Sans3" svg:font-family="'DejaVu Sans'" style:font-pitch="variable"/>
    <style:font-face style:name="DejaVu Sans" svg:font-family="'DejaVu Sans'" style:font-adornments="Bold" style:font-pitch="variable"/>
    <style:font-face style:name="DejaVu Sans1" svg:font-family="'DejaVu Sans'" style:font-adornments="Book" style:font-pitch="variable"/>
    <style:font-face style:name="DejaVu Sans2" svg:font-family="'DejaVu Sans'" style:font-adornments="Oblique" style:font-pitch="variable"/>
    <style:font-face style:name="DejaVu Serif" svg:font-family="'DejaVu Serif'" style:font-adornments="Book" style:font-pitch="variable"/>
    <style:font-face style:name="Liberation Serif1"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4"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4"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6pt" style:writing-mode="lr-tb"/>
      <style:text-properties style:use-window-font-color="true" style:font-name="Liberation Serif" fo:font-size="12pt" fo:language="en" fo:country="US" style:letter-kerning="true" style:font-name-asian="DejaVu Sans4"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DejaVu Sans4"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pt" fo:margin-bottom="7pt" loext:contextual-spacing="false" fo:line-height="100%" fo:text-align="justify" style:justify-single-word="false" style:page-number="auto" style:writing-mode="page"/>
      <style:text-properties fo:color="#000000" style:font-name="DejaVu Serif" fo:font-family="'DejaVu Serif'" style:font-style-name="Book" style:font-pitch="variable" fo:font-size="11pt"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loext:graphic-properties draw:fill="none" draw:fill-color="#729fcf"/>
      <style:paragraph-properties fo:background-color="transparent" text:number-lines="false" text:line-number="0" style:writing-mode="lr-tb"/>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writing-mode="lr-tb"/>
      <style:text-properties fo:color="#990000" style:font-name="DejaVu Sans" fo:font-family="'DejaVu Sans'" style:font-style-name="Bold" style:font-pitch="variable" fo:font-size="28pt" fo:font-weight="bold"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master-page-name="">
      <loext:graphic-properties draw:fill="solid" draw:fill-color="#ffffcc" draw:fill-image-width="0pt" draw:fill-image-height="0pt"/>
      <style:paragraph-properties fo:margin-left="0pt" fo:margin-right="0pt" fo:margin-top="11.99pt" fo:margin-bottom="6.01pt" loext:contextual-spacing="false" fo:text-align="start" style:justify-single-word="false" fo:text-indent="0pt" style:auto-text-indent="false" style:page-number="auto" fo:break-before="page" fo:background-color="#ffffcc" fo:padding="1.39pt" fo:border-left="none" fo:border-right="none" fo:border-top="1.25pt solid #000000" fo:border-bottom="1.25pt solid #000000" style:shadow="none" style:writing-mode="page"/>
      <style:text-properties fo:color="#990000" style:font-name="DejaVu Sans" fo:font-family="'DejaVu Sans'" style:font-style-name="Bold" style:font-pitch="variable" fo:font-size="130%" fo:text-shadow="1pt 1pt" fo:font-weight="bold" style:font-size-asian="130%" style:font-weight-asian="bold" style:font-size-complex="130%" style:font-weight-complex="600"/>
    </style:style>
    <style:style style:name="Footnote" style:family="paragraph"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10.01pt" fo:margin-bottom="6.01pt" loext:contextual-spacing="false" fo:text-align="center" style:justify-single-word="false" style:writing-mode="page"/>
      <style:text-properties fo:color="#990000" style:font-name="DejaVu Sans" fo:font-family="'DejaVu Sans'" style:font-style-name="Bold" style:font-pitch="variable" fo:font-size="115%" fo:text-shadow="1pt 1pt" fo:font-weight="bold" officeooo:rsid="00e868c2" style:font-size-asian="115%" style:font-weight-asian="bold" style:font-size-complex="115%" style:font-weight-complex="600"/>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master-page-name="">
      <loext:graphic-properties draw:fill-image-width="0pt" draw:fill-image-height="0pt"/>
      <style:paragraph-properties style:page-number="auto" style:writing-mode="page"/>
      <style:text-properties fo:color="#990000" style:font-name="DejaVu Sans1" fo:font-family="'DejaVu Sans'" style:font-style-name="Book" style:font-pitch="variable" fo:font-size="13pt" fo:font-style="normal" fo:text-shadow="1pt 1pt" style:text-underline-style="none" fo:font-weight="normal" style:font-relief="none"/>
    </style:style>
    <style:style style:name="Figure" style:family="paragraph" style:parent-style-name="Caption"/>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loext:graphic-properties draw:fill="solid" draw:fill-color="#ffffcc" draw:fill-image-width="0pt" draw:fill-image-height="0pt"/>
      <style:paragraph-properties fo:margin-left="3pt" fo:margin-right="0pt" fo:margin-top="2.01pt" fo:margin-bottom="2.01pt" loext:contextual-spacing="false" fo:line-height="100%" fo:text-align="start" style:justify-single-word="false" style:register-true="true" fo:text-indent="0pt" style:auto-text-indent="false" style:page-number="auto" fo:background-color="#ffffcc" fo:padding="1.39pt" fo:border-left="none" fo:border-right="none" fo:border-top="1.25pt solid #000000" fo:border-bottom="0.99pt solid #000000" style:writing-mode="lr-tb" style:join-border="false"/>
      <style:text-properties fo:color="#990000" fo:text-shadow="1pt 1pt"/>
    </style:style>
    <style:style style:name="Contents_20_2" style:display-name="Contents 2" style:family="paragraph" style:parent-style-name="Index" style:class="index">
      <style:paragraph-properties fo:margin-left="14pt" fo:margin-right="0pt" fo:text-indent="0pt" style:auto-text-indent="false" fo:padding="0pt" fo:border="none" style:writing-mode="page"/>
      <style:text-properties fo:color="#663333" fo:text-shadow="none" fo:font-weight="bold"/>
    </style:style>
    <style:style style:name="Contents_20_3" style:display-name="Contents 3" style:family="paragraph" style:parent-style-name="Index" style:class="index">
      <style:paragraph-properties fo:margin-left="29.99pt" fo:margin-right="0pt" fo:text-indent="0pt" style:auto-text-indent="false" style:writing-mode="page"/>
      <style:text-properties fo:color="#663333" fo:text-shadow="none" fo:font-weight="bold"/>
    </style:style>
    <style:style style:name="Footer" style:family="paragraph" style:parent-style-name="Standard" style:class="extra"/>
    <style:style style:name="Contents_20_4" style:display-name="Contents 4" style:family="paragraph" style:parent-style-name="Index" style:class="index">
      <style:paragraph-properties fo:margin-left="35.01pt" fo:margin-right="0pt" fo:text-indent="0pt" style:auto-text-indent="false" style:writing-mode="lr-tb"/>
      <style:text-properties fo:color="#663333" fo:text-shadow="none" fo:font-weight="bold"/>
    </style:style>
    <style:style style:name="Contents_20_5" style:display-name="Contents 5" style:family="paragraph" style:parent-style-name="Index" style:class="index"/>
    <style:style style:name="Heading_20_4" style:display-name="Heading 4" style:family="paragraph" style:parent-style-name="Heading" style:next-style-name="Text_20_body" style:default-outline-level="4" style:list-style-name="" style:class="text">
      <style:paragraph-properties fo:margin-left="10.01pt" fo:margin-right="0pt" fo:text-indent="0pt" style:auto-text-indent="false" style:writing-mode="lr-tb"/>
      <style:text-properties fo:color="#990000" style:text-outline="false" style:font-name="DejaVu Sans2" fo:font-family="'DejaVu Sans'" style:font-style-name="Oblique" style:font-pitch="variable" fo:font-size="12pt" fo:font-style="oblique" fo:text-shadow="1pt 1pt" fo:font-weight="normal"/>
    </style:style>
    <style:style style:name="Preformatted_20_Text" style:display-name="Preformatted Text" style:family="paragraph" style:parent-style-name="Standard" style:class="html"/>
    <style:style style:name="Subtitle" style:family="paragraph" style:parent-style-name="Heading" style:class="chapter"/>
    <style:style style:name="Index_20_1" style:display-name="Index 1" style:family="paragraph" style:parent-style-name="Index" style:class="index"/>
    <style:style style:name="Quotations" style:family="paragraph" style:parent-style-name="Standard" style:class="html"/>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14.14pt" fo:margin-left="141.76pt"/>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499.01pt" fo:page-height="709pt" style:num-format="1" style:print-orientation="portrait" fo:margin-top="57pt" fo:margin-bottom="57pt" fo:margin-left="57pt" fo:margin-right="57pt" fo:background-color="transparen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draw:fill="none" draw:fill-color="#ffffcc" draw:fill-image-width="0pt" draw:fill-image-height="0pt"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0pt" fo:margin-left="0pt" fo:margin-right="0pt" fo:margin-top="14.14pt"/>
      </style:footer-style>
    </style:page-layout>
    <style:page-layout style:name="Mpm2">
      <style:page-layout-properties fo:page-width="499.01pt" fo:page-height="70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style:page-layout style:name="Mpm3" style:page-usage="left">
      <style:page-layout-properties fo:page-width="499.01pt" fo:page-height="709pt" style:num-format="1" style:print-orientation="portrait" fo:margin-top="56.69pt" fo:margin-bottom="56.69pt" fo:margin-left="47pt" fo:margin-right="60.01pt" style:writing-mode="lr-tb"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0pt" fo:margin-left="0pt" fo:margin-right="0pt" fo:margin-top="14.14pt"/>
      </style:footer-style>
    </style:page-layout>
    <style:page-layout style:name="Mpm4" style:page-usage="right">
      <style:page-layout-properties fo:page-width="499.01pt" fo:page-height="709pt" style:num-format="1" style:print-orientation="portrait" fo:margin-top="56.69pt" fo:margin-bottom="56.69pt" fo:margin-left="60.01pt" fo:margin-right="47pt" style:writing-mode="lr-tb"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0pt" fo:margin-left="0pt" fo:margin-right="0pt" fo:margin-top="14.14pt"/>
      </style:footer-style>
    </style:page-layout>
  </office:automatic-styles>
  <office:master-styles>
    <style:master-page style:name="Standard" style:page-layout-name="Mpm1">
      <style:footer>
        <text:p text:style-name="MP1"><text:page-number text:select-page="current">0</text:page-number>/<text:page-count>81</text:page-count></text:p>
      </style:footer>
    </style:master-page>
    <style:master-page style:name="First_20_Page" style:display-name="First Page" style:page-layout-name="Mpm2" style:next-style-name="Left_20_Page"/>
    <style:master-page style:name="Left_20_Page" style:display-name="Left Page" style:page-layout-name="Mpm3" style:next-style-name="Right_20_Page">
      <style:footer>
        <text:p text:style-name="Footer"><text:page-number text:select-page="current">80</text:page-number>/<text:page-count>81</text:page-count></text:p>
      </style:footer>
    </style:master-page>
    <style:master-page style:name="Right_20_Page" style:display-name="Right Page" style:page-layout-name="Mpm4" style:next-style-name="Left_20_Page">
      <style:footer>
        <text:p text:style-name="MP1"><text:page-number text:select-page="current">81</text:page-number>/<text:page-count>8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1T12:15:14.489964840</meta:creation-date>
    <dc:date>2017-01-18T12:45:59.689562518</dc:date>
    <meta:editing-duration>P13DT16H27M3S</meta:editing-duration>
    <meta:editing-cycles>2803</meta:editing-cycles>
    <meta:generator>LibreOffice/5.2.4.2.1$Linux_X86_64 LibreOffice_project/20m0$Build-2</meta:generator>
    <meta:document-statistic meta:table-count="0" meta:image-count="0" meta:object-count="0" meta:page-count="81" meta:paragraph-count="1394" meta:word-count="23217" meta:character-count="142411" meta:non-whitespace-character-count="115024"/>
  </office:meta>
</office:document-meta>
</file>